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BFFFDF41/content.xml"/>
  <manifest:file-entry manifest:media-type="text/xml" manifest:full-path="ObjBFFFDF41/settings.xml"/>
  <manifest:file-entry manifest:media-type="application/vnd.oasis.opendocument.formula" manifest:full-path="ObjBFFFDF41/"/>
  <manifest:file-entry manifest:media-type="text/xml" manifest:full-path="ObjBFFFDF42/content.xml"/>
  <manifest:file-entry manifest:media-type="text/xml" manifest:full-path="ObjBFFFDF42/settings.xml"/>
  <manifest:file-entry manifest:media-type="application/vnd.oasis.opendocument.formula" manifest:full-path="ObjBFFFDF42/"/>
  <manifest:file-entry manifest:media-type="text/xml" manifest:full-path="ObjBFFFDF43/content.xml"/>
  <manifest:file-entry manifest:media-type="text/xml" manifest:full-path="ObjBFFFDF43/settings.xml"/>
  <manifest:file-entry manifest:media-type="application/vnd.oasis.opendocument.formula" manifest:full-path="ObjBFFFDF43/"/>
  <manifest:file-entry manifest:media-type="text/xml" manifest:full-path="ObjBFFFDF46/content.xml"/>
  <manifest:file-entry manifest:media-type="text/xml" manifest:full-path="ObjBFFFDF46/settings.xml"/>
  <manifest:file-entry manifest:media-type="application/vnd.oasis.opendocument.formula" manifest:full-path="ObjBFFFDF46/"/>
  <manifest:file-entry manifest:media-type="text/xml" manifest:full-path="ObjBFFFDF47/content.xml"/>
  <manifest:file-entry manifest:media-type="text/xml" manifest:full-path="ObjBFFFDF47/settings.xml"/>
  <manifest:file-entry manifest:media-type="application/vnd.oasis.opendocument.formula" manifest:full-path="ObjBFFFDF47/"/>
  <manifest:file-entry manifest:media-type="text/xml" manifest:full-path="ObjBFFFDF48/content.xml"/>
  <manifest:file-entry manifest:media-type="text/xml" manifest:full-path="ObjBFFFDF48/settings.xml"/>
  <manifest:file-entry manifest:media-type="application/vnd.oasis.opendocument.formula" manifest:full-path="ObjBFFFDF48/"/>
  <manifest:file-entry manifest:media-type="text/xml" manifest:full-path="ObjBFFFDF49/content.xml"/>
  <manifest:file-entry manifest:media-type="text/xml" manifest:full-path="ObjBFFFDF49/settings.xml"/>
  <manifest:file-entry manifest:media-type="application/vnd.oasis.opendocument.formula" manifest:full-path="ObjBFFFDF49/"/>
  <manifest:file-entry manifest:media-type="" manifest:full-path="Pictures/2000000200000223000002B1CA26D1D2.eps"/>
  <manifest:file-entry manifest:media-type="" manifest:full-path="Pictures/"/>
  <manifest:file-entry manifest:media-type="text/xml" manifest:full-path="ObjBFFFDF4A/content.xml"/>
  <manifest:file-entry manifest:media-type="text/xml" manifest:full-path="ObjBFFFDF4A/settings.xml"/>
  <manifest:file-entry manifest:media-type="application/vnd.oasis.opendocument.formula" manifest:full-path="ObjBFFFDF4A/"/>
  <manifest:file-entry manifest:media-type="application/binary" manifest:full-path="layout-cache"/>
  <manifest:file-entry manifest:media-type="text/xml" manifest:full-path="ObjBFFFDF51/content.xml"/>
  <manifest:file-entry manifest:media-type="text/xml" manifest:full-path="ObjBFFFDF51/settings.xml"/>
  <manifest:file-entry manifest:media-type="application/vnd.oasis.opendocument.formula" manifest:full-path="ObjBFFFDF51/"/>
  <manifest:file-entry manifest:media-type="text/xml" manifest:full-path="ObjBFFFDF54/content.xml"/>
  <manifest:file-entry manifest:media-type="text/xml" manifest:full-path="ObjBFFFDF54/settings.xml"/>
  <manifest:file-entry manifest:media-type="application/vnd.oasis.opendocument.formula" manifest:full-path="ObjBFFFDF54/"/>
  <manifest:file-entry manifest:media-type="application/x-openoffice-gdimetafile;windows_formatname=&quot;GDIMetaFile&quot;" manifest:full-path="ObjectReplacements/ObjBFFFDF41"/>
  <manifest:file-entry manifest:media-type="application/x-openoffice-gdimetafile;windows_formatname=&quot;GDIMetaFile&quot;" manifest:full-path="ObjectReplacements/ObjBFFFDF42"/>
  <manifest:file-entry manifest:media-type="application/x-openoffice-gdimetafile;windows_formatname=&quot;GDIMetaFile&quot;" manifest:full-path="ObjectReplacements/ObjBFFFDF43"/>
  <manifest:file-entry manifest:media-type="application/x-openoffice-gdimetafile;windows_formatname=&quot;GDIMetaFile&quot;" manifest:full-path="ObjectReplacements/ObjBFFFDF46"/>
  <manifest:file-entry manifest:media-type="application/x-openoffice-gdimetafile;windows_formatname=&quot;GDIMetaFile&quot;" manifest:full-path="ObjectReplacements/ObjBFFFDF47"/>
  <manifest:file-entry manifest:media-type="application/x-openoffice-gdimetafile;windows_formatname=&quot;GDIMetaFile&quot;" manifest:full-path="ObjectReplacements/ObjBFFFDF48"/>
  <manifest:file-entry manifest:media-type="application/x-openoffice-gdimetafile;windows_formatname=&quot;GDIMetaFile&quot;" manifest:full-path="ObjectReplacements/ObjBFFFDF49"/>
  <manifest:file-entry manifest:media-type="application/x-openoffice-gdimetafile;windows_formatname=&quot;GDIMetaFile&quot;" manifest:full-path="ObjectReplacements/ObjBFFFDF4A"/>
  <manifest:file-entry manifest:media-type="application/x-openoffice-gdimetafile;windows_formatname=&quot;GDIMetaFile&quot;" manifest:full-path="ObjectReplacements/ObjBFFFDF51"/>
  <manifest:file-entry manifest:media-type="application/x-openoffice-gdimetafile;windows_formatname=&quot;GDIMetaFile&quot;" manifest:full-path="ObjectReplacements/ObjBFFFDF54"/>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Courier New1" svg:font-family="'Courier New'" style:font-pitch="fixed"/>
    <style:font-face style:name="Courier New" svg:font-family="'Courier New'" style:font-adornments="Standard"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automatic-styles>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02cm solid #000000" fo:border-right="none" fo:border-top="0.002cm solid #000000" fo:border-bottom="0.002cm solid #000000"/>
    </style:style>
    <style:style style:name="BaudRate.E1" style:family="table-cell">
      <style:table-cell-properties fo:padding="0.097cm" fo:border="0.002cm solid #000000"/>
    </style:style>
    <style:style style:name="BaudRate.A2" style:family="table-cell">
      <style:table-cell-properties fo:padding="0.097cm" fo:border-left="0.002cm solid #000000" fo:border-right="none" fo:border-top="none" fo:border-bottom="0.002cm solid #000000"/>
    </style:style>
    <style:style style:name="BaudRate.B2" style:family="table-cell">
      <style:table-cell-properties fo:padding="0.097cm" fo:border-left="none" fo:border-right="none" fo:border-top="none" fo:border-bottom="0.002cm solid #000000"/>
    </style:style>
    <style:style style:name="BaudRate.E2" style:family="table-cell">
      <style:table-cell-properties fo:padding="0.097cm" fo:border-left="0.002cm solid #000000" fo:border-right="0.002cm solid #000000" fo:border-top="none" fo:border-bottom="0.002cm solid #000000"/>
    </style:style>
    <style:style style:name="BaudRate.A4" style:family="table-cell" style:data-style-name="N0">
      <style:table-cell-properties fo:padding="0.097cm" fo:border-left="0.002cm solid #000000" fo:border-right="none" fo:border-top="none" fo:border-bottom="0.002cm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02cm solid #000000" fo:border-right="none" fo:border-top="0.002cm solid #000000" fo:border-bottom="0.002cm solid #000000"/>
    </style:style>
    <style:style style:name="DCSpec8748.F1" style:family="table-cell">
      <style:table-cell-properties fo:padding="0.097cm" fo:border="0.002cm solid #000000"/>
    </style:style>
    <style:style style:name="DCSpec8748.A2" style:family="table-cell">
      <style:table-cell-properties fo:padding="0.097cm" fo:border-left="0.002cm solid #000000" fo:border-right="none" fo:border-top="none" fo:border-bottom="0.002cm solid #000000"/>
    </style:style>
    <style:style style:name="DCSpec8748.C2" style:family="table-cell" style:data-style-name="N100">
      <style:table-cell-properties style:vertical-align="top" fo:padding="0.097cm" fo:border-left="0.002cm solid #000000" fo:border-right="none" fo:border-top="none" fo:border-bottom="0.002cm solid #000000"/>
    </style:style>
    <style:style style:name="DCSpec8748.E2" style:family="table-cell" style:data-style-name="N100">
      <style:table-cell-properties fo:padding="0.097cm" fo:border-left="0.002cm solid #000000" fo:border-right="none" fo:border-top="none" fo:border-bottom="0.002cm solid #000000"/>
    </style:style>
    <style:style style:name="DCSpec8748.F2" style:family="table-cell">
      <style:table-cell-properties fo:padding="0.097cm" fo:border-left="0.002cm solid #000000" fo:border-right="0.002cm solid #000000" fo:border-top="none" fo:border-bottom="0.002cm solid #000000"/>
    </style:style>
    <style:style style:name="InstrSet4" style:family="table" style:master-page-name="">
      <style:table-properties style:width="18.182cm" fo:margin-left="0cm" fo:margin-right="0.018cm" style:page-number="0"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0.035cm solid #000000" fo:border-bottom="none"/>
    </style:style>
    <style:style style:name="InstrSet4.A2" style:family="table-cell">
      <style:table-cell-properties fo:background-color="transparent" fo:padding="0.071cm" fo:border-left="none" fo:border-right="none" fo:border-top="none" fo:border-bottom="0.035cm solid #000000">
        <style:background-image/>
      </style:table-cell-properties>
    </style:style>
    <style:style style:name="InstrSet4.A4" style:family="table-cell">
      <style:table-cell-properties fo:padding="0.071cm" fo:border-left="none" fo:border-right="none" fo:border-top="none" fo:border-bottom="0.002cm solid #000000"/>
    </style:style>
    <style:style style:name="InstrSet4.L4" style:family="table-cell" style:data-style-name="N0">
      <style:table-cell-properties fo:padding="0.071cm" fo:border-left="none" fo:border-right="none" fo:border-top="none" fo:border-bottom="0.002cm solid #000000"/>
    </style:style>
    <style:style style:name="InstrSet4.A19" style:family="table-cell">
      <style:table-cell-properties fo:padding="0.071cm" fo:border="none"/>
    </style:style>
    <style:style style:name="InstrSet4.D19" style:family="table-cell" style:data-style-name="N0">
      <style:table-cell-properties fo:padding="0.071cm" fo:border="none"/>
    </style:style>
    <style:style style:name="InstrSet4.A20" style:family="table-cell">
      <style:table-cell-properties fo:padding="0.071cm" fo:border-left="none" fo:border-right="none" fo:border-top="0.035cm solid #000000" fo:border-bottom="0.035cm solid #000000"/>
    </style:style>
    <style:style style:name="InstrSet4.D21" style:family="table-cell" style:data-style-name="N0">
      <style:table-cell-properties style:vertical-align="bottom" fo:padding="0.071cm" fo:border-left="none" fo:border-right="none" fo:border-top="none" fo:border-bottom="0.002cm solid #000000"/>
    </style:style>
    <style:style style:name="InstrSet4.A26" style:family="table-cell">
      <style:table-cell-properties fo:padding="0.071cm" fo:border-left="none" fo:border-right="none" fo:border-top="none" fo:border-bottom="0.035cm solid #000000"/>
    </style:style>
    <style:style style:name="InstrSet4.D26" style:family="table-cell" style:data-style-name="N0">
      <style:table-cell-properties fo:padding="0.071cm" fo:border-left="none" fo:border-right="none" fo:border-top="none" fo:border-bottom="0.035cm solid #000000"/>
    </style:style>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02cm solid #000000" fo:border-bottom="none"/>
    </style:style>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02cm solid #000000" fo:border-right="none" fo:border-top="0.002cm solid #000000" fo:border-bottom="0.002cm solid #000000"/>
    </style:style>
    <style:style style:name="BaudRate.E1" style:family="table-cell">
      <style:table-cell-properties fo:padding="0.097cm" fo:border="0.002cm solid #000000"/>
    </style:style>
    <style:style style:name="BaudRate.A2" style:family="table-cell">
      <style:table-cell-properties fo:padding="0.097cm" fo:border-left="0.002cm solid #000000" fo:border-right="none" fo:border-top="none" fo:border-bottom="0.002cm solid #000000"/>
    </style:style>
    <style:style style:name="BaudRate.B2" style:family="table-cell">
      <style:table-cell-properties fo:padding="0.097cm" fo:border-left="none" fo:border-right="none" fo:border-top="none" fo:border-bottom="0.002cm solid #000000"/>
    </style:style>
    <style:style style:name="BaudRate.E2" style:family="table-cell">
      <style:table-cell-properties fo:padding="0.097cm" fo:border-left="0.002cm solid #000000" fo:border-right="0.002cm solid #000000" fo:border-top="none" fo:border-bottom="0.002cm solid #000000"/>
    </style:style>
    <style:style style:name="BaudRate.A4" style:family="table-cell" style:data-style-name="N0">
      <style:table-cell-properties fo:padding="0.097cm" fo:border-left="0.002cm solid #000000" fo:border-right="none" fo:border-top="none" fo:border-bottom="0.002cm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02cm solid #000000" fo:border-right="none" fo:border-top="0.002cm solid #000000" fo:border-bottom="0.002cm solid #000000"/>
    </style:style>
    <style:style style:name="DCSpec8748.F1" style:family="table-cell">
      <style:table-cell-properties fo:padding="0.097cm" fo:border="0.002cm solid #000000"/>
    </style:style>
    <style:style style:name="DCSpec8748.A2" style:family="table-cell">
      <style:table-cell-properties fo:padding="0.097cm" fo:border-left="0.002cm solid #000000" fo:border-right="none" fo:border-top="none" fo:border-bottom="0.002cm solid #000000"/>
    </style:style>
    <style:style style:name="DCSpec8748.C2" style:family="table-cell" style:data-style-name="N100">
      <style:table-cell-properties style:vertical-align="top" fo:padding="0.097cm" fo:border-left="0.002cm solid #000000" fo:border-right="none" fo:border-top="none" fo:border-bottom="0.002cm solid #000000"/>
    </style:style>
    <style:style style:name="DCSpec8748.E2" style:family="table-cell" style:data-style-name="N100">
      <style:table-cell-properties fo:padding="0.097cm" fo:border-left="0.002cm solid #000000" fo:border-right="none" fo:border-top="none" fo:border-bottom="0.002cm solid #000000"/>
    </style:style>
    <style:style style:name="DCSpec8748.F2" style:family="table-cell">
      <style:table-cell-properties fo:padding="0.097cm" fo:border-left="0.002cm solid #000000" fo:border-right="0.002cm solid #000000" fo:border-top="none" fo:border-bottom="0.002cm solid #000000"/>
    </style:style>
    <style:style style:name="InstrSet4" style:family="table" style:master-page-name="">
      <style:table-properties style:width="18.182cm" fo:margin-left="0cm" fo:margin-right="0.018cm" style:page-number="0"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0.035cm solid #000000" fo:border-bottom="none"/>
    </style:style>
    <style:style style:name="InstrSet4.A2" style:family="table-cell">
      <style:table-cell-properties fo:background-color="transparent" fo:padding="0.071cm" fo:border-left="none" fo:border-right="none" fo:border-top="none" fo:border-bottom="0.035cm solid #000000">
        <style:background-image/>
      </style:table-cell-properties>
    </style:style>
    <style:style style:name="InstrSet4.A4" style:family="table-cell">
      <style:table-cell-properties fo:padding="0.071cm" fo:border-left="none" fo:border-right="none" fo:border-top="none" fo:border-bottom="0.002cm solid #000000"/>
    </style:style>
    <style:style style:name="InstrSet4.L4" style:family="table-cell" style:data-style-name="N0">
      <style:table-cell-properties fo:padding="0.071cm" fo:border-left="none" fo:border-right="none" fo:border-top="none" fo:border-bottom="0.002cm solid #000000"/>
    </style:style>
    <style:style style:name="InstrSet4.A19" style:family="table-cell">
      <style:table-cell-properties fo:padding="0.071cm" fo:border="none"/>
    </style:style>
    <style:style style:name="InstrSet4.D19" style:family="table-cell" style:data-style-name="N0">
      <style:table-cell-properties fo:padding="0.071cm" fo:border="none"/>
    </style:style>
    <style:style style:name="InstrSet4.A20" style:family="table-cell">
      <style:table-cell-properties fo:padding="0.071cm" fo:border-left="none" fo:border-right="none" fo:border-top="0.035cm solid #000000" fo:border-bottom="0.035cm solid #000000"/>
    </style:style>
    <style:style style:name="InstrSet4.D21" style:family="table-cell" style:data-style-name="N0">
      <style:table-cell-properties style:vertical-align="bottom" fo:padding="0.071cm" fo:border-left="none" fo:border-right="none" fo:border-top="none" fo:border-bottom="0.002cm solid #000000"/>
    </style:style>
    <style:style style:name="InstrSet4.A26" style:family="table-cell">
      <style:table-cell-properties fo:padding="0.071cm" fo:border-left="none" fo:border-right="none" fo:border-top="none" fo:border-bottom="0.035cm solid #000000"/>
    </style:style>
    <style:style style:name="InstrSet4.D26" style:family="table-cell" style:data-style-name="N0">
      <style:table-cell-properties fo:padding="0.071cm" fo:border-left="none" fo:border-right="none" fo:border-top="none" fo:border-bottom="0.035cm solid #000000"/>
    </style:style>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02cm solid #000000" fo:border-bottom="none"/>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master-page-name="">
      <style:table-properties style:width="17.54cm" style:page-number="0"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02cm solid #000000" fo:border-right="none" fo:border-top="0.002cm solid #000000" fo:border-bottom="0.002cm solid #000000"/>
    </style:style>
    <style:style style:name="FamilyOverview.F1" style:family="table-cell">
      <style:table-cell-properties fo:padding="0.097cm" fo:border="0.002cm solid #000000"/>
    </style:style>
    <style:style style:name="FamilyOverview.A2" style:family="table-cell">
      <style:table-cell-properties fo:padding="0.097cm" fo:border-left="0.002cm solid #000000" fo:border-right="none" fo:border-top="none" fo:border-bottom="0.002cm solid #000000"/>
    </style:style>
    <style:style style:name="FamilyOverview.C2" style:family="table-cell">
      <style:table-cell-properties fo:padding="0.097cm" fo:border-left="none" fo:border-right="none" fo:border-top="none" fo:border-bottom="0.002cm solid #000000"/>
    </style:style>
    <style:style style:name="FamilyOverview.F2" style:family="table-cell">
      <style:table-cell-properties fo:padding="0.097cm" fo:border-left="0.002cm solid #000000" fo:border-right="0.002cm solid #000000" fo:border-top="none" fo:border-bottom="0.002cm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onditions.B1" style:family="table-cell">
      <style:table-cell-properties fo:background-color="transparent" fo:padding="0.097cm" fo:border="0.002cm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02cm solid #000000" fo:border-right="none" fo:border-top="none" fo:border-bottom="none"/>
    </style:style>
    <style:style style:name="Conditions.C2" style:family="table-cell">
      <style:table-cell-properties fo:padding="0.097cm" fo:border-left="0.002cm solid #000000" fo:border-right="0.002cm solid #000000" fo:border-top="none" fo:border-bottom="none"/>
    </style:style>
    <style:style style:name="Conditions.C4" style:family="table-cell" style:data-style-name="N0">
      <style:table-cell-properties style:vertical-align="bottom" fo:padding="0.097cm" fo:border-left="0.002cm solid #000000" fo:border-right="0.002cm solid #000000" fo:border-top="none" fo:border-bottom="none"/>
    </style:style>
    <style:style style:name="Conditions.5" style:family="table-row">
      <style:table-row-properties style:row-height="0.529cm"/>
    </style:style>
    <style:style style:name="Conditions.B5" style:family="table-cell" style:data-style-name="N0">
      <style:table-cell-properties style:vertical-align="bottom" fo:padding="0.097cm" fo:border-left="0.002cm solid #000000" fo:border-right="none" fo:border-top="none" fo:border-bottom="none"/>
    </style:style>
    <style:style style:name="Conditions.A9" style:family="table-cell">
      <style:table-cell-properties fo:padding="0.097cm" fo:border-left="0.002cm solid #000000" fo:border-right="none" fo:border-top="none" fo:border-bottom="0.002cm solid #000000"/>
    </style:style>
    <style:style style:name="Conditions.B9" style:family="table-cell" style:data-style-name="N0">
      <style:table-cell-properties style:vertical-align="bottom" fo:padding="0.097cm" fo:border-left="0.002cm solid #000000" fo:border-right="none" fo:border-top="none" fo:border-bottom="0.002cm solid #000000"/>
    </style:style>
    <style:style style:name="Conditions.C9" style:family="table-cell">
      <style:table-cell-properties style:vertical-align="top" fo:padding="0.097cm" fo:border-left="0.002cm solid #000000" fo:border-right="0.002cm solid #000000" fo:border-top="none" fo:border-bottom="0.002cm solid #000000"/>
    </style:style>
    <style:style style:name="PinDescription" style:family="table" style:master-page-name="">
      <style:table-properties style:width="17.658cm" style:page-number="0"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02cm solid #000000" fo:border-right="none" fo:border-top="0.002cm solid #000000" fo:border-bottom="0.002cm solid #000000"/>
    </style:style>
    <style:style style:name="PinDescription.B1" style:family="table-cell">
      <style:table-cell-properties fo:padding="0.097cm" fo:border-left="0.002cm solid #000000" fo:border-right="none" fo:border-top="0.002cm solid #000000" fo:border-bottom="0.002cm solid #000000"/>
    </style:style>
    <style:style style:name="PinDescription.C1" style:family="table-cell">
      <style:table-cell-properties style:vertical-align="bottom" fo:padding="0.097cm" fo:border="0.002cm solid #000000"/>
    </style:style>
    <style:style style:name="PinDescription.A2" style:family="table-cell">
      <style:table-cell-properties fo:padding="0.097cm" fo:border-left="0.002cm solid #000000" fo:border-right="none" fo:border-top="none" fo:border-bottom="none"/>
    </style:style>
    <style:style style:name="PinDescription.B2" style:family="table-cell" style:data-style-name="N0">
      <style:table-cell-properties fo:padding="0.097cm" fo:border-left="0.002cm solid #000000" fo:border-right="none" fo:border-top="none" fo:border-bottom="none"/>
    </style:style>
    <style:style style:name="PinDescription.C2" style:family="table-cell">
      <style:table-cell-properties fo:padding="0.097cm" fo:border-left="0.002cm solid #000000" fo:border-right="0.002cm solid #000000" fo:border-top="none" fo:border-bottom="none"/>
    </style:style>
    <style:style style:name="PinDescription.A17" style:family="table-cell">
      <style:table-cell-properties fo:padding="0.097cm" fo:border-left="0.002cm solid #000000" fo:border-right="none" fo:border-top="none" fo:border-bottom="0.002cm solid #000000"/>
    </style:style>
    <style:style style:name="PinDescription.B17" style:family="table-cell" style:data-style-name="N0">
      <style:table-cell-properties fo:padding="0.097cm" fo:border-left="0.002cm solid #000000" fo:border-right="none" fo:border-top="none" fo:border-bottom="0.002cm solid #000000"/>
    </style:style>
    <style:style style:name="PinDescription.C17" style:family="table-cell">
      <style:table-cell-properties fo:padding="0.097cm" fo:border-left="0.002cm solid #000000" fo:border-right="0.002cm solid #000000" fo:border-top="none" fo:border-bottom="0.002cm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02cm solid #000000" fo:border-right="none" fo:border-top="0.002cm solid #000000" fo:border-bottom="0.002cm solid #000000"/>
    </style:style>
    <style:style style:name="Tabelle3.C1" style:family="table-cell">
      <style:table-cell-properties style:vertical-align="bottom" fo:padding="0.097cm" fo:border="0.002cm solid #000000"/>
    </style:style>
    <style:style style:name="Tabelle3.A2" style:family="table-cell">
      <style:table-cell-properties fo:padding="0.097cm" fo:border-left="0.002cm solid #000000" fo:border-right="none" fo:border-top="none" fo:border-bottom="none"/>
    </style:style>
    <style:style style:name="Tabelle3.B2" style:family="table-cell" style:data-style-name="N0">
      <style:table-cell-properties style:vertical-align="bottom" fo:padding="0.097cm" fo:border-left="0.002cm solid #000000" fo:border-right="none" fo:border-top="none" fo:border-bottom="none"/>
    </style:style>
    <style:style style:name="Tabelle3.C2" style:family="table-cell">
      <style:table-cell-properties fo:padding="0.097cm" fo:border-left="0.002cm solid #000000" fo:border-right="0.002cm solid #000000" fo:border-top="none" fo:border-bottom="none"/>
    </style:style>
    <style:style style:name="Tabelle3.A4" style:family="table-cell">
      <style:table-cell-properties fo:padding="0.097cm" fo:border-left="0.002cm solid #000000" fo:border-right="none" fo:border-top="none" fo:border-bottom="0.002cm solid #000000"/>
    </style:style>
    <style:style style:name="Tabelle3.B4" style:family="table-cell" style:data-style-name="N0">
      <style:table-cell-properties style:vertical-align="bottom" fo:padding="0.097cm" fo:border-left="0.002cm solid #000000" fo:border-right="none" fo:border-top="none" fo:border-bottom="0.002cm solid #000000"/>
    </style:style>
    <style:style style:name="Tabelle3.C4" style:family="table-cell">
      <style:table-cell-properties fo:padding="0.097cm" fo:border-left="0.002cm solid #000000" fo:border-right="0.002cm solid #000000" fo:border-top="none" fo:border-bottom="0.002cm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02cm solid #000000" fo:border-right="none" fo:border-top="0.002cm solid #000000" fo:border-bottom="0.002cm solid #000000"/>
    </style:style>
    <style:style style:name="ACSpec8748.C1" style:family="table-cell" style:data-style-name="N100">
      <style:table-cell-properties fo:padding="0.097cm" fo:border-left="0.002cm solid #000000" fo:border-right="none" fo:border-top="0.002cm solid #000000" fo:border-bottom="0.002cm solid #000000"/>
    </style:style>
    <style:style style:name="ACSpec8748.F1" style:family="table-cell">
      <style:table-cell-properties fo:padding="0.097cm" fo:border="0.002cm solid #000000"/>
    </style:style>
    <style:style style:name="ACSpec8748.A2" style:family="table-cell">
      <style:table-cell-properties fo:padding="0.097cm" fo:border-left="0.002cm solid #000000" fo:border-right="none" fo:border-top="none" fo:border-bottom="0.002cm solid #000000"/>
    </style:style>
    <style:style style:name="ACSpec8748.C2" style:family="table-cell" style:data-style-name="N100">
      <style:table-cell-properties fo:padding="0.097cm" fo:border-left="0.002cm solid #000000" fo:border-right="none" fo:border-top="none" fo:border-bottom="0.002cm solid #000000"/>
    </style:style>
    <style:style style:name="ACSpec8748.F2" style:family="table-cell">
      <style:table-cell-properties fo:padding="0.097cm" fo:border-left="0.002cm solid #000000" fo:border-right="0.002cm solid #000000" fo:border-top="none" fo:border-bottom="0.002cm solid #000000"/>
    </style:style>
    <style:style style:name="ACSpec8748.C7" style:family="table-cell" style:data-style-name="N100">
      <style:table-cell-properties style:vertical-align="top" fo:padding="0.097cm" fo:border-left="0.002cm solid #000000" fo:border-right="none" fo:border-top="none" fo:border-bottom="0.002cm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0.035cm solid #000000" fo:border-right="none" fo:border-top="0.035cm solid #000000" fo:border-bottom="none"/>
    </style:style>
    <style:style style:name="ACChar.A2.1.2" style:family="table-cell">
      <style:table-cell-properties style:vertical-align="bottom" fo:padding="0.101cm" fo:border-left="0.035cm solid #000000" fo:border-right="none" fo:border-top="none" fo:border-bottom="none"/>
    </style:style>
    <style:style style:name="ACChar.B2.1" style:family="table-column">
      <style:table-column-properties style:column-width="5.775cm"/>
    </style:style>
    <style:style style:name="ACChar.D2.1" style:family="table-column">
      <style:table-column-properties style:column-width="5.214cm"/>
    </style:style>
    <style:style style:name="ACChar.K2.1.1" style:family="table-cell">
      <style:table-cell-properties style:vertical-align="bottom" fo:padding="0.101cm" fo:border-left="0.035cm solid #000000" fo:border-right="0.035cm solid #000000" fo:border-top="0.035cm solid #000000" fo:border-bottom="none"/>
    </style:style>
    <style:style style:name="ACChar.K2.1.2" style:family="table-cell">
      <style:table-cell-properties style:vertical-align="bottom" fo:padding="0.101cm" fo:border-left="0.035cm solid #000000" fo:border-right="0.035cm solid #000000" fo:border-top="none" fo:border-bottom="none"/>
    </style:style>
    <style:style style:name="ACChar.A3" style:family="table-cell">
      <style:table-cell-properties fo:padding="0.101cm" fo:border-left="0.035cm solid #000000" fo:border-right="none" fo:border-top="0.002cm solid #000000" fo:border-bottom="0.002cm solid #000000"/>
    </style:style>
    <style:style style:name="ACChar.G3" style:family="table-cell">
      <style:table-cell-properties style:vertical-align="top" fo:padding="0.101cm" fo:border-left="0.035cm solid #000000" fo:border-right="none" fo:border-top="0.002cm solid #000000" fo:border-bottom="0.002cm solid #000000"/>
    </style:style>
    <style:style style:name="ACChar.K3" style:family="table-cell">
      <style:table-cell-properties fo:padding="0.101cm" fo:border-left="0.035cm solid #000000" fo:border-right="0.035cm solid #000000" fo:border-top="0.002cm solid #000000" fo:border-bottom="0.002cm solid #000000"/>
    </style:style>
    <style:style style:name="ACChar.A4" style:family="table-cell">
      <style:table-cell-properties fo:padding="0.101cm" fo:border-left="0.035cm solid #000000" fo:border-right="none" fo:border-top="none" fo:border-bottom="0.002cm solid #000000"/>
    </style:style>
    <style:style style:name="ACChar.G4" style:family="table-cell" style:data-style-name="N0">
      <style:table-cell-properties style:vertical-align="bottom" fo:padding="0.101cm" fo:border-left="0.035cm solid #000000" fo:border-right="none" fo:border-top="none" fo:border-bottom="0.002cm solid #000000"/>
    </style:style>
    <style:style style:name="ACChar.K4" style:family="table-cell">
      <style:table-cell-properties fo:padding="0.101cm" fo:border-left="0.035cm solid #000000" fo:border-right="0.035cm solid #000000" fo:border-top="none" fo:border-bottom="0.002cm solid #000000"/>
    </style:style>
    <style:style style:name="ACChar.A33" style:family="table-cell">
      <style:table-cell-properties fo:padding="0.101cm" fo:border-left="0.035cm solid #000000" fo:border-right="none" fo:border-top="none" fo:border-bottom="0.035cm solid #000000"/>
    </style:style>
    <style:style style:name="ACChar.K33" style:family="table-cell">
      <style:table-cell-properties fo:padding="0.101cm" fo:border-left="0.035cm solid #000000" fo:border-right="0.035cm solid #000000" fo:border-top="none" fo:border-bottom="0.035cm solid #000000"/>
    </style:style>
    <style:style style:name="ACChar.A34" style:family="table-cell">
      <style:table-cell-properties fo:padding="0.101cm" fo:border="none"/>
    </style:style>
    <style:style style:name="InstrSet1" style:family="table" style:master-page-name="">
      <style:table-properties style:width="18.182cm" fo:margin-left="0cm" fo:margin-right="0.018cm" style:page-number="0"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0.035cm solid #000000" fo:border-bottom="none"/>
    </style:style>
    <style:style style:name="InstrSet1.A2" style:family="table-cell">
      <style:table-cell-properties fo:background-color="transparent" fo:padding="0.071cm" fo:border-left="none" fo:border-right="none" fo:border-top="none" fo:border-bottom="0.035cm solid #000000">
        <style:background-image/>
      </style:table-cell-properties>
    </style:style>
    <style:style style:name="InstrSet1.A4" style:family="table-cell">
      <style:table-cell-properties fo:padding="0.071cm" fo:border-left="none" fo:border-right="none" fo:border-top="none" fo:border-bottom="0.002cm solid #000000"/>
    </style:style>
    <style:style style:name="InstrSet1.L4" style:family="table-cell" style:data-style-name="N0">
      <style:table-cell-properties fo:padding="0.071cm" fo:border-left="none" fo:border-right="none" fo:border-top="none" fo:border-bottom="0.002cm solid #000000"/>
    </style:style>
    <style:style style:name="InstrSet1.A15" style:family="table-cell">
      <style:table-cell-properties fo:padding="0.071cm" fo:border="none"/>
    </style:style>
    <style:style style:name="InstrSet1.D15" style:family="table-cell" style:data-style-name="N0">
      <style:table-cell-properties fo:padding="0.071cm" fo:border="none"/>
    </style:style>
    <style:style style:name="InstrSet1.L15" style:family="table-cell" style:data-style-name="N0">
      <style:table-cell-properties style:vertical-align="bottom" fo:padding="0.071cm" fo:border="none"/>
    </style:style>
    <style:style style:name="InstrSet1.A16" style:family="table-cell">
      <style:table-cell-properties fo:padding="0.071cm" fo:border-left="none" fo:border-right="none" fo:border-top="0.035cm solid #000000" fo:border-bottom="0.035cm solid #000000"/>
    </style:style>
    <style:style style:name="InstrSet1.A31" style:family="table-cell">
      <style:table-cell-properties fo:padding="0.071cm" fo:border-left="none" fo:border-right="none" fo:border-top="none" fo:border-bottom="0.035cm solid #000000"/>
    </style:style>
    <style:style style:name="InstrSet1.D31" style:family="table-cell" style:data-style-name="N0">
      <style:table-cell-properties fo:padding="0.071cm" fo:border-left="none" fo:border-right="none" fo:border-top="none" fo:border-bottom="0.035cm solid #000000"/>
    </style:style>
    <style:style style:name="InstrSet2" style:family="table" style:master-page-name="">
      <style:table-properties style:width="18.182cm" fo:margin-left="0cm" fo:margin-right="0.018cm" style:page-number="0"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0.035cm solid #000000" fo:border-bottom="none"/>
    </style:style>
    <style:style style:name="InstrSet2.A2" style:family="table-cell">
      <style:table-cell-properties fo:background-color="transparent" fo:padding="0.071cm" fo:border-left="none" fo:border-right="none" fo:border-top="none" fo:border-bottom="0.035cm solid #000000">
        <style:background-image/>
      </style:table-cell-properties>
    </style:style>
    <style:style style:name="InstrSet2.A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A5" style:family="table-cell">
      <style:table-cell-properties fo:padding="0.071cm" fo:border-left="none" fo:border-right="none" fo:border-top="0.035cm solid #000000" fo:border-bottom="0.035cm solid #000000"/>
    </style:style>
    <style:style style:name="InstrSet2.A6" style:family="table-cell">
      <style:table-cell-properties fo:padding="0.071cm" fo:border-left="none" fo:border-right="none" fo:border-top="none" fo:border-bottom="0.002cm solid #000000"/>
    </style:style>
    <style:style style:name="InstrSet2.L6" style:family="table-cell" style:data-style-name="N0">
      <style:table-cell-properties fo:padding="0.071cm" fo:border-left="none" fo:border-right="none" fo:border-top="none" fo:border-bottom="0.002cm solid #000000"/>
    </style:style>
    <style:style style:name="InstrSet2.A30" style:family="table-cell">
      <style:table-cell-properties fo:padding="0.071cm" fo:border-left="none" fo:border-right="none" fo:border-top="none" fo:border-bottom="0.035cm solid #000000"/>
    </style:style>
    <style:style style:name="InstrSet2.D30" style:family="table-cell" style:data-style-name="N0">
      <style:table-cell-properties fo:padding="0.071cm" fo:border-left="none" fo:border-right="none" fo:border-top="none" fo:border-bottom="0.035cm solid #000000"/>
    </style:style>
    <style:style style:name="InstrSet3" style:family="table" style:master-page-name="">
      <style:table-properties style:width="18.182cm" fo:margin-left="0cm" fo:margin-right="0.018cm" style:page-number="0"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0.035cm solid #000000" fo:border-bottom="none"/>
    </style:style>
    <style:style style:name="InstrSet3.A2" style:family="table-cell">
      <style:table-cell-properties fo:background-color="transparent" fo:padding="0.071cm" fo:border-left="none" fo:border-right="none" fo:border-top="none" fo:border-bottom="0.035cm solid #000000">
        <style:background-image/>
      </style:table-cell-properties>
    </style:style>
    <style:style style:name="InstrSet3.A4" style:family="table-cell">
      <style:table-cell-properties fo:padding="0.071cm" fo:border-left="none" fo:border-right="none" fo:border-top="none" fo:border-bottom="0.002cm solid #000000"/>
    </style:style>
    <style:style style:name="InstrSet3.L4" style:family="table-cell" style:data-style-name="N0">
      <style:table-cell-properties fo:padding="0.071cm" fo:border-left="none" fo:border-right="none" fo:border-top="none" fo:border-bottom="0.002cm solid #000000"/>
    </style:style>
    <style:style style:name="InstrSet3.A19" style:family="table-cell">
      <style:table-cell-properties fo:padding="0.071cm" fo:border="none"/>
    </style:style>
    <style:style style:name="InstrSet3.L19" style:family="table-cell" style:data-style-name="N0">
      <style:table-cell-properties fo:padding="0.071cm" fo:border="none"/>
    </style:style>
    <style:style style:name="InstrSet3.A20" style:family="table-cell">
      <style:table-cell-properties fo:padding="0.071cm" fo:border-left="none" fo:border-right="none" fo:border-top="0.035cm solid #000000" fo:border-bottom="0.035cm solid #000000"/>
    </style:style>
    <style:style style:name="InstrSet3.A27" style:family="table-cell">
      <style:table-cell-properties fo:padding="0.071cm" fo:border-left="none" fo:border-right="none" fo:border-top="none" fo:border-bottom="0.035cm solid #000000"/>
    </style:style>
    <style:style style:name="InstrSet3.D27" style:family="table-cell" style:data-style-name="N0">
      <style:table-cell-properties fo:padding="0.071cm" fo:border-left="none" fo:border-right="none" fo:border-top="none" fo:border-bottom="0.035cm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master-page-name="">
      <style:table-properties style:width="8.296cm" style:rel-width="100%" style:page-number="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ADD_5f_A_2c_Rr.G4" style:display-name="InstrSet-ADD_A,Rr.G4" style:family="table-cell">
      <style:table-cell-properties fo:background-color="transparent" fo:padding="0.079cm" fo:border-left="none" fo:border-right="none" fo:border-top="none" fo:border-bottom="0.002cm solid #000000">
        <style:background-image/>
      </style:table-cell-properties>
    </style:style>
    <style:style style:name="InstrSet-ADD_5f_A_2c_Rr.I4" style:display-name="InstrSet-ADD_A,Rr.I4" style:family="table-cell">
      <style:table-cell-properties fo:background-color="transparent" fo:padding="0.079cm" fo:border-left="none" fo:border-right="0.002cm solid #000000" fo:border-top="none" fo:border-bottom="0.002cm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Add_5f_A_2c__40_Rr.I4" style:display-name="InstrSet-Add_A,@Rr.I4" style:family="table-cell">
      <style:table-cell-properties fo:background-color="transparent" fo:padding="0.079cm" fo:border-left="none" fo:border-right="0.002cm solid #000000" fo:border-top="none" fo:border-bottom="0.002cm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02cm solid #000000">
        <style:background-image/>
      </style:table-cell-properties>
    </style:style>
    <style:style style:name="InstrSet-ADD_5f_A_2c_data.I5" style:display-name="InstrSet-ADD_A,data.I5" style:family="table-cell">
      <style:table-cell-properties fo:background-color="transparent" fo:padding="0.079cm" fo:border-left="none" fo:border-right="0.002cm solid #000000" fo:border-top="none" fo:border-bottom="0.002cm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ADDC_5f_A_2c_Rr.G4" style:display-name="InstrSet-ADDC_A,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ADDC_5f_A_2c_Rr.I4" style:display-name="InstrSet-ADDC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ADDC_5f_A_2c__40_Rr.I4" style:display-name="InstrSet-ADDC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ANL_5f_A_2c_Rr.G4" style:display-name="InstrSet-ANL_A,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ANL_5f_A_2c_Rr.I4" style:display-name="InstrSet-ANL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ANL_5f_A_2c__40_Rr.I4" style:display-name="InstrSet-ANL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02cm solid #000000" fo:border-top="0.002cm solid #000000" fo:border-bottom="0.002cm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02cm solid #000000" fo:border-top="0.002cm solid #000000" fo:border-bottom="0.002cm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02cm solid #000000" fo:border-right="none" fo:border-top="0.002cm solid #000000" fo:border-bottom="0.002cm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CALL_5f_addr.B5" style:display-name="InstrSet-CALL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LR_5f_A.C4" style:display-name="InstrSet-CLR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LR_5f_A.I4" style:display-name="InstrSet-CLR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LR_5f_C.C4" style:display-name="InstrSet-CLR_C.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LR_5f_C.I4" style:display-name="InstrSet-CLR_C.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LR_5f_F0.C4" style:display-name="InstrSet-CLR_F0.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LR_5f_F0.I4" style:display-name="InstrSet-CLR_F0.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LR_5f_F1.C4" style:display-name="InstrSet-CLR_F1.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LR_5f_F1.I4" style:display-name="InstrSet-CLR_F1.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PL_5f_A.C4" style:display-name="InstrSet-CPL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PL_5f_A.I4" style:display-name="InstrSet-CPL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PL_5f_C.C4" style:display-name="InstrSet-CPL_C.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PL_5f_C.I4" style:display-name="InstrSet-CPL_C.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PL_5f_F0.C4" style:display-name="InstrSet-CPL_F0.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PL_5f_F0.I4" style:display-name="InstrSet-CPL_F0.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CPL_5f_F1.C4" style:display-name="InstrSet-CPL_F1.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CPL_5f_F1.I4" style:display-name="InstrSet-CPL_F1.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55cm" style:rel-column-width="258*"/>
    </style:style>
    <style:style style:name="InstrSet-DA_5f_A.C" style:display-name="InstrSet-DA_A.C" style:family="table-column">
      <style:table-column-properties style:column-width="0.453cm" style:rel-column-width="257*"/>
    </style:style>
    <style:style style:name="InstrSet-DA_5f_A.E" style:display-name="InstrSet-DA_A.E" style:family="table-column">
      <style:table-column-properties style:column-width="0.467cm" style:rel-column-width="265*"/>
    </style:style>
    <style:style style:name="InstrSet-DA_5f_A.F" style:display-name="InstrSet-DA_A.F" style:family="table-column">
      <style:table-column-properties style:column-width="0.439cm" style:rel-column-width="249*"/>
    </style:style>
    <style:style style:name="InstrSet-DA_5f_A.I" style:display-name="InstrSet-DA_A.I" style:family="table-column">
      <style:table-column-properties style:column-width="0.452cm" style:rel-column-width="256*"/>
    </style:style>
    <style:style style:name="InstrSet-DA_5f_A.J" style:display-name="InstrSet-DA_A.J" style:family="table-column">
      <style:table-column-properties style:column-width="3.339cm" style:rel-column-width="1890*"/>
    </style:style>
    <style:style style:name="InstrSet-DA_5f_A.A1" style:display-name="InstrSet-DA_A.A1" style:family="table-cell">
      <style:table-cell-properties fo:background-color="transparent" fo:padding="0.079cm" fo:border="none">
        <style:background-image/>
      </style:table-cell-properties>
    </style:style>
    <style:style style:name="InstrSet-DA_5f_A.B2.1" style:display-name="InstrSet-DA_A.B2.1" style:family="table-column">
      <style:table-column-properties style:column-width="0.43cm" style:rel-column-width="244*"/>
    </style:style>
    <style:style style:name="InstrSet-DA_5f_A.B2.2" style:display-name="InstrSet-DA_A.B2.2" style:family="table-column">
      <style:table-column-properties style:column-width="0.303cm" style:rel-column-width="172*"/>
    </style:style>
    <style:style style:name="InstrSet-DA_5f_A.B2.3" style:display-name="InstrSet-DA_A.B2.3" style:family="table-column">
      <style:table-column-properties style:column-width="0.736cm" style:rel-column-width="416*"/>
    </style:style>
    <style:style style:name="InstrSet-DA_5f_A.B2.4" style:display-name="InstrSet-DA_A.B2.4" style:family="table-column">
      <style:table-column-properties style:column-width="0.367cm" style:rel-column-width="208*"/>
    </style:style>
    <style:style style:name="InstrSet-DA_5f_A.B2.11" style:display-name="InstrSet-DA_A.B2.11" style:family="table-column">
      <style:table-column-properties style:column-width="0.381cm" style:rel-column-width="216*"/>
    </style:style>
    <style:style style:name="InstrSet-DA_5f_A.B2.12" style:display-name="InstrSet-DA_A.B2.12" style:family="table-column">
      <style:table-column-properties style:column-width="2.547cm" style:rel-column-width="1442*"/>
    </style:style>
    <style:style style:name="InstrSet-DA_5f_A.B3" style:display-name="InstrSet-DA_A.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DA_5f_A.C3" style:display-name="InstrSet-DA_A.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DA_5f_A.I3" style:display-name="InstrSet-DA_A.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DEC_5f_A.C4" style:display-name="InstrSet-DEC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DEC_5f_A.I4" style:display-name="InstrSet-DEC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DEC_5f_Rr.C4" style:display-name="InstrSet-DEC_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DEC_5f_Rr.G4" style:display-name="InstrSet-DEC_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DEC_5f_Rr.I4" style:display-name="InstrSet-DEC_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DIS_5f_I.C3" style:display-name="InstrSet-DIS_I.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DIS_5f_I.I3" style:display-name="InstrSet-DIS_I.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02cm solid #000000" fo:border-top="0.002cm solid #000000" fo:border-bottom="0.002cm solid #000000">
        <style:background-image/>
      </style:table-cell-properties>
    </style:style>
    <style:style style:name="InstrSet-DJNZ_5f_Rr.B5" style:display-name="InstrSet-DJNZ_Rr.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EN_5f_I.C3" style:display-name="InstrSet-EN_I.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EN_5f_I.I3" style:display-name="InstrSet-EN_I.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IN_5f_A_2c_Pp.H4" style:display-name="InstrSet-IN_A,Pp.H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IN_5f_A_2c_Pp.I4" style:display-name="InstrSet-IN_A,Pp.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INC_5f_A.C4" style:display-name="InstrSet-INC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INC_5f_A.I4" style:display-name="InstrSet-INC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INC_5f_Rr.C4" style:display-name="InstrSet-INC_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INC_5f_Rr.G4" style:display-name="InstrSet-INC_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INC_5f_Rr.I4" style:display-name="InstrSet-INC_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INC_5f__40_Rr.I4" style:display-name="InstrSet-INC_@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02cm solid #000000" fo:border-right="none" fo:border-top="0.002cm solid #000000" fo:border-bottom="0.002cm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Bb_5f_addr.B5" style:display-name="InstrSet-JBb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C_5f_addr.B5" style:display-name="InstrSet-JC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F0_5f_addr.B5" style:display-name="InstrSet-JF0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F1_5f_addr.B5" style:display-name="InstrSet-JF1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02cm solid #000000" fo:border-right="none" fo:border-top="0.002cm solid #000000" fo:border-bottom="0.002cm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MP_5f_addr.B5" style:display-name="InstrSet-JMP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NC_5f_addr.B5" style:display-name="InstrSet-JNC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NI_5f_addr.B5" style:display-name="InstrSet-JNI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NT0_5f_addr.B5" style:display-name="InstrSet-JNT0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NT1_5f_addr.B5" style:display-name="InstrSet-JNT1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NZ_5f_addr.B5" style:display-name="InstrSet-JNZ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TF_5f_addr.B5" style:display-name="InstrSet-JTF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T0_5f_addr.B5" style:display-name="InstrSet-JT0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T1_5f_addr.B5" style:display-name="InstrSet-JT1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JZ_5f_addr.B5" style:display-name="InstrSet-JZ_addr.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A_2c_Rr.G4" style:display-name="InstrSet-MOV_A,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MOV_5f_A_2c_Rr.I4" style:display-name="InstrSet-MOV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A_2c__40_Rr.I4" style:display-name="InstrSet-MOV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Rr_2c_A.G4" style:display-name="InstrSet-MOV_Rr,A.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MOV_5f_Rr_2c_A.I4" style:display-name="InstrSet-MOV_Rr,A.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02cm solid #000000" fo:border-top="0.002cm solid #000000" fo:border-bottom="0.002cm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_40_Rr_2c_A.I4" style:display-name="InstrSet-MOV_@Rr,A.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02cm solid #000000" fo:border-top="0.002cm solid #000000" fo:border-bottom="0.002cm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02cm solid #000000" fo:border-right="none" fo:border-top="none" fo:border-bottom="0.002cm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02cm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02cm solid #000000" fo:border-top="none" fo:border-bottom="0.002cm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A_2c_Pp.H4" style:display-name="InstrSet-MOV_A,Pp.H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MOV_5f_A_2c_Pp.I4" style:display-name="InstrSet-MOV_A,Pp.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_5f_Pp_2c_A.H4" style:display-name="InstrSet-MOV_Pp,A.H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MOV_5f_Pp_2c_A.I4" style:display-name="InstrSet-MOV_Pp,A.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X_5f_A_2c__40_Rr.I4" style:display-name="InstrSet-MOVX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MOVX_5f__40_Rr_2c_A.I4" style:display-name="InstrSet-MOVX_@Rr,A.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NOP.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NOP.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ORL_5f_A_2c_Rr.G4" style:display-name="InstrSet-ORL_A,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ORL_5f_A_2c_Rr.I4" style:display-name="InstrSet-ORL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ORL_5f_A_2c__40_Rr.I4" style:display-name="InstrSet-ORL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02cm solid #000000" fo:border-bottom="0.002cm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02cm solid #000000" fo:border-top="0.002cm solid #000000" fo:border-bottom="0.002cm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ORLD_5f_Pp_2c_A.H4" style:display-name="InstrSet-ORLD_Pp,A.H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ORLD_5f_Pp_2c_A.I4" style:display-name="InstrSet-ORLD_Pp,A.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OUTL_5f_Pp_2c_A.H4" style:display-name="InstrSet-OUTL_Pp,A.H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OUTL_5f_Pp_2c_A.I4" style:display-name="InstrSet-OUTL_Pp,A.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AD.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AD.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ET.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ET.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ETI.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ETI.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ET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ETR.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L_5f_A.C4" style:display-name="InstrSet-RL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L_5f_A.I4" style:display-name="InstrSet-RL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LC_5f_A.C4" style:display-name="InstrSet-RLC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LC_5f_A.I4" style:display-name="InstrSet-RLC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R_5f_A.C4" style:display-name="InstrSet-RR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R_5f_A.I4" style:display-name="InstrSet-RR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RRC_5f_A.C4" style:display-name="InstrSet-RRC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RRC_5f_A.I4" style:display-name="InstrSet-RRC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EL_5f_AN0.C3" style:display-name="InstrSet-SEL_AN0.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EL_5f_AN0.I3" style:display-name="InstrSet-SEL_AN0.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EL_5f_AN1.C3" style:display-name="InstrSet-SEL_AN1.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EL_5f_AN1.I3" style:display-name="InstrSet-SEL_AN1.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EL_5f_MB0.C4" style:display-name="InstrSet-SEL_MB0.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EL_5f_MB0.I4" style:display-name="InstrSet-SEL_MB0.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EL_5f_MB1.C4" style:display-name="InstrSet-SEL_MB1.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EL_5f_MB1.I4" style:display-name="InstrSet-SEL_MB1.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EL_5f_RB0.C4" style:display-name="InstrSet-SEL_RB0.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EL_5f_RB0.I4" style:display-name="InstrSet-SEL_RB0.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EL_5f_RB1.C4" style:display-name="InstrSet-SEL_RB1.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EL_5f_RB1.I4" style:display-name="InstrSet-SEL_RB1.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TRT_5f_T.C3" style:display-name="InstrSet-STRT_T.C3"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TRT_5f_T.I3" style:display-name="InstrSet-STRT_T.I3"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SWAP_5f_A.C4" style:display-name="InstrSet-SWAP_A.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SWAP_5f_A.I4" style:display-name="InstrSet-SWAP_A.I4" style:family="table-cell" style:data-style-name="N0">
      <style:table-cell-properties style:vertical-align="bottom" fo:background-color="transparent" fo:padding="0.079cm" fo:border-left="none" fo:border-right="0.002cm solid #000000" fo:border-top="none" fo:border-bottom="0.002cm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XCH_5f_A_2c_Rr.G4" style:display-name="InstrSet-XCH_A,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XCH_5f_A_2c_Rr.I4" style:display-name="InstrSet-XCH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XCH_5f_A_2c__40_Rr.I4" style:display-name="InstrSet-XCH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XCHD_5f_A_2c__40_Rr.I4" style:display-name="InstrSet-XCHD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XRL_5f_A_2c_Rr.G4" style:display-name="InstrSet-XRL_A,Rr.G4" style:family="table-cell">
      <style:table-cell-properties style:vertical-align="top" fo:background-color="transparent" fo:padding="0.079cm" fo:border-left="none" fo:border-right="none" fo:border-top="none" fo:border-bottom="0.002cm solid #000000">
        <style:background-image/>
      </style:table-cell-properties>
    </style:style>
    <style:style style:name="InstrSet-XRL_5f_A_2c_Rr.I4" style:display-name="InstrSet-XRL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79cm" fo:border-left="none" fo:border-right="none" fo:border-top="none" fo:border-bottom="0.002cm solid #000000">
        <style:background-image/>
      </style:table-cell-properties>
    </style:style>
    <style:style style:name="InstrSet-XRL_5f_A_2c__40_Rr.I4" style:display-name="InstrSet-XRL_A,@Rr.I4" style:family="table-cell">
      <style:table-cell-properties style:vertical-align="top" fo:background-color="transparent" fo:padding="0.079cm" fo:border-left="none" fo:border-right="0.002cm solid #000000" fo:border-top="none" fo:border-bottom="0.002cm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02cm solid #000000" fo:border-right="none" fo:border-top="0.002cm solid #000000" fo:border-bottom="0.002cm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02cm solid #000000" fo:border-bottom="0.002cm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02cm solid #000000" fo:border-top="0.002cm solid #000000" fo:border-bottom="0.002cm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02cm solid #000000" fo:border-right="none" fo:border-top="none" fo:border-bottom="0.002cm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02cm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02cm solid #000000" fo:border-top="none" fo:border-bottom="0.002cm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02cm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02cm solid #000000" fo:border-right="none" fo:border-top="none" fo:border-bottom="0.002cm solid #000000"/>
    </style:style>
    <style:style style:name="ExpandedNibbles.E3" style:family="table-cell">
      <style:table-cell-properties fo:padding="0.097cm" fo:border-left="0.002cm solid #000000" fo:border-right="none" fo:border-top="none" fo:border-bottom="none"/>
    </style:style>
    <style:style style:name="ExpandedNibbles.I3" style:family="table-cell">
      <style:table-cell-properties fo:padding="0.097cm" fo:border-left="0.002cm solid #000000" fo:border-right="0.002cm solid #000000" fo:border-top="none" fo:border-bottom="0.002cm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02cm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02cm solid #000000" fo:border-right="none" fo:border-top="0.002cm solid #000000" fo:border-bottom="0.002cm solid #000000"/>
    </style:style>
    <style:style style:name="ExpandedControlInstr.B1" style:family="table-cell">
      <style:table-cell-properties style:vertical-align="middle" fo:padding="0.097cm" fo:border="0.002cm solid #000000"/>
    </style:style>
    <style:style style:name="ExpandedControlInstr.A2" style:family="table-cell">
      <style:table-cell-properties fo:padding="0.097cm" fo:border-left="0.002cm solid #000000" fo:border-right="none" fo:border-top="none" fo:border-bottom="0.002cm solid #000000"/>
    </style:style>
    <style:style style:name="ExpandedControlInstr.B2" style:family="table-cell">
      <style:table-cell-properties fo:padding="0.097cm" fo:border-left="0.002cm solid #000000" fo:border-right="0.002cm solid #000000" fo:border-top="none" fo:border-bottom="0.002cm solid #000000"/>
    </style:style>
    <style:style style:name="ExpandedControlInstr.B6" style:family="table-cell">
      <style:table-cell-properties fo:padding-left="0.101cm" fo:padding-right="0cm" fo:padding-top="0.101cm" fo:padding-bottom="0.101cm" fo:border-left="0.002cm solid #000000" fo:border-right="none" fo:border-top="none" fo:border-bottom="0.002cm solid #000000"/>
    </style:style>
    <style:style style:name="ExpandedControlInstr.C6" style:family="table-cell">
      <style:table-cell-properties fo:padding-left="0cm" fo:padding-right="0.101cm" fo:padding-top="0.101cm" fo:padding-bottom="0.101cm" fo:border-left="none" fo:border-right="0.002cm solid #000000" fo:border-top="none" fo:border-bottom="0.002cm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02cm solid #000000" fo:border-right="none" fo:border-top="0.002cm solid #000000" fo:border-bottom="0.002cm solid #000000"/>
    </style:style>
    <style:style style:name="PinDesc8243.C1" style:family="table-cell">
      <style:table-cell-properties fo:padding="0.097cm" fo:border="0.002cm solid #000000"/>
    </style:style>
    <style:style style:name="PinDesc8243.A2" style:family="table-cell">
      <style:table-cell-properties fo:padding="0.097cm" fo:border-left="0.002cm solid #000000" fo:border-right="none" fo:border-top="none" fo:border-bottom="0.002cm solid #000000"/>
    </style:style>
    <style:style style:name="PinDesc8243.B2" style:family="table-cell" style:data-style-name="N0">
      <style:table-cell-properties fo:padding="0.097cm" fo:border-left="0.002cm solid #000000" fo:border-right="none" fo:border-top="none" fo:border-bottom="0.002cm solid #000000"/>
    </style:style>
    <style:style style:name="PinDesc8243.C2" style:family="table-cell">
      <style:table-cell-properties fo:padding="0.097cm" fo:border-left="0.002cm solid #000000" fo:border-right="0.002cm solid #000000" fo:border-top="none" fo:border-bottom="0.002cm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02cm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02cm solid #000000" fo:border-right="none" fo:border-top="0.002cm solid #000000" fo:border-bottom="0.002cm solid #000000"/>
    </style:style>
    <style:style style:name="Tabelle1.G1" style:family="table-cell">
      <style:table-cell-properties fo:padding-left="0.199cm" fo:padding-right="0.199cm" fo:padding-top="0.101cm" fo:padding-bottom="0.101cm" fo:border="0.002cm solid #000000"/>
    </style:style>
    <style:style style:name="Tabelle1.A2" style:family="table-cell">
      <style:table-cell-properties fo:padding-left="0.199cm" fo:padding-right="0.199cm" fo:padding-top="0.101cm" fo:padding-bottom="0.101cm" fo:border-left="0.002cm solid #000000" fo:border-right="none" fo:border-top="none" fo:border-bottom="0.002cm solid #000000"/>
    </style:style>
    <style:style style:name="Tabelle1.D2" style:family="table-cell" style:data-style-name="N0">
      <style:table-cell-properties style:vertical-align="bottom" fo:padding-left="0.199cm" fo:padding-right="0.199cm" fo:padding-top="0.101cm" fo:padding-bottom="0.101cm" fo:border-left="0.002cm solid #000000" fo:border-right="none" fo:border-top="none" fo:border-bottom="0.002cm solid #000000"/>
    </style:style>
    <style:style style:name="Tabelle1.F2" style:family="table-cell">
      <style:table-cell-properties style:vertical-align="top" fo:padding-left="0.199cm" fo:padding-right="0.199cm" fo:padding-top="0.101cm" fo:padding-bottom="0.101cm" fo:border-left="0.002cm solid #000000" fo:border-right="none" fo:border-top="none" fo:border-bottom="0.002cm solid #000000"/>
    </style:style>
    <style:style style:name="Tabelle1.G2" style:family="table-cell">
      <style:table-cell-properties fo:padding-left="0.199cm" fo:padding-right="0.199cm" fo:padding-top="0.101cm" fo:padding-bottom="0.101cm" fo:border-left="0.002cm solid #000000" fo:border-right="0.002cm solid #000000" fo:border-top="none" fo:border-bottom="0.002cm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02cm solid #000000" fo:border-right="none" fo:border-top="0.002cm solid #000000" fo:border-bottom="0.002cm solid #000000"/>
    </style:style>
    <style:style style:name="AC_5f_Char_5f_8243.F1" style:display-name="AC_Char_8243.F1" style:family="table-cell">
      <style:table-cell-properties fo:padding-left="0.199cm" fo:padding-right="0.199cm" fo:padding-top="0.101cm" fo:padding-bottom="0.101cm" fo:border="0.002cm solid #000000"/>
    </style:style>
    <style:style style:name="AC_5f_Char_5f_8243.A2" style:display-name="AC_Char_8243.A2" style:family="table-cell">
      <style:table-cell-properties fo:padding-left="0.199cm" fo:padding-right="0.199cm" fo:padding-top="0.101cm" fo:padding-bottom="0.101cm" fo:border-left="0.002cm solid #000000" fo:border-right="none" fo:border-top="none" fo:border-bottom="0.002cm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02cm solid #000000" fo:border-right="none" fo:border-top="none" fo:border-bottom="0.002cm solid #000000"/>
    </style:style>
    <style:style style:name="AC_5f_Char_5f_8243.F2" style:display-name="AC_Char_8243.F2" style:family="table-cell">
      <style:table-cell-properties fo:padding-left="0.199cm" fo:padding-right="0.199cm" fo:padding-top="0.101cm" fo:padding-bottom="0.101cm" fo:border-left="0.002cm solid #000000" fo:border-right="0.002cm solid #000000" fo:border-top="none" fo:border-bottom="0.002cm solid #000000"/>
    </style:style>
    <style:style style:name="P1" style:family="paragraph" style:parent-style-name="Table">
      <style:paragraph-properties fo:keep-with-next="always"/>
    </style:style>
    <style:style style:name="P2" style:family="paragraph" style:parent-style-name="Standard2Col">
      <style:text-properties fo:font-size="6pt" style:font-size-asian="6pt" style:font-size-complex="6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size="18pt" style:font-size-asian="18pt" style:font-size-complex="18pt"/>
    </style:style>
    <style:style style:name="P5" style:family="paragraph" style:parent-style-name="Header">
      <style:paragraph-properties fo:text-align="center" style:justify-single-word="false"/>
      <style:text-properties style:font-name="Courier" fo:font-size="10pt" style:font-size-asian="10pt" style:font-size-complex="10pt"/>
    </style:style>
    <style:style style:name="P6" style:family="paragraph" style:parent-style-name="Header">
      <style:paragraph-properties fo:text-align="start" style:justify-single-word="false"/>
      <style:text-properties style:font-name="Courier"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10" style:family="paragraph" style:parent-style-name="Footer">
      <style:paragraph-properties fo:text-align="center" style:justify-single-word="false"/>
    </style:style>
    <style:style style:name="P11" style:family="paragraph" style:parent-style-name="Table">
      <style:paragraph-properties fo:keep-with-next="always"/>
    </style:style>
    <style:style style:name="P12" style:family="paragraph" style:parent-style-name="Standard2Col">
      <style:text-properties fo:font-size="6pt" style:font-size-asian="6pt" style:font-size-complex="6pt"/>
    </style:style>
    <style:style style:name="P13" style:family="paragraph" style:parent-style-name="Standard2Col">
      <style:text-properties style:font-name="Helvetica" style:font-name-asian="Helvetica" style:font-name-complex="Helvetica"/>
    </style:style>
    <style:style style:name="P14" style:family="paragraph" style:parent-style-name="Standard2Col">
      <style:paragraph-properties fo:text-align="justify" style:justify-single-word="false"/>
      <style:text-properties style:font-name="Helvetica" fo:font-weight="normal" style:font-name-asian="Helvetica" style:font-weight-asian="normal" style:font-name-complex="Helvetica" style:font-weight-complex="normal"/>
    </style:style>
    <style:style style:name="P15"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6" style:family="paragraph" style:parent-style-name="TableCont2col">
      <style:paragraph-properties fo:text-align="center" style:justify-single-word="false"/>
      <style:text-properties fo:font-weight="bold"/>
    </style:style>
    <style:style style:name="P17" style:family="paragraph" style:parent-style-name="TableCont2col">
      <style:text-properties fo:font-weight="bold" style:font-weight-asian="bold" style:font-weight-complex="bold"/>
    </style:style>
    <style:style style:name="P18" style:family="paragraph" style:parent-style-name="TableCont2col">
      <style:paragraph-properties fo:text-align="center" style:justify-single-word="false"/>
      <style:text-properties fo:font-weight="bold" style:font-weight-asian="bold" style:font-weight-complex="bold"/>
    </style:style>
    <style:style style:name="P19" style:family="paragraph" style:parent-style-name="TableCont2col">
      <style:paragraph-properties fo:text-align="start" style:justify-single-word="false"/>
      <style:text-properties fo:font-weight="bold" style:font-weight-asian="bold" style:font-weight-complex="bold"/>
    </style:style>
    <style:style style:name="P20" style:family="paragraph" style:parent-style-name="TableCont2col">
      <style:paragraph-properties fo:text-align="center" style:justify-single-word="false"/>
    </style:style>
    <style:style style:name="P21" style:family="paragraph" style:parent-style-name="TableCont2col">
      <style:paragraph-properties fo:text-align="center" style:justify-single-word="false"/>
      <style:text-properties fo:language="en" fo:country="US" fo:font-weight="bold" style:font-weight-asian="bold" style:font-weight-complex="bold"/>
    </style:style>
    <style:style style:name="P22" style:family="paragraph" style:parent-style-name="TableCont2col">
      <style:paragraph-properties fo:text-align="center" style:justify-single-word="false"/>
      <style:text-properties fo:language="en" fo:country="US"/>
    </style:style>
    <style:style style:name="P23" style:family="paragraph" style:parent-style-name="TableCont2col">
      <style:paragraph-properties fo:text-align="justify" style:justify-single-word="false"/>
      <style:text-properties fo:font-size="6pt" style:font-size-asian="6pt" style:font-size-complex="6pt"/>
    </style:style>
    <style:style style:name="P24"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5"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Cont2col">
      <style:paragraph-properties fo:text-align="center" style:justify-single-word="false"/>
      <style:text-properties fo:font-size="8pt" style:font-size-asian="8pt" style:font-size-complex="8pt"/>
    </style:style>
    <style:style style:name="P27" style:family="paragraph" style:parent-style-name="TableCont2col">
      <style:paragraph-properties fo:text-align="start" style:justify-single-word="false"/>
    </style:style>
    <style:style style:name="P28" style:family="paragraph" style:parent-style-name="TableCont2col">
      <style:paragraph-properties fo:line-height="0.349cm" fo:text-align="start" style:justify-single-word="false"/>
    </style:style>
    <style:style style:name="P29" style:family="paragraph" style:parent-style-name="TableCont2col">
      <style:paragraph-properties fo:text-align="center" style:justify-single-word="false"/>
      <style:text-properties style:font-name="Helvetica" style:font-name-asian="Helvetica" style:font-name-complex="Helvetica"/>
    </style:style>
    <style:style style:name="P30" style:family="paragraph" style:parent-style-name="TableCont2col">
      <style:paragraph-properties fo:margin-left="0.3cm" fo:margin-right="0cm" fo:text-indent="0cm" style:auto-text-indent="false"/>
    </style:style>
    <style:style style:name="P31" style:family="paragraph" style:parent-style-name="TableCont2col">
      <style:paragraph-properties fo:margin-left="0.3cm" fo:margin-right="0cm" fo:text-indent="0cm" style:auto-text-indent="false"/>
      <style:text-properties fo:language="en" fo:country="US"/>
    </style:style>
    <style:style style:name="P32" style:family="paragraph" style:parent-style-name="InstrTableCont2col">
      <style:text-properties fo:font-size="6pt" style:font-size-asian="6pt" style:font-size-complex="6pt"/>
    </style:style>
    <style:style style:name="P33" style:family="paragraph" style:parent-style-name="InstrTableCont2col">
      <style:text-properties fo:font-size="6pt" fo:font-weight="bold" style:font-size-asian="6pt" style:font-weight-asian="bold" style:font-size-complex="6pt" style:font-weight-complex="bold"/>
    </style:style>
    <style:style style:name="P34" style:family="paragraph" style:parent-style-name="InstrTableCont2col">
      <style:text-properties style:font-name="Helvetica"/>
    </style:style>
    <style:style style:name="P35" style:family="paragraph" style:parent-style-name="InstrTableCont2col">
      <style:paragraph-properties fo:text-align="start" style:justify-single-word="false"/>
      <style:text-properties style:font-name="Helvetica" style:font-name-asian="Helvetica" style:font-name-complex="Helvetica"/>
    </style:style>
    <style:style style:name="P36" style:family="paragraph" style:parent-style-name="InstrTableCont2col">
      <style:paragraph-properties fo:text-align="start" style:justify-single-word="false"/>
    </style:style>
    <style:style style:name="P37" style:family="paragraph" style:parent-style-name="InstrTableCont2col">
      <style:text-properties style:text-position="0% 100%"/>
    </style:style>
    <style:style style:name="P38" style:family="paragraph" style:parent-style-name="InstrTableCont2col">
      <style:paragraph-properties style:vertical-align="top"/>
    </style:style>
    <style:style style:name="P39" style:family="paragraph" style:parent-style-name="InstrTableCont2col">
      <style:paragraph-properties fo:margin-top="0.101cm" fo:margin-bottom="0.101cm" fo:text-align="start" style:justify-single-word="false"/>
    </style:style>
    <style:style style:name="P40" style:family="paragraph" style:parent-style-name="InstrTableCont2col">
      <style:paragraph-properties fo:margin-top="0.101cm" fo:margin-bottom="0.101cm" fo:text-align="center" style:justify-single-word="false"/>
      <style:text-properties fo:font-weight="bold" style:font-weight-asian="bold" style:font-weight-complex="bold"/>
    </style:style>
    <style:style style:name="P41" style:family="paragraph" style:parent-style-name="InstrTableCont2col">
      <style:paragraph-properties fo:margin-top="0.101cm" fo:margin-bottom="0.101cm" fo:text-align="center" style:justify-single-word="false"/>
      <style:text-properties fo:font-size="6pt" fo:font-weight="bold" style:font-size-asian="6pt" style:font-weight-asian="bold" style:font-size-complex="6pt" style:font-weight-complex="bold"/>
    </style:style>
    <style:style style:name="P42" style:family="paragraph" style:parent-style-name="InstrTableCont2col">
      <style:paragraph-properties fo:margin-top="0.101cm" fo:margin-bottom="0.101cm" fo:text-align="start" style:justify-single-word="false"/>
      <style:text-properties style:font-name="Helvetica" style:font-name-asian="Helvetica" style:font-name-complex="Helvetica"/>
    </style:style>
    <style:style style:name="P43" style:family="paragraph" style:parent-style-name="Einzeilig">
      <style:paragraph-properties fo:text-align="center" style:justify-single-word="false"/>
    </style:style>
    <style:style style:name="P44"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5" style:family="paragraph" style:parent-style-name="Einzeilig">
      <style:paragraph-properties fo:break-before="page"/>
    </style:style>
    <style:style style:name="P46" style:family="paragraph" style:parent-style-name="Standard">
      <style:paragraph-properties fo:text-align="start" style:justify-single-word="false" fo:break-before="page"/>
    </style:style>
    <style:style style:name="P47" style:family="paragraph" style:parent-style-name="Standard2Col">
      <style:paragraph-properties fo:break-before="page"/>
    </style:style>
    <style:style style:name="P48"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9" style:family="paragraph" style:parent-style-name="Standard2Col">
      <style:paragraph-properties fo:text-align="justify" style:justify-single-word="false" fo:break-before="page"/>
      <style:text-properties style:font-name="Helvetica" fo:font-weight="normal" style:font-name-asian="Helvetica" style:font-weight-asian="normal" style:font-name-complex="Helvetica" style:font-weight-complex="normal"/>
    </style:style>
    <style:style style:name="P50" style:family="paragraph" style:parent-style-name="Standard8245">
      <style:paragraph-properties fo:break-before="page"/>
    </style:style>
    <style:style style:name="P51" style:family="paragraph" style:parent-style-name="Standard8245">
      <style:paragraph-properties fo:break-before="page"/>
      <style:text-properties style:text-underline-style="solid" style:text-underline-width="auto" style:text-underline-color="font-color"/>
    </style:style>
    <style:style style:name="P52" style:family="paragraph" style:parent-style-name="Preface">
      <style:paragraph-properties fo:line-height="100%"/>
    </style:style>
    <style:style style:name="P53" style:family="paragraph" style:parent-style-name="Preface">
      <style:paragraph-properties fo:line-height="100%" fo:text-align="justify" style:justify-single-word="false"/>
    </style:style>
    <style:style style:name="P54" style:family="paragraph" style:parent-style-name="Einzeilig">
      <style:paragraph-properties fo:margin-top="0.101cm" fo:margin-bottom="0cm"/>
      <style:text-properties fo:font-size="10pt" style:font-size-asian="10pt" style:font-size-complex="10pt"/>
    </style:style>
    <style:style style:name="P55" style:family="paragraph" style:parent-style-name="Table_20_Contents">
      <style:paragraph-properties fo:line-height="100%" fo:text-align="start" style:justify-single-word="false"/>
      <style:text-properties style:font-name="Helvetica1" fo:font-size="12pt" fo:font-style="normal" fo:font-weight="bold" style:font-size-asian="12pt" style:font-size-complex="12pt"/>
    </style:style>
    <style:style style:name="P56" style:family="paragraph" style:parent-style-name="Table_20_Contents">
      <style:paragraph-properties fo:line-height="100%" fo:text-align="start" style:justify-single-word="false"/>
      <style:text-properties style:font-name="Helvetica1" fo:font-size="12pt" fo:font-style="normal" fo:font-weight="bold" style:font-name-asian="Helvetica" style:font-size-asian="12pt" style:font-name-complex="Helvetica" style:font-size-complex="12pt"/>
    </style:style>
    <style:style style:name="P57" style:family="paragraph" style:parent-style-name="Table_20_Contents">
      <style:paragraph-properties fo:line-height="0.45cm" fo:text-align="start" style:justify-single-word="false"/>
      <style:text-properties style:font-name="Helvetica1" fo:font-size="12pt" fo:font-style="normal" fo:font-weight="bold" style:font-name-asian="Helvetica" style:font-size-asian="12pt" style:font-name-complex="Helvetica" style:font-size-complex="12pt"/>
    </style:style>
    <style:style style:name="P58" style:family="paragraph" style:parent-style-name="Table_20_Contents">
      <style:paragraph-properties fo:text-align="center" style:justify-single-word="false"/>
      <style:text-properties fo:font-weight="bold"/>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center" style:justify-single-word="false"/>
    </style:style>
    <style:style style:name="P62" style:family="paragraph" style:parent-style-name="Standard">
      <style:paragraph-properties fo:margin-top="0cm" fo:margin-bottom="0.3cm" fo:text-align="justify" style:justify-single-word="false"/>
    </style:style>
    <style:style style:name="P63" style:family="paragraph" style:parent-style-name="Table_20_Contents">
      <style:paragraph-properties fo:margin-left="1.199cm" fo:margin-right="0cm" fo:text-align="start" style:justify-single-word="false" fo:text-indent="0cm" style:auto-text-indent="false"/>
      <style:text-properties fo:font-weight="bold"/>
    </style:style>
    <style:style style:name="P64" style:family="paragraph" style:parent-style-name="Table_20_Contents">
      <style:paragraph-properties fo:margin-left="1.199cm" fo:margin-right="0cm" fo:text-align="start" style:justify-single-word="false" fo:text-indent="0cm" style:auto-text-indent="false"/>
    </style:style>
    <style:style style:name="P65" style:family="paragraph" style:parent-style-name="Table_20_Contents">
      <style:paragraph-properties fo:margin-left="0.9cm" fo:margin-right="0cm" fo:text-align="start" style:justify-single-word="false" fo:text-indent="0cm" style:auto-text-indent="false"/>
    </style:style>
    <style:style style:name="P66" style:family="paragraph" style:parent-style-name="Standard2Col">
      <style:paragraph-properties fo:margin-top="0cm" fo:margin-bottom="0.199cm"/>
    </style:style>
    <style:style style:name="P67" style:family="paragraph" style:parent-style-name="Standard">
      <style:paragraph-properties fo:margin-top="0cm" fo:margin-bottom="0.199cm" fo:line-height="100%" fo:text-align="center" style:justify-single-word="false"/>
      <style:text-properties fo:font-size="16pt" fo:font-weight="bold" style:font-size-asian="16pt" style:font-weight-asian="bold" style:font-size-complex="16pt" style:font-weight-complex="bold"/>
    </style:style>
    <style:style style:name="P68" style:family="paragraph" style:parent-style-name="TableCont2col">
      <style:paragraph-properties fo:margin-top="0cm" fo:margin-bottom="0.199cm" fo:text-align="center" style:justify-single-word="false">
        <style:tab-stops>
          <style:tab-stop style:position="8.236cm" style:type="right" style:leader-style="dotted" style:leader-text="."/>
        </style:tab-stops>
      </style:paragraph-properties>
      <style:text-properties style:font-name="Helvetica" style:font-name-asian="Helvetica" style:font-name-complex="Helvetica"/>
    </style:style>
    <style:style style:name="P69" style:family="paragraph" style:parent-style-name="Standard2Col">
      <style:paragraph-properties fo:margin-top="0cm" fo:margin-bottom="0.101cm"/>
    </style:style>
    <style:style style:name="P70" style:family="paragraph" style:parent-style-name="Standard2Col">
      <style:paragraph-properties fo:margin-top="0cm" fo:margin-bottom="0.101cm" fo:line-height="100%">
        <style:tab-stops/>
      </style:paragraph-properties>
    </style:style>
    <style:style style:name="P71" style:family="paragraph" style:parent-style-name="Standard2Col">
      <style:paragraph-properties fo:margin-top="0cm" fo:margin-bottom="0.101cm" fo:text-align="center" style:justify-single-word="false"/>
      <style:text-properties style:font-name="Helvetica" fo:font-weight="bold" style:font-name-asian="Helvetica" style:font-weight-asian="bold" style:font-name-complex="Helvetica" style:font-weight-complex="bold"/>
    </style:style>
    <style:style style:name="P72"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3" style:family="paragraph" style:parent-style-name="Standard2Col">
      <style:paragraph-properties fo:margin-left="0cm" fo:margin-right="0cm" fo:margin-top="0.101cm" fo:margin-bottom="0.101cm" fo:text-indent="0cm" style:auto-text-indent="false"/>
      <style:text-properties fo:font-size="7pt" style:font-size-asian="7pt" style:font-size-complex="7pt"/>
    </style:style>
    <style:style style:name="P74" style:family="paragraph" style:parent-style-name="Standard2Col">
      <style:paragraph-properties fo:margin-left="0cm" fo:margin-right="0cm" fo:margin-top="0.3cm" fo:margin-bottom="0.101cm" fo:line-height="100%" fo:text-indent="0cm" style:auto-text-indent="false">
        <style:tab-stops/>
      </style:paragraph-properties>
    </style:style>
    <style:style style:name="P75" style:family="paragraph" style:parent-style-name="Standard2Col">
      <style:paragraph-properties fo:margin-left="0cm" fo:margin-right="0cm" fo:margin-top="0cm" fo:margin-bottom="0.101cm" fo:text-indent="0cm" style:auto-text-indent="false">
        <style:tab-stops/>
      </style:paragraph-properties>
      <style:text-properties style:font-name="Helvetica"/>
    </style:style>
    <style:style style:name="P76" style:family="paragraph" style:parent-style-name="TableCont2col">
      <style:paragraph-properties fo:margin-left="0.4cm" fo:margin-right="0cm" fo:text-indent="0cm" style:auto-text-indent="false"/>
    </style:style>
    <style:style style:name="P77" style:family="paragraph" style:parent-style-name="Frame_20_contents">
      <style:paragraph-properties fo:text-align="justify" style:justify-single-word="false"/>
    </style:style>
    <style:style style:name="P78"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9"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80"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81"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2"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3"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4"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5" style:family="paragraph" style:parent-style-name="Standard2Col">
      <style:paragraph-properties fo:margin-top="0.101cm" fo:margin-bottom="0.3cm">
        <style:tab-stops>
          <style:tab-stop style:position="0.85cm"/>
        </style:tab-stops>
      </style:paragraph-properties>
      <style:text-properties fo:font-size="6pt" style:font-size-asian="6pt" style:font-size-complex="6pt"/>
    </style:style>
    <style:style style:name="P86" style:family="paragraph" style:parent-style-name="TableCont2col_5f_narrow">
      <style:paragraph-properties fo:text-align="start" style:justify-single-word="false"/>
    </style:style>
    <style:style style:name="P87" style:family="paragraph" style:parent-style-name="Standard2Col">
      <style:paragraph-properties fo:margin-top="0cm" fo:margin-bottom="0.499cm" fo:line-height="100%"/>
      <style:text-properties fo:font-size="12pt" fo:font-weight="bold" style:font-size-asian="12pt" style:font-weight-asian="bold" style:font-size-complex="12pt" style:font-weight-complex="bold"/>
    </style:style>
    <style:style style:name="P88" style:family="paragraph" style:parent-style-name="Standard2Col">
      <style:paragraph-properties fo:margin-top="0.499cm" fo:margin-bottom="0.4cm" fo:line-height="100%"/>
      <style:text-properties fo:font-size="12pt" fo:font-weight="bold" style:font-size-asian="12pt" style:font-weight-asian="bold" style:font-size-complex="12pt" style:font-weight-complex="bold"/>
    </style:style>
    <style:style style:name="P89" style:family="paragraph" style:parent-style-name="Standard2Col">
      <style:paragraph-properties fo:margin-top="0.499cm" fo:margin-bottom="0.4cm" fo:line-height="100%" fo:break-before="page"/>
      <style:text-properties fo:font-size="12pt" fo:font-weight="bold" style:font-size-asian="12pt" style:font-weight-asian="bold" style:font-size-complex="12pt" style:font-weight-complex="bold"/>
    </style:style>
    <style:style style:name="P90" style:family="paragraph" style:parent-style-name="Standard2Col">
      <style:paragraph-properties fo:margin-top="0cm" fo:margin-bottom="0.15cm">
        <style:tab-stops>
          <style:tab-stop style:position="8.236cm" style:type="right" style:leader-style="dotted" style:leader-text="."/>
        </style:tab-stops>
      </style:paragraph-properties>
    </style:style>
    <style:style style:name="P91" style:family="paragraph" style:parent-style-name="Standard2Col">
      <style:paragraph-properties fo:margin-top="0cm" fo:margin-bottom="0.15cm">
        <style:tab-stops>
          <style:tab-stop style:position="0.347cm"/>
          <style:tab-stop style:position="8.236cm" style:type="right" style:leader-style="dotted" style:leader-text="."/>
        </style:tab-stops>
      </style:paragraph-properties>
      <style:text-properties style:font-name="Helvetica"/>
    </style:style>
    <style:style style:name="P92" style:family="paragraph" style:parent-style-name="Standard2Col">
      <style:paragraph-properties fo:margin-top="0cm" fo:margin-bottom="0.15cm">
        <style:tab-stops>
          <style:tab-stop style:position="8.236cm" style:type="right" style:leader-style="dotted" style:leader-text="."/>
        </style:tab-stops>
      </style:paragraph-properties>
      <style:text-properties style:font-name="Helvetica" style:font-name-asian="Helvetica" style:font-name-complex="Helvetica"/>
    </style:style>
    <style:style style:name="P93" style:family="paragraph" style:parent-style-name="Standard2Col">
      <style:paragraph-properties fo:break-before="column"/>
      <style:text-properties fo:font-style="italic" style:font-style-asian="italic" style:font-style-complex="italic"/>
    </style:style>
    <style:style style:name="P94" style:family="paragraph" style:parent-style-name="Standard2Col">
      <style:paragraph-properties fo:margin-top="0.3cm" fo:margin-bottom="0.101cm" fo:line-height="100%" fo:break-before="page"/>
      <style:text-properties fo:font-size="12pt" fo:font-weight="bold" style:font-size-asian="12pt" style:font-weight-asian="bold" style:font-size-complex="12pt" style:font-weight-complex="bold"/>
    </style:style>
    <style:style style:name="P95" style:family="paragraph" style:parent-style-name="Standard8245">
      <style:text-properties style:text-underline-style="solid" style:text-underline-width="auto" style:text-underline-color="font-color"/>
    </style:style>
    <style:style style:name="P96" style:family="paragraph" style:parent-style-name="Standard8245">
      <style:paragraph-properties fo:text-align="center" style:justify-single-word="false"/>
      <style:text-properties style:text-underline-style="solid" style:text-underline-width="auto" style:text-underline-color="font-color"/>
    </style:style>
    <style:style style:name="P97" style:family="paragraph" style:parent-style-name="Standard8245">
      <style:text-properties style:text-underline-style="none"/>
    </style:style>
    <style:style style:name="P98" style:family="paragraph" style:parent-style-name="Standard8245">
      <style:paragraph-properties fo:text-align="center" style:justify-single-word="false"/>
    </style:style>
    <style:style style:name="P99" style:family="paragraph" style:parent-style-name="Standard8245">
      <style:paragraph-properties fo:text-align="start" style:justify-single-word="false"/>
    </style:style>
    <style:style style:name="P100" style:family="paragraph" style:parent-style-name="Standard8245">
      <style:text-properties style:font-name="Courier New"/>
    </style:style>
    <style:style style:name="P101" style:family="paragraph" style:parent-style-name="Standard8245">
      <style:text-properties style:font-name="Courier New" style:font-name-asian="Courier New" style:font-name-complex="Courier New"/>
    </style:style>
    <style:style style:name="P102" style:family="paragraph" style:parent-style-name="Standard8245">
      <style:paragraph-properties fo:margin-top="0cm" fo:margin-bottom="0cm"/>
    </style:style>
    <style:style style:name="P103" style:family="paragraph" style:parent-style-name="Standard8245">
      <style:paragraph-properties fo:margin-top="0cm" fo:margin-bottom="0cm" fo:line-height="100%"/>
    </style:style>
    <style:style style:name="P104" style:family="paragraph" style:parent-style-name="Standard8245">
      <style:paragraph-properties fo:margin-top="0cm" fo:margin-bottom="0cm"/>
      <style:text-properties style:text-underline-style="solid" style:text-underline-type="double" style:text-underline-width="auto" style:text-underline-color="font-color"/>
    </style:style>
    <style:style style:name="P105" style:family="paragraph" style:parent-style-name="Standard8245">
      <style:paragraph-properties fo:margin-top="0cm" fo:margin-bottom="0cm" fo:text-align="center" style:justify-single-word="false"/>
    </style:style>
    <style:style style:name="P106" style:family="paragraph" style:parent-style-name="Standard8245">
      <style:paragraph-properties fo:margin-top="0cm" fo:margin-bottom="0cm" fo:text-align="start" style:justify-single-word="false"/>
    </style:style>
    <style:style style:name="P107" style:family="paragraph" style:parent-style-name="Standard8245">
      <style:paragraph-properties fo:margin-top="0cm" fo:margin-bottom="0cm" fo:line-height="0.4cm" fo:text-align="start" style:justify-single-word="false"/>
    </style:style>
    <style:style style:name="P108" style:family="paragraph" style:parent-style-name="Standard8245">
      <style:paragraph-properties fo:margin-top="0cm" fo:margin-bottom="0cm" fo:text-align="start" style:justify-single-word="false"/>
      <style:text-properties style:text-underline-style="solid" style:text-underline-width="auto" style:text-underline-color="font-color"/>
    </style:style>
    <style:style style:name="P109" style:family="paragraph" style:parent-style-name="Standard8245">
      <style:paragraph-properties fo:margin-top="0cm" fo:margin-bottom="0cm" fo:break-before="page"/>
    </style:style>
    <style:style style:name="P110" style:family="paragraph" style:parent-style-name="Standard8245">
      <style:paragraph-properties fo:margin-top="0cm" fo:margin-bottom="0cm" fo:text-align="start" style:justify-single-word="false" fo:break-before="page"/>
    </style:style>
    <style:style style:name="P111" style:family="paragraph" style:parent-style-name="Standard8245">
      <style:paragraph-properties fo:margin-top="0cm" fo:margin-bottom="0cm" fo:text-align="start" style:justify-single-word="false" fo:break-before="page"/>
      <style:text-properties style:text-underline-style="solid" style:text-underline-width="auto" style:text-underline-color="font-color"/>
    </style:style>
    <style:style style:name="P112" style:family="paragraph" style:parent-style-name="Standard8245">
      <style:paragraph-properties fo:margin-top="0.199cm" fo:margin-bottom="0cm"/>
    </style:style>
    <style:style style:name="P113" style:family="paragraph" style:parent-style-name="Standard8245" style:master-page-name="">
      <style:paragraph-properties fo:margin-top="0.199cm" fo:margin-bottom="0cm" style:page-number="auto"/>
    </style:style>
    <style:style style:name="P114" style:family="paragraph" style:parent-style-name="Table" style:master-page-name="">
      <style:paragraph-properties style:page-number="auto" fo:break-before="page" fo:keep-with-next="always"/>
    </style:style>
    <style:style style:name="P115" style:family="paragraph" style:parent-style-name="Preface" style:master-page-name="">
      <style:paragraph-properties fo:line-height="100%" fo:text-align="justify" style:justify-single-word="false" style:page-number="auto"/>
    </style:style>
    <style:style style:name="P116" style:family="paragraph" style:parent-style-name="Standard2Col" style:master-page-name="">
      <style:paragraph-properties fo:margin-left="0.801cm" fo:margin-right="0cm" fo:text-indent="0cm" style:auto-text-indent="false" style:page-number="auto" fo:background-color="transparent">
        <style:tab-stops/>
        <style:background-image/>
      </style:paragraph-properties>
    </style:style>
    <style:style style:name="P117" style:family="paragraph" style:parent-style-name="Standard" style:master-page-name="Standard">
      <style:paragraph-properties style:page-number="auto"/>
    </style:style>
    <style:style style:name="P11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19" style:family="paragraph" style:parent-style-name="Heading_20_1" style:master-page-name="">
      <style:paragraph-properties style:page-number="auto" fo:break-before="auto" fo:break-after="auto"/>
    </style:style>
    <style:style style:name="P120" style:family="paragraph" style:parent-style-name="Heading_20_1" style:master-page-name="ZweiSpaltenBeginn">
      <style:paragraph-properties style:page-number="auto"/>
    </style:style>
    <style:style style:name="P121" style:family="paragraph" style:parent-style-name="Heading_20_1" style:master-page-name="ZweiSpalten">
      <style:paragraph-properties style:page-number="auto"/>
    </style:style>
    <style:style style:name="P122" style:family="paragraph" style:parent-style-name="Heading_20_1">
      <style:paragraph-properties fo:break-before="page"/>
    </style:style>
    <style:style style:name="P123" style:family="paragraph" style:parent-style-name="Heading_20_1" style:master-page-name="ZweiSpaltenExpandedBeginn">
      <style:paragraph-properties style:page-number="auto"/>
    </style:style>
    <style:style style:name="P124" style:family="paragraph" style:parent-style-name="Heading_20_2" style:master-page-name="ZweiSpalten">
      <style:paragraph-properties style:page-number="auto"/>
    </style:style>
    <style:style style:name="P125" style:family="paragraph" style:parent-style-name="Heading_20_2">
      <style:paragraph-properties fo:keep-with-next="always"/>
    </style:style>
    <style:style style:name="P126" style:family="paragraph" style:parent-style-name="Heading_20_2">
      <style:paragraph-properties fo:margin-left="0cm" fo:margin-right="0cm" fo:margin-top="0.22cm" fo:margin-bottom="0.21cm" fo:text-indent="0cm" style:auto-text-indent="false" fo:break-before="page" fo:keep-with-next="always">
        <style:tab-stops>
          <style:tab-stop style:position="1.101cm"/>
          <style:tab-stop style:position="2cm"/>
        </style:tab-stops>
      </style:paragraph-properties>
    </style:style>
    <style:style style:name="P127" style:family="paragraph" style:parent-style-name="Heading_20_4">
      <style:paragraph-properties fo:break-before="page"/>
    </style:style>
    <style:style style:name="P128" style:family="paragraph" style:parent-style-name="Heading_20_4">
      <style:paragraph-properties fo:margin-top="0.4cm" fo:margin-bottom="0.199cm"/>
    </style:style>
    <style:style style:name="P129" style:family="paragraph" style:parent-style-name="Docu_20_Sources" style:list-style-name="L1"/>
    <style:style style:name="P130" style:family="paragraph" style:parent-style-name="Docu_20_Sources" style:list-style-name="L1">
      <style:paragraph-properties fo:text-align="justify" style:justify-single-word="false"/>
    </style:style>
    <style:style style:name="P131" style:family="paragraph" style:parent-style-name="Standard2Col" style:list-style-name="L4">
      <style:paragraph-properties fo:text-align="start" style:justify-single-word="false"/>
    </style:style>
    <style:style style:name="P132" style:family="paragraph" style:parent-style-name="Standard2Col" style:list-style-name="L5"/>
    <style:style style:name="P133" style:family="paragraph" style:parent-style-name="Standard2Col" style:list-style-name="L6"/>
    <style:style style:name="P134" style:family="paragraph" style:parent-style-name="Standard2Col" style:list-style-name="L7"/>
    <style:style style:name="P135" style:family="paragraph" style:parent-style-name="Standard2Col" style:list-style-name="L8"/>
    <style:style style:name="P136" style:family="paragraph" style:parent-style-name="Standard2Col" style:list-style-name="L9"/>
    <style:style style:name="P137" style:family="paragraph" style:parent-style-name="Standard2Col" style:list-style-name="L10"/>
    <style:style style:name="P138" style:family="paragraph" style:parent-style-name="Standard2Col" style:list-style-name="L2">
      <style:paragraph-properties fo:margin-top="0cm" fo:margin-bottom="0.4cm">
        <style:tab-stops/>
      </style:paragraph-properties>
    </style:style>
    <style:style style:name="P139" style:family="paragraph" style:parent-style-name="Standard2Col" style:list-style-name="L3" style:master-page-name="">
      <style:paragraph-properties fo:margin-top="0cm" fo:margin-bottom="0.101cm" style:page-number="auto" fo:break-before="column"/>
    </style:style>
    <style:style style:name="P140" style:family="paragraph" style:parent-style-name="Standard2Col" style:list-style-name="L3">
      <style:paragraph-properties fo:margin-top="0cm" fo:margin-bottom="0.101cm"/>
    </style:style>
    <style:style style:name="P141" style:family="paragraph" style:parent-style-name="Standard2Col" style:list-style-name="L11">
      <style:paragraph-properties fo:margin-top="0cm" fo:margin-bottom="0.101cm"/>
    </style:style>
    <style:style style:name="P142" style:family="paragraph" style:parent-style-name="Standard2Col" style:list-style-name="L12">
      <style:paragraph-properties fo:margin-top="0cm" fo:margin-bottom="0.101cm"/>
    </style:style>
    <style:style style:name="P143" style:family="paragraph" style:parent-style-name="Standard2Col" style:list-style-name="L3">
      <style:paragraph-properties fo:margin-top="0cm" fo:margin-bottom="0.3cm"/>
    </style:style>
    <style:style style:name="P144" style:family="paragraph" style:parent-style-name="Standard2Col" style:master-page-name="ZweiSpalten">
      <style:paragraph-properties style:page-number="auto"/>
    </style:style>
    <style:style style:name="P145" style:family="paragraph" style:parent-style-name="Table_20__28_user_29_" style:master-page-name="ZweiSpalten8243">
      <style:paragraph-properties style:page-number="auto"/>
      <style:text-properties fo:font-size="9pt" style:font-size-asian="9pt" style:font-size-complex="9pt"/>
    </style:style>
    <style:style style:name="P146" style:family="paragraph" style:parent-style-name="Standard8245" style:master-page-name="Standard8245Beginn">
      <style:paragraph-properties style:page-number="1" fo:break-before="auto" fo:break-after="auto"/>
    </style:style>
    <style:style style:name="P147" style:family="paragraph" style:parent-style-name="Standard8245" style:master-page-name="Standard8245">
      <style:paragraph-properties style:page-number="auto" fo:break-before="auto" fo:break-after="auto"/>
    </style:style>
    <style:style style:name="P148" style:family="paragraph">
      <style:paragraph-properties fo:text-align="center"/>
    </style:style>
    <style:style style:name="P149" style:family="paragraph">
      <style:text-properties style:font-name="Courier New1" fo:font-size="10pt"/>
    </style:style>
    <style:style style:name="T1" style:family="text">
      <style:text-properties style:text-position="sub 58%"/>
    </style:style>
    <style:style style:name="T2" style:family="text">
      <style:text-properties style:font-name="Helvetica"/>
    </style:style>
    <style:style style:name="T3" style:family="text">
      <style:text-properties style:text-position="super 58%"/>
    </style:style>
    <style:style style:name="T4" style:family="text">
      <style:text-properties style:text-position="super 58%" style:font-name="Helvetica"/>
    </style:style>
    <style:style style:name="T5" style:family="text">
      <style:text-properties style:text-position="super 58%" fo:language="en" fo:country="US"/>
    </style:style>
    <style:style style:name="T6" style:family="text">
      <style:text-properties style:text-position="30% 50%"/>
    </style:style>
    <style:style style:name="T7" style:family="text">
      <style:text-properties fo:font-size="10pt" style:font-size-asian="10pt" style:font-size-complex="10pt"/>
    </style:style>
    <style:style style:name="T8" style:family="text">
      <style:text-properties style:text-position="sub 58%"/>
    </style:style>
    <style:style style:name="T9" style:family="text">
      <style:text-properties style:text-position="sub 58%" fo:font-weight="normal"/>
    </style:style>
    <style:style style:name="T10" style:family="text">
      <style:text-properties style:text-position="sub 58%" fo:font-weight="normal" style:font-weight-asian="normal" style:font-weight-complex="normal"/>
    </style:style>
    <style:style style:name="T11" style:family="text">
      <style:text-properties style:text-position="sub 58%" fo:language="en" fo:country="US"/>
    </style:style>
    <style:style style:name="T12" style:family="text">
      <style:text-properties style:font-name="Helvetica"/>
    </style:style>
    <style:style style:name="T13" style:family="text">
      <style:text-properties style:font-name="Helvetica" style:font-name-asian="Helvetica" style:font-name-complex="Helvetica"/>
    </style:style>
    <style:style style:name="T14" style:family="text">
      <style:text-properties style:font-name="Helvetica" fo:language="en" fo:country="US"/>
    </style:style>
    <style:style style:name="T15" style:family="text">
      <style:text-properties style:font-name="Helvetica" fo:language="en" fo:country="US" style:font-name-asian="Helvetica" style:font-name-complex="Helvetica"/>
    </style:style>
    <style:style style:name="T16" style:family="text">
      <style:text-properties style:font-name="Helvetica" fo:font-size="6pt" style:font-name-asian="Helvetica" style:font-size-asian="6pt" style:font-name-complex="Helvetica" style:font-size-complex="6pt"/>
    </style:style>
    <style:style style:name="T17" style:family="text">
      <style:text-properties fo:language="en" fo:country="US"/>
    </style:style>
    <style:style style:name="T18" style:family="text">
      <style:text-properties style:text-position="-15% 80%"/>
    </style:style>
    <style:style style:name="T19" style:family="text">
      <style:text-properties style:text-position="-15% 80%" fo:font-size="6pt" style:font-size-asian="6pt" style:font-size-complex="6pt"/>
    </style:style>
    <style:style style:name="T20" style:family="text">
      <style:text-properties style:text-position="0% 100%"/>
    </style:style>
    <style:style style:name="T21" style:family="text">
      <style:text-properties style:text-position="0% 100%" fo:language="en" fo:country="US"/>
    </style:style>
    <style:style style:name="T22" style:family="text">
      <style:text-properties style:text-position="0% 100%" fo:font-weight="normal" style:font-weight-asian="normal" style:font-weight-complex="normal"/>
    </style:style>
    <style:style style:name="T23" style:family="text">
      <style:text-properties style:text-position="0% 100%" style:font-name="Helvetica" fo:font-weight="normal" style:font-weight-asian="normal" style:font-weight-complex="normal"/>
    </style:style>
    <style:style style:name="T24" style:family="text">
      <style:text-properties style:font-name-asian="Helvetica" style:font-name-complex="Helvetica"/>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text-position="sub 80%"/>
    </style:style>
    <style:style style:name="T29" style:family="text">
      <style:text-properties fo:font-size="6pt" style:font-size-asian="6pt" style:font-size-complex="6pt"/>
    </style:style>
    <style:style style:name="T30" style:family="text">
      <style:text-properties style:font-weight-asian="bold" style:font-weight-complex="bold"/>
    </style:style>
    <style:style style:name="T31" style:family="text">
      <style:text-properties style:text-position="-20% 75%"/>
    </style:style>
    <style:style style:name="T32" style:family="text">
      <style:text-properties style:text-position="-20% 75%" style:font-name="Helvetica"/>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text-underline-style="none"/>
    </style:style>
    <style:style style:name="T35" style:family="text">
      <style:text-properties fo:font-style="normal" style:text-underline-style="none" style:font-style-asian="normal" style:font-style-complex="normal"/>
    </style:style>
    <style:style style:name="T36" style:family="text">
      <style:text-properties style:text-underline-style="solid" style:text-underline-width="auto" style:text-underline-color="font-color"/>
    </style:style>
    <style:style style:name="T37" style:family="text">
      <style:text-properties style:text-position="-25% 100%"/>
    </style:style>
    <style:style style:name="T38" style:family="text">
      <style:text-properties style:text-position="-25% 100%" fo:background-color="transparent"/>
    </style:style>
    <style:style style:name="T39" style:family="text">
      <style:text-properties style:text-position="-25% 100%" style:font-name="Courier New"/>
    </style:style>
    <style:style style:name="T40" style:family="text">
      <style:text-properties style:text-position="-25% 100%" style:font-name-asian="Courier New" style:font-name-complex="Courier New"/>
    </style:style>
    <style:style style:name="T41" style:family="text">
      <style:text-properties style:font-name="Courier New"/>
    </style:style>
    <style:style style:name="T42" style:family="text">
      <style:text-properties style:font-name="Courier New" fo:language="en" fo:country="US"/>
    </style:style>
    <style:style style:name="T43" style:family="text">
      <style:text-properties style:font-name="Courier New" style:font-name-asian="Courier New" style:font-name-complex="Courier New"/>
    </style:style>
    <style:style style:name="T44" style:family="text">
      <style:text-properties style:font-name-asian="Courier New" style:font-name-complex="Courier New"/>
    </style:style>
    <style:style style:name="T45" style:family="text">
      <style:text-properties style:font-name="Courier New1" fo:font-size="10pt"/>
    </style:style>
    <style:style style:name="fr1"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199cm" style:wrap="none" style:vertical-pos="from-top" style:vertical-rel="page-content" style:horizontal-pos="center" style:horizontal-rel="page" fo:padding="0cm" fo:border="none"/>
    </style:style>
    <style:style style:name="fr6"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7"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9"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11" style:family="graphic" style:parent-style-name="Frame">
      <style:graphic-properties style:vertical-pos="from-top" style:vertical-rel="page-content" style:horizontal-pos="center" style:horizontal-rel="page-content" fo:padding="0cm" fo:border="none"/>
    </style:style>
    <style:style style:name="fr12" style:family="graphic" style:parent-style-name="Frame">
      <style:graphic-properties style:wrap="none" style:vertical-pos="from-top" style:vertical-rel="page-content" style:horizontal-pos="center" style:horizontal-rel="page-content" fo:padding="0cm" fo:border="none"/>
    </style:style>
    <style:style style:name="fr13" style:family="graphic" style:parent-style-name="Frame">
      <style:graphic-properties style:vertical-pos="from-top" style:vertical-rel="page" style:horizontal-pos="center" style:horizontal-rel="page" fo:padding="0cm" fo:border="none"/>
    </style:style>
    <style:style style:name="fr1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6"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17"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8"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9"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20"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21"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22" style:family="graphic" style:parent-style-name="Frame">
      <style:graphic-properties style:vertical-pos="from-top" style:vertical-rel="paragraph" style:horizontal-pos="center" style:horizontal-rel="page-content" fo:padding="0cm" fo:border="none"/>
    </style:style>
    <style:style style:name="fr23" style:family="graphic" style:parent-style-name="Frame">
      <style:graphic-properties fo:margin-top="0.199cm" fo:margin-bottom="0.7cm" style:vertical-pos="from-top" style:vertical-rel="paragraph" style:horizontal-pos="from-left" style:horizontal-rel="paragraph" fo:padding="0cm" fo:border="none"/>
    </style:style>
    <style:style style:name="fr24"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25" style:family="graphic" style:parent-style-name="Frame">
      <style:graphic-properties fo:margin-top="0cm" fo:margin-bottom="0.499cm" style:vertical-pos="from-top" style:vertical-rel="paragraph" style:horizontal-pos="center" style:horizontal-rel="page-content" fo:padding="0cm" fo:border="none"/>
    </style:style>
    <style:style style:name="fr26"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27" style:family="graphic" style:parent-style-name="Frame">
      <style:graphic-properties style:wrap="none" style:vertical-pos="from-top" style:vertical-rel="paragraph-content" style:horizontal-pos="center" style:horizontal-rel="page-content" fo:padding="0cm" fo:border="none"/>
    </style:style>
    <style:style style:name="fr28" style:family="graphic" style:parent-style-name="Frame">
      <style:graphic-properties style:vertical-pos="from-top" style:vertical-rel="paragraph" style:horizontal-pos="from-left" style:horizontal-rel="paragraph" fo:padding="0cm" fo:border="none"/>
    </style:style>
    <style:style style:name="fr29"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30"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31"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3"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4"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Numbering_20_Symbols" text:bullet-char="•">
        <style:list-level-properties text:min-label-width="0.4cm"/>
        <style:text-properties style:font-name="Helvetica2"/>
      </text:list-level-style-bullet>
      <text:list-level-style-bullet text:level="2" text:style-name="Numbering_20_Symbols" text:bullet-char="•">
        <style:list-level-properties text:space-before="0.401cm" text:min-label-width="0.4cm"/>
        <style:text-properties style:font-name="Helvetica2"/>
      </text:list-level-style-bullet>
      <text:list-level-style-bullet text:level="3" text:style-name="Numbering_20_Symbols" text:bullet-char="•">
        <style:list-level-properties text:space-before="0.799cm" text:min-label-width="0.4cm"/>
        <style:text-properties style:font-name="Helvetica2"/>
      </text:list-level-style-bullet>
      <text:list-level-style-bullet text:level="4" text:style-name="Numbering_20_Symbols" text:bullet-char="•">
        <style:list-level-properties text:space-before="1.2cm" text:min-label-width="0.4cm"/>
        <style:text-properties style:font-name="Helvetica2"/>
      </text:list-level-style-bullet>
      <text:list-level-style-bullet text:level="5" text:style-name="Numbering_20_Symbols" text:bullet-char="•">
        <style:list-level-properties text:space-before="1.6cm" text:min-label-width="0.4cm"/>
        <style:text-properties style:font-name="Helvetica2"/>
      </text:list-level-style-bullet>
      <text:list-level-style-bullet text:level="6" text:style-name="Numbering_20_Symbols" text:bullet-char="•">
        <style:list-level-properties text:space-before="2.001cm" text:min-label-width="0.4cm"/>
        <style:text-properties style:font-name="Helvetica2"/>
      </text:list-level-style-bullet>
      <text:list-level-style-bullet text:level="7" text:style-name="Numbering_20_Symbols" text:bullet-char="•">
        <style:list-level-properties text:space-before="2.399cm" text:min-label-width="0.4cm"/>
        <style:text-properties style:font-name="Helvetica2"/>
      </text:list-level-style-bullet>
      <text:list-level-style-bullet text:level="8" text:style-name="Numbering_20_Symbols" text:bullet-char="•">
        <style:list-level-properties text:space-before="2.8cm" text:min-label-width="0.4cm"/>
        <style:text-properties style:font-name="Helvetica2"/>
      </text:list-level-style-bullet>
      <text:list-level-style-bullet text:level="9" text:style-name="Numbering_20_Symbols" text:bullet-char="•">
        <style:list-level-properties text:space-before="3.2cm" text:min-label-width="0.4cm"/>
        <style:text-properties style:font-name="Helvetica2"/>
      </text:list-level-style-bullet>
      <text:list-level-style-bullet text:level="10" text:style-name="Numbering_20_Symbols" text:bullet-char="•">
        <style:list-level-properties text:space-before="3.601cm" text:min-label-width="0.4cm"/>
        <style:text-properties style:font-name="Helvetica2"/>
      </text:list-level-style-bullet>
    </text:list-style>
    <text:list-style style:name="L2">
      <text:list-level-style-bullet text:level="1" text:style-name="Bullet_20_Symbols" style:num-suffix="." text:bullet-char="•">
        <style:list-level-properties text:space-before="0.251cm" text:min-label-width="0.199cm"/>
        <style:text-properties style:font-name="Helvetica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251cm" text:min-label-width="0.199cm"/>
        <style:text-properties style:font-name="Helvetica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2cm" text:min-label-width="0.199cm"/>
        <style:text-properties style:font-name="Helvetica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2cm" text:min-label-width="0.199cm"/>
        <style:text-properties style:font-name="Helvetica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1" text:anchor-type="page" text:anchor-page-number="11" svg:y="4.299cm" svg:width="17.708cm" draw:z-index="14">
        <draw:text-box fo:min-height="16.3cm">
          <text:p text:style-name="Figure"><draw:frame draw:style-name="fr2" draw:name="IntLogic" text:anchor-type="paragraph" svg:x="0cm" svg:y="0cm" svg:width="17.708cm" svg:height="16.298cm" draw:z-index="15"><draw:image xlink:href="../images/interrupt.eps" xlink:type="simple" xlink:show="embed" xlink:actuate="onLoad"/></draw:frame>Figure <text:sequence text:ref-name="refFigure0" text:name="Figure" text:formula="ooow:Figure+1" style:num-format="1">11</text:sequence>. Interrupt Logic</text:p>
        </draw:text-box>
      </draw:frame>
      <draw:frame draw:style-name="fr3" draw:name="Rahmen12" text:anchor-type="page" text:anchor-page-number="12" svg:width="17.708cm" draw:z-index="16">
        <draw:text-box fo:min-height="6.489cm">
          <text:p text:style-name="Figure"><draw:frame draw:style-name="fr4" draw:name="TimCount" text:anchor-type="paragraph" svg:x="0cm" svg:y="0cm" svg:width="17.708cm" svg:height="6.907cm" draw:z-index="17"><draw:image xlink:href="../images/timer_counter.eps" xlink:type="simple" xlink:show="embed" xlink:actuate="onLoad"/></draw:frame>Figure <text:sequence text:ref-name="refFigure1" text:name="Figure" text:formula="ooow:Figure+1" style:num-format="1">12</text:sequence>. Timer/Event Counter</text:p>
        </draw:text-box>
      </draw:frame>
      <draw:frame draw:style-name="fr5" draw:name="Rahmen13" text:anchor-type="page" text:anchor-page-number="13" svg:y="0cm" svg:width="17.59cm" style:rel-width="100%" draw:z-index="18">
        <draw:text-box fo:min-height="9.901cm">
          <text:p text:style-name="P1">Table <text:sequence text:ref-name="refTable0"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table-cell table:style-name="BaudRate.A1" table:number-columns-spanned="2" office:value-type="string">
                  <text:p text:style-name="P16">Frequency<text:line-break/>(MHz)</text:p>
                </table:table-cell>
                <table:covered-table-cell/>
                <table:table-cell table:style-name="BaudRate.A1" office:value-type="string">
                  <text:p text:style-name="P16">T<text:span text:style-name="T1">CY</text:span></text:p>
                </table:table-cell>
                <table:table-cell table:style-name="BaudRate.A1" office:value-type="string">
                  <text:p text:style-name="P16">T0 <text:span text:style-name="T17">Prr</text:span>(1/5 T<text:span text:style-name="T1">CY</text:span>)</text:p>
                </table:table-cell>
                <table:table-cell table:style-name="BaudRate.E1" office:value-type="string">
                  <text:p text:style-name="P16">Timer <text:span text:style-name="T17">Prescaler</text:span><text:line-break/>(32 T<text:span text:style-name="T1">CY</text:span>)</text:p>
                </table:table-cell>
              </table:table-row>
            </table:table-header-rows>
            <table:table-row>
              <table:table-cell table:style-name="BaudRate.A2" office:value-type="string">
                <text:p text:style-name="P20"/>
              </table:table-cell>
              <table:table-cell table:style-name="BaudRate.B2" office:value-type="string">
                <text:p text:style-name="P20">4<text:line-break/>6<text:line-break/>8<text:line-break/>11</text:p>
              </table:table-cell>
              <table:table-cell table:style-name="BaudRate.A2" office:value-type="string">
                <text:p text:style-name="P20">3.75 µs<text:line-break/>2.50 µs<text:line-break/>1.88 µs<text:line-break/>1.36 µs</text:p>
              </table:table-cell>
              <table:table-cell table:style-name="BaudRate.A2" office:value-type="string">
                <text:p text:style-name="P20">750 <text:span text:style-name="T17">ns</text:span><text:line-break/>500 ns<text:line-break/>375 ns<text:line-break/>275 ns</text:p>
              </table:table-cell>
              <table:table-cell table:style-name="BaudRate.E2" office:value-type="string">
                <text:p text:style-name="P20">120 µs<text:line-break/>80 µs<text:line-break/>60.2 µs<text:line-break/>43.5 µs</text:p>
              </table:table-cell>
            </table:table-row>
            <table:table-row>
              <table:table-cell table:style-name="BaudRate.A2" office:value-type="string">
                <text:p text:style-name="P20">Baud<text:line-break/>Rate</text:p>
              </table:table-cell>
              <table:table-cell table:style-name="BaudRate.A2" office:value-type="string">
                <text:p text:style-name="P20">4 MHz<text:line-break/>Timer Counts +<text:line-break/>Instr. Cycles</text:p>
              </table:table-cell>
              <table:table-cell table:style-name="BaudRate.A2" office:value-type="string">
                <text:p text:style-name="P20">6 MHz<text:line-break/>Timer Counts +<text:line-break/>Instr. Cycles</text:p>
              </table:table-cell>
              <table:table-cell table:style-name="BaudRate.A2" office:value-type="string">
                <text:p text:style-name="P20">8 MHz<text:line-break/>Timer Counts +<text:line-break/>Instr. Cycles</text:p>
              </table:table-cell>
              <table:table-cell table:style-name="BaudRate.E2" office:value-type="string">
                <text:p text:style-name="P20">11 MHz<text:line-break/>Timer Counts +<text:line-break/>Instr. Cycles</text:p>
              </table:table-cell>
            </table:table-row>
            <table:table-row>
              <table:table-cell table:style-name="BaudRate.A4" office:value-type="float" office:value="110">
                <text:p text:style-name="P20">110</text:p>
              </table:table-cell>
              <table:table-cell table:style-name="BaudRate.A2" office:value-type="string">
                <text:p text:style-name="P20">75 + 24 Cycles<text:line-break/>.01% Error</text:p>
              </table:table-cell>
              <table:table-cell table:style-name="BaudRate.A2" office:value-type="string">
                <text:p text:style-name="P20">113 + 20 Cycles<text:line-break/>.01% Error</text:p>
              </table:table-cell>
              <table:table-cell table:style-name="BaudRate.A2" office:value-type="string">
                <text:p text:style-name="P20">151 + 3 Cycles<text:line-break/>.01% Error</text:p>
              </table:table-cell>
              <table:table-cell table:style-name="BaudRate.E2" office:value-type="string">
                <text:p text:style-name="P20">208 + 28 Cycles<text:line-break/>.01% Error</text:p>
              </table:table-cell>
            </table:table-row>
            <table:table-row>
              <table:table-cell table:style-name="BaudRate.A4" office:value-type="float" office:value="300">
                <text:p text:style-name="P20">300</text:p>
              </table:table-cell>
              <table:table-cell table:style-name="BaudRate.A2" office:value-type="string">
                <text:p text:style-name="P20">27 + 24 Cycles<text:line-break/>.1% Error</text:p>
              </table:table-cell>
              <table:table-cell table:style-name="BaudRate.A2" office:value-type="string">
                <text:p text:style-name="P20">41 + 21 Cycles<text:line-break/>.03% Error</text:p>
              </table:table-cell>
              <table:table-cell table:style-name="BaudRate.A2" office:value-type="string">
                <text:p text:style-name="P20">55 + 13 Cycles<text:line-break/>.01% Error</text:p>
              </table:table-cell>
              <table:table-cell table:style-name="BaudRate.E2" office:value-type="string">
                <text:p text:style-name="P20">76 + 18 Cycles<text:line-break/>.04% Error</text:p>
              </table:table-cell>
            </table:table-row>
            <table:table-row>
              <table:table-cell table:style-name="BaudRate.A4" office:value-type="float" office:value="1200">
                <text:p text:style-name="P20">1200</text:p>
              </table:table-cell>
              <table:table-cell table:style-name="BaudRate.A2" office:value-type="string">
                <text:p text:style-name="P20">6 + 30 Cycles<text:line-break/>.1% Error</text:p>
              </table:table-cell>
              <table:table-cell table:style-name="BaudRate.A2" office:value-type="string">
                <text:p text:style-name="P20">10 + 13 Cycles<text:line-break/>.1% Error</text:p>
              </table:table-cell>
              <table:table-cell table:style-name="BaudRate.A2" office:value-type="string">
                <text:p text:style-name="P20">12 + 27 Cycles<text:line-break/>.06% Error</text:p>
              </table:table-cell>
              <table:table-cell table:style-name="BaudRate.E2" office:value-type="string">
                <text:p text:style-name="P20">19 + 4 Cycles<text:line-break/>.12% Error</text:p>
              </table:table-cell>
            </table:table-row>
            <table:table-row>
              <table:table-cell table:style-name="BaudRate.A4" office:value-type="float" office:value="1800">
                <text:p text:style-name="P20">1800</text:p>
              </table:table-cell>
              <table:table-cell table:style-name="BaudRate.A2" office:value-type="string">
                <text:p text:style-name="P20">4 + 20 Cycles<text:line-break/>.1% Error</text:p>
              </table:table-cell>
              <table:table-cell table:style-name="BaudRate.A2" office:value-type="string">
                <text:p text:style-name="P20">6 + 30 Cycles<text:line-break/>.1% Error</text:p>
              </table:table-cell>
              <table:table-cell table:style-name="BaudRate.A2" office:value-type="string">
                <text:p text:style-name="P20">9 + 7 Cycles<text:line-break/>.17% Error</text:p>
              </table:table-cell>
              <table:table-cell table:style-name="BaudRate.E2" office:value-type="string">
                <text:p text:style-name="P20">12 + 24 Cycles<text:line-break/>.12% Error</text:p>
              </table:table-cell>
            </table:table-row>
            <table:table-row>
              <table:table-cell table:style-name="BaudRate.A4" office:value-type="float" office:value="2400">
                <text:p text:style-name="P20">2400</text:p>
              </table:table-cell>
              <table:table-cell table:style-name="BaudRate.A2" office:value-type="string">
                <text:p text:style-name="P20">3 + 15 Cycles<text:line-break/>.1% Error</text:p>
              </table:table-cell>
              <table:table-cell table:style-name="BaudRate.A2" office:value-type="string">
                <text:p text:style-name="P20">5 + 6 Cycles<text:line-break/>.4% Error</text:p>
              </table:table-cell>
              <table:table-cell table:style-name="BaudRate.A2" office:value-type="string">
                <text:p text:style-name="P20">6 + 24 Cycles<text:line-break/>.29% Error</text:p>
              </table:table-cell>
              <table:table-cell table:style-name="BaudRate.E2" office:value-type="string">
                <text:p text:style-name="P20">9 + 18 Cycles<text:line-break/>.12% Error</text:p>
              </table:table-cell>
            </table:table-row>
            <table:table-row>
              <table:table-cell table:style-name="BaudRate.A4" office:value-type="float" office:value="4800">
                <text:p text:style-name="P20">4800</text:p>
              </table:table-cell>
              <table:table-cell table:style-name="BaudRate.A2" office:value-type="string">
                <text:p text:style-name="P20">1 + 23 Cycles<text:line-break/>1.0% Error</text:p>
              </table:table-cell>
              <table:table-cell table:style-name="BaudRate.A2" office:value-type="string">
                <text:p text:style-name="P20">2 + 19 Cycles<text:line-break/>.4% Error</text:p>
              </table:table-cell>
              <table:table-cell table:style-name="BaudRate.A2" office:value-type="string">
                <text:p text:style-name="P20">3 + 14 Cycles<text:line-break/>.74% Error</text:p>
              </table:table-cell>
              <table:table-cell table:style-name="BaudRate.E2" office:value-type="string">
                <text:p text:style-name="P20">4 + 25 Cycles<text:line-break/>.12% Error</text:p>
              </table:table-cell>
            </table:table-row>
          </table:table>
          <text:p text:style-name="Standard2Col"/>
        </draw:text-box>
      </draw:frame>
      <draw:frame draw:style-name="fr3" draw:name="Rahmen14" text:anchor-type="page" text:anchor-page-number="14" svg:width="17.708cm" draw:z-index="19">
        <draw:text-box fo:min-height="16.72cm">
          <text:p text:style-name="Figure"><draw:frame draw:style-name="fr4" draw:name="Timing" text:anchor-type="paragraph" svg:x="0cm" svg:y="0cm" svg:width="17.708cm" svg:height="16.718cm" draw:z-index="20"><draw:image xlink:href="../images/timing_generation.eps" xlink:type="simple" xlink:show="embed" xlink:actuate="onLoad"/></draw:frame>Figure <text:sequence text:ref-name="refFigure2" text:name="Figure" text:formula="ooow:Figure+1" style:num-format="1">13</text:sequence>. MCS-48 Timing Generation and Cycle Timing</text:p>
        </draw:text-box>
      </draw:frame>
      <draw:frame draw:style-name="fr6" draw:name="Rahmen15" text:anchor-type="page" text:anchor-page-number="15" svg:width="17.591cm" draw:z-index="21">
        <draw:text-box fo:min-height="20.623cm">
          <text:p text:style-name="Figure"><draw:frame draw:style-name="fr7" draw:name="InstrTiming" text:anchor-type="paragraph" svg:y="0cm" svg:width="11.428cm" svg:height="20.138cm" draw:z-index="138"><draw:image xlink:href="../images/instr_timing.eps" xlink:type="simple" xlink:show="embed" xlink:actuate="onLoad"/></draw:frame>Figure <text:sequence text:ref-name="refFigure3" text:name="Figure" text:formula="ooow:Figure+1" style:num-format="1">14</text:sequence>. 8048AH/8049AH Instruction Timing Diagram</text:p>
        </draw:text-box>
      </draw:frame>
      <draw:frame draw:style-name="fr8" draw:name="Rahmen16" text:anchor-type="page" text:anchor-page-number="16" svg:x="0cm" svg:y="0cm" svg:width="8.289cm" draw:z-index="22">
        <draw:text-box fo:min-height="6.914cm">
          <text:p text:style-name="Figure"><draw:frame draw:style-name="fr4" draw:name="Reset" text:anchor-type="paragraph" svg:x="0cm" svg:y="0cm" svg:width="8.289cm" style:rel-width="100%" svg:height="6.907cm" style:rel-height="scale" draw:z-index="23"><draw:image xlink:href="../images/reset.eps" xlink:type="simple" xlink:show="embed" xlink:actuate="onLoad"/></draw:frame>Figure <text:sequence text:ref-name="refFigure4" text:name="Figure" text:formula="ooow:Figure+1" style:num-format="1">15</text:sequence>.</text:p>
        </draw:text-box>
      </draw:frame>
      <draw:frame draw:style-name="fr9" draw:name="Rahmen18" text:anchor-type="page" text:anchor-page-number="18" svg:width="8.289cm" draw:z-index="121">
        <draw:text-box fo:min-height="5.503cm">
          <text:p text:style-name="Figure"><draw:frame draw:style-name="fr4" draw:name="PowerDown" text:anchor-type="paragraph" svg:x="0cm" svg:y="0cm" svg:width="8.289cm" style:rel-width="100%" svg:height="5.5cm" style:rel-height="scale" draw:z-index="122"><draw:image xlink:href="../images/power_down.eps" xlink:type="simple" xlink:show="embed" xlink:actuate="onLoad"/></draw:frame>Figure <text:sequence text:ref-name="refFigure5" text:name="Figure" text:formula="ooow:Figure+1" style:num-format="1">17</text:sequence>. Power Down Sequence</text:p>
        </draw:text-box>
      </draw:frame>
      <draw:frame draw:style-name="fr10" draw:name="Rahmen20" text:anchor-type="page" text:anchor-page-number="19" svg:y="16.02cm" svg:width="8.289cm" draw:z-index="104">
        <draw:text-box fo:min-height="8.29cm">
          <text:p text:style-name="Figure"><draw:frame draw:style-name="fr4" draw:name="LogicSym" text:anchor-type="paragraph" svg:x="0cm" svg:y="0cm" svg:width="8.289cm" style:rel-width="100%" svg:height="8.289cm" style:rel-height="scale" draw:z-index="105"><draw:image xlink:href="../images/symbol.eps" xlink:type="simple" xlink:show="embed" xlink:actuate="onLoad"/></draw:frame>Figure <text:sequence text:ref-name="refFigure6" text:name="Figure" text:formula="ooow:Figure+1" style:num-format="1">19</text:sequence>. 8048AH and 8049AH Logic Symbol</text:p>
        </draw:text-box>
      </draw:frame>
      <draw:frame draw:style-name="fr11" draw:name="Rahmen25" text:anchor-type="page" text:anchor-page-number="23" svg:y="12cm" svg:width="17.598cm" draw:z-index="110">
        <draw:text-box fo:min-height="4.8cm">
          <text:p text:style-name="Table">Table <text:sequence text:ref-name="refTable1" text:name="Table" text:formula="ooow:Table+1" style:num-format="1">4</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table-cell table:style-name="DCSpec8748.A1" office:value-type="string">
                <text:p text:style-name="P18">Symbol</text:p>
              </table:table-cell>
              <table:table-cell table:style-name="DCSpec8748.A1" office:value-type="string">
                <text:p text:style-name="P21">Parameter</text:p>
              </table:table-cell>
              <table:table-cell table:style-name="DCSpec8748.A1" office:value-type="string">
                <text:p text:style-name="P18">Min</text:p>
              </table:table-cell>
              <table:table-cell table:style-name="DCSpec8748.A1" office:value-type="string">
                <text:p text:style-name="P18">Max</text:p>
              </table:table-cell>
              <table:table-cell table:style-name="DCSpec8748.A1" office:value-type="string">
                <text:p text:style-name="P18">Unit</text:p>
              </table:table-cell>
              <table:table-cell table:style-name="DCSpec8748.F1" office:value-type="string">
                <text:p text:style-name="P18">Test Conditions</text:p>
              </table:table-cell>
            </table:table-row>
            <table:table-row>
              <table:table-cell table:style-name="DCSpec8748.A2" office:value-type="string">
                <text:p text:style-name="P30">V<text:span text:style-name="T1">DDH</text:span></text:p>
              </table:table-cell>
              <table:table-cell table:style-name="DCSpec8748.A2" office:value-type="string">
                <text:p text:style-name="P30">V<text:span text:style-name="T1">DD</text:span> Program Voltage High Level</text:p>
              </table:table-cell>
              <table:table-cell table:style-name="DCSpec8748.C2" office:value-type="float" office:value="0">
                <text:p text:style-name="P20">20.5</text:p>
              </table:table-cell>
              <table:table-cell table:style-name="DCSpec8748.C2" office:value-type="float" office:value="0">
                <text:p text:style-name="P20">21.5</text:p>
              </table:table-cell>
              <table:table-cell table:style-name="DCSpec8748.E2" office:value-type="float" office:value="0">
                <text:p text:style-name="P20">V</text:p>
              </table:table-cell>
              <table:table-cell table:style-name="DCSpec8748.F2" office:value-type="string">
                <text:p text:style-name="TableCont2col"/>
              </table:table-cell>
            </table:table-row>
            <table:table-row>
              <table:table-cell table:style-name="DCSpec8748.A2" office:value-type="string">
                <text:p text:style-name="P30">V<text:span text:style-name="T1">DDL</text:span></text:p>
              </table:table-cell>
              <table:table-cell table:style-name="DCSpec8748.A2" office:value-type="string">
                <text:p text:style-name="P30">V<text:span text:style-name="T1">DD</text:span> Voltage Low Level</text:p>
              </table:table-cell>
              <table:table-cell table:style-name="DCSpec8748.E2" office:value-type="float" office:value="0">
                <text:p text:style-name="P20">4.75</text:p>
              </table:table-cell>
              <table:table-cell table:style-name="DCSpec8748.E2" office:value-type="float" office:value="0">
                <text:p text:style-name="P20">5.25</text:p>
              </table:table-cell>
              <table:table-cell table:style-name="DCSpec8748.E2" office:value-type="float" office:value="0">
                <text:p text:style-name="P20">V</text:p>
              </table:table-cell>
              <table:table-cell table:style-name="DCSpec8748.F2" office:value-type="string">
                <text:p text:style-name="TableCont2col"/>
              </table:table-cell>
            </table:table-row>
            <table:table-row>
              <table:table-cell table:style-name="DCSpec8748.A2" office:value-type="string">
                <text:p text:style-name="P30">V<text:span text:style-name="T1">PH</text:span></text:p>
              </table:table-cell>
              <table:table-cell table:style-name="DCSpec8748.A2" office:value-type="string">
                <text:p text:style-name="P30">PROG Program Voltage High Level</text:p>
              </table:table-cell>
              <table:table-cell table:style-name="DCSpec8748.E2" office:value-type="float" office:value="0">
                <text:p text:style-name="P20">17.5</text:p>
              </table:table-cell>
              <table:table-cell table:style-name="DCSpec8748.E2" office:value-type="float" office:value="0">
                <text:p text:style-name="P20">18.5</text:p>
              </table:table-cell>
              <table:table-cell table:style-name="DCSpec8748.E2" office:value-type="float" office:value="0">
                <text:p text:style-name="P20">V</text:p>
              </table:table-cell>
              <table:table-cell table:style-name="DCSpec8748.F2" office:value-type="string">
                <text:p text:style-name="TableCont2col"/>
              </table:table-cell>
            </table:table-row>
            <table:table-row>
              <table:table-cell table:style-name="DCSpec8748.A2" office:value-type="string">
                <text:p text:style-name="P30">V<text:span text:style-name="T1">PL</text:span></text:p>
              </table:table-cell>
              <table:table-cell table:style-name="DCSpec8748.A2" office:value-type="string">
                <text:p text:style-name="P30">PROG Voltage Low Level</text:p>
              </table:table-cell>
              <table:table-cell table:style-name="DCSpec8748.E2" office:value-type="float" office:value="0">
                <text:p text:style-name="P20">4.0</text:p>
              </table:table-cell>
              <table:table-cell table:style-name="DCSpec8748.E2" office:value-type="float" office:value="0">
                <text:p text:style-name="P20">V<text:span text:style-name="T9">CC</text:span></text:p>
              </table:table-cell>
              <table:table-cell table:style-name="DCSpec8748.E2" office:value-type="float" office:value="0">
                <text:p text:style-name="P20">V</text:p>
              </table:table-cell>
              <table:table-cell table:style-name="DCSpec8748.F2" office:value-type="string">
                <text:p text:style-name="TableCont2col"/>
              </table:table-cell>
            </table:table-row>
            <table:table-row>
              <table:table-cell table:style-name="DCSpec8748.A2" office:value-type="string">
                <text:p text:style-name="P30">V<text:span text:style-name="T1">EAH</text:span></text:p>
              </table:table-cell>
              <table:table-cell table:style-name="DCSpec8748.A2" office:value-type="string">
                <text:p text:style-name="P30">EA Program or Verify Voltage High Level</text:p>
              </table:table-cell>
              <table:table-cell table:style-name="DCSpec8748.E2" office:value-type="float" office:value="0">
                <text:p text:style-name="P20">17.5</text:p>
              </table:table-cell>
              <table:table-cell table:style-name="DCSpec8748.E2" office:value-type="float" office:value="0">
                <text:p text:style-name="P20">18.5</text:p>
              </table:table-cell>
              <table:table-cell table:style-name="DCSpec8748.E2" office:value-type="float" office:value="0">
                <text:p text:style-name="P20">V</text:p>
              </table:table-cell>
              <table:table-cell table:style-name="DCSpec8748.F2" office:value-type="string">
                <text:p text:style-name="TableCont2col"/>
              </table:table-cell>
            </table:table-row>
            <table:table-row>
              <table:table-cell table:style-name="DCSpec8748.A2" office:value-type="string">
                <text:p text:style-name="P30">I<text:span text:style-name="T1">DD</text:span></text:p>
              </table:table-cell>
              <table:table-cell table:style-name="DCSpec8748.A2" office:value-type="string">
                <text:p text:style-name="P30">V<text:span text:style-name="T1">DD</text:span> High Voltage Supply Current</text:p>
              </table:table-cell>
              <table:table-cell table:style-name="DCSpec8748.E2">
                <text:p text:style-name="P20"/>
              </table:table-cell>
              <table:table-cell table:style-name="DCSpec8748.E2" office:value-type="float" office:value="0">
                <text:p text:style-name="P20">20.0</text:p>
              </table:table-cell>
              <table:table-cell table:style-name="DCSpec8748.E2" office:value-type="float" office:value="0">
                <text:p text:style-name="P22">mA</text:p>
              </table:table-cell>
              <table:table-cell table:style-name="DCSpec8748.F2" office:value-type="string">
                <text:p text:style-name="TableCont2col"/>
              </table:table-cell>
            </table:table-row>
            <table:table-row>
              <table:table-cell table:style-name="DCSpec8748.A2" office:value-type="string">
                <text:p text:style-name="P30">I<text:span text:style-name="T1">PROG</text:span></text:p>
              </table:table-cell>
              <table:table-cell table:style-name="DCSpec8748.A2" office:value-type="string">
                <text:p text:style-name="P30">PROG High Voltage Supply Current</text:p>
              </table:table-cell>
              <table:table-cell table:style-name="DCSpec8748.E2">
                <text:p text:style-name="P20"/>
              </table:table-cell>
              <table:table-cell table:style-name="DCSpec8748.E2" office:value-type="float" office:value="0">
                <text:p text:style-name="P20">1.0</text:p>
              </table:table-cell>
              <table:table-cell table:style-name="DCSpec8748.E2" office:value-type="float" office:value="0">
                <text:p text:style-name="P20">mA</text:p>
              </table:table-cell>
              <table:table-cell table:style-name="DCSpec8748.F2" office:value-type="string">
                <text:p text:style-name="TableCont2col"/>
              </table:table-cell>
            </table:table-row>
            <table:table-row>
              <table:table-cell table:style-name="DCSpec8748.A2" office:value-type="string">
                <text:p text:style-name="P30">I<text:span text:style-name="T1">EA</text:span></text:p>
              </table:table-cell>
              <table:table-cell table:style-name="DCSpec8748.A2" office:value-type="string">
                <text:p text:style-name="P30">EA High Voltage Supply Current</text:p>
              </table:table-cell>
              <table:table-cell table:style-name="DCSpec8748.E2">
                <text:p text:style-name="P20"/>
              </table:table-cell>
              <table:table-cell table:style-name="DCSpec8748.E2" office:value-type="float" office:value="0">
                <text:p text:style-name="P20">1.0</text:p>
              </table:table-cell>
              <table:table-cell table:style-name="DCSpec8748.E2" office:value-type="float" office:value="0">
                <text:p text:style-name="P20">mA</text:p>
              </table:table-cell>
              <table:table-cell table:style-name="DCSpec8748.F2" office:value-type="string">
                <text:p text:style-name="TableCont2col"/>
              </table:table-cell>
            </table:table-row>
          </table:table>
          <text:p text:style-name="Standard2Col">T<text:span text:style-name="T1">A</text:span> = 25 <text:span text:style-name="T2">°</text:span>C; V<text:span text:style-name="T1">CC</text:span> = 5 V ±5%; V<text:span text:style-name="T1">DD</text:span> = 21 V ±5%</text:p>
        </draw:text-box>
      </draw:frame>
      <draw:frame draw:style-name="fr12" draw:name="Rahmen29" text:anchor-type="page" text:anchor-page-number="27" svg:y="0cm" svg:width="18.2cm" draw:z-index="111">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table-cell table:style-name="InstrSet4.A1" office:value-type="string">
                <text:p text:style-name="P32"/>
              </table:table-cell>
              <table:table-cell table:style-name="InstrSet4.A1" office:value-type="string">
                <text:p text:style-name="P32"/>
              </table:table-cell>
              <table:table-cell table:style-name="InstrSet4.A1" office:value-type="string">
                <text:p text:style-name="P32"/>
              </table:table-cell>
              <table:table-cell table:style-name="InstrSet4.A1" table:number-columns-spanned="8" office:value-type="string">
                <text:p text:style-name="P33">Instruction Code</text:p>
              </table:table-cell>
              <table:covered-table-cell/>
              <table:covered-table-cell/>
              <table:covered-table-cell/>
              <table:covered-table-cell/>
              <table:covered-table-cell/>
              <table:covered-table-cell/>
              <table:covered-table-cell/>
              <table:table-cell table:style-name="InstrSet4.A1" office:value-type="string">
                <text:p text:style-name="P32"/>
              </table:table-cell>
              <table:table-cell table:style-name="InstrSet4.A1" office:value-type="string">
                <text:p text:style-name="P32"/>
              </table:table-cell>
              <table:table-cell table:style-name="InstrSet4.A1" table:number-columns-spanned="4" office:value-type="string">
                <text:p text:style-name="P33">Flags</text:p>
              </table:table-cell>
              <table:covered-table-cell/>
              <table:covered-table-cell/>
              <table:covered-table-cell/>
            </table:table-row>
            <table:table-row>
              <table:table-cell table:style-name="InstrSet4.A2" office:value-type="string">
                <text:p text:style-name="P33">Mnemonic</text:p>
              </table:table-cell>
              <table:table-cell table:style-name="InstrSet4.A2" office:value-type="string">
                <text:p text:style-name="P33">Function</text:p>
              </table:table-cell>
              <table:table-cell table:style-name="InstrSet4.A2" office:value-type="string">
                <text:p text:style-name="P33">Description</text:p>
              </table:table-cell>
              <table:table-cell table:style-name="InstrSet4.A2" office:value-type="string">
                <text:p text:style-name="P33">D<text:span text:style-name="T18">7</text:span></text:p>
              </table:table-cell>
              <table:table-cell table:style-name="InstrSet4.A2" office:value-type="string">
                <text:p text:style-name="P33">D<text:span text:style-name="T18">6</text:span></text:p>
              </table:table-cell>
              <table:table-cell table:style-name="InstrSet4.A2" office:value-type="string">
                <text:p text:style-name="P33">D<text:span text:style-name="T18">5</text:span></text:p>
              </table:table-cell>
              <table:table-cell table:style-name="InstrSet4.A2" office:value-type="string">
                <text:p text:style-name="P33">D<text:span text:style-name="T18">4</text:span></text:p>
              </table:table-cell>
              <table:table-cell table:style-name="InstrSet4.A2" office:value-type="string">
                <text:p text:style-name="P33">D<text:span text:style-name="T18">3</text:span></text:p>
              </table:table-cell>
              <table:table-cell table:style-name="InstrSet4.A2" office:value-type="string">
                <text:p text:style-name="P33">D<text:span text:style-name="T18">2</text:span></text:p>
              </table:table-cell>
              <table:table-cell table:style-name="InstrSet4.A2" office:value-type="string">
                <text:p text:style-name="P33">D<text:span text:style-name="T18">1</text:span></text:p>
              </table:table-cell>
              <table:table-cell table:style-name="InstrSet4.A2" office:value-type="string">
                <text:p text:style-name="P33">D<text:span text:style-name="T18">0</text:span></text:p>
              </table:table-cell>
              <table:table-cell table:style-name="InstrSet4.A2" office:value-type="string">
                <text:p text:style-name="P33">Cycles</text:p>
              </table:table-cell>
              <table:table-cell table:style-name="InstrSet4.A2" office:value-type="string">
                <text:p text:style-name="P33">Bytes</text:p>
              </table:table-cell>
              <table:table-cell table:style-name="InstrSet4.A2" office:value-type="string">
                <text:p text:style-name="P33">C</text:p>
              </table:table-cell>
              <table:table-cell table:style-name="InstrSet4.A2" office:value-type="string">
                <text:p text:style-name="P33">AC</text:p>
              </table:table-cell>
              <table:table-cell table:style-name="InstrSet4.A2" office:value-type="string">
                <text:p text:style-name="P33">F0</text:p>
              </table:table-cell>
              <table:table-cell table:style-name="InstrSet4.A2" office:value-type="string">
                <text:p text:style-name="P33">F1</text:p>
              </table:table-cell>
            </table:table-row>
            <table:table-row>
              <table:table-cell table:style-name="InstrSet4.A2" table:number-columns-spanned="17" office:value-type="string">
                <text:p text:style-name="P33">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4.A4" office:value-type="string">
                <text:p text:style-name="P39">MOV A, = data</text:p>
              </table:table-cell>
              <table:table-cell table:style-name="InstrSet4.A4" office:value-type="string">
                <text:p text:style-name="P35">(A) ← data</text:p>
              </table:table-cell>
              <table:table-cell table:style-name="InstrSet4.A4" office:value-type="string">
                <text:p text:style-name="P36">Move immediate the specified data into<text:line-break/>the Accumulator.</text:p>
              </table:table-cell>
              <table:table-cell table:style-name="InstrSet4.A4" office:value-type="string">
                <text:p text:style-name="InstrTableCont2col">0<text:line-break/>d<text:span text:style-name="T18">7</text:span></text:p>
              </table:table-cell>
              <table:table-cell table:style-name="InstrSet4.A4" office:value-type="string">
                <text:p text:style-name="InstrTableCont2col">0<text:line-break/>d<text:span text:style-name="T18">6</text:span></text:p>
              </table:table-cell>
              <table:table-cell table:style-name="InstrSet4.A4" office:value-type="string">
                <text:p text:style-name="InstrTableCont2col">1<text:line-break/>d<text:span text:style-name="T18">5</text:span></text:p>
              </table:table-cell>
              <table:table-cell table:style-name="InstrSet4.A4" office:value-type="string">
                <text:p text:style-name="InstrTableCont2col">0<text:line-break/>d<text:span text:style-name="T18">4</text:span></text:p>
              </table:table-cell>
              <table:table-cell table:style-name="InstrSet4.A4" office:value-type="string">
                <text:p text:style-name="InstrTableCont2col">0<text:line-break/>d<text:span text:style-name="T18">3</text:span></text:p>
              </table:table-cell>
              <table:table-cell table:style-name="InstrSet4.A4" office:value-type="string">
                <text:p text:style-name="InstrTableCont2col">0<text:line-break/>d<text:span text:style-name="T18">2</text:span></text:p>
              </table:table-cell>
              <table:table-cell table:style-name="InstrSet4.A4" office:value-type="string">
                <text:p text:style-name="InstrTableCont2col">1<text:line-break/>d<text:span text:style-name="T18">1</text:span></text:p>
              </table:table-cell>
              <table:table-cell table:style-name="InstrSet4.A4" office:value-type="string">
                <text:p text:style-name="InstrTableCont2col">1<text:line-break/>d<text:span text:style-name="T18">0</text:span></text:p>
              </table:table-cell>
              <table:table-cell table:style-name="InstrSet4.L4" office:value-type="float" office:value="2">
                <text:p text:style-name="InstrTableCont2col">2</text:p>
              </table:table-cell>
              <table:table-cell table:style-name="InstrSet4.L4" office:value-type="float" office:value="2">
                <text:p text:style-name="InstrTableCont2col">2</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A, Rr</text:p>
              </table:table-cell>
              <table:table-cell table:style-name="InstrSet4.A4" office:value-type="string">
                <text:p text:style-name="P35">(A) ← (Rr); r = 0 – 7</text:p>
              </table:table-cell>
              <table:table-cell table:style-name="InstrSet4.A4" office:value-type="string">
                <text:p text:style-name="P36">Move the contents of the designated<text:line-break/>register into the Accumulato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r</text:p>
              </table:table-cell>
              <table:table-cell table:style-name="InstrSet4.A4" office:value-type="string">
                <text:p text:style-name="InstrTableCont2col">r</text:p>
              </table:table-cell>
              <table:table-cell table:style-name="InstrSet4.A4" office:value-type="string">
                <text:p text:style-name="InstrTableCont2col">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A, @ Rr</text:p>
              </table:table-cell>
              <table:table-cell table:style-name="InstrSet4.A4" office:value-type="string">
                <text:p text:style-name="P35">(A) ← ((Rr)); r = 0 – 1</text:p>
              </table:table-cell>
              <table:table-cell table:style-name="InstrSet4.A4" office:value-type="string">
                <text:p text:style-name="P36">Move indirect the contents of data<text:line-break/>memory location into the Accumulator.</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A4" office:value-type="string">
                <text:p text:style-name="P37">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A, PSW</text:p>
              </table:table-cell>
              <table:table-cell table:style-name="InstrSet4.A4" office:value-type="string">
                <text:p text:style-name="P35">(A) ← (PSW)</text:p>
              </table:table-cell>
              <table:table-cell table:style-name="InstrSet4.A4" office:value-type="string">
                <text:p text:style-name="P36">Move contents of the Program Status<text:line-break/>Word into the Accumulator.</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Rr, = data</text:p>
              </table:table-cell>
              <table:table-cell table:style-name="InstrSet4.A4" office:value-type="string">
                <text:p text:style-name="P36">(Rr) <text:span text:style-name="T13">← data; r = 0 – 7</text:span></text:p>
              </table:table-cell>
              <table:table-cell table:style-name="InstrSet4.A4" office:value-type="string">
                <text:p text:style-name="P36">Move immediate the specified data into<text:line-break/>the designated register.</text:p>
              </table:table-cell>
              <table:table-cell table:style-name="InstrSet4.A4" office:value-type="string">
                <text:p text:style-name="InstrTableCont2col">1<text:line-break/>d<text:span text:style-name="T18">7</text:span></text:p>
              </table:table-cell>
              <table:table-cell table:style-name="InstrSet4.A4" office:value-type="string">
                <text:p text:style-name="InstrTableCont2col">0<text:line-break/>d<text:span text:style-name="T18">6</text:span></text:p>
              </table:table-cell>
              <table:table-cell table:style-name="InstrSet4.A4" office:value-type="string">
                <text:p text:style-name="InstrTableCont2col">1<text:line-break/>d<text:span text:style-name="T18">5</text:span></text:p>
              </table:table-cell>
              <table:table-cell table:style-name="InstrSet4.A4" office:value-type="string">
                <text:p text:style-name="InstrTableCont2col">1<text:line-break/>d<text:span text:style-name="T18">4</text:span></text:p>
              </table:table-cell>
              <table:table-cell table:style-name="InstrSet4.A4" office:value-type="string">
                <text:p text:style-name="InstrTableCont2col">1<text:line-break/>d<text:span text:style-name="T18">3</text:span></text:p>
              </table:table-cell>
              <table:table-cell table:style-name="InstrSet4.A4" office:value-type="string">
                <text:p text:style-name="InstrTableCont2col">r<text:line-break/>d<text:span text:style-name="T18">2</text:span></text:p>
              </table:table-cell>
              <table:table-cell table:style-name="InstrSet4.A4" office:value-type="string">
                <text:p text:style-name="InstrTableCont2col">r<text:line-break/>d<text:span text:style-name="T18">1</text:span></text:p>
              </table:table-cell>
              <table:table-cell table:style-name="InstrSet4.A4" office:value-type="string">
                <text:p text:style-name="InstrTableCont2col">r<text:line-break/>d<text:span text:style-name="T18">0</text:span></text:p>
              </table:table-cell>
              <table:table-cell table:style-name="InstrSet4.L4" office:value-type="float" office:value="2">
                <text:p text:style-name="InstrTableCont2col">2</text:p>
              </table:table-cell>
              <table:table-cell table:style-name="InstrSet4.L4" office:value-type="float" office:value="2">
                <text:p text:style-name="InstrTableCont2col">2</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Rr, A</text:p>
              </table:table-cell>
              <table:table-cell table:style-name="InstrSet4.A4" office:value-type="string">
                <text:p text:style-name="P36">(Rr) <text:span text:style-name="T13">← (A); r = 0 – 7</text:span></text:p>
              </table:table-cell>
              <table:table-cell table:style-name="InstrSet4.A4" office:value-type="string">
                <text:p text:style-name="P36">Move Accumulator contents into the<text:line-break/>designated register.</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A4" office:value-type="string">
                <text:p text:style-name="P37">r</text:p>
              </table:table-cell>
              <table:table-cell table:style-name="InstrSet4.A4" office:value-type="string">
                <text:p text:style-name="P37">r</text:p>
              </table:table-cell>
              <table:table-cell table:style-name="InstrSet4.A4" office:value-type="string">
                <text:p text:style-name="P37">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 Rr, A</text:p>
              </table:table-cell>
              <table:table-cell table:style-name="InstrSet4.A4" office:value-type="string">
                <text:p text:style-name="P36">((Rr)) <text:span text:style-name="T13">← (A); r = 0 – 1</text:span></text:p>
              </table:table-cell>
              <table:table-cell table:style-name="InstrSet4.A4" office:value-type="string">
                <text:p text:style-name="P36">Move indirect Accumulator contents<text:line-break/>into data memory location.</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A4" office:value-type="string">
                <text:p text:style-name="P37">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text:s/>@ Rr, = data</text:p>
              </table:table-cell>
              <table:table-cell table:style-name="InstrSet4.A4" office:value-type="string">
                <text:p text:style-name="P35">((Rr)) ← data; r = 0 – 1</text:p>
              </table:table-cell>
              <table:table-cell table:style-name="InstrSet4.A4" office:value-type="string">
                <text:p text:style-name="P36">Move immediate the specified data into<text:line-break/>data memory.</text:p>
              </table:table-cell>
              <table:table-cell table:style-name="InstrSet4.A4" office:value-type="string">
                <text:p text:style-name="InstrTableCont2col">1<text:line-break/>d<text:span text:style-name="T18">7</text:span></text:p>
              </table:table-cell>
              <table:table-cell table:style-name="InstrSet4.A4" office:value-type="string">
                <text:p text:style-name="InstrTableCont2col">0<text:line-break/>d<text:span text:style-name="T18">6</text:span></text:p>
              </table:table-cell>
              <table:table-cell table:style-name="InstrSet4.A4" office:value-type="string">
                <text:p text:style-name="InstrTableCont2col">1<text:line-break/>d<text:span text:style-name="T18">5</text:span></text:p>
              </table:table-cell>
              <table:table-cell table:style-name="InstrSet4.A4" office:value-type="string">
                <text:p text:style-name="InstrTableCont2col">1<text:line-break/>d<text:span text:style-name="T18">4</text:span></text:p>
              </table:table-cell>
              <table:table-cell table:style-name="InstrSet4.A4" office:value-type="string">
                <text:p text:style-name="InstrTableCont2col">0<text:line-break/>d<text:span text:style-name="T18">3</text:span></text:p>
              </table:table-cell>
              <table:table-cell table:style-name="InstrSet4.A4" office:value-type="string">
                <text:p text:style-name="InstrTableCont2col">0<text:line-break/>d<text:span text:style-name="T18">2</text:span></text:p>
              </table:table-cell>
              <table:table-cell table:style-name="InstrSet4.A4" office:value-type="string">
                <text:p text:style-name="InstrTableCont2col">0<text:line-break/>d<text:span text:style-name="T18">1</text:span></text:p>
              </table:table-cell>
              <table:table-cell table:style-name="InstrSet4.A4" office:value-type="string">
                <text:p text:style-name="InstrTableCont2col">r<text:line-break/>d<text:span text:style-name="T18">0</text:span></text:p>
              </table:table-cell>
              <table:table-cell table:style-name="InstrSet4.L4" office:value-type="float" office:value="2">
                <text:p text:style-name="InstrTableCont2col">2</text:p>
              </table:table-cell>
              <table:table-cell table:style-name="InstrSet4.L4" office:value-type="float" office:value="2">
                <text:p text:style-name="InstrTableCont2col">2</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 PSW, A</text:p>
              </table:table-cell>
              <table:table-cell table:style-name="InstrSet4.A4" office:value-type="string">
                <text:p text:style-name="P35">(PSW) ← (A)</text:p>
              </table:table-cell>
              <table:table-cell table:style-name="InstrSet4.A4" office:value-type="string">
                <text:p text:style-name="P36">Move contents of Accumulator into the<text:line-break/>Program Status Word.</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P A, @ A</text:p>
              </table:table-cell>
              <table:table-cell table:style-name="InstrSet4.A4" office:value-type="string">
                <text:p text:style-name="P35">(PC 0 – 7) ← (A)<text:line-break/>(A) ← ((PC))</text:p>
              </table:table-cell>
              <table:table-cell table:style-name="InstrSet4.A4" office:value-type="string">
                <text:p text:style-name="P36">Move data in the current page into the<text:line-break/>Accumulator.</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2">
                <text:p text:style-name="InstrTableCont2col">2</text:p>
              </table:table-cell>
              <table:table-cell table:style-name="InstrSet4.L4" office:value-type="float" office:value="1">
                <text:p text:style-name="InstrTableCont2col">1</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P3 A, @ A</text:p>
              </table:table-cell>
              <table:table-cell table:style-name="InstrSet4.A4" office:value-type="string">
                <text:p text:style-name="P35">(PC 0 – 7) ← (A)<text:line-break/>(PC 8 – 10) ← 011<text:line-break/>(A) ← ((PC))</text:p>
              </table:table-cell>
              <table:table-cell table:style-name="InstrSet4.A4" office:value-type="string">
                <text:p text:style-name="P36">Move Program data in Page 3 into the<text:line-break/>Accumulator.</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1">
                <text:p text:style-name="P37">1</text:p>
              </table:table-cell>
              <table:table-cell table:style-name="InstrSet4.L4" office:value-type="float" office:value="2">
                <text:p text:style-name="InstrTableCont2col">2</text:p>
              </table:table-cell>
              <table:table-cell table:style-name="InstrSet4.L4" office:value-type="float" office:value="1">
                <text:p text:style-name="InstrTableCont2col">1</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X A, @ Rr</text:p>
              </table:table-cell>
              <table:table-cell table:style-name="InstrSet4.A4" office:value-type="string">
                <text:p text:style-name="P35">(A) ← ((Rr)); r = 0 – 1</text:p>
              </table:table-cell>
              <table:table-cell table:style-name="InstrSet4.A4" office:value-type="string">
                <text:p text:style-name="P36">Move indirect the contents of external<text:line-break/>data memory into the Accumulator.</text:p>
              </table:table-cell>
              <table:table-cell table:style-name="InstrSet4.L4" office:value-type="float" office:value="1">
                <text:p text:style-name="InstrTableCont2col">1</text:p>
              </table:table-cell>
              <table:table-cell table:style-name="InstrSet4.L4" office:value-type="float" office:value="0">
                <text:p text:style-name="InstrTableCont2col">0</text:p>
              </table:table-cell>
              <table:table-cell table:style-name="InstrSet4.L4" office:value-type="float" office:value="0">
                <text:p text:style-name="InstrTableCont2col">0</text:p>
              </table:table-cell>
              <table:table-cell table:style-name="InstrSet4.L4" office:value-type="float" office:value="0">
                <text:p text:style-name="InstrTableCont2col">0</text:p>
              </table:table-cell>
              <table:table-cell table:style-name="InstrSet4.L4" office:value-type="float" office:value="0">
                <text:p text:style-name="InstrTableCont2col">0</text:p>
              </table:table-cell>
              <table:table-cell table:style-name="InstrSet4.L4" office:value-type="float" office:value="0">
                <text:p text:style-name="InstrTableCont2col">0</text:p>
              </table:table-cell>
              <table:table-cell table:style-name="InstrSet4.L4" office:value-type="float" office:value="0">
                <text:p text:style-name="InstrTableCont2col">0</text:p>
              </table:table-cell>
              <table:table-cell table:style-name="InstrSet4.A4" office:value-type="string">
                <text:p text:style-name="InstrTableCont2col">r</text:p>
              </table:table-cell>
              <table:table-cell table:style-name="InstrSet4.L4" office:value-type="float" office:value="2">
                <text:p text:style-name="InstrTableCont2col">2</text:p>
              </table:table-cell>
              <table:table-cell table:style-name="InstrSet4.L4" office:value-type="float" office:value="1">
                <text:p text:style-name="InstrTableCont2col">1</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MOVX <text:s/>@ Rr, A</text:p>
              </table:table-cell>
              <table:table-cell table:style-name="InstrSet4.A4" office:value-type="string">
                <text:p text:style-name="P35">((Rr)) ← (A); r = 0 – 1</text:p>
              </table:table-cell>
              <table:table-cell table:style-name="InstrSet4.A4" office:value-type="string">
                <text:p text:style-name="P36">Move indirect the contents of the<text:line-break/>Accumulator into external data memory.</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A4" office:value-type="string">
                <text:p text:style-name="P37">r</text:p>
              </table:table-cell>
              <table:table-cell table:style-name="InstrSet4.L4" office:value-type="float" office:value="2">
                <text:p text:style-name="InstrTableCont2col">2</text:p>
              </table:table-cell>
              <table:table-cell table:style-name="InstrSet4.L4" office:value-type="float" office:value="1">
                <text:p text:style-name="InstrTableCont2col">1</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XCH A, Rr</text:p>
              </table:table-cell>
              <table:table-cell table:style-name="InstrSet4.A4" office:value-type="string">
                <text:p text:style-name="P35">(A) ⇄ (Rr); r = 0 – 7</text:p>
              </table:table-cell>
              <table:table-cell table:style-name="InstrSet4.A4" office:value-type="string">
                <text:p text:style-name="P36">Exchange the Accumulator and<text:line-break/>designated register's contents.</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A4" office:value-type="string">
                <text:p text:style-name="P37">r</text:p>
              </table:table-cell>
              <table:table-cell table:style-name="InstrSet4.A4" office:value-type="string">
                <text:p text:style-name="P37">r</text:p>
              </table:table-cell>
              <table:table-cell table:style-name="InstrSet4.A4" office:value-type="string">
                <text:p text:style-name="P37">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XCH A, @ Rr</text:p>
              </table:table-cell>
              <table:table-cell table:style-name="InstrSet4.A4" office:value-type="string">
                <text:p text:style-name="P35">(A) ⇄ ((Rr)); r = 0 – 1</text:p>
              </table:table-cell>
              <table:table-cell table:style-name="InstrSet4.A4" office:value-type="string">
                <text:p text:style-name="P36">Exchange indirect contents <text:s/>of Accumu­lator and location in data memory.</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1">
                <text:p text:style-name="P37">1</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L4" office:value-type="float" office:value="0">
                <text:p text:style-name="P37">0</text:p>
              </table:table-cell>
              <table:table-cell table:style-name="InstrSet4.A4" office:value-type="string">
                <text:p text:style-name="P37">r</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19" office:value-type="string">
                <text:p text:style-name="P39">XCHD A, @ Rr</text:p>
              </table:table-cell>
              <table:table-cell table:style-name="InstrSet4.A19" office:value-type="string">
                <text:p text:style-name="P35">(A 0 – 3) ⇄ ((Rr)(0 – 3))<text:line-break/>r = 0 – 1</text:p>
              </table:table-cell>
              <table:table-cell table:style-name="InstrSet4.A19" office:value-type="string">
                <text:p text:style-name="P36">Exchange indirect 4-bit contents of<text:line-break/>Accumulator and data memory.</text:p>
              </table:table-cell>
              <table:table-cell table:style-name="InstrSet4.D19" office:value-type="float" office:value="0">
                <text:p text:style-name="P37">0</text:p>
              </table:table-cell>
              <table:table-cell table:style-name="InstrSet4.D19" office:value-type="float" office:value="0">
                <text:p text:style-name="P37">0</text:p>
              </table:table-cell>
              <table:table-cell table:style-name="InstrSet4.D19" office:value-type="float" office:value="1">
                <text:p text:style-name="P37">1</text:p>
              </table:table-cell>
              <table:table-cell table:style-name="InstrSet4.D19" office:value-type="float" office:value="1">
                <text:p text:style-name="P37">1</text:p>
              </table:table-cell>
              <table:table-cell table:style-name="InstrSet4.D19" office:value-type="float" office:value="0">
                <text:p text:style-name="P37">0</text:p>
              </table:table-cell>
              <table:table-cell table:style-name="InstrSet4.D19" office:value-type="float" office:value="0">
                <text:p text:style-name="P37">0</text:p>
              </table:table-cell>
              <table:table-cell table:style-name="InstrSet4.D19" office:value-type="float" office:value="0">
                <text:p text:style-name="P37">0</text:p>
              </table:table-cell>
              <table:table-cell table:style-name="InstrSet4.A19" office:value-type="string">
                <text:p text:style-name="P37">r</text:p>
              </table:table-cell>
              <table:table-cell table:style-name="InstrSet4.D19" office:value-type="float" office:value="1">
                <text:p text:style-name="InstrTableCont2col">1</text:p>
              </table:table-cell>
              <table:table-cell table:style-name="InstrSet4.D19" office:value-type="float" office:value="1">
                <text:p text:style-name="InstrTableCont2col">1</text:p>
              </table:table-cell>
              <table:table-cell table:style-name="InstrSet4.A19" office:value-type="string">
                <text:p text:style-name="InstrTableCont2col"/>
              </table:table-cell>
              <table:table-cell table:style-name="InstrSet4.A19" office:value-type="string">
                <text:p text:style-name="InstrTableCont2col"/>
              </table:table-cell>
              <table:table-cell table:style-name="InstrSet4.A19" office:value-type="string">
                <text:p text:style-name="InstrTableCont2col"/>
              </table:table-cell>
              <table:table-cell table:style-name="InstrSet4.A19" office:value-type="string">
                <text:p text:style-name="InstrTableCont2col"/>
              </table:table-cell>
            </table:table-row>
            <table:table-row>
              <table:table-cell table:style-name="InstrSet4.A20" table:number-columns-spanned="17" office:value-type="string">
                <text:p text:style-name="P40">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4.A4" office:value-type="string">
                <text:p text:style-name="P39">CPL C</text:p>
              </table:table-cell>
              <table:table-cell table:style-name="InstrSet4.A4" office:value-type="string">
                <text:p text:style-name="P35">(C) ← NOT (C)</text:p>
              </table:table-cell>
              <table:table-cell table:style-name="InstrSet4.A4" office:value-type="string">
                <text:p text:style-name="P36">Complement content of carry bit.</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1">
                <text:p text:style-name="P37">1</text:p>
              </table:table-cell>
              <table:table-cell table:style-name="InstrSet4.D21" office:value-type="float" office:value="1">
                <text:p text:style-name="P37">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P34">•</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CPL F0</text:p>
              </table:table-cell>
              <table:table-cell table:style-name="InstrSet4.A4" office:value-type="string">
                <text:p text:style-name="P35">(F0) ← NOT (F0)</text:p>
              </table:table-cell>
              <table:table-cell table:style-name="InstrSet4.A4" office:value-type="string">
                <text:p text:style-name="P36">Complement content of Flag F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P34"/>
              </table:table-cell>
              <table:table-cell table:style-name="InstrSet4.A4" office:value-type="string">
                <text:p text:style-name="InstrTableCont2col"/>
              </table:table-cell>
              <table:table-cell table:style-name="InstrSet4.A4" office:value-type="string">
                <text:p text:style-name="P34">•</text:p>
              </table:table-cell>
              <table:table-cell table:style-name="InstrSet4.A4" office:value-type="string">
                <text:p text:style-name="InstrTableCont2col"/>
              </table:table-cell>
            </table:table-row>
            <table:table-row>
              <table:table-cell table:style-name="InstrSet4.A4" office:value-type="string">
                <text:p text:style-name="P39">CPL F1</text:p>
              </table:table-cell>
              <table:table-cell table:style-name="InstrSet4.A4" office:value-type="string">
                <text:p text:style-name="P35">(F1) ← NOT (F1)</text:p>
              </table:table-cell>
              <table:table-cell table:style-name="InstrSet4.A4" office:value-type="string">
                <text:p text:style-name="P36">Complement content of Flag F1.</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P34">•</text:p>
              </table:table-cell>
            </table:table-row>
            <table:table-row>
              <table:table-cell table:style-name="InstrSet4.A4" office:value-type="string">
                <text:p text:style-name="P39">CLR C</text:p>
              </table:table-cell>
              <table:table-cell table:style-name="InstrSet4.A4" office:value-type="string">
                <text:p text:style-name="P35">(C) ← 0</text:p>
              </table:table-cell>
              <table:table-cell table:style-name="InstrSet4.A4" office:value-type="string">
                <text:p text:style-name="P36">Clear content of carry bit to 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1">
                <text:p text:style-name="P37">1</text:p>
              </table:table-cell>
              <table:table-cell table:style-name="InstrSet4.D21" office:value-type="float" office:value="1">
                <text:p text:style-name="P37">1</text:p>
              </table:table-cell>
              <table:table-cell table:style-name="InstrSet4.L4" office:value-type="float" office:value="1">
                <text:p text:style-name="InstrTableCont2col">1</text:p>
              </table:table-cell>
              <table:table-cell table:style-name="InstrSet4.L4" office:value-type="float" office:value="1">
                <text:p text:style-name="InstrTableCont2col">1</text:p>
              </table:table-cell>
              <table:table-cell table:style-name="InstrSet4.A4" office:value-type="string">
                <text:p text:style-name="P34">•</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InstrTableCont2col"/>
              </table:table-cell>
            </table:table-row>
            <table:table-row>
              <table:table-cell table:style-name="InstrSet4.A4" office:value-type="string">
                <text:p text:style-name="P39">CLR F0</text:p>
              </table:table-cell>
              <table:table-cell table:style-name="InstrSet4.A4" office:value-type="string">
                <text:p text:style-name="P35">(F0) ← 0</text:p>
              </table:table-cell>
              <table:table-cell table:style-name="InstrSet4.A4" office:value-type="string">
                <text:p text:style-name="P36">Clear content of Flag 0 to 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0">
                <text:p text:style-name="P37">0</text:p>
              </table:table-cell>
              <table:table-cell table:style-name="InstrSet4.D21" office:value-type="float" office:value="0">
                <text:p text:style-name="P37">0</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0">
                <text:p text:style-name="P37">0</text:p>
              </table:table-cell>
              <table:table-cell table:style-name="InstrSet4.D21" office:value-type="float" office:value="1">
                <text:p text:style-name="P37">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A4" office:value-type="string">
                <text:p text:style-name="InstrTableCont2col"/>
              </table:table-cell>
              <table:table-cell table:style-name="InstrSet4.A4" office:value-type="string">
                <text:p text:style-name="InstrTableCont2col"/>
              </table:table-cell>
              <table:table-cell table:style-name="InstrSet4.A4" office:value-type="string">
                <text:p text:style-name="P34">•</text:p>
              </table:table-cell>
              <table:table-cell table:style-name="InstrSet4.A4" office:value-type="string">
                <text:p text:style-name="InstrTableCont2col"/>
              </table:table-cell>
            </table:table-row>
            <table:table-row>
              <table:table-cell table:style-name="InstrSet4.A26" office:value-type="string">
                <text:p text:style-name="P39">CLR F1</text:p>
              </table:table-cell>
              <table:table-cell table:style-name="InstrSet4.A26" office:value-type="string">
                <text:p text:style-name="P35">(F1) ← 0</text:p>
              </table:table-cell>
              <table:table-cell table:style-name="InstrSet4.A26" office:value-type="string">
                <text:p text:style-name="P36">Clear content of Flag 1 to 0.</text:p>
              </table:table-cell>
              <table:table-cell table:style-name="InstrSet4.D26" office:value-type="float" office:value="1">
                <text:p text:style-name="P37">1</text:p>
              </table:table-cell>
              <table:table-cell table:style-name="InstrSet4.D26" office:value-type="float" office:value="0">
                <text:p text:style-name="P37">0</text:p>
              </table:table-cell>
              <table:table-cell table:style-name="InstrSet4.D26" office:value-type="float" office:value="1">
                <text:p text:style-name="P37">1</text:p>
              </table:table-cell>
              <table:table-cell table:style-name="InstrSet4.D26" office:value-type="float" office:value="0">
                <text:p text:style-name="P37">0</text:p>
              </table:table-cell>
              <table:table-cell table:style-name="InstrSet4.D26" office:value-type="float" office:value="0">
                <text:p text:style-name="P37">0</text:p>
              </table:table-cell>
              <table:table-cell table:style-name="InstrSet4.D26" office:value-type="float" office:value="1">
                <text:p text:style-name="P37">1</text:p>
              </table:table-cell>
              <table:table-cell table:style-name="InstrSet4.D26" office:value-type="float" office:value="0">
                <text:p text:style-name="P37">0</text:p>
              </table:table-cell>
              <table:table-cell table:style-name="InstrSet4.D26" office:value-type="float" office:value="1">
                <text:p text:style-name="P37">1</text:p>
              </table:table-cell>
              <table:table-cell table:style-name="InstrSet4.D26" office:value-type="float" office:value="1">
                <text:p text:style-name="InstrTableCont2col">1</text:p>
              </table:table-cell>
              <table:table-cell table:style-name="InstrSet4.D26" office:value-type="float" office:value="1">
                <text:p text:style-name="InstrTableCont2col">1</text:p>
              </table:table-cell>
              <table:table-cell table:style-name="InstrSet4.A26" office:value-type="string">
                <text:p text:style-name="InstrTableCont2col"/>
              </table:table-cell>
              <table:table-cell table:style-name="InstrSet4.A26" office:value-type="string">
                <text:p text:style-name="InstrTableCont2col"/>
              </table:table-cell>
              <table:table-cell table:style-name="InstrSet4.A26" office:value-type="string">
                <text:p text:style-name="InstrTableCont2col"/>
              </table:table-cell>
              <table:table-cell table:style-name="InstrSet4.A26" office:value-type="string">
                <text:p text:style-name="P34">•</text:p>
              </table:table-cell>
            </table:table-row>
          </table:table>
          <text:p text:style-name="P2"/>
        </draw:text-box>
      </draw:frame>
      <draw:frame draw:style-name="fr13" draw:name="Rahmen33" text:anchor-type="page" text:anchor-page-number="2" svg:y="24.74cm" svg:width="17.59cm" style:rel-width="100%" draw:z-index="128">
        <draw:text-box fo:min-height="0.91cm">
          <table:table table:name="Trademarks" table:style-name="Trademarks">
            <table:table-column table:style-name="Trademarks.A"/>
            <table:table-row>
              <table:table-cell table:style-name="Trademarks.A1" office:value-type="string">
                <text:p text:style-name="P23">The following are trademarks of Intel Corporation and its affiliates and may be used only to identify Intel products: BXP, CREDIT, i, ICE, ICS, <text:span text:style-name="T5">i</text:span><text:span text:style-name="T21">m</text:span><text:span text:style-name="T20">, </text:span><text:span text:style-name="T21">insite</text:span><text:span text:style-name="T20">,</text:span><text:span text:style-name="T1"> </text:span><text:span text:style-name="T20">Int</text:span><text:span text:style-name="T1">e</text:span><text:span text:style-name="T20">l, INTEL, </text:span><text:span text:style-name="T21">Intelevision</text:span><text:span text:style-name="T20">, Intellec, iSBC, iSBX, Library Manager, MCS, MAIN MULTIMODULE, </text:span><text:span text:style-name="T21">Megachassis</text:span><text:span text:style-name="T20">, Micromap, MULTIBUS, Plug-A-Bubble, PROMPT, Promware, RMX, UPI, µScope, System 2000, Micromainframe, and the combination of MCS, ICE, iSBC, iRMX or iCS and a numerical suffix.</text:span></text:p>
              </table:table-cell>
            </table:table-row>
          </table:table>
          <text:p text:style-name="Standard2Col"/>
        </draw:text-box>
      </draw:frame>
      <text:p text:style-name="P117"/>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3">Version pre3.4, January 2009</text:p>
      <text:p text:style-name="Einzeilig"/>
      <text:p text:style-name="Einzeilig"/>
      <text:p text:style-name="P45"/>
      <text:p text:style-name="Einzeilig"/>
      <text:p text:style-name="P44">Preface</text:p>
      <text:p text:style-name="Einzeilig"/>
      <text:p text:style-name="Einzeilig"/>
      <text:p text:style-name="P52">This document came into <text:span text:style-name="T17">existence</text:span> as the effort to collect and maintain the information about the MCS-48 <text:span text:style-name="T17">microcontroller</text:span> family I have access to.</text:p>
      <text:p text:style-name="P115">The collected paperwork consists of several copied sheets from Intel <text:span text:style-name="T17">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3">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635912409" text:style-name="L1">
        <text:list-item>
          <text:p text:style-name="P130">Two different versions of the "MCS-48<text:span text:style-name="T6">TM</text:span> Microcomputer User's Manual"<text:line-break/>The chapter "The Expanded MCS-48<text:span text:style-name="T6">TM</text:span> System" was found in a 1978's copy of the User's Manual while the chapter "The Single Component MCS<text:span text:style-name="T4">®</text:span>-48 System" was probably part of a later revision of the User's Manual.</text:p>
        </text:list-item>
        <text:list-item>
          <text:p text:style-name="P130">Das 8039, 8048, 8748 Brevier<text:line-break/>H. Weidner, Braunschweig<text:line-break/>The first part of this booklet is a translation of "The Single Component MCS<text:span text:style-name="T4">®</text:span>-48 System" into the German language while the second part gives a very detailed description of the family's instruction set.</text:p>
        </text:list-item>
        <text:list-item>
          <text:p text:style-name="P129">HMOS Single-Component 8-Bit Microcomputer<text:line-break/>Intel Corporation, August 1982, Order Number 210677-001<text:line-break/>A 9-page <text:span text:style-name="T17">datasheet</text:span> with an excellent instruction set table.</text:p>
        </text:list-item>
        <text:list-item>
          <text:p text:style-name="P129">Some scanned pages with details about the 8243, apparently from an old Intel databook.</text:p>
        </text:list-item>
        <text:list-item>
          <text:p text:style-name="P129">A set of copied pages containing the 8245 product specification. Pages 6 and 22 are missing.</text:p>
        </text:list-item>
      </text:list>
      <text:p text:style-name="Einzeilig"/>
      <text:p text:style-name="Einzeilig"/>
      <text:p text:style-name="Einzeilig"><text:span text:style-name="T17">October </text:span>2006</text:p>
      <text:p text:style-name="Einzeilig"/>
      <text:p text:style-name="Einzeilig">Arnim Läuger</text:p>
      <text:p text:style-name="P54"><text:span text:style-name="T17">mailto</text:span>: arnim.laeuger &lt;at&gt; gmx.net</text:p>
      <text:p text:style-name="P46"/>
      <text:p text:style-name="P44">HMOS Single-Component 8-Bit Microcomputer</text:p>
      <text:p text:style-name="P7"/>
      <table:table table:name="Featurelist" table:style-name="Featurelist">
        <table:table-column table:style-name="Featurelist.A"/>
        <table:table-column table:style-name="Featurelist.B"/>
        <table:table-row>
          <table:table-cell office:value-type="string">
            <text:p text:style-name="P55"><text:span text:style-name="T24">•</text:span> High Performance HMOS</text:p>
          </table:table-cell>
          <table:table-cell office:value-type="string">
            <text:p text:style-name="P56">• Reduced Power Consumption</text:p>
          </table:table-cell>
        </table:table-row>
        <table:table-row>
          <table:table-cell office:value-type="string">
            <text:p text:style-name="P56">• Interval Timer/Event Counter</text:p>
          </table:table-cell>
          <table:table-cell office:value-type="string">
            <text:p text:style-name="P56">• Compatible with 8080/8085 Peripherals</text:p>
          </table:table-cell>
        </table:table-row>
        <table:table-row>
          <table:table-cell office:value-type="string">
            <text:p text:style-name="P56">• Two Single Level Interrupts</text:p>
          </table:table-cell>
          <table:table-cell office:value-type="string">
            <text:p text:style-name="P56">• Easily Expandable Memory and I/O</text:p>
          </table:table-cell>
        </table:table-row>
        <table:table-row>
          <table:table-cell office:value-type="string">
            <text:p text:style-name="P56">• Single 5-Volt Supply</text:p>
          </table:table-cell>
          <table:table-cell office:value-type="string">
            <text:p text:style-name="P56">• Up to 1.36 <text:span text:style-name="T17">μs</text:span> Instruction Cycle</text:p>
          </table:table-cell>
        </table:table-row>
        <table:table-row>
          <table:table-cell office:value-type="string">
            <text:p text:style-name="P56">• Over 96 Instructions; 90% Single Byte</text:p>
          </table:table-cell>
          <table:table-cell office:value-type="string">
            <text:p text:style-name="P55"><text:s text:c="3"/>All Instructions 1 or 2 Cycles</text:p>
          </table:table-cell>
        </table:table-row>
      </table:table>
      <text:p text:style-name="P7"/>
      <text:p text:style-name="P62">The Intel MCS<text:span text:style-name="T4">®</text:span>-48 family are totally self-sufficient, 8-bit parallel computers fabricated on single silicon chips using Intel's advanced N-channel silicon gate HMOS process.</text:p>
      <text:p text:style-name="P62">The family contains 27 I/O lines, an 8-bit timer/counter and on-board oscillator/clock circuits. For systems that require extra capability, the family can be expanded using MCS<text:span text:style-name="T4">®</text:span>-80/MCS<text:span text:style-name="T4">®</text:span>-85 peripherals.</text:p>
      <text:p text:style-name="P62">To minimize development problems and provide maximum flexibility, a logically and functionally pin-compati­ble version of the ROM devices with UV-erasable user-programmable EPROM program memory is available with minor differences.</text:p>
      <text:p text:style-name="P62">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table-cell table:style-name="FamilyOverview.A1" office:value-type="string">
            <text:p text:style-name="P63">Device</text:p>
          </table:table-cell>
          <table:table-cell table:style-name="FamilyOverview.A1" table:number-columns-spanned="4" office:value-type="string">
            <text:p text:style-name="P58">Internal Memory</text:p>
          </table:table-cell>
          <table:covered-table-cell/>
          <table:covered-table-cell/>
          <table:covered-table-cell/>
          <table:table-cell table:style-name="FamilyOverview.F1" office:value-type="string">
            <text:p text:style-name="P58">RAM Standby</text:p>
          </table:table-cell>
        </table:table-row>
        <table:table-row>
          <table:table-cell table:style-name="FamilyOverview.A2" office:value-type="string">
            <text:p text:style-name="P64">8050AH</text:p>
          </table:table-cell>
          <table:table-cell table:style-name="FamilyOverview.A2" office:value-type="string">
            <text:p text:style-name="P65">4K x 8</text:p>
          </table:table-cell>
          <table:table-cell table:style-name="FamilyOverview.C2" office:value-type="string">
            <text:p text:style-name="P59">ROM</text:p>
          </table:table-cell>
          <table:table-cell table:style-name="FamilyOverview.A2" office:value-type="string">
            <text:p text:style-name="P60">256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049H</text:p>
          </table:table-cell>
          <table:table-cell table:style-name="FamilyOverview.A2" office:value-type="string">
            <text:p text:style-name="P65">2K x 8</text:p>
          </table:table-cell>
          <table:table-cell table:style-name="FamilyOverview.C2" office:value-type="string">
            <text:p text:style-name="P59">ROM</text:p>
          </table:table-cell>
          <table:table-cell table:style-name="FamilyOverview.A2" office:value-type="string">
            <text:p text:style-name="P60">128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048H</text:p>
          </table:table-cell>
          <table:table-cell table:style-name="FamilyOverview.A2" office:value-type="string">
            <text:p text:style-name="P65">1K x 8</text:p>
          </table:table-cell>
          <table:table-cell table:style-name="FamilyOverview.C2" office:value-type="string">
            <text:p text:style-name="P59">ROM</text:p>
          </table:table-cell>
          <table:table-cell table:style-name="FamilyOverview.A2" office:value-type="string">
            <text:p text:style-name="P60">64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040AHL</text:p>
          </table:table-cell>
          <table:table-cell table:style-name="FamilyOverview.A2" table:number-columns-spanned="2" office:value-type="string">
            <text:p text:style-name="P65">none</text:p>
          </table:table-cell>
          <table:covered-table-cell/>
          <table:table-cell table:style-name="FamilyOverview.A2" office:value-type="string">
            <text:p text:style-name="P60">256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039HL</text:p>
          </table:table-cell>
          <table:table-cell table:style-name="FamilyOverview.A2" table:number-columns-spanned="2" office:value-type="string">
            <text:p text:style-name="P65">none</text:p>
          </table:table-cell>
          <table:covered-table-cell/>
          <table:table-cell table:style-name="FamilyOverview.A2" office:value-type="string">
            <text:p text:style-name="P60">128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035HL</text:p>
          </table:table-cell>
          <table:table-cell table:style-name="FamilyOverview.A2" table:number-columns-spanned="2" office:value-type="string">
            <text:p text:style-name="P65">none</text:p>
          </table:table-cell>
          <table:covered-table-cell/>
          <table:table-cell table:style-name="FamilyOverview.A2" office:value-type="string">
            <text:p text:style-name="P60">64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749H</text:p>
          </table:table-cell>
          <table:table-cell table:style-name="FamilyOverview.A2" office:value-type="string">
            <text:p text:style-name="P65">2K x 8</text:p>
          </table:table-cell>
          <table:table-cell table:style-name="FamilyOverview.C2" office:value-type="string">
            <text:p text:style-name="P59">EPROM</text:p>
          </table:table-cell>
          <table:table-cell table:style-name="FamilyOverview.A2" office:value-type="string">
            <text:p text:style-name="P60">128 x 8</text:p>
          </table:table-cell>
          <table:table-cell table:style-name="FamilyOverview.C2" office:value-type="string">
            <text:p text:style-name="P59">RAM</text:p>
          </table:table-cell>
          <table:table-cell table:style-name="FamilyOverview.F2" office:value-type="string">
            <text:p text:style-name="P61">yes</text:p>
          </table:table-cell>
        </table:table-row>
        <table:table-row>
          <table:table-cell table:style-name="FamilyOverview.A2" office:value-type="string">
            <text:p text:style-name="P64">8748H</text:p>
          </table:table-cell>
          <table:table-cell table:style-name="FamilyOverview.A2" office:value-type="string">
            <text:p text:style-name="P65">1K x 8</text:p>
          </table:table-cell>
          <table:table-cell table:style-name="FamilyOverview.C2" office:value-type="string">
            <text:p text:style-name="P59">EPROM</text:p>
          </table:table-cell>
          <table:table-cell table:style-name="FamilyOverview.A2" office:value-type="string">
            <text:p text:style-name="P60">64 x 8</text:p>
          </table:table-cell>
          <table:table-cell table:style-name="FamilyOverview.C2" office:value-type="string">
            <text:p text:style-name="P59">RAM</text:p>
          </table:table-cell>
          <table:table-cell table:style-name="FamilyOverview.F2" office:value-type="string">
            <text:p text:style-name="P61">yes</text:p>
          </table:table-cell>
        </table:table-row>
      </table:table>
      <text:p text:style-name="P7"/>
      <text:p text:style-name="P7"><draw:frame draw:style-name="fr14" draw:name="Rahmen1" text:anchor-type="paragraph" svg:x="0cm" svg:y="0cm" svg:width="8.042cm" draw:z-index="0"><draw:text-box fo:min-height="6.95cm"><text:p text:style-name="Caption"><draw:frame draw:style-name="fr32" draw:name="Block Diagram" text:anchor-type="paragraph" svg:x="0.004cm" svg:y="0.002cm" svg:width="8.042cm" style:rel-width="100%" svg:height="6.95cm" style:rel-height="scale" draw:z-index="1"><draw:image xlink:href="../images/block.eps" xlink:type="simple" xlink:show="embed" xlink:actuate="onLoad"/></draw:frame>Figure <text:sequence text:ref-name="refFigure7" text:name="Figure" text:formula="ooow:Figure+1" style:num-format="1">1</text:sequence>.<text:line-break/>Block Diagram</text:p></draw:text-box></draw:frame><draw:frame draw:style-name="fr14" draw:name="Rahmen2" text:anchor-type="paragraph" svg:x="8.4cm" svg:y="0cm" svg:width="5.329cm" draw:z-index="2"><draw:text-box fo:min-height="6.95cm"><text:p text:style-name="Figure"><draw:frame draw:style-name="fr32" draw:name="Logic Symbol" text:anchor-type="paragraph" svg:x="0.004cm" svg:y="0.002cm" svg:width="5.329cm" style:rel-width="100%" svg:height="6.95cm" style:rel-height="scale" draw:z-index="3"><draw:image xlink:href="../images/logic_symb.eps" xlink:type="simple" xlink:show="embed" xlink:actuate="onLoad"/></draw:frame>Figure <text:sequence text:ref-name="refFigure8" text:name="Figure" text:formula="ooow:Figure+1" style:num-format="1">2</text:sequence>.<text:line-break/>Logic Symbol</text:p></draw:text-box></draw:frame><draw:frame draw:style-name="fr15" draw:name="Rahmen3" text:anchor-type="paragraph" svg:y="0cm" svg:width="3.35cm" draw:z-index="4"><draw:text-box fo:min-height="6.95cm"><text:p text:style-name="Figure"><draw:frame draw:style-name="fr32" draw:name="Pin Configuration" text:anchor-type="paragraph" svg:x="0.004cm" svg:y="0.002cm" svg:width="3.35cm" style:rel-width="100%" svg:height="6.95cm" style:rel-height="scale" draw:z-index="5"><draw:image xlink:href="../images/pin_conf.eps" xlink:type="simple" xlink:show="embed" xlink:actuate="onLoad"/></draw:frame>Figure <text:sequence text:ref-name="refFigure9" text:name="Figure" text:formula="ooow:Figure+1" style:num-format="1">3</text:sequence>.<text:line-break/>Pin Configuration</text:p></draw:text-box></draw:frame></text:p>
      <text:list xml:id="list1709208441" text:style-name="Outline">
        <text:list-item>
          <text:h text:style-name="P120" text:outline-level="1">INTRODUCTION</text:h>
        </text:list-item>
      </text:list>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4">®</text:span>-48. The Chapter on the Expanded MCS<text:span text:style-name="T4">®</text:span>-48 System discusses functions which allow expansion of program memory, data memory, and input output capa­bility.</text:p>
      <text:list xml:id="list366116066" text:continue-numbering="true" text:style-name="Outline">
        <text:list-item>
          <text:h text:style-name="Heading_20_1" text:outline-level="1">ARCHITECTURE</text:h>
        </text:list-item>
      </text:list>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Figure 4</text:sequence-ref>.</text:p>
      <text:list xml:id="list1355545617" text:continue-numbering="true" text:style-name="Outline">
        <text:list-item>
          <text:list>
            <text:list-item>
              <text:h text:style-name="Heading_20_2" text:outline-level="2">Arithmetic Section</text:h>
            </text:list-item>
          </text:list>
        </text:list-item>
      </text:list>
      <text:p text:style-name="P66">The arithmetic section of the processor contains the basic data manipulation functions of the 8048AH and can be divided into the following blocks:</text:p>
      <text:list xml:id="list1263157434" text:style-name="L2">
        <text:list-item>
          <text:p text:style-name="P138">Arithmetic Logic Unit (ALU)</text:p>
        </text:list-item>
        <text:list-item>
          <text:p text:style-name="P138">Accumulator</text:p>
        </text:list-item>
        <text:list-item>
          <text:p text:style-name="P138">Carry Flag</text:p>
        </text:list-item>
        <text:list-item>
          <text:p text:style-name="P138">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list xml:id="list1305823924" text:continue-list="list1355545617" text:style-name="Outline">
        <text:list-item>
          <text:list>
            <text:list-item>
              <text:list>
                <text:list-item>
                  <text:list>
                    <text:list-item>
                      <text:h text:style-name="Heading_20_4" text:outline-level="4">INSTRUCTION DECODER</text:h>
                    </text:list-item>
                  </text:list>
                </text:list-item>
              </text:list>
            </text:list-item>
          </text:list>
        </text:list-item>
      </text:list>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list xml:id="list800972399" text:continue-numbering="true" text:style-name="Outline">
        <text:list-item>
          <text:list>
            <text:list-item>
              <text:list>
                <text:list-item>
                  <text:list>
                    <text:list-item>
                      <text:h text:style-name="Heading_20_4" text:outline-level="4">ARITHMETIC LOGIC UNIT</text:h>
                    </text:list-item>
                  </text:list>
                </text:list-item>
              </text:list>
            </text:list-item>
          </text:list>
        </text:list-item>
      </text:list>
      <text:p text:style-name="Standard2Col">The ALU accepts 8-bit data words from one or two sources and generates an 8-bit result under control of the Instruction Decoder. The ALU can perform the fol­lowing functions:</text:p>
      <text:list xml:id="list2175253487" text:style-name="L3">
        <text:list-item>
          <text:p text:style-name="P139">Add With or Without Carry</text:p>
        </text:list-item>
        <text:list-item>
          <text:p text:style-name="P140">AND, OR, Exclusive OR</text:p>
        </text:list-item>
        <text:list-item>
          <text:p text:style-name="P140">Increment/Decrement</text:p>
        </text:list-item>
        <text:list-item>
          <text:p text:style-name="P140">Bit Complement</text:p>
        </text:list-item>
        <text:list-item>
          <text:p text:style-name="P140">Rotate Left, Right</text:p>
        </text:list-item>
        <text:list-item>
          <text:p text:style-name="P140">Swap Nibbles</text:p>
        </text:list-item>
        <text:list-item>
          <text:p text:style-name="P143">BCD Decimal Adjust</text:p>
        </text:list-item>
      </text:list>
      <text:p text:style-name="Standard2Col">If the operation performed by the ALU results in a value represented by more than 8 bits (overflow of most sig­nificant bit), the Carry Flag is set in the Program Status Word.</text:p>
      <text:list xml:id="list1365178542" text:continue-list="list800972399" text:style-name="Outline">
        <text:list-item>
          <text:list>
            <text:list-item>
              <text:list>
                <text:list-item>
                  <text:list>
                    <text:list-item>
                      <text:h text:style-name="Heading_20_4" text:outline-level="4">ACCUMULATOR</text:h>
                    </text:list-item>
                  </text:list>
                </text:list-item>
              </text:list>
            </text:list-item>
          </text:list>
        </text:list-item>
      </text:list>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list xml:id="list2152844604" text:continue-numbering="true" text:style-name="Outline">
        <text:list-item>
          <text:list>
            <text:list-item>
              <text:h text:style-name="Heading_20_2" text:outline-level="2">Program Memory</text:h>
            </text:list-item>
          </text:list>
        </text:list-item>
      </text:list>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Figure 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4" draw:name="Rahmen4" text:anchor-type="paragraph" svg:x="0.143cm" svg:y="0cm" svg:width="17.371cm" draw:z-index="217"><draw:text-box fo:min-height="20.638cm"><text:p text:style-name="Figure"><draw:frame draw:style-name="fr33" draw:name="Grafik9" text:anchor-type="paragraph" svg:x="0.162cm" svg:y="0.002cm" svg:width="16.979cm" svg:height="19.93cm" draw:z-index="218"><draw:image xlink:href="Pictures/2000000200000223000002B1CA26D1D2.eps" xlink:type="simple" xlink:show="embed" xlink:actuate="onLoad"/></draw:frame>Figure <text:sequence text:ref-name="refFigure10" text:name="Figure" text:formula="ooow:Figure+1" style:num-format="1">4</text:sequence>: 8748H/8048H/8749AH/8050AH Block Diagram</text:p></draw:text-box></draw:frame><text:soft-page-break/></text:p>
      <text:p text:style-name="P47"><draw:frame draw:style-name="fr16" draw:name="Rahmen6" text:anchor-type="paragraph" svg:x="0.011cm" svg:y="1.6cm" svg:width="8.289cm" draw:z-index="220"><draw:text-box fo:min-height="11.531cm"><text:p text:style-name="Figure"><draw:frame draw:style-name="fr4" draw:name="ProgramMemMap" text:anchor-type="paragraph" svg:x="0.004cm" svg:y="0.002cm" svg:width="8.289cm" svg:height="11.291cm" draw:z-index="221"><draw:image xlink:href="../images/prog_mem_map.eps" xlink:type="simple" xlink:show="embed" xlink:actuate="onLoad"/></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list xml:id="list1895916554" text:continue-numbering="true" text:style-name="Outline">
        <text:list-item>
          <text:list>
            <text:list-item>
              <text:h text:style-name="Heading_20_2" text:outline-level="2">Data Memory</text:h>
            </text:list-item>
          </text:list>
        </text:list-item>
      </text:list>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Figure 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7">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7">is</text:span> less than 8, all stack registers are not required and can be used as general purpose RAM locations. Each level of subroutine nesting not used provides the user with two additional RAM locations.</text:p>
      <text:p text:style-name="Standard2Col"><draw:frame draw:style-name="fr17" draw:name="Rahmen5" text:anchor-type="paragraph" svg:width="8.289cm" draw:z-index="6"><draw:text-box fo:min-height="10.67cm"><text:p text:style-name="Figure"><draw:frame draw:style-name="fr4" draw:name="DataMemMap" text:anchor-type="paragraph" svg:x="0.004cm" svg:y="0.002cm" svg:width="8.289cm" svg:height="10.687cm" draw:z-index="7"><draw:image xlink:href="../images/data_mem_map.eps" xlink:type="simple" xlink:show="embed" xlink:actuate="onLoad"/></draw:frame>Figure <text:sequence text:ref-name="refFigure12" text:name="Figure" text:formula="ooow:Figure+1" style:num-format="1">6</text:sequence>. Data Memory Map</text:p></draw:text-box></draw:frame></text:p>
      <text:p text:style-name="P144"><draw:frame draw:style-name="fr18" draw:name="Rahmen7" text:anchor-type="paragraph" svg:y="0cm" svg:width="17.708cm" draw:z-index="8"><draw:text-box fo:min-height="17.709cm"><text:p text:style-name="Figure"><draw:frame draw:style-name="fr34" draw:name="PortStruct" text:anchor-type="paragraph" svg:y="0cm" svg:width="17.708cm" svg:height="17.708cm" draw:z-index="9"><draw:image xlink:href="../images/port_struct.eps" xlink:type="simple" xlink:show="embed" xlink:actuate="onLoad"/></draw:frame>Figure <text:sequence text:ref-name="refFigure13" text:name="Figure" text:formula="ooow:Figure+1" style:num-format="1">7</text:sequence>. "Quasi-bidirectional" Port Structure</text:p></draw:text-box></draw:frame></text:p>
      <text:list xml:id="list1442275562" text:continue-numbering="true" text:style-name="Outline">
        <text:list-item>
          <text:list>
            <text:list-item>
              <text:h text:style-name="P124" text:outline-level="2">Input/Output</text:h>
            </text:list-item>
          </text:list>
        </text:list-item>
      </text:list>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list xml:id="list859211050" text:continue-numbering="true" text:style-name="Outline">
        <text:list-item>
          <text:list>
            <text:list-item>
              <text:list>
                <text:list-item>
                  <text:list>
                    <text:list-item>
                      <text:h text:style-name="Heading_20_4" text:outline-level="4">PORTS 1 AND 2</text:h>
                    </text:list-item>
                  </text:list>
                </text:list-item>
              </text:list>
            </text:list-item>
          </text:list>
        </text:list-item>
      </text:list>
      <text:p text:style-name="Standard2Col">Ports 1 and 2 are each 8 bits wide and have identical characteristics. Data written to these ports is statically latched and remains unchanged until rewritten. As input ports these lines are non-latching, i. e., inputs must be <text:span text:style-name="T17">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Figure 7</text:sequence-ref> shows the circuit configuration in detail. Each line is continu­ously pulled to V<text:span text:style-name="T1">CC</text:span> through a resistive device of relatively high impedance.</text:p>
      <text:p text:style-name="Standard2Col">This <text:span text:style-name="T17">pullup</text:span> is sufficient to provide <text:span text:style-name="T17">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3">≈</text:span> 1/5 of a machine cycle) whenever a "1" is written to the line. When a "0" is written to the line, a low impedance device overcomes the light pullup and provides TTL current sinking capability. Since the <text:span text:style-name="T17">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4">μ</text:span><text:span text:style-name="T17">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list xml:id="list839015692" text:continue-numbering="true" text:style-name="Outline">
        <text:list-item>
          <text:list>
            <text:list-item>
              <text:list>
                <text:list-item>
                  <text:list>
                    <text:list-item>
                      <text:h text:style-name="Heading_20_4" text:outline-level="4">BUS</text:h>
                    </text:list-item>
                  </text:list>
                </text:list-item>
              </text:list>
            </text:list-item>
          </text:list>
        </text:list-item>
      </text:list>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list xml:id="list1260327422" text:continue-numbering="true" text:style-name="Outline">
        <text:list-item>
          <text:list>
            <text:list-item>
              <text:h text:style-name="Heading_20_2" text:outline-level="2">Test and INT Inputs</text:h>
            </text:list-item>
          </text:list>
        </text:list-item>
      </text:list>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list xml:id="list237712915" text:continue-numbering="true" text:style-name="Outline">
        <text:list-item>
          <text:list>
            <text:list-item>
              <text:h text:style-name="Heading_20_2" text:outline-level="2"><text:bookmark text:name="Section 26"/><text:reference-mark text:name="Section 2.6"/>Program Counter and Stack</text:h>
            </text:list-item>
          </text:list>
        </text:list-item>
      </text:list>
      <text:p text:style-name="Standard2Col">The Program Counter is an independent counter while the Program Counter Stack is implemented using pairs of registers in the Data Memory Area. Only 10, 11 or 12 bits of the Program Counter are used to address the 1024, 2048 <text:span text:style-name="T17">or</text:span> 4096 words of on-board program memory of the 8048AH, 8049AH or 8050AH, while the most significant bits can be used for external Program Memory fetches. See <text:sequence-ref text:reference-format="category-and-value" text:ref-name="refFigure14">Figure 8</text:sequence-ref>. The Program Counter is initialized to zero by activating the Reset line.</text:p>
      <text:p text:style-name="Standard2Col"><draw:frame draw:style-name="fr17" draw:name="Rahmen8" text:anchor-type="paragraph" svg:width="8.289cm" draw:z-index="10"><draw:text-box fo:min-height="3.104cm"><text:p text:style-name="Figure"><draw:frame draw:style-name="fr4" draw:name="ProgCount" text:anchor-type="paragraph" svg:x="0.004cm" svg:y="0.002cm" svg:width="8.289cm" style:rel-width="100%" svg:height="3.103cm" style:rel-height="scale" draw:z-index="11"><draw:image xlink:href="../images/prog_count.eps" xlink:type="simple" xlink:show="embed" xlink:actuate="onLoad"/></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Figure 9</text:sequence-ref>. The pair to be used is determined by a 3-bit Stack Pointer which is part of the Program Status Word (PSW).</text:p>
      <text:p text:style-name="Standard2Col"/>
      <text:p text:style-name="Standard2Col"/>
      <text:p text:style-name="P47"><draw:frame draw:style-name="fr19" draw:name="Rahmen9" text:anchor-type="paragraph" svg:y="0cm" svg:width="8.289cm" draw:z-index="107"><draw:text-box fo:min-height="2.011cm"><text:p text:style-name="Figure"><draw:frame draw:style-name="fr4" draw:name="ProgCountStack" text:anchor-type="paragraph" svg:x="0.004cm" svg:y="0.002cm" svg:width="8.289cm" svg:height="10.901cm" draw:z-index="108"><draw:image xlink:href="../images/prog_count_stack.eps" xlink:type="simple" xlink:show="embed" xlink:actuate="onLoad"/></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Figure 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7">signaled</text:span> by a return instruction (RET or RETR), causes the Stack Pointer to be decremented and the contents of the resulting register pair to be transferred to the Program Counter.</text:p>
      <text:list xml:id="list1033289351" text:continue-numbering="true" text:style-name="Outline">
        <text:list-item>
          <text:list>
            <text:list-item>
              <text:h text:style-name="Heading_20_2" text:outline-level="2">Program Status Word</text:h>
            </text:list-item>
          </text:list>
        </text:list-item>
      </text:list>
      <text:p text:style-name="Standard2Col">An 8-bit <text:span text:style-name="T17">status</text:span> word which can be loaded to and from the accumulator exists called the Program Status Word (PSW). <text:sequence-ref text:reference-format="category-and-value" text:ref-name="refFigure16">Figure 10</text:sequence-ref> 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7" draw:name="Rahmen10" text:anchor-type="paragraph" svg:width="8.289cm" draw:z-index="12"><draw:text-box fo:min-height="3.493cm"><text:p text:style-name="Figure"><draw:frame draw:style-name="fr4" draw:name="PSW" text:anchor-type="paragraph" svg:x="0.004cm" svg:y="0.002cm" svg:width="8.289cm" style:rel-width="100%" svg:height="3.493cm" style:rel-height="scale" draw:z-index="13"><draw:image xlink:href="../images/psw.eps" xlink:type="simple" xlink:show="embed" xlink:actuate="onLoad"/></draw:frame>Figure <text:sequence text:ref-name="refFigure16" text:name="Figure" text:formula="ooow:Figure+1" style:num-format="1">10</text:sequence>. Program Status Word (PSW)</text:p></draw:text-box></draw:frame>The upper four bits of PSW are stored in the Program Counter Stack with every call to <text:span text:style-name="T17">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table-cell office:value-type="string">
            <text:p text:style-name="TableCont2col">Bits 0-2:</text:p>
          </table:table-cell>
          <table:table-cell office:value-type="string">
            <text:p text:style-name="TableCont2col">Stack Pointer bits (S<text:span text:style-name="T1">0</text:span>, S<text:span text:style-name="T1">1</text:span>, S<text:span text:style-name="T1">2</text:span>)<text:line-break/></text:p>
          </table:table-cell>
        </table:table-row>
        <table:table-row>
          <table:table-cell office:value-type="string">
            <text:p text:style-name="TableCont2col">Bit 3:</text:p>
          </table:table-cell>
          <table:table-cell office:value-type="string">
            <text:p text:style-name="TableCont2col">Not used ("1" level when read)<text:line-break/></text:p>
          </table:table-cell>
        </table:table-row>
        <table:table-row>
          <table:table-cell office:value-type="string">
            <text:p text:style-name="TableCont2col">Bit 4:</text:p>
          </table:table-cell>
          <table:table-cell office:value-type="string">
            <text:p text:style-name="TableCont2col">Working Register Bank Switch Bit (BS)<text:line-break/>0 = Bank 0<text:line-break/>1 = Bank 1<text:line-break/></text:p>
          </table:table-cell>
        </table:table-row>
        <table:table-row>
          <table:table-cell office:value-type="string">
            <text:p text:style-name="TableCont2col">Bit 5:</text:p>
          </table:table-cell>
          <table:table-cell office:value-type="string">
            <text:p text:style-name="TableCont2col">Flag 0 bit (F0) user controlled flag which can be complemented or cleared and tested with the conditional jump instruction JF0.<text:line-break/></text:p>
          </table:table-cell>
        </table:table-row>
        <table:table-row>
          <table:table-cell office:value-type="string">
            <text:p text:style-name="TableCont2col">Bit 6:</text:p>
          </table:table-cell>
          <table:table-cell office:value-type="string">
            <text:p text:style-name="TableCont2col">Auxiliary Carry (AC) carry bit generated by an ADD instruction and used by the decimal adjust instruction DA A.<text:line-break/></text:p>
          </table:table-cell>
        </table:table-row>
        <table:table-row>
          <table:table-cell office:value-type="string">
            <text:p text:style-name="TableCont2col">Bit 7:</text:p>
          </table:table-cell>
          <table:table-cell office:value-type="string">
            <text:p text:style-name="TableCont2col">Carry (CY) carry flag which indicates that the previous operation has resulted in overflow of the accumulator.</text:p>
          </table:table-cell>
        </table:table-row>
      </table:table>
      <text:list xml:id="list2002105857" text:continue-numbering="true" text:style-name="Outline">
        <text:list-item>
          <text:list>
            <text:list-item>
              <text:h text:style-name="Heading_20_2" text:outline-level="2">Conditional Branch Logic</text:h>
            </text:list-item>
          </text:list>
        </text:list-item>
      </text:list>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Table 1</text:sequence-ref> can affect a change in the sequence of the program execution.</text:p>
      <text:p text:style-name="P114">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table-cell table:style-name="Conditions.A1" office:value-type="string">
              <text:p text:style-name="P20"><text:line-break/><text:span text:style-name="T25">Device Testable</text:span></text:p>
            </table:table-cell>
            <table:table-cell table:style-name="Conditions.B1" table:number-columns-spanned="2" office:value-type="string">
              <text:p text:style-name="P16">Jump Condition<text:line-break/>(Jump On)</text:p>
            </table:table-cell>
            <table:covered-table-cell/>
          </table:table-row>
        </table:table-header-rows>
        <table:table-row table:style-name="Conditions.2">
          <table:table-cell table:style-name="Conditions.A2" office:value-type="string">
            <text:p text:style-name="TableCont2col"/>
          </table:table-cell>
          <table:table-cell table:style-name="Conditions.A2" office:value-type="string">
            <text:p text:style-name="P20"/>
          </table:table-cell>
          <table:table-cell table:style-name="Conditions.C2" office:value-type="string">
            <text:p text:style-name="P20">not all</text:p>
          </table:table-cell>
        </table:table-row>
        <table:table-row table:style-name="Conditions.2">
          <table:table-cell table:style-name="Conditions.A2" office:value-type="string">
            <text:p text:style-name="TableCont2col">Accumulator</text:p>
          </table:table-cell>
          <table:table-cell table:style-name="Conditions.A2" office:value-type="string">
            <text:p text:style-name="P20">All zeros</text:p>
          </table:table-cell>
          <table:table-cell table:style-name="Conditions.C2" office:value-type="string">
            <text:p text:style-name="P20">zeros</text:p>
          </table:table-cell>
        </table:table-row>
        <table:table-row table:style-name="Conditions.2">
          <table:table-cell table:style-name="Conditions.A2" office:value-type="string">
            <text:p text:style-name="TableCont2col">Accumulator Bit</text:p>
          </table:table-cell>
          <table:table-cell table:style-name="Conditions.A2" office:value-type="string">
            <text:p text:style-name="P20">---</text:p>
          </table:table-cell>
          <table:table-cell table:style-name="Conditions.C4" office:value-type="float" office:value="1">
            <text:p text:style-name="P20">1</text:p>
          </table:table-cell>
        </table:table-row>
        <table:table-row table:style-name="Conditions.5">
          <table:table-cell table:style-name="Conditions.A2" office:value-type="string">
            <text:p text:style-name="TableCont2col">Carry Flag</text:p>
          </table:table-cell>
          <table:table-cell table:style-name="Conditions.B5" office:value-type="float" office:value="0">
            <text:p text:style-name="P20">0</text:p>
          </table:table-cell>
          <table:table-cell table:style-name="Conditions.C4" office:value-type="float" office:value="1">
            <text:p text:style-name="P20">1</text:p>
          </table:table-cell>
        </table:table-row>
        <table:table-row table:style-name="Conditions.5">
          <table:table-cell table:style-name="Conditions.A2" office:value-type="string">
            <text:p text:style-name="TableCont2col">User Flags (F0, F1)</text:p>
          </table:table-cell>
          <table:table-cell table:style-name="Conditions.A2" office:value-type="string">
            <text:p text:style-name="P20">---</text:p>
          </table:table-cell>
          <table:table-cell table:style-name="Conditions.C4" office:value-type="float" office:value="1">
            <text:p text:style-name="P20">1</text:p>
          </table:table-cell>
        </table:table-row>
        <table:table-row table:style-name="Conditions.5">
          <table:table-cell table:style-name="Conditions.A2" office:value-type="string">
            <text:p text:style-name="TableCont2col">Timer Overflow Flag</text:p>
          </table:table-cell>
          <table:table-cell table:style-name="Conditions.A2" office:value-type="string">
            <text:p text:style-name="P20">---</text:p>
          </table:table-cell>
          <table:table-cell table:style-name="Conditions.C4" office:value-type="float" office:value="1">
            <text:p text:style-name="P20">1</text:p>
          </table:table-cell>
        </table:table-row>
        <table:table-row table:style-name="Conditions.5">
          <table:table-cell table:style-name="Conditions.A2" office:value-type="string">
            <text:p text:style-name="TableCont2col">Test Inputs (T0, T1)</text:p>
          </table:table-cell>
          <table:table-cell table:style-name="Conditions.B5" office:value-type="float" office:value="0">
            <text:p text:style-name="P20">0</text:p>
          </table:table-cell>
          <table:table-cell table:style-name="Conditions.C4" office:value-type="float" office:value="1">
            <text:p text:style-name="P20">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20">0</text:p>
          </table:table-cell>
          <table:table-cell table:style-name="Conditions.C9" office:value-type="string">
            <text:p text:style-name="P20">---</text:p>
          </table:table-cell>
        </table:table-row>
      </table:table>
      <text:list xml:id="list1946011639" text:continue-numbering="true" text:style-name="Outline">
        <text:list-item>
          <text:list>
            <text:list-item>
              <text:h text:style-name="P125" text:outline-level="2">Interrupt</text:h>
            </text:list-item>
          </text:list>
        </text:list-item>
      </text:list>
      <text:p text:style-name="Standard2Col">An interrupt sequence is initiated by applying a low "0" level input to the INT' pin. Interrupt is level triggered and active low to allow "WIRE <text:span text:style-name="T17">ORing</text:span>" of several interrupt sources at the input pin. <text:sequence-ref text:reference-format="category-and-value" text:ref-name="refFigure0">Figure 11</text:sequence-ref> shows the interrupt logic of the 8048AH. The interrupt line is sampled every instruction cycle and when <text:span text:style-name="T17">detected</text:span> causes a "call to subroutine" at location 3 in program memory as soon as all cycles of the current instruction are <text:span text:style-name="T17">complete. On</text:span> 2-cycle instructions the interrupt line is sampled on the 2<text:span text:style-name="T20">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7">service</text:span> subroutine elsewhere in program memory. The end of an interrupt <text:span text:style-name="T17">service</text:span> subroutine is <text:span text:style-name="T17">signaled</text:span> by the execution of a Return and Restore Status instruction RETR. The interrupt system is single level in that once an interrupt is detected all further interrupt requests are ignored until execution of an RETR <text:span text:style-name="T17">reenables</text:span> the interrupt <text:span text:style-name="T17">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list xml:id="list699587190" text:continue-numbering="true" text:style-name="Outline">
        <text:list-item>
          <text:list>
            <text:list-item>
              <text:list>
                <text:list-item>
                  <text:list>
                    <text:list-item>
                      <text:h text:style-name="Heading_20_4" text:outline-level="4">INTERRUPT TIMING</text:h>
                    </text:list-item>
                  </text:list>
                </text:list-item>
              </text:list>
            </text:list-item>
          </text:list>
        </text:list-item>
      </text:list>
      <text:p text:style-name="Standard2Col">The interrupt input may be enabled or disabled under Program Control using the EN I and DIS I instructions. Interrupts are disabled by Reset and <text:span text:style-name="T17">remain</text:span> so until enabled by the user's program. An interrupt request must be removed <text:span text:style-name="T17">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7">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list xml:id="list388661789" text:continue-numbering="true" text:style-name="Outline">
        <text:list-item>
          <text:list>
            <text:list-item>
              <text:h text:style-name="Heading_20_2" text:outline-level="2"><text:bookmark text:name="Section 210"/>Timer/Counter</text:h>
            </text:list-item>
          </text:list>
        </text:list-item>
      </text:list>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1">Figure 12</text:sequence-ref>.</text:p>
      <text:list xml:id="list529873743" text:continue-numbering="true" text:style-name="Outline">
        <text:list-item>
          <text:list>
            <text:list-item>
              <text:list>
                <text:list-item>
                  <text:list>
                    <text:list-item>
                      <text:h text:style-name="Heading_20_4" text:outline-level="4">COUNTER</text:h>
                    </text:list-item>
                  </text:list>
                </text:list-item>
              </text:list>
            </text:list-item>
          </text:list>
        </text:list-item>
      </text:list>
      <text:p text:style-name="Standard2Col">The 8-bit binary counter is <text:span text:style-name="T17">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7">executing</text:span> a JTF or by Reset. The interrupt request is stored in a latch and then <text:span text:style-name="T17">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If timer and <text:span text:style-name="T17">external</text:span> interrupts occur simultaneously, the external interrupt will be recognized and the Call will be to location 3. Since the timer interrupt is latched it will remain pending until the external device is serviced and <text:soft-page-break/>immediately be recognized upon return from the service routine. The pending timer interrupt is reset by the Call to location 7 or may be removed by executing a DIS TCNTI instruction.</text:p>
      <text:list xml:id="list551333697" text:continue-numbering="true" text:style-name="Outline">
        <text:list-item>
          <text:list>
            <text:list-item>
              <text:list>
                <text:list-item>
                  <text:list>
                    <text:list-item>
                      <text:h text:style-name="Heading_20_4" text:outline-level="4">AS AN EVENT COUNTER</text:h>
                    </text:list-item>
                  </text:list>
                </text:list-item>
              </text:list>
            </text:list-item>
          </text:list>
        </text:list-item>
      </text:list>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7">µsec</text:span> when using an 8 MHz crystal) --- there is no minimum frequency. T1 input must remain high for at least 1/5 machine cycle after each transition.</text:p>
      <text:list xml:id="list981039095" text:continue-numbering="true" text:style-name="Outline">
        <text:list-item>
          <text:list>
            <text:list-item>
              <text:list>
                <text:list-item>
                  <text:list>
                    <text:list-item>
                      <text:h text:style-name="Heading_20_4" text:outline-level="4">AS A TIMER</text:h>
                    </text:list-item>
                  </text:list>
                </text:list-item>
              </text:list>
            </text:list-item>
          </text:list>
        </text:list-item>
      </text:list>
      <text:p text:style-name="Standard2Col">Execution of a START T instruction connects an internal clock to the counter input and enables the counter. The internal clock is derived by passing the basic machine cycle clock through a <text:span text:style-name="T13">÷ 32 </text:span><text:span text:style-name="T15">prescaler.</text:span><text:span text:style-name="T13"> The </text:span><text:span text:style-name="T15">prescaler</text:span><text:span text:style-name="T13">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3">Often a serial link is desirable in an MCS-48 family mem­ber. <text:sequence-ref text:reference-format="category-and-value" text:ref-name="refTable0">Table 2</text:sequence-ref> lists the timer counts and cycles needed for a specific baud rate given a crystal frequency.</text:p>
      <text:list xml:id="list1749496073" text:continue-numbering="true" text:style-name="Outline">
        <text:list-item>
          <text:list>
            <text:list-item>
              <text:h text:style-name="Heading_20_2" text:outline-level="2">Clock and Timing Circuits</text:h>
            </text:list-item>
          </text:list>
        </text:list-item>
      </text:list>
      <text:p text:style-name="Standard2Col">Timing generation for the 8048AH is completely self con­tained with the exception of a frequency reference which can be XTAL, <text:span text:style-name="T17">ceramic</text:span> resonator or external clock source. The Clock and Timing circuitry can be divided into the following functional blocks.</text:p>
      <text:list xml:id="list535568433" text:continue-numbering="true" text:style-name="Outline">
        <text:list-item>
          <text:list>
            <text:list-item>
              <text:list>
                <text:list-item>
                  <text:list>
                    <text:list-item>
                      <text:h text:style-name="Heading_20_4" text:outline-level="4">OSCILLATOR</text:h>
                    </text:list-item>
                  </text:list>
                </text:list-item>
              </text:list>
            </text:list-item>
          </text:list>
        </text:list-item>
      </text:list>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list xml:id="list187976684" text:continue-numbering="true" text:style-name="Outline">
        <text:list-item>
          <text:list>
            <text:list-item>
              <text:list>
                <text:list-item>
                  <text:list>
                    <text:list-item>
                      <text:h text:style-name="P127" text:outline-level="4">STATE COUNTER</text:h>
                    </text:list-item>
                  </text:list>
                </text:list-item>
              </text:list>
            </text:list-item>
          </text:list>
        </text:list-item>
      </text:list>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list xml:id="list1188531550" text:continue-numbering="true" text:style-name="Outline">
        <text:list-item>
          <text:list>
            <text:list-item>
              <text:list>
                <text:list-item>
                  <text:list>
                    <text:list-item>
                      <text:h text:style-name="Heading_20_4" text:outline-level="4">CYCLE COUNTER</text:h>
                    </text:list-item>
                  </text:list>
                </text:list-item>
              </text:list>
            </text:list-item>
          </text:list>
        </text:list-item>
      </text:list>
      <text:p text:style-name="Standard2Col">CLK is then divided by 5 in the Cycle Counter to provide a clock which defines a machine cycle consisting of 5 machine states as shown in <text:sequence-ref text:reference-format="category-and-value" text:ref-name="refFigure2">Figure 13</text:sequence-ref>. <text:sequence-ref text:reference-format="category-and-value" text:ref-name="refFigure3">Figure 14</text:sequence-ref> shows the different internal operations as divided into the machine states. This clock is called Address Latch Enable (ALE) because of its function in MCS-48 sys­tems with external memory. It is provided continuous­ly on the ALE output pin.</text:p>
      <text:list xml:id="list1749094350" text:continue-numbering="true" text:style-name="Outline">
        <text:list-item>
          <text:list>
            <text:list-item>
              <text:h text:style-name="Heading_20_2" text:outline-level="2">Reset</text:h>
            </text:list-item>
          </text:list>
        </text:list-item>
      </text:list>
      <text:p text:style-name="Standard2Col">The reset input provides a means for initialization for the processor. This Schmitt-<text:span text:style-name="T17">trigger</text:span> input has an internal pull­up device which in combination with an external 1 <text:span text:style-name="T17">µF</text:span> capacitor provides an internal reset pulse of sufficient length to guarantee all circuitry is reset, as shown in <text:sequence-ref text:reference-format="category-and-value" text:ref-name="refFigure4">Figure 15</text:sequence-ref>. If the reset pulse is generated externally, the RESET pin must be held low for at least 10 milliseconds after the power supply is within tolerance. Only 5 machine cycles (6.8 <text:span text:style-name="T17">µs</text:span> @ 11 MHz) are required if power is already on and the oscillator has stabilized. ALE and PSEN (if EA = 1) are active while in Reset.</text:p>
      <text:p text:style-name="Standard2Col">Reset performs the following functions:</text:p>
      <text:list xml:id="list1397956341" text:style-name="L4">
        <text:list-item>
          <text:p text:style-name="P131"><text:s/>Sets program counter to zero.</text:p>
        </text:list-item>
        <text:list-item>
          <text:p text:style-name="P131">Sets stack pointer to zero.</text:p>
        </text:list-item>
        <text:list-item>
          <text:p text:style-name="P131">Selects register bank 0.</text:p>
        </text:list-item>
        <text:list-item>
          <text:p text:style-name="P131">Selects memory bank 0.</text:p>
        </text:list-item>
        <text:list-item>
          <text:p text:style-name="P131">Sets BUS to high impedance state (except when EA = 5 V).</text:p>
        </text:list-item>
        <text:list-item>
          <text:p text:style-name="P131">Sets Ports 1 and 2 to input mode.</text:p>
        </text:list-item>
        <text:list-item>
          <text:p text:style-name="P131">Disables interrupts (timer and external).</text:p>
        </text:list-item>
        <text:list-item>
          <text:p text:style-name="P131">Stops timer.</text:p>
        </text:list-item>
        <text:list-item>
          <text:p text:style-name="P131">Clears timer flag.</text:p>
        </text:list-item>
        <text:list-item>
          <text:p text:style-name="P131">Clears F0 and F1.</text:p>
        </text:list-item>
        <text:list-item>
          <text:p text:style-name="P131">Disables clock output from T0.</text:p>
        </text:list-item>
      </text:list>
      <text:list xml:id="list1584488393" text:continue-list="list1749094350" text:style-name="Outline">
        <text:list-item>
          <text:list>
            <text:list-item>
              <text:h text:style-name="Heading_20_2" text:outline-level="2"><text:soft-page-break/>Single-Step</text:h>
            </text:list-item>
          </text:list>
        </text:list-item>
      </text:list>
      <text:p text:style-name="Standard2Col">This feature, as pictured in <text:sequence-ref text:reference-format="category-and-value" text:ref-name="refFigure17">Figure 16</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list xml:id="list1290005844" text:continue-numbering="true" text:style-name="Outline">
        <text:list-item>
          <text:list>
            <text:list-item>
              <text:list>
                <text:list-item>
                  <text:list>
                    <text:list-item>
                      <text:h text:style-name="Heading_20_4" text:outline-level="4"><text:soft-page-break/>TIMING</text:h>
                    </text:list-item>
                  </text:list>
                </text:list-item>
              </text:list>
            </text:list-item>
          </text:list>
        </text:list-item>
      </text:list>
      <text:p text:style-name="Standard2Col">The 8048AH operates in a single-step mode as follows:</text:p>
      <text:list xml:id="list1630054228" text:style-name="L5">
        <text:list-item>
          <text:p text:style-name="P132">The processor is requested to stop by applying a low level on SS'.</text:p>
        </text:list-item>
        <text:list-item>
          <text:p text:style-name="P132">The processor responds by stopping during the ad­dress fetch portion of the next instruction. If a double cycle instruction is in progress when the single step command is received, both cycles will be completed before stopping.</text:p>
        </text:list-item>
        <text:list-item>
          <text:p text:style-name="P132">The processor acknowledges it has <text:span text:style-name="T17">entered</text:span> the stopped state by raising ALE high. In this state (which can be maintained indefinitely) the address of the next instruction to be fetched is present on BUS and the lower half of port 2.</text:p>
        </text:list-item>
        <text:list-item>
          <text:p text:style-name="P132">SS' is then raised high to bring the processor out of the stopped mode allowing it to fetch the next instruction. The exit from stop is indicated by the processor brining ALE low.</text:p>
        </text:list-item>
        <text:list-item>
          <text:p text:style-name="P132">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Figure 16</text:sequence-ref>. D-type flip-flop with preset and clear is used to generate SS'. In the run mode SS' is held high by keeping the flip-flop preset (preset has precedence over the clear input). To enter <text:span text:style-name="T17">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list xml:id="list435327043" text:continue-list="list1290005844" text:style-name="Outline">
        <text:list-item>
          <text:list>
            <text:list-item>
              <text:h text:style-name="Heading_20_2" text:outline-level="2">Power Down Mode<text:line-break/><text:tab/>(8048AH, 8049AH, 8050AH,<text:line-break/><text:tab/>8039AHL, 8035AHL, 8040AHL)</text:h>
            </text:list-item>
          </text:list>
        </text:list-item>
      </text:list>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1">CC</text:span> serves as the 5V supply pin for the bulk of circuitry while the V<text:span text:style-name="T1">DD</text:span> pin <text:span text:style-name="T17">supplies only</text:span> the RAM array. In normal operation both pins are at 5V while in standby, V<text:span text:style-name="T1">CC</text:span> is at ground and V<text:span text:style-name="T1">DD</text:span> is maintained at its standard value. Ap­plying Reset to the processor through the RESET' pin inhibits any access to the RAM by the processor and guarantees the RAM cannot be inadvertently altered as power is removed from V<text:span text:style-name="T1">CC</text:span>.</text:p>
      <text:p text:style-name="Standard2Col">A typical power down sequence (<text:sequence-ref text:reference-format="category-and-value" text:ref-name="refFigure5">Figure 17</text:sequence-ref>) occurs as follows:</text:p>
      <text:list xml:id="list1257061021" text:style-name="L6">
        <text:list-item>
          <text:p text:style-name="P133">Imminent power supply failure is detected by user de­fined circuitry. Signal must be early enough to allow 8048AH to save all necessary data before V<text:span text:style-name="T1">CC</text:span> falls below normal <text:span text:style-name="T17">operating limits.</text:span></text:p>
        </text:list-item>
        <text:list-item>
          <text:p text:style-name="P133">Power fail signal is used to interrupt processor and vector it to a power fail service routine.</text:p>
        </text:list-item>
        <text:list-item>
          <text:p text:style-name="P133">Power fail routine saves all important data and machine status in the internal data RAM array. Routine may also initiate transfer of backup supply to the V<text:span text:style-name="T1">DD</text:span> pin and indicate to external circuitry that power fail routine is complete.</text:p>
        </text:list-item>
        <text:list-item>
          <text:p text:style-name="P133">Reset is applied to guarantee data will not be altered as the power supply falls out of limits. <text:span text:style-name="T17">Reset</text:span> must be held low until V<text:span text:style-name="T1">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list xml:id="list2082293334" text:continue-list="list435327043" text:style-name="Outline">
        <text:list-item>
          <text:list>
            <text:list-item>
              <text:h text:style-name="P126" text:outline-level="2"><draw:frame draw:style-name="fr20" draw:name="Rahmen17" text:anchor-type="paragraph" svg:width="17.708cm" draw:z-index="123"><draw:text-box fo:min-height="16.9cm"><text:p text:style-name="Figure"><draw:frame draw:style-name="fr4" draw:name="SingleStep" text:anchor-type="paragraph" svg:x="0cm" svg:y="0cm" svg:width="17.708cm" svg:height="16.9cm" draw:z-index="124"><draw:image xlink:href="../images/single_step.eps" xlink:type="simple" xlink:show="embed" xlink:actuate="onLoad"/></draw:frame>Figure <text:sequence text:ref-name="refFigure17" text:name="Figure" text:formula="ooow:Figure+1" style:num-format="1">16</text:sequence>. Single Step Operation</text:p></draw:text-box></draw:frame><text:soft-page-break/>External Access Mode</text:h>
            </text:list-item>
          </text:list>
        </text:list-item>
      </text:list>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list xml:id="list240604849" text:continue-numbering="true" text:style-name="Outline">
        <text:list-item>
          <text:list>
            <text:list-item>
              <text:h text:style-name="Heading_20_2" text:outline-level="2"><text:bookmark text:name="Section 216"/>Sync Mode</text:h>
            </text:list-item>
          </text:list>
        </text:list-item>
      </text:list>
      <text:p text:style-name="Standard2Col">The 8048AH, 8049AH, 8050AH has incorporated a new SYNC mode. The Sync mode is provided to ease the design of multiple controller circuits by allowing the de­signer to force the device into <text:span text:style-name="T17">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7">synchronization</text:span>, T0 is raised to 5 volts at least four clock cycles after SS'. T0 must be high for at least four X1 clock cycles to <text:span text:style-name="T17">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7">t</text:span><text:span text:style-name="T11">CY</text:span> (75 clocks) later for normal execution of code. See <text:sequence-ref text:reference-format="category-and-value" text:ref-name="refFigure18">Figure 18</text:sequence-ref>.</text:p>
      <text:list xml:id="list937917936" text:continue-numbering="true" text:style-name="Outline">
        <text:list-item>
          <text:h text:style-name="P121" text:outline-level="1"><draw:frame draw:style-name="fr21" draw:name="Rahmen19" text:anchor-type="paragraph" svg:width="17.708cm" draw:z-index="119"><draw:text-box fo:min-height="7.9cm"><text:p text:style-name="Figure"><draw:frame draw:style-name="fr4" draw:name="SyncTiming" text:anchor-type="paragraph" svg:x="0.004cm" svg:y="0.002cm" svg:width="17.59cm" style:rel-width="100%" svg:height="7.899cm" style:rel-height="scale" draw:z-index="120"><draw:image xlink:href="../images/sync_mode.eps" xlink:type="simple" xlink:show="embed" xlink:actuate="onLoad"/></draw:frame>Figure <text:sequence text:ref-name="refFigure18" text:name="Figure" text:formula="ooow:Figure+1" style:num-format="1">18</text:sequence>. Sync Mode Timing</text:p></draw:text-box></draw:frame><text:bookmark text:name="Section 30"/>PIN DESCRIPTION</text:h>
        </text:list-item>
      </text:list>
      <text:p text:style-name="Standard2Col">The MCS-48 processors are packaged in 40 pin Dual In-Line Packages (<text:span text:style-name="T17">DIP's</text:span>). <text:sequence-ref text:reference-format="category-and-value" text:ref-name="refTable3">Table 3</text:sequence-ref> is a summary of the functions of each pin. <text:sequence-ref text:reference-format="category-and-value" text:ref-name="refFigure6">Figure 19</text:sequence-ref> is the logic <text:span text:style-name="T17">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7"><draw:frame draw:style-name="fr22" draw:name="Rahmen21" text:anchor-type="paragraph" svg:y="0cm" svg:width="17.658cm" draw:z-index="106"><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table:table-cell table:style-name="PinDescription.A1" office:value-type="string"><text:p text:style-name="P18">Designation</text:p></table:table-cell><table:table-cell table:style-name="PinDescription.B1" office:value-type="string"><text:p text:style-name="P18">Pin<text:line-break/>Number*</text:p></table:table-cell><table:table-cell table:style-name="PinDescription.C1" office:value-type="string"><text:p text:style-name="P18">Function</text:p></table:table-cell></table:table-row><table:table-row><table:table-cell table:style-name="PinDescription.A2" office:value-type="string"><text:p text:style-name="P76">V<text:span text:style-name="T1">SS</text:span></text:p></table:table-cell><table:table-cell table:style-name="PinDescription.B2" office:value-type="float" office:value="20"><text:p text:style-name="P20">20</text:p></table:table-cell><table:table-cell table:style-name="PinDescription.C2" office:value-type="string"><text:p text:style-name="TableCont2col">Circuit GND potential</text:p></table:table-cell></table:table-row><table:table-row><table:table-cell table:style-name="PinDescription.A2" office:value-type="string"><text:p text:style-name="P76">V<text:span text:style-name="T1">DD</text:span></text:p></table:table-cell><table:table-cell table:style-name="PinDescription.B2" office:value-type="float" office:value="26"><text:p text:style-name="P20">26</text:p></table:table-cell><table:table-cell table:style-name="PinDescription.C2" office:value-type="string"><text:p text:style-name="TableCont2col">Programming power supply; 21V during program for the 8748H/8749H; +5V during operation for both ROM and EPROM. Low power standby pin in 8048AH and 8049AH/8050AH ROM versions.</text:p></table:table-cell></table:table-row><table:table-row><table:table-cell table:style-name="PinDescription.A2" office:value-type="string"><text:p text:style-name="P76">V<text:span text:style-name="T1">CC</text:span></text:p></table:table-cell><table:table-cell table:style-name="PinDescription.B2" office:value-type="float" office:value="40"><text:p text:style-name="P20">40</text:p></table:table-cell><table:table-cell table:style-name="PinDescription.C2" office:value-type="string"><text:p text:style-name="TableCont2col">Main power supply; +5V during operation and during 8748H and 8749H programming.</text:p></table:table-cell></table:table-row><table:table-row><table:table-cell table:style-name="PinDescription.A2" office:value-type="string"><text:p text:style-name="P76">PROG</text:p></table:table-cell><table:table-cell table:style-name="PinDescription.B2" office:value-type="float" office:value="25"><text:p text:style-name="P20">25</text:p></table:table-cell><table:table-cell table:style-name="PinDescription.C2" office:value-type="string"><text:p text:style-name="TableCont2col">Program pulse; +18V input pin during 8748H/8749H programming. Output strobe for 8243 I/O expander.</text:p></table:table-cell></table:table-row><table:table-row><table:table-cell table:style-name="PinDescription.A2" office:value-type="string"><text:p text:style-name="P76">P10-P17<text:line-break/>(Port 1)</text:p></table:table-cell><table:table-cell table:style-name="PinDescription.A2" office:value-type="string"><text:p text:style-name="P20">27-34</text:p></table:table-cell><table:table-cell table:style-name="PinDescription.C2" office:value-type="string"><text:p text:style-name="TableCont2col">8-bit quasi-bidirectional port. (Internal <text:span text:style-name="T17">Pullup</text:span> <text:span text:style-name="T13">≈</text:span> 50 <text:span text:style-name="T17">k</text:span><text:span text:style-name="T15">Ω</text:span>)</text:p></table:table-cell></table:table-row><table:table-row><table:table-cell table:style-name="PinDescription.A2" office:value-type="string"><text:p text:style-name="P76">P20-27<text:line-break/>(Port 2)</text:p></table:table-cell><table:table-cell table:style-name="PinDescription.A2" office:value-type="string"><text:p text:style-name="P20">21-24<text:line-break/>35-38</text:p></table:table-cell><table:table-cell table:style-name="PinDescription.C2" office:value-type="string"><text:p text:style-name="TableCont2col">8-bit quasi-bidirectional port. (Internal Pullup <text:span text:style-name="T13">≈</text:span> 50 k<text:span text:style-name="T13">Ω</text:span>)</text:p><text:p text:style-name="TableCont2col">P20-23 contain the four high order program <text:span text:style-name="T17">counter</text:span> bits during an external program mem­ory fetch and serve as a 4-bit O/O expander bus for 8243.</text:p></table:table-cell></table:table-row><table:table-row><table:table-cell table:style-name="PinDescription.A2" office:value-type="string"><text:p text:style-name="P76">D0-D7<text:line-break/>(BUS)</text:p></table:table-cell><table:table-cell table:style-name="PinDescription.A2" office:value-type="string"><text:p text:style-name="P20">12-19<text:line-break/></text:p></table:table-cell><table:table-cell table:style-name="PinDescription.C2"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table:table-cell table:style-name="PinDescription.A2" office:value-type="string"><text:p text:style-name="P76">T0</text:p></table:table-cell><table:table-cell table:style-name="PinDescription.B2" office:value-type="float" office:value="1"><text:p text:style-name="P20">1</text:p></table:table-cell><table:table-cell table:style-name="PinDescription.C2"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table:table-cell table:style-name="PinDescription.A2" office:value-type="string"><text:p text:style-name="P76">T1</text:p></table:table-cell><table:table-cell table:style-name="PinDescription.B2" office:value-type="float" office:value="39"><text:p text:style-name="P20">39</text:p></table:table-cell><table:table-cell table:style-name="PinDescription.C2"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table:table-cell table:style-name="PinDescription.A2" office:value-type="string"><text:p text:style-name="P76">INT'</text:p></table:table-cell><table:table-cell table:style-name="PinDescription.B2" office:value-type="float" office:value="6"><text:p text:style-name="P20">6</text:p></table:table-cell><table:table-cell table:style-name="PinDescription.C2"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table:table-cell table:style-name="PinDescription.A2" office:value-type="string"><text:p text:style-name="P76">RD'</text:p></table:table-cell><table:table-cell table:style-name="PinDescription.B2" office:value-type="float" office:value="8"><text:p text:style-name="P20">8</text:p></table:table-cell><table:table-cell table:style-name="PinDescription.C2" office:value-type="string"><text:p text:style-name="TableCont2col">Output strobe <text:span text:style-name="T17">activated</text:span> during a BUS read. Can be used to enable data onto the BUS from external device. (Active low)</text:p></table:table-cell></table:table-row><table:table-row><table:table-cell table:style-name="PinDescription.A2" office:value-type="string"><text:p text:style-name="P76">RESET'</text:p></table:table-cell><table:table-cell table:style-name="PinDescription.B2" office:value-type="float" office:value="4"><text:p text:style-name="P20">4</text:p></table:table-cell><table:table-cell table:style-name="PinDescription.C2" office:value-type="string"><text:p text:style-name="TableCont2col">Input which is used to initialize the processor. Also used during EPROM programming and verification. (Active low) (Internal pullup <text:span text:style-name="T13">≈</text:span> 50 k<text:span text:style-name="T13">Ω</text:span>)</text:p></table:table-cell></table:table-row><table:table-row><table:table-cell table:style-name="PinDescription.A2" office:value-type="string"><text:p text:style-name="P76">WR'</text:p></table:table-cell><table:table-cell table:style-name="PinDescription.B2" office:value-type="float" office:value="10"><text:p text:style-name="P20">10</text:p></table:table-cell><table:table-cell table:style-name="PinDescription.C2" office:value-type="string"><text:p text:style-name="TableCont2col">Output strobe during a BUS write. (Active low) Used as a write strobe to external data memory.</text:p></table:table-cell></table:table-row><table:table-row><table:table-cell table:style-name="PinDescription.A2" office:value-type="string"><text:p text:style-name="P76">ALE</text:p></table:table-cell><table:table-cell table:style-name="PinDescription.B2" office:value-type="float" office:value="11"><text:p text:style-name="P20">11</text:p></table:table-cell><table:table-cell table:style-name="PinDescription.C2"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table:table-cell table:style-name="PinDescription.A2" office:value-type="string"><text:p text:style-name="P76">PSEN'</text:p></table:table-cell><table:table-cell table:style-name="PinDescription.B2" office:value-type="float" office:value="9"><text:p text:style-name="P20">9</text:p></table:table-cell><table:table-cell table:style-name="PinDescription.C2" office:value-type="string"><text:p text:style-name="TableCont2col">Program Store Enable. This output occurs only during a fetch to external program memory. (Active low)</text:p></table:table-cell></table:table-row><table:table-row><table:table-cell table:style-name="PinDescription.A17" office:value-type="string"><text:p text:style-name="P76">SS'</text:p></table:table-cell><table:table-cell table:style-name="PinDescription.B17" office:value-type="float" office:value="5"><text:p text:style-name="P20">5</text:p></table:table-cell><table:table-cell table:style-name="PinDescription.C17" office:value-type="string"><text:p text:style-name="TableCont2col">Single step input can be used in conjunction with ALE to "single step" the processor through each instruction. (Active low) (Internal Pullup <text:span text:style-name="T13">≈</text:span> 300 k<text:span text:style-name="T13">Ω</text:span>) +12V for sync modes (See Section <text:bookmark-ref text:reference-format="chapter" text:ref-name="Section 216">2.16</text:bookmark-ref>).</text:p></table:table-cell></table:table-row></table:table><text:p text:style-name="P77"/></draw:text-box></draw:frame></text:p>
      <text:list xml:id="list257375148" text:continue-numbering="true" text:style-name="Outline">
        <text:list-header>
          <text:h text:style-name="P119" text:outline-level="1" text:is-list-header="true"/>
        </text:list-header>
        <text:list-item>
          <text:h text:style-name="P122" text:outline-level="1"><draw:frame draw:style-name="fr23" draw:name="Rahmen22" text:anchor-type="paragraph" svg:x="0cm" svg:y="0cm" svg:width="17.658cm" draw:z-index="222"><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table:table-cell table:style-name="Tabelle3.A1" office:value-type="string"><text:p text:style-name="P18">Designation</text:p></table:table-cell><table:table-cell table:style-name="Tabelle3.A1" office:value-type="string"><text:p text:style-name="P18">Pin<text:line-break/>Number*</text:p></table:table-cell><table:table-cell table:style-name="Tabelle3.C1" office:value-type="string"><text:p text:style-name="P18">Function</text:p></table:table-cell></table:table-row></table:table-header-rows><table:table-row><table:table-cell table:style-name="Tabelle3.A2" office:value-type="string"><text:p text:style-name="P76">EA</text:p></table:table-cell><table:table-cell table:style-name="Tabelle3.B2" office:value-type="float" office:value="7"><text:p text:style-name="P20">7</text:p></table:table-cell><table:table-cell table:style-name="Tabelle3.C2"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3">≈</text:span> 10 M<text:span text:style-name="T13">Ω on 8048AH/8049AH/ 8035AHL/8039AHL/8050AH/8040AHL</text:span>)</text:p></table:table-cell></table:table-row><table:table-row><table:table-cell table:style-name="Tabelle3.A2" office:value-type="string"><text:p text:style-name="P76">XTAL1</text:p></table:table-cell><table:table-cell table:style-name="Tabelle3.B2" office:value-type="float" office:value="2"><text:p text:style-name="P20">2</text:p></table:table-cell><table:table-cell table:style-name="Tabelle3.C2" office:value-type="string"><text:p text:style-name="TableCont2col">One side of crystal input for internal oscillator. Also input for external source.</text:p></table:table-cell></table:table-row><table:table-row><table:table-cell table:style-name="Tabelle3.A4" office:value-type="string"><text:p text:style-name="P76">XTAL2</text:p></table:table-cell><table:table-cell table:style-name="Tabelle3.B4" office:value-type="float" office:value="3"><text:p text:style-name="P20">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list-item>
      </text:list>
      <text:p text:style-name="Standard2Col">The internal Program Memory of the 8748H and the 8749H may be erased and reprogrammed by the user as explained in the following sections. See also the 8748H and 8749H data sheets.</text:p>
      <text:list xml:id="list1552599862" text:continue-numbering="true" text:style-name="Outline">
        <text:list-item>
          <text:list>
            <text:list-item>
              <text:h text:style-name="Heading_20_2" text:outline-level="2">Programming/Verification</text:h>
            </text:list-item>
          </text:list>
        </text:list-item>
      </text:list>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7">Pin</text:p>
          </table:table-cell>
          <table:table-cell table:style-name="EPROM_5f_Programming.A1" office:value-type="string">
            <text:p text:style-name="P17">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1">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list xml:id="list52707608" text:continue-numbering="true" text:style-name="Outline">
        <text:list-item>
          <text:list>
            <text:list-item>
              <text:list>
                <text:list-item>
                  <text:h text:style-name="Heading_20_3" text:outline-level="3">8748H and 8749H ERASURE<text:line-break/>CHARACTERISTICS</text:h>
                </text:list-item>
              </text:list>
            </text:list-item>
          </text:list>
        </text:list-item>
      </text:list>
      <text:p text:style-name="Standard2Col">The erasure <text:span text:style-name="T17">characteristics</text:span> of the 8748H and 8749H are such that erasure begins to occur when exposed to light <text:span text:style-name="T17">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7">Wsec</text:span>/cm<text:span text:style-name="T3">2</text:span> power rating. The 8748H and 8749H should be placed within one inch from the lamp tubes during erasure. Some lamps have a filter in their tubes and this filter should be removed before erasure.</text:p>
      <text:p text:style-name="Standard2Col"/>
      <text:p text:style-name="P47"><draw:frame draw:style-name="fr24" draw:name="Rahmen23" text:anchor-type="paragraph" svg:y="-4.299cm" svg:width="17.611cm" draw:z-index="117"><draw:text-box fo:min-height="17.709cm"><text:p text:style-name="Figure"><draw:frame draw:style-name="fr4" draw:name="ProgVerify" text:anchor-type="paragraph" svg:x="0cm" svg:y="0cm" svg:width="17.598cm" svg:height="17.708cm" draw:z-index="118"><draw:image xlink:href="../images/prog_verify_8748.eps" xlink:type="simple" xlink:show="embed" xlink:actuate="onLoad"/></draw:frame>Figure <text:sequence text:ref-name="refFigure19" text:name="Figure" text:formula="ooow:Figure+1" style:num-format="1">20</text:sequence>. Program/Verify Sequence for 8749H/8748H</text:p></draw:text-box></draw:frame></text:p>
      <text:p text:style-name="Standard2Col"/>
      <text:p text:style-name="P47"><draw:frame draw:style-name="fr25" draw:name="Rahmen24" text:anchor-type="paragraph" svg:y="0cm" svg:width="17.598cm" draw:z-index="109"><draw:text-box fo:min-height="10.659cm"><text:p text:style-name="Table">Table <text:sequence text:ref-name="refTable4" text:name="Table" text:formula="ooow:Table+1" style:num-format="1">5</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table:table-cell table:style-name="ACSpec8748.A1" office:value-type="string"><text:p text:style-name="P18">Symbol</text:p></table:table-cell><table:table-cell table:style-name="ACSpec8748.A1" office:value-type="string"><text:p text:style-name="P18">Parameter</text:p></table:table-cell><table:table-cell table:style-name="ACSpec8748.C1" office:value-type="float" office:value="0"><text:p text:style-name="P18">Min</text:p></table:table-cell><table:table-cell table:style-name="ACSpec8748.C1" office:value-type="float" office:value="0"><text:p text:style-name="P18">Max</text:p></table:table-cell><table:table-cell table:style-name="ACSpec8748.A1" office:value-type="string"><text:p text:style-name="P18">Unit</text:p></table:table-cell><table:table-cell table:style-name="ACSpec8748.F1" office:value-type="string"><text:p text:style-name="P18">Test Conditions</text:p></table:table-cell></table:table-row><table:table-row><table:table-cell table:style-name="ACSpec8748.A2" office:value-type="string"><text:p text:style-name="P31">t<text:span text:style-name="T1">AW</text:span></text:p></table:table-cell><table:table-cell table:style-name="ACSpec8748.A2" office:value-type="string"><text:p text:style-name="P30">Address Setup Time to RESET' <text:span text:style-name="T2">↑</text:span></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WA</text:span></text:p></table:table-cell><table:table-cell table:style-name="ACSpec8748.A2" office:value-type="string"><text:p text:style-name="P30">Address Hold Time to RESET' <text:span text:style-name="T2">↑</text:span></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DW</text:span></text:p></table:table-cell><table:table-cell table:style-name="ACSpec8748.A2" office:value-type="string"><text:p text:style-name="P30">Data in Setup Time to PROG <text:span text:style-name="T2">↑</text:span></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WD</text:span></text:p></table:table-cell><table:table-cell table:style-name="ACSpec8748.A2" office:value-type="string"><text:p text:style-name="P30">Data in Hold Time after PROG <text:span text:style-name="T13">↓</text:span></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PH</text:span></text:p></table:table-cell><table:table-cell table:style-name="ACSpec8748.A2" office:value-type="string"><text:p text:style-name="P30">RESET' Hold Time to Verify</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VDDW</text:span></text:p></table:table-cell><table:table-cell table:style-name="ACSpec8748.A2" office:value-type="string"><text:p text:style-name="P30">V<text:span text:style-name="T1">DD </text:span>Hold Time before PROG <text:span text:style-name="T2">↑</text:span></text:p></table:table-cell><table:table-cell table:style-name="ACSpec8748.C7" office:value-type="float" office:value="0"><text:p text:style-name="P20">0</text:p></table:table-cell><table:table-cell table:style-name="ACSpec8748.C7" office:value-type="float" office:value="36526"><text:p text:style-name="P20">1.0</text:p></table:table-cell><table:table-cell table:style-name="ACSpec8748.A2" office:value-type="string"><text:p text:style-name="P20">ms</text:p></table:table-cell><table:table-cell table:style-name="ACSpec8748.F2" office:value-type="string"><text:p text:style-name="P20"/></table:table-cell></table:table-row><table:table-row><table:table-cell table:style-name="ACSpec8748.A2" office:value-type="string"><text:p text:style-name="P31">t<text:span text:style-name="T1">VDDH</text:span></text:p></table:table-cell><table:table-cell table:style-name="ACSpec8748.A2" office:value-type="string"><text:p text:style-name="P30">V<text:span text:style-name="T1">DD</text:span> Hold Time after PROG <text:span text:style-name="T13">↓</text:span></text:p></table:table-cell><table:table-cell table:style-name="ACSpec8748.C7" office:value-type="float" office:value="0"><text:p text:style-name="P20">0</text:p></table:table-cell><table:table-cell table:style-name="ACSpec8748.C2" office:value-type="float" office:value="0"><text:p text:style-name="P20">1.0</text:p></table:table-cell><table:table-cell table:style-name="ACSpec8748.A2" office:value-type="string"><text:p text:style-name="P20">ms</text:p></table:table-cell><table:table-cell table:style-name="ACSpec8748.F2" office:value-type="string"><text:p text:style-name="P20"/></table:table-cell></table:table-row><table:table-row><table:table-cell table:style-name="ACSpec8748.A2" office:value-type="string"><text:p text:style-name="P31">t<text:span text:style-name="T1">PW</text:span></text:p></table:table-cell><table:table-cell table:style-name="ACSpec8748.A2" office:value-type="string"><text:p text:style-name="P30">Program Pulse Width</text:p></table:table-cell><table:table-cell table:style-name="ACSpec8748.C2" office:value-type="float" office:value="0"><text:p text:style-name="P20">50</text:p></table:table-cell><table:table-cell table:style-name="ACSpec8748.C2" office:value-type="float" office:value="0"><text:p text:style-name="P20">60</text:p></table:table-cell><table:table-cell table:style-name="ACSpec8748.A2" office:value-type="string"><text:p text:style-name="P20">ms</text:p></table:table-cell><table:table-cell table:style-name="ACSpec8748.F2" office:value-type="string"><text:p text:style-name="P20"/></table:table-cell></table:table-row><table:table-row><table:table-cell table:style-name="ACSpec8748.A2" office:value-type="string"><text:p text:style-name="P31">t<text:span text:style-name="T1">TW</text:span></text:p></table:table-cell><table:table-cell table:style-name="ACSpec8748.A2" office:value-type="string"><text:p text:style-name="P30">TEST 0 Setup Time for Program Mode</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WT</text:span></text:p></table:table-cell><table:table-cell table:style-name="ACSpec8748.A2" office:value-type="string"><text:p text:style-name="P30">TEST 0 Hold Time after Program Mode</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DO</text:span></text:p></table:table-cell><table:table-cell table:style-name="ACSpec8748.A2" office:value-type="string"><text:p text:style-name="P30">TEST 0 to data Out Delay</text:p></table:table-cell><table:table-cell table:style-name="ACSpec8748.C2"><text:p text:style-name="P20"/></table:table-cell><table:table-cell table:style-name="ACSpec8748.C2" office:value-type="float" office:value="0"><text:p text:style-name="P20">4t<text:span text:style-name="T1">CY</text:span></text:p></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1">t<text:span text:style-name="T1">WW</text:span></text:p></table:table-cell><table:table-cell table:style-name="ACSpec8748.A2" office:value-type="string"><text:p text:style-name="P30">RESET' Pulse Width to Latch Address</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row><table:table-cell table:style-name="ACSpec8748.A2" office:value-type="string"><text:p text:style-name="P30">t<text:span text:style-name="T1">r</text:span>, <text:span text:style-name="T17">t</text:span><text:span text:style-name="T11">f</text:span></text:p></table:table-cell><table:table-cell table:style-name="ACSpec8748.A2" office:value-type="string"><text:p text:style-name="P30">V<text:span text:style-name="T1">DD</text:span> and PROG Rise and Fall Times</text:p></table:table-cell><table:table-cell table:style-name="ACSpec8748.C2" office:value-type="float" office:value="0"><text:p text:style-name="P20">0.5</text:p></table:table-cell><table:table-cell table:style-name="ACSpec8748.C2" office:value-type="float" office:value="0"><text:p text:style-name="P20">100</text:p></table:table-cell><table:table-cell table:style-name="ACSpec8748.A2" office:value-type="string"><text:p text:style-name="P20">µs</text:p></table:table-cell><table:table-cell table:style-name="ACSpec8748.F2" office:value-type="string"><text:p text:style-name="P20"/></table:table-cell></table:table-row><table:table-row><table:table-cell table:style-name="ACSpec8748.A2" office:value-type="string"><text:p text:style-name="P30">t<text:span text:style-name="T1">CY</text:span></text:p></table:table-cell><table:table-cell table:style-name="ACSpec8748.A2" office:value-type="string"><text:p text:style-name="P30">CPU Operation Cycle Time</text:p></table:table-cell><table:table-cell table:style-name="ACSpec8748.C2" office:value-type="float" office:value="0"><text:p text:style-name="P20">3.75</text:p></table:table-cell><table:table-cell table:style-name="ACSpec8748.C2" office:value-type="float" office:value="0"><text:p text:style-name="P20">5</text:p></table:table-cell><table:table-cell table:style-name="ACSpec8748.A2" office:value-type="string"><text:p text:style-name="P20">µs</text:p></table:table-cell><table:table-cell table:style-name="ACSpec8748.F2" office:value-type="string"><text:p text:style-name="P20"/></table:table-cell></table:table-row><table:table-row><table:table-cell table:style-name="ACSpec8748.A2" office:value-type="string"><text:p text:style-name="P31">t<text:span text:style-name="T1">RE</text:span></text:p></table:table-cell><table:table-cell table:style-name="ACSpec8748.A2" office:value-type="string"><text:p text:style-name="P30">RESET' Setup Time before EA <text:span text:style-name="T2">↑</text:span></text:p></table:table-cell><table:table-cell table:style-name="ACSpec8748.C2" office:value-type="float" office:value="0"><text:p text:style-name="P20">4t<text:span text:style-name="T1">CY</text:span></text:p></table:table-cell><table:table-cell table:style-name="ACSpec8748.C2"><text:p text:style-name="P20"/></table:table-cell><table:table-cell table:style-name="ACSpec8748.A2" office:value-type="string"><text:p text:style-name="P20"/></table:table-cell><table:table-cell table:style-name="ACSpec8748.F2" office:value-type="string"><text:p text:style-name="P20"/></table:table-cell></table:table-row></table:table><text:p text:style-name="Standard2Col">T<text:span text:style-name="T1">A</text:span> = 25 <text:span text:style-name="T2">°</text:span>C; V<text:span text:style-name="T1">CC</text:span> = 5 V ±5%; V<text:span text:style-name="T1">DD</text:span> = 21 V ±5%</text:p><text:p text:style-name="Standard2Col"><text:span text:style-name="T26">NOTE</text:span>:<text:line-break/>If TEST 0 is high, t<text:span text:style-name="T1">DO</text:span> can be triggered by RESET' <text:span text:style-name="T2">↑.</text:span></text:p></draw:text-box></draw:frame></text:p>
      <text:p text:style-name="Standard2Col"/>
      <text:p text:style-name="P47"><draw:frame draw:style-name="fr26" draw:name="Rahmen30" text:anchor-type="paragraph" svg:width="17.708cm" draw:z-index="115"><draw:text-box fo:min-height="11.291cm"><text:p text:style-name="Figure"><draw:frame draw:style-name="fr4" draw:name="ExtAccessWave" text:anchor-type="paragraph" svg:x="0cm" svg:y="0cm" svg:width="18.491cm" svg:height="11.291cm" draw:z-index="116"><draw:image xlink:href="../images/waveform_ext_mem.eps" xlink:type="simple" xlink:show="embed" xlink:actuate="onLoad"/></draw:frame>Figure <text:sequence text:ref-name="refFigure20" text:name="Figure" text:formula="ooow:Figure+1" style:num-format="1">21</text:sequence>. External Access Timing Waveforms</text:p></draw:text-box></draw:frame></text:p>
      <text:p text:style-name="Standard2Col"/>
      <text:p text:style-name="P47"><draw:frame draw:style-name="fr26" draw:name="Rahmen31" text:anchor-type="paragraph" svg:width="17.708cm" draw:z-index="125"><draw:text-box fo:min-height="13.899cm"><text:p text:style-name="Figure"><draw:frame draw:style-name="fr35" draw:name="P1P2Timing" text:anchor-type="paragraph" svg:x="0cm" svg:y="0cm" svg:width="17.708cm" svg:height="13.898cm" draw:z-index="126"><draw:image xlink:href="../images/waveform_ports.eps" xlink:type="simple" xlink:show="embed" xlink:actuate="onLoad"/></draw:frame>Figure <text:sequence text:ref-name="refFigure21" text:name="Figure" text:formula="ooow:Figure+1" style:num-format="1">22</text:sequence>. Port 1 / Port 2 Timing Waveforms</text:p></draw:text-box></draw:frame></text:p>
      <text:p text:style-name="Standard2Col"/>
      <text:p text:style-name="P47"><draw:frame draw:style-name="fr22" draw:name="Rahmen32" text:anchor-type="paragraph" svg:y="0cm" svg:width="17.598cm" draw:z-index="127"><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table:table-cell table:style-name="ACChar.A1" table:number-columns-spanned="5" office:value-type="string"><text:p text:style-name="P72">A.C. CHARACTERISTICS<text:span text:style-name="T27"> (T</text:span><text:span text:style-name="T10">A</text:span><text:span text:style-name="T22"> = 0 </text:span><text:span text:style-name="T23">°</text:span><text:span text:style-name="T22">C to 70 </text:span><text:span text:style-name="T23">°</text:span><text:span text:style-name="T22">C; V</text:span><text:span text:style-name="T10">CC</text:span><text:span text:style-name="T22"> = V</text:span><text:span text:style-name="T10">DD</text:span><text:span text:style-name="T22"> = 5 V ± 10%; V</text:span><text:span text:style-name="T10">SS</text:span><text:span text:style-name="T22"> = 0 V)</text:span></text:p></table:table-cell><table:covered-table-cell/><table:covered-table-cell/><table:covered-table-cell/><table:covered-table-cell/><table:table-cell table:style-name="ACChar.A1" table:number-columns-spanned="6" office:value-type="string"><text:p text:style-name="P24"/></table:table-cell><table:covered-table-cell/><table:covered-table-cell/><table:covered-table-cell/><table:covered-table-cell/><table:covered-table-cell/></table:table-row><table:table-row><table:table-cell><table:table table:is-sub-table="true"><table:table-column table:style-name="ACChar.A"/><table:table-row><table:table-cell table:style-name="ACChar.A2.1.1" office:value-type="string"><text:p text:style-name="P25"/></table:table-cell></table:table-row><table:table-row><table:table-cell table:style-name="ACChar.A2.1.2" office:value-type="string"><text:p text:style-name="P25">Symbol</text:p></table:table-cell></table:table-row></table:table></table:table-cell><table:table-cell table:number-columns-spanned="2"><table:table table:is-sub-table="true"><table:table-column table:style-name="ACChar.B2.1"/><table:table-row><table:table-cell table:style-name="ACChar.A2.1.1" office:value-type="string"><text:p text:style-name="P25"/></table:table-cell></table:table-row><table:table-row><table:table-cell table:style-name="ACChar.A2.1.2" office:value-type="string"><text:p text:style-name="P25">Parameter</text:p></table:table-cell></table:table-row></table:table></table:table-cell><table:covered-table-cell/><table:table-cell table:number-columns-spanned="3"><table:table table:is-sub-table="true"><table:table-column table:style-name="ACChar.D2.1"/><table:table-row><table:table-cell table:style-name="ACChar.A2.1.1" office:value-type="string"><text:p text:style-name="P25"/></table:table-cell></table:table-row><table:table-row><table:table-cell table:style-name="ACChar.A2.1.2" office:value-type="string"><text:p text:style-name="P25">f (t<text:span text:style-name="T18">CY</text:span>)<text:line-break/>(Note 4)</text:p></table:table-cell></table:table-row></table:table></table:table-cell><table:covered-table-cell/><table:covered-table-cell/><table:table-cell table:number-columns-spanned="3"><table:table table:is-sub-table="true"><table:table-column table:style-name="ACChar.I" table:number-columns-repeated="2"/><table:table-row><table:table-cell table:style-name="ACChar.A2.1.1" table:number-columns-spanned="2" office:value-type="string"><text:p text:style-name="P25">11 MHz<text:line-break/></text:p></table:table-cell><table:covered-table-cell/></table:table-row><table:table-row><table:table-cell table:style-name="ACChar.A2.1.1" office:value-type="string"><text:p text:style-name="P25">Min</text:p></table:table-cell><table:table-cell table:style-name="ACChar.A2.1.1" office:value-type="string"><text:p text:style-name="P25">Max</text:p></table:table-cell></table:table-row></table:table></table:table-cell><table:covered-table-cell/><table:covered-table-cell/><table:table-cell><table:table table:is-sub-table="true"><table:table-column table:style-name="ACChar.I"/><table:table-row><table:table-cell table:style-name="ACChar.A2.1.1" office:value-type="string"><text:p text:style-name="P25"/></table:table-cell></table:table-row><table:table-row><table:table-cell table:style-name="ACChar.A2.1.2" office:value-type="string"><text:p text:style-name="P25">Unit</text:p></table:table-cell></table:table-row></table:table></table:table-cell><table:table-cell><table:table table:is-sub-table="true"><table:table-column table:style-name="ACChar.K"/><table:table-row><table:table-cell table:style-name="ACChar.K2.1.1" office:value-type="string"><text:p text:style-name="P25"/></table:table-cell></table:table-row><table:table-row><table:table-cell table:style-name="ACChar.K2.1.2" office:value-type="string"><text:p text:style-name="P25">Conditions<text:line-break/>(Note 1)</text:p></table:table-cell></table:table-row></table:table></table:table-cell></table:table-row><table:table-row><table:table-cell table:style-name="ACChar.A3" office:value-type="string"><text:p text:style-name="P78">t<text:span text:style-name="T1">CY</text:span></text:p></table:table-cell><table:table-cell table:style-name="ACChar.A3" table:number-columns-spanned="2" office:value-type="string"><text:p text:style-name="P82">Cycle Time</text:p></table:table-cell><table:covered-table-cell/><table:table-cell table:style-name="ACChar.A3" table:number-columns-spanned="3" office:value-type="string"><text:p text:style-name="P83">15/F(XTAL)</text:p></table:table-cell><table:covered-table-cell/><table:covered-table-cell/><table:table-cell table:style-name="ACChar.G3" table:number-columns-spanned="2" office:value-type="string"><text:p text:style-name="P84">1.36</text:p></table:table-cell><table:covered-table-cell/><table:table-cell table:style-name="ACChar.A3" office:value-type="string"><text:p text:style-name="P26">15.0</text:p></table:table-cell><table:table-cell table:style-name="ACChar.A3" office:value-type="string"><text:p text:style-name="P26">us</text:p></table:table-cell><table:table-cell table:style-name="ACChar.K3" office:value-type="string"><text:p text:style-name="P26">(Note 3)</text:p></table:table-cell></table:table-row><table:table-row><table:table-cell table:style-name="ACChar.A4" office:value-type="string"><text:p text:style-name="P79">t<text:span text:style-name="T1">LL</text:span></text:p></table:table-cell><table:table-cell table:style-name="ACChar.A4" table:number-columns-spanned="2" office:value-type="string"><text:p text:style-name="P82">ALE Pulse Width</text:p></table:table-cell><table:covered-table-cell/><table:table-cell table:style-name="ACChar.A4" table:number-columns-spanned="3" office:value-type="string"><text:p text:style-name="P83">7/30 t<text:span text:style-name="T1">CY </text:span><text:span text:style-name="T20"><text:s/>- 170</text:span></text:p></table:table-cell><table:covered-table-cell/><table:covered-table-cell/><table:table-cell table:style-name="ACChar.G4" table:number-columns-spanned="2" office:value-type="float" office:value="150"><text:p text:style-name="P84">15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AL</text:span></text:p></table:table-cell><table:table-cell table:style-name="ACChar.A4" table:number-columns-spanned="2" office:value-type="string"><text:p text:style-name="P82"><text:span text:style-name="T17">Addr</text:span> Setup to ALE</text:p></table:table-cell><table:covered-table-cell/><table:table-cell table:style-name="ACChar.A4" table:number-columns-spanned="3" office:value-type="string"><text:p text:style-name="P83">2/15 t<text:span text:style-name="T1">CY </text:span><text:span text:style-name="T20"><text:s/>- 110</text:span></text:p></table:table-cell><table:covered-table-cell/><table:covered-table-cell/><table:table-cell table:style-name="ACChar.A4" table:number-columns-spanned="2" office:value-type="string"><text:p text:style-name="P84">7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Note 2)</text:p></table:table-cell></table:table-row><table:table-row><table:table-cell table:style-name="ACChar.A4" office:value-type="string"><text:p text:style-name="P81">t<text:span text:style-name="T1">LA</text:span></text:p></table:table-cell><table:table-cell table:style-name="ACChar.A4" table:number-columns-spanned="2" office:value-type="string"><text:p text:style-name="P82">Addr Hold from ALE</text:p></table:table-cell><table:covered-table-cell/><table:table-cell table:style-name="ACChar.A4" table:number-columns-spanned="3" office:value-type="string"><text:p text:style-name="P83">1/15 t<text:span text:style-name="T1">CY</text:span><text:span text:style-name="T20"> - 40</text:span></text:p></table:table-cell><table:covered-table-cell/><table:covered-table-cell/><table:table-cell table:style-name="ACChar.A4" table:number-columns-spanned="2" office:value-type="string"><text:p text:style-name="P84">5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CC1</text:span></text:p></table:table-cell><table:table-cell table:style-name="ACChar.A4" table:number-columns-spanned="2" office:value-type="string"><text:p text:style-name="P82">Control Pulse Width (RD', WR')</text:p></table:table-cell><table:covered-table-cell/><table:table-cell table:style-name="ACChar.A4" table:number-columns-spanned="3" office:value-type="string"><text:p text:style-name="P83">1/2 t<text:span text:style-name="T1">CY</text:span><text:span text:style-name="T20"> - 200</text:span></text:p></table:table-cell><table:covered-table-cell/><table:covered-table-cell/><table:table-cell table:style-name="ACChar.A4" table:number-columns-spanned="2" office:value-type="string"><text:p text:style-name="P84">48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CC2</text:span></text:p></table:table-cell><table:table-cell table:style-name="ACChar.A4" table:number-columns-spanned="2" office:value-type="string"><text:p text:style-name="P82">Control Pulse Width (PSEN')</text:p></table:table-cell><table:covered-table-cell/><table:table-cell table:style-name="ACChar.A4" table:number-columns-spanned="3" office:value-type="string"><text:p text:style-name="P83">2/5 t<text:span text:style-name="T1">CY</text:span><text:span text:style-name="T20"> - 200</text:span></text:p></table:table-cell><table:covered-table-cell/><table:covered-table-cell/><table:table-cell table:style-name="ACChar.A4" table:number-columns-spanned="2" office:value-type="string"><text:p text:style-name="P84">35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DW</text:span></text:p></table:table-cell><table:table-cell table:style-name="ACChar.A4" table:number-columns-spanned="2" office:value-type="string"><text:p text:style-name="P82">Data Setup before WR'</text:p></table:table-cell><table:covered-table-cell/><table:table-cell table:style-name="ACChar.A4" table:number-columns-spanned="3" office:value-type="string"><text:p text:style-name="P83">13/30 t<text:span text:style-name="T1">CY</text:span><text:span text:style-name="T20"> - 200</text:span></text:p></table:table-cell><table:covered-table-cell/><table:covered-table-cell/><table:table-cell table:style-name="ACChar.A4" table:number-columns-spanned="2" office:value-type="string"><text:p text:style-name="P84">39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WD</text:span></text:p></table:table-cell><table:table-cell table:style-name="ACChar.A4" table:number-columns-spanned="2" office:value-type="string"><text:p text:style-name="P82">Data Hold after WR'</text:p></table:table-cell><table:covered-table-cell/><table:table-cell table:style-name="ACChar.A4" table:number-columns-spanned="3" office:value-type="string"><text:p text:style-name="P83">1/15 t<text:span text:style-name="T1">CY</text:span><text:span text:style-name="T20"> - 50</text:span></text:p></table:table-cell><table:covered-table-cell/><table:covered-table-cell/><table:table-cell table:style-name="ACChar.A4" table:number-columns-spanned="2" office:value-type="string"><text:p text:style-name="P84">4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DR</text:span></text:p></table:table-cell><table:table-cell table:style-name="ACChar.A4" table:number-columns-spanned="2" office:value-type="string"><text:p text:style-name="P82">Data Hold (RD', PSEN')</text:p></table:table-cell><table:covered-table-cell/><table:table-cell table:style-name="ACChar.A4" table:number-columns-spanned="3" office:value-type="string"><text:p text:style-name="P83">1/10 t<text:span text:style-name="T1">CY</text:span><text:span text:style-name="T20"> - 30</text:span></text:p></table:table-cell><table:covered-table-cell/><table:covered-table-cell/><table:table-cell table:style-name="ACChar.A4" table:number-columns-spanned="2" office:value-type="string"><text:p text:style-name="P84">0</text:p></table:table-cell><table:covered-table-cell/><table:table-cell table:style-name="ACChar.A4" office:value-type="string"><text:p text:style-name="P26">11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RD1</text:span></text:p></table:table-cell><table:table-cell table:style-name="ACChar.A4" table:number-columns-spanned="2" office:value-type="string"><text:p text:style-name="P82">RD' to Data In</text:p></table:table-cell><table:covered-table-cell/><table:table-cell table:style-name="ACChar.A4" table:number-columns-spanned="3" office:value-type="string"><text:p text:style-name="P83">11/30 t<text:span text:style-name="T1">CY</text:span><text:span text:style-name="T20"> - 170</text:span></text:p></table:table-cell><table:covered-table-cell/><table:covered-table-cell/><table:table-cell table:style-name="ACChar.A4" table:number-columns-spanned="2" office:value-type="string"><text:p text:style-name="P84"/></table:table-cell><table:covered-table-cell/><table:table-cell table:style-name="ACChar.A4" office:value-type="string"><text:p text:style-name="P26">33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RD2</text:span></text:p></table:table-cell><table:table-cell table:style-name="ACChar.A4" table:number-columns-spanned="2" office:value-type="string"><text:p text:style-name="P82">PSEN' to Data In</text:p></table:table-cell><table:covered-table-cell/><table:table-cell table:style-name="ACChar.A4" table:number-columns-spanned="3" office:value-type="string"><text:p text:style-name="P83">4/15 t<text:span text:style-name="T1">CY</text:span><text:span text:style-name="T20"> - 170</text:span></text:p></table:table-cell><table:covered-table-cell/><table:covered-table-cell/><table:table-cell table:style-name="ACChar.A4" table:number-columns-spanned="2" office:value-type="string"><text:p text:style-name="P84"/></table:table-cell><table:covered-table-cell/><table:table-cell table:style-name="ACChar.A4" office:value-type="string"><text:p text:style-name="P26">19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AW</text:span></text:p></table:table-cell><table:table-cell table:style-name="ACChar.A4" table:number-columns-spanned="2" office:value-type="string"><text:p text:style-name="P82">Addr Setup to WR'</text:p></table:table-cell><table:covered-table-cell/><table:table-cell table:style-name="ACChar.A4" table:number-columns-spanned="3" office:value-type="string"><text:p text:style-name="P83">1/3 t<text:span text:style-name="T1">CY</text:span><text:span text:style-name="T20"> - 150</text:span></text:p></table:table-cell><table:covered-table-cell/><table:covered-table-cell/><table:table-cell table:style-name="ACChar.A4" table:number-columns-spanned="2" office:value-type="string"><text:p text:style-name="P84">30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AD1</text:span></text:p></table:table-cell><table:table-cell table:style-name="ACChar.A4" table:number-columns-spanned="2" office:value-type="string"><text:p text:style-name="P82">Addr Setup to Data (RD')</text:p></table:table-cell><table:covered-table-cell/><table:table-cell table:style-name="ACChar.A4" table:number-columns-spanned="3" office:value-type="string"><text:p text:style-name="P83">7/10 t<text:span text:style-name="T1">CY</text:span><text:span text:style-name="T20"> - 220</text:span></text:p></table:table-cell><table:covered-table-cell/><table:covered-table-cell/><table:table-cell table:style-name="ACChar.A4" table:number-columns-spanned="2" office:value-type="string"><text:p text:style-name="P84"/></table:table-cell><table:covered-table-cell/><table:table-cell table:style-name="ACChar.A4" office:value-type="string"><text:p text:style-name="P26">73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AD2</text:span></text:p></table:table-cell><table:table-cell table:style-name="ACChar.A4" table:number-columns-spanned="2" office:value-type="string"><text:p text:style-name="P82">Addr Setup to Data (PSEN')</text:p></table:table-cell><table:covered-table-cell/><table:table-cell table:style-name="ACChar.A4" table:number-columns-spanned="3" office:value-type="string"><text:p text:style-name="P83">1/2 t<text:span text:style-name="T1">CY</text:span><text:span text:style-name="T20"> - 220</text:span></text:p></table:table-cell><table:covered-table-cell/><table:covered-table-cell/><table:table-cell table:style-name="ACChar.A4" table:number-columns-spanned="2" office:value-type="string"><text:p text:style-name="P84"/></table:table-cell><table:covered-table-cell/><table:table-cell table:style-name="ACChar.A4" office:value-type="string"><text:p text:style-name="P26">46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AFC1</text:span></text:p></table:table-cell><table:table-cell table:style-name="ACChar.A4" table:number-columns-spanned="2" office:value-type="string"><text:p text:style-name="P82">Addr Float to RD', WR'</text:p></table:table-cell><table:covered-table-cell/><table:table-cell table:style-name="ACChar.A4" table:number-columns-spanned="3" office:value-type="string"><text:p text:style-name="P83">2/15 t<text:span text:style-name="T1">CY</text:span><text:span text:style-name="T20"> - 40</text:span></text:p></table:table-cell><table:covered-table-cell/><table:covered-table-cell/><table:table-cell table:style-name="ACChar.A4" table:number-columns-spanned="2" office:value-type="string"><text:p text:style-name="P84">14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Note 2)</text:p></table:table-cell></table:table-row><table:table-row><table:table-cell table:style-name="ACChar.A4" office:value-type="string"><text:p text:style-name="P78">t<text:span text:style-name="T1">AFC2</text:span></text:p></table:table-cell><table:table-cell table:style-name="ACChar.A4" table:number-columns-spanned="2" office:value-type="string"><text:p text:style-name="P82">Addr Float to PSEN'</text:p></table:table-cell><table:covered-table-cell/><table:table-cell table:style-name="ACChar.A4" table:number-columns-spanned="3" office:value-type="string"><text:p text:style-name="P83">1/30 t<text:span text:style-name="T1">CY</text:span><text:span text:style-name="T20"> - 40</text:span></text:p></table:table-cell><table:covered-table-cell/><table:covered-table-cell/><table:table-cell table:style-name="ACChar.A4" table:number-columns-spanned="2" office:value-type="string"><text:p text:style-name="P84">1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Note 2)</text:p></table:table-cell></table:table-row><table:table-row><table:table-cell table:style-name="ACChar.A4" office:value-type="string"><text:p text:style-name="P78">t<text:span text:style-name="T1">LAFC1</text:span></text:p></table:table-cell><table:table-cell table:style-name="ACChar.A4" table:number-columns-spanned="2" office:value-type="string"><text:p text:style-name="P82">ALE to Control (RD', WR')</text:p></table:table-cell><table:covered-table-cell/><table:table-cell table:style-name="ACChar.A4" table:number-columns-spanned="3" office:value-type="string"><text:p text:style-name="P83">1/5 t<text:span text:style-name="T1">CY</text:span><text:span text:style-name="T20"> - 75</text:span></text:p></table:table-cell><table:covered-table-cell/><table:covered-table-cell/><table:table-cell table:style-name="ACChar.A4" table:number-columns-spanned="2" office:value-type="string"><text:p text:style-name="P84">20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LAFC2</text:span></text:p></table:table-cell><table:table-cell table:style-name="ACChar.A4" table:number-columns-spanned="2" office:value-type="string"><text:p text:style-name="P82">ALE to Control (PSEN')</text:p></table:table-cell><table:covered-table-cell/><table:table-cell table:style-name="ACChar.A4" table:number-columns-spanned="3" office:value-type="string"><text:p text:style-name="P83">1/10 t<text:span text:style-name="T1">CY</text:span><text:span text:style-name="T20"> - 75</text:span></text:p></table:table-cell><table:covered-table-cell/><table:covered-table-cell/><table:table-cell table:style-name="ACChar.A4" table:number-columns-spanned="2" office:value-type="string"><text:p text:style-name="P84">6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CA1</text:span></text:p></table:table-cell><table:table-cell table:style-name="ACChar.A4" table:number-columns-spanned="2" office:value-type="string"><text:p text:style-name="P82">Control to ALE (RD', WR', PROG')</text:p></table:table-cell><table:covered-table-cell/><table:table-cell table:style-name="ACChar.A4" table:number-columns-spanned="3" office:value-type="string"><text:p text:style-name="P83">1/15 t<text:span text:style-name="T1">CY</text:span><text:span text:style-name="T20"> - 40</text:span></text:p></table:table-cell><table:covered-table-cell/><table:covered-table-cell/><table:table-cell table:style-name="ACChar.A4" table:number-columns-spanned="2" office:value-type="string"><text:p text:style-name="P84">5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8">t<text:span text:style-name="T1">CA2</text:span></text:p></table:table-cell><table:table-cell table:style-name="ACChar.A4" table:number-columns-spanned="2" office:value-type="string"><text:p text:style-name="P82">Control to ALE (PSEN')</text:p></table:table-cell><table:covered-table-cell/><table:table-cell table:style-name="ACChar.A4" table:number-columns-spanned="3" office:value-type="string"><text:p text:style-name="P83">4/15 t<text:span text:style-name="T1">CY</text:span><text:span text:style-name="T20"> - 40</text:span></text:p></table:table-cell><table:covered-table-cell/><table:covered-table-cell/><table:table-cell table:style-name="ACChar.A4" table:number-columns-spanned="2" office:value-type="string"><text:p text:style-name="P84">32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CP</text:span></text:p></table:table-cell><table:table-cell table:style-name="ACChar.A4" table:number-columns-spanned="2" office:value-type="string"><text:p text:style-name="P82">Port Control Setup to PROG'</text:p></table:table-cell><table:covered-table-cell/><table:table-cell table:style-name="ACChar.A4" table:number-columns-spanned="3" office:value-type="string"><text:p text:style-name="P83">2/15 t<text:span text:style-name="T1">CY</text:span><text:span text:style-name="T20"> - 80</text:span></text:p></table:table-cell><table:covered-table-cell/><table:covered-table-cell/><table:table-cell table:style-name="ACChar.A4" table:number-columns-spanned="2" office:value-type="string"><text:p text:style-name="P84">10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C</text:span></text:p></table:table-cell><table:table-cell table:style-name="ACChar.A4" table:number-columns-spanned="2" office:value-type="string"><text:p text:style-name="P82">Port Control Hold to PROG'</text:p></table:table-cell><table:covered-table-cell/><table:table-cell table:style-name="ACChar.A4" table:number-columns-spanned="3" office:value-type="string"><text:p text:style-name="P83">4/15 t<text:span text:style-name="T1">CY</text:span><text:span text:style-name="T20"> - 200</text:span></text:p></table:table-cell><table:covered-table-cell/><table:covered-table-cell/><table:table-cell table:style-name="ACChar.A4" table:number-columns-spanned="2" office:value-type="string"><text:p text:style-name="P84">16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R</text:span></text:p></table:table-cell><table:table-cell table:style-name="ACChar.A4" table:number-columns-spanned="2" office:value-type="string"><text:p text:style-name="P82">PROG' to P2 Input Valid</text:p></table:table-cell><table:covered-table-cell/><table:table-cell table:style-name="ACChar.A4" table:number-columns-spanned="3" office:value-type="string"><text:p text:style-name="P83">17/30 t<text:span text:style-name="T1">CY</text:span><text:span text:style-name="T20"> - 120</text:span></text:p></table:table-cell><table:covered-table-cell/><table:covered-table-cell/><table:table-cell table:style-name="ACChar.A4" table:number-columns-spanned="2" office:value-type="string"><text:p text:style-name="P84"/></table:table-cell><table:covered-table-cell/><table:table-cell table:style-name="ACChar.A4" office:value-type="string"><text:p text:style-name="P26">65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F</text:span></text:p></table:table-cell><table:table-cell table:style-name="ACChar.A4" table:number-columns-spanned="2" office:value-type="string"><text:p text:style-name="P82">Input Data Hold from PROG'</text:p></table:table-cell><table:covered-table-cell/><table:table-cell table:style-name="ACChar.A4" table:number-columns-spanned="3" office:value-type="string"><text:p text:style-name="P83">1/10 t<text:span text:style-name="T1">CY</text:span></text:p></table:table-cell><table:covered-table-cell/><table:covered-table-cell/><table:table-cell table:style-name="ACChar.A4" table:number-columns-spanned="2" office:value-type="string"><text:p text:style-name="P84">0</text:p></table:table-cell><table:covered-table-cell/><table:table-cell table:style-name="ACChar.A4" office:value-type="string"><text:p text:style-name="P26">140</text:p></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DP</text:span></text:p></table:table-cell><table:table-cell table:style-name="ACChar.A4" table:number-columns-spanned="2" office:value-type="string"><text:p text:style-name="P82">Output Data Setup</text:p></table:table-cell><table:covered-table-cell/><table:table-cell table:style-name="ACChar.A4" table:number-columns-spanned="3" office:value-type="string"><text:p text:style-name="P83">2/5 t<text:span text:style-name="T1">CY</text:span><text:span text:style-name="T20"> - 150</text:span></text:p></table:table-cell><table:covered-table-cell/><table:covered-table-cell/><table:table-cell table:style-name="ACChar.A4" table:number-columns-spanned="2" office:value-type="string"><text:p text:style-name="P84">40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D</text:span></text:p></table:table-cell><table:table-cell table:style-name="ACChar.A4" table:number-columns-spanned="2" office:value-type="string"><text:p text:style-name="P82">Output Data Hold</text:p></table:table-cell><table:covered-table-cell/><table:table-cell table:style-name="ACChar.A4" table:number-columns-spanned="3" office:value-type="string"><text:p text:style-name="P83">1/10 t<text:span text:style-name="T1">CY</text:span><text:span text:style-name="T20"> - 50</text:span></text:p></table:table-cell><table:covered-table-cell/><table:covered-table-cell/><table:table-cell table:style-name="ACChar.A4" table:number-columns-spanned="2" office:value-type="string"><text:p text:style-name="P84">9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P</text:span></text:p></table:table-cell><table:table-cell table:style-name="ACChar.A4" table:number-columns-spanned="2" office:value-type="string"><text:p text:style-name="P82">PROG' Pulse Width</text:p></table:table-cell><table:covered-table-cell/><table:table-cell table:style-name="ACChar.A4" table:number-columns-spanned="3" office:value-type="string"><text:p text:style-name="P83">7/10 t<text:span text:style-name="T1">CY</text:span><text:span text:style-name="T20"> - 250</text:span></text:p></table:table-cell><table:covered-table-cell/><table:covered-table-cell/><table:table-cell table:style-name="ACChar.A4" table:number-columns-spanned="2" office:value-type="string"><text:p text:style-name="P84">70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L</text:span></text:p></table:table-cell><table:table-cell table:style-name="ACChar.A4" table:number-columns-spanned="2" office:value-type="string"><text:p text:style-name="P82">Port 2 I/O Setup to ALE</text:p></table:table-cell><table:covered-table-cell/><table:table-cell table:style-name="ACChar.A4" table:number-columns-spanned="3" office:value-type="string"><text:p text:style-name="P83">4/15 t<text:span text:style-name="T1">CY</text:span><text:span text:style-name="T20"> - 200</text:span></text:p></table:table-cell><table:covered-table-cell/><table:covered-table-cell/><table:table-cell table:style-name="ACChar.A4" table:number-columns-spanned="2" office:value-type="string"><text:p text:style-name="P84">160</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LP</text:span></text:p></table:table-cell><table:table-cell table:style-name="ACChar.A4" table:number-columns-spanned="2" office:value-type="string"><text:p text:style-name="P82">Port 2 I/O Hold to ALE</text:p></table:table-cell><table:covered-table-cell/><table:table-cell table:style-name="ACChar.A4" table:number-columns-spanned="3" office:value-type="string"><text:p text:style-name="P83">1/30 t<text:span text:style-name="T1">CY</text:span><text:span text:style-name="T20"> - 30</text:span></text:p></table:table-cell><table:covered-table-cell/><table:covered-table-cell/><table:table-cell table:style-name="ACChar.A4" table:number-columns-spanned="2" office:value-type="string"><text:p text:style-name="P84">15</text:p></table:table-cell><table:covered-table-cell/><table:table-cell table:style-name="ACChar.A4" office:value-type="string"><text:p text:style-name="P26"/></table:table-cell><table:table-cell table:style-name="ACChar.A4" office:value-type="string"><text:p text:style-name="P26">ns</text:p></table:table-cell><table:table-cell table:style-name="ACChar.K4" office:value-type="string"><text:p text:style-name="P26"/></table:table-cell></table:table-row><table:table-row><table:table-cell table:style-name="ACChar.A4" office:value-type="string"><text:p text:style-name="P79">t<text:span text:style-name="T1">PV</text:span></text:p></table:table-cell><table:table-cell table:style-name="ACChar.A4" table:number-columns-spanned="2" office:value-type="string"><text:p text:style-name="P82">Port Output from ALE</text:p></table:table-cell><table:covered-table-cell/><table:table-cell table:style-name="ACChar.A4" table:number-columns-spanned="3" office:value-type="string"><text:p text:style-name="P83">3/10 t<text:span text:style-name="T1">CY</text:span><text:span text:style-name="T20"> + 100</text:span></text:p></table:table-cell><table:covered-table-cell/><table:covered-table-cell/><table:table-cell table:style-name="ACChar.A4" table:number-columns-spanned="2" office:value-type="string"><text:p text:style-name="P84"/></table:table-cell><table:covered-table-cell/><table:table-cell table:style-name="ACChar.A4" office:value-type="string"><text:p text:style-name="P26">510</text:p></table:table-cell><table:table-cell table:style-name="ACChar.A4" office:value-type="string"><text:p text:style-name="P26">ns</text:p></table:table-cell><table:table-cell table:style-name="ACChar.K4" office:value-type="string"><text:p text:style-name="P26"/></table:table-cell></table:table-row><table:table-row><table:table-cell table:style-name="ACChar.A33" office:value-type="string"><text:p text:style-name="P78">t<text:span text:style-name="T1">0PRR</text:span></text:p></table:table-cell><table:table-cell table:style-name="ACChar.A33" table:number-columns-spanned="2" office:value-type="string"><text:p text:style-name="P82">T0 Rep Rate</text:p></table:table-cell><table:covered-table-cell/><table:table-cell table:style-name="ACChar.A33" table:number-columns-spanned="3" office:value-type="string"><text:p text:style-name="P83">3/15 t<text:span text:style-name="T1">CY</text:span></text:p></table:table-cell><table:covered-table-cell/><table:covered-table-cell/><table:table-cell table:style-name="ACChar.A33" table:number-columns-spanned="2" office:value-type="string"><text:p text:style-name="P84">270</text:p></table:table-cell><table:covered-table-cell/><table:table-cell table:style-name="ACChar.A33" office:value-type="string"><text:p text:style-name="P26"/></table:table-cell><table:table-cell table:style-name="ACChar.A33" office:value-type="string"><text:p text:style-name="P26">ns</text:p></table:table-cell><table:table-cell table:style-name="ACChar.K33" office:value-type="string"><text:p text:style-name="P26"/></table:table-cell></table:table-row><table:table-row><table:table-cell table:style-name="ACChar.A34" office:value-type="string"><text:p text:style-name="P80">Notes:</text:p></table:table-cell><table:table-cell table:style-name="ACChar.A34" table:number-columns-spanned="2" office:value-type="string"><text:p text:style-name="P82"/></table:table-cell><table:covered-table-cell/><table:table-cell table:style-name="ACChar.A34" table:number-columns-spanned="3" office:value-type="string"><text:p text:style-name="P83"/></table:table-cell><table:covered-table-cell/><table:covered-table-cell/><table:table-cell table:style-name="ACChar.A34" table:number-columns-spanned="2" office:value-type="string"><text:p text:style-name="P84"/></table:table-cell><table:covered-table-cell/><table:table-cell table:style-name="ACChar.A34" office:value-type="string"><text:p text:style-name="P26"/></table:table-cell><table:table-cell table:style-name="ACChar.A34" office:value-type="string"><text:p text:style-name="P26"/></table:table-cell><table:table-cell table:style-name="ACChar.A34" office:value-type="string"><text:p text:style-name="P26"/></table:table-cell></table:table-row><table:table-row><table:table-cell table:style-name="ACChar.A34" table:number-columns-spanned="2" office:value-type="string"><text:p text:style-name="P78">1. Control output CL = 80 <text:span text:style-name="T17">pF</text:span><text:line-break/>BUS Outputs CL = 150 pF</text:p></table:table-cell><table:covered-table-cell/><table:table-cell table:style-name="ACChar.A34" table:number-columns-spanned="2" office:value-type="string"><text:p text:style-name="P78">2. BUS High Impedance<text:line-break/>Load 20 pF</text:p></table:table-cell><table:covered-table-cell/><table:table-cell table:style-name="ACChar.A34" table:number-columns-spanned="3" office:value-type="string"><text:p text:style-name="P78">3. f(t<text:span text:style-name="T1">CY</text:span><text:span text:style-name="T20">) assumes 50% duty cycle on X1 and X2.</text:span></text:p></table:table-cell><table:covered-table-cell/><table:covered-table-cell/><table:table-cell table:style-name="ACChar.A34" table:number-columns-spanned="4" office:value-type="string"><text:p text:style-name="P78"/></table:table-cell><table:covered-table-cell/><table:covered-table-cell/><table:covered-table-cell/></table:table-row></table:table><text:p text:style-name="TableCont2col"/></draw:text-box></draw:frame></text:p>
      <text:p text:style-name="Standard2Col"/>
      <text:p text:style-name="Standard2Col"><text:soft-page-break/></text:p>
      <text:p text:style-name="P47"><draw:frame draw:style-name="fr27" draw:name="Rahmen26" text:anchor-type="paragraph" svg:y="-4.299cm" svg:width="18.2cm" draw:z-index="112"><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table:table-cell table:style-name="InstrSet1.A1" office:value-type="string"><text:p text:style-name="P32"/></table:table-cell><table:table-cell table:style-name="InstrSet1.A1" office:value-type="string"><text:p text:style-name="P32"/></table:table-cell><table:table-cell table:style-name="InstrSet1.A1" office:value-type="string"><text:p text:style-name="P32"/></table:table-cell><table:table-cell table:style-name="InstrSet1.A1" table:number-columns-spanned="8" office:value-type="string"><text:p text:style-name="P33">Instruction Code</text:p></table:table-cell><table:covered-table-cell/><table:covered-table-cell/><table:covered-table-cell/><table:covered-table-cell/><table:covered-table-cell/><table:covered-table-cell/><table:covered-table-cell/><table:table-cell table:style-name="InstrSet1.A1" office:value-type="string"><text:p text:style-name="P32"/></table:table-cell><table:table-cell table:style-name="InstrSet1.A1" office:value-type="string"><text:p text:style-name="P32"/></table:table-cell><table:table-cell table:style-name="InstrSet1.A1" table:number-columns-spanned="4" office:value-type="string"><text:p text:style-name="P33">Flags</text:p></table:table-cell><table:covered-table-cell/><table:covered-table-cell/><table:covered-table-cell/></table:table-row><table:table-row><table:table-cell table:style-name="InstrSet1.A2" office:value-type="string"><text:p text:style-name="P33">Mnemonic</text:p></table:table-cell><table:table-cell table:style-name="InstrSet1.A2" office:value-type="string"><text:p text:style-name="P33">Function</text:p></table:table-cell><table:table-cell table:style-name="InstrSet1.A2" office:value-type="string"><text:p text:style-name="P33">Description</text:p></table:table-cell><table:table-cell table:style-name="InstrSet1.A2" office:value-type="string"><text:p text:style-name="P33">D<text:span text:style-name="T18">7</text:span></text:p></table:table-cell><table:table-cell table:style-name="InstrSet1.A2" office:value-type="string"><text:p text:style-name="P33">D<text:span text:style-name="T18">6</text:span></text:p></table:table-cell><table:table-cell table:style-name="InstrSet1.A2" office:value-type="string"><text:p text:style-name="P33">D<text:span text:style-name="T18">5</text:span></text:p></table:table-cell><table:table-cell table:style-name="InstrSet1.A2" office:value-type="string"><text:p text:style-name="P33">D<text:span text:style-name="T18">4</text:span></text:p></table:table-cell><table:table-cell table:style-name="InstrSet1.A2" office:value-type="string"><text:p text:style-name="P33">D<text:span text:style-name="T18">3</text:span></text:p></table:table-cell><table:table-cell table:style-name="InstrSet1.A2" office:value-type="string"><text:p text:style-name="P33">D<text:span text:style-name="T18">2</text:span></text:p></table:table-cell><table:table-cell table:style-name="InstrSet1.A2" office:value-type="string"><text:p text:style-name="P33">D<text:span text:style-name="T18">1</text:span></text:p></table:table-cell><table:table-cell table:style-name="InstrSet1.A2" office:value-type="string"><text:p text:style-name="P33">D<text:span text:style-name="T18">0</text:span></text:p></table:table-cell><table:table-cell table:style-name="InstrSet1.A2" office:value-type="string"><text:p text:style-name="P33">Cycles</text:p></table:table-cell><table:table-cell table:style-name="InstrSet1.A2" office:value-type="string"><text:p text:style-name="P33">Bytes</text:p></table:table-cell><table:table-cell table:style-name="InstrSet1.A2" office:value-type="string"><text:p text:style-name="P33">C</text:p></table:table-cell><table:table-cell table:style-name="InstrSet1.A2" office:value-type="string"><text:p text:style-name="P33">AC</text:p></table:table-cell><table:table-cell table:style-name="InstrSet1.A2" office:value-type="string"><text:p text:style-name="P33">F0</text:p></table:table-cell><table:table-cell table:style-name="InstrSet1.A2" office:value-type="string"><text:p text:style-name="P33">F1</text:p></table:table-cell></table:table-row><table:table-row><table:table-cell table:style-name="InstrSet1.A2" table:number-columns-spanned="17" office:value-type="string"><text:p text:style-name="P33">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4" office:value-type="string"><text:p text:style-name="P39">ANL BUS, = data</text:p></table:table-cell><table:table-cell table:style-name="InstrSet1.A4" office:value-type="string"><text:p text:style-name="P36">(BUS) <text:span text:style-name="T13">←</text:span> (BUS) AND data</text:p></table:table-cell><table:table-cell table:style-name="InstrSet1.A4" office:value-type="string"><text:p text:style-name="P36">Logical and immediate specified data<text:line-break/>with contents on BUS.</text:p></table:table-cell><table:table-cell table:style-name="InstrSet1.A4" office:value-type="string"><text:p text:style-name="InstrTableCont2col">1<text:line-break/>d<text:span text:style-name="T18">7</text:span></text:p></table:table-cell><table:table-cell table:style-name="InstrSet1.A4" office:value-type="string"><text:p text:style-name="InstrTableCont2col">0<text:line-break/>d<text:span text:style-name="T18">6</text:span></text:p></table:table-cell><table:table-cell table:style-name="InstrSet1.A4" office:value-type="string"><text:p text:style-name="InstrTableCont2col">0<text:line-break/>d<text:span text:style-name="T18">5</text:span></text:p></table:table-cell><table:table-cell table:style-name="InstrSet1.A4" office:value-type="string"><text:p text:style-name="InstrTableCont2col">1<text:line-break/>d<text:span text:style-name="T18">4</text:span></text:p></table:table-cell><table:table-cell table:style-name="InstrSet1.A4" office:value-type="string"><text:p text:style-name="InstrTableCont2col">1<text:line-break/>d<text:span text:style-name="T18">3</text:span></text:p></table:table-cell><table:table-cell table:style-name="InstrSet1.A4" office:value-type="string"><text:p text:style-name="InstrTableCont2col">0<text:line-break/>d<text:span text:style-name="T18">2</text:span></text:p></table:table-cell><table:table-cell table:style-name="InstrSet1.A4" office:value-type="string"><text:p text:style-name="InstrTableCont2col">0<text:line-break/>d<text:span text:style-name="T18">1</text:span></text:p></table:table-cell><table:table-cell table:style-name="InstrSet1.A4" office:value-type="string"><text:p text:style-name="InstrTableCont2col">0<text:line-break/>d<text:span text:style-name="T18">0</text:span></text:p></table:table-cell><table:table-cell table:style-name="InstrSet1.L4" office:value-type="float" office:value="2"><text:p text:style-name="InstrTableCont2col">2</text:p></table:table-cell><table:table-cell table:style-name="InstrSet1.L4" office:value-type="float" office:value="2"><text:p text:style-name="InstrTableCont2col">2</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ANL Pp, = data</text:p></table:table-cell><table:table-cell table:style-name="InstrSet1.A4" office:value-type="string"><text:p text:style-name="P36">(Pp) <text:span text:style-name="T13">← (Pp) AND data<text:line-break/>p = 1 – 2</text:span></text:p></table:table-cell><table:table-cell table:style-name="InstrSet1.A4" office:value-type="string"><text:p text:style-name="P36">Logical and immediate specified data<text:line-break/>with designated port (1 – 2).</text:p></table:table-cell><table:table-cell table:style-name="InstrSet1.A4" office:value-type="string"><text:p text:style-name="InstrTableCont2col">1<text:line-break/>d<text:span text:style-name="T18">7</text:span></text:p></table:table-cell><table:table-cell table:style-name="InstrSet1.A4" office:value-type="string"><text:p text:style-name="InstrTableCont2col">0<text:line-break/>d<text:span text:style-name="T18">6</text:span></text:p></table:table-cell><table:table-cell table:style-name="InstrSet1.A4" office:value-type="string"><text:p text:style-name="InstrTableCont2col">0<text:line-break/>d<text:span text:style-name="T18">5</text:span></text:p></table:table-cell><table:table-cell table:style-name="InstrSet1.A4" office:value-type="string"><text:p text:style-name="InstrTableCont2col">1<text:line-break/>d<text:span text:style-name="T18">4</text:span></text:p></table:table-cell><table:table-cell table:style-name="InstrSet1.A4" office:value-type="string"><text:p text:style-name="InstrTableCont2col">1<text:line-break/>d<text:span text:style-name="T18">3</text:span></text:p></table:table-cell><table:table-cell table:style-name="InstrSet1.A4" office:value-type="string"><text:p text:style-name="InstrTableCont2col">0<text:line-break/>d<text:span text:style-name="T18">2</text:span></text:p></table:table-cell><table:table-cell table:style-name="InstrSet1.A4" office:value-type="string"><text:p text:style-name="InstrTableCont2col">p<text:line-break/>d<text:span text:style-name="T18">1</text:span></text:p></table:table-cell><table:table-cell table:style-name="InstrSet1.A4" office:value-type="string"><text:p text:style-name="InstrTableCont2col">p<text:line-break/>d<text:span text:style-name="T18">0</text:span></text:p></table:table-cell><table:table-cell table:style-name="InstrSet1.L4" office:value-type="float" office:value="2"><text:p text:style-name="InstrTableCont2col">2</text:p></table:table-cell><table:table-cell table:style-name="InstrSet1.L4" office:value-type="float" office:value="2"><text:p text:style-name="InstrTableCont2col">2</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ANLD Pp, A</text:p></table:table-cell><table:table-cell table:style-name="InstrSet1.A4" office:value-type="string"><text:p text:style-name="P36">(Pp) <text:span text:style-name="T13">← (Pp) AND (A 0 – 3)<text:line-break/>p = 4 – 7</text:span></text:p></table:table-cell><table:table-cell table:style-name="InstrSet1.A4" office:value-type="string"><text:p text:style-name="P36">Logical and contents of Accumulator with<text:line-break/>designated port (4 – 7).</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p</text:p></table:table-cell><table:table-cell table:style-name="InstrSet1.A4" office:value-type="string"><text:p text:style-name="InstrTableCont2col">p</text:p></table:table-cell><table:table-cell table:style-name="InstrSet1.L4" office:value-type="float" office:value="2"><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IN A, Pp</text:p></table:table-cell><table:table-cell table:style-name="InstrSet1.A4" office:value-type="string"><text:p text:style-name="P36">(A) <text:span text:style-name="T13">← (Pp); p = 1 – 2</text:span></text:p></table:table-cell><table:table-cell table:style-name="InstrSet1.A4" office:value-type="string"><text:p text:style-name="P36">Input data from designated port (1 – 2)<text:line-break/>into Accumulator.</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A4" office:value-type="string"><text:p text:style-name="InstrTableCont2col">p</text:p></table:table-cell><table:table-cell table:style-name="InstrSet1.A4" office:value-type="string"><text:p text:style-name="InstrTableCont2col">p</text:p></table:table-cell><table:table-cell table:style-name="InstrSet1.L4" office:value-type="float" office:value="2"><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INS A, BUS</text:p></table:table-cell><table:table-cell table:style-name="InstrSet1.A4" office:value-type="string"><text:p text:style-name="P36">(A) <text:span text:style-name="T13">← (BUS)</text:span></text:p></table:table-cell><table:table-cell table:style-name="InstrSet1.A4" office:value-type="string"><text:p text:style-name="P36">Input strobed BUS data into Accumulator.</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2"><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MOVD A ,Pp</text:p></table:table-cell><table:table-cell table:style-name="InstrSet1.A4" office:value-type="string"><text:p text:style-name="P36">(A 0 – 3) <text:span text:style-name="T13">← (Pp); p = 4 – 7<text:line-break/>(A 4 – 7) ← 0</text:span></text:p></table:table-cell><table:table-cell table:style-name="InstrSet1.A4" office:value-type="string"><text:p text:style-name="P36">Move contents of designated port (4 – 7)<text:line-break/>into Accumulator.</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p</text:p></table:table-cell><table:table-cell table:style-name="InstrSet1.A4" office:value-type="string"><text:p text:style-name="InstrTableCont2col">p</text:p></table:table-cell><table:table-cell table:style-name="InstrSet1.L4" office:value-type="float" office:value="2"><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MOVD Pp, A</text:p></table:table-cell><table:table-cell table:style-name="InstrSet1.A4" office:value-type="string"><text:p text:style-name="P36">(Pp) <text:span text:style-name="T13">← A (0 – 3); p = 4 – 7</text:span></text:p></table:table-cell><table:table-cell table:style-name="InstrSet1.A4" office:value-type="string"><text:p text:style-name="P36">Move contents of Accumulator to<text:line-break/>designated port (4 – 7).</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p</text:p></table:table-cell><table:table-cell table:style-name="InstrSet1.A4" office:value-type="string"><text:p text:style-name="InstrTableCont2col">p</text:p></table:table-cell><table:table-cell table:style-name="InstrSet1.A4" office:value-type="string"><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ORL BUS, = data</text:p></table:table-cell><table:table-cell table:style-name="InstrSet1.A4" office:value-type="string"><text:p text:style-name="P36">(BUS) <text:span text:style-name="T13">← (BUS) OR data</text:span></text:p></table:table-cell><table:table-cell table:style-name="InstrSet1.A4" office:value-type="string"><text:p text:style-name="P36">Logical or immediate specified data with<text:line-break/>contents of BUS.</text:p></table:table-cell><table:table-cell table:style-name="InstrSet1.A4" office:value-type="string"><text:p text:style-name="InstrTableCont2col">1<text:line-break/>d<text:span text:style-name="T18">7</text:span></text:p></table:table-cell><table:table-cell table:style-name="InstrSet1.A4" office:value-type="string"><text:p text:style-name="InstrTableCont2col">0<text:line-break/>d<text:span text:style-name="T18">6</text:span></text:p></table:table-cell><table:table-cell table:style-name="InstrSet1.A4" office:value-type="string"><text:p text:style-name="InstrTableCont2col">0<text:line-break/>d<text:span text:style-name="T18">5</text:span></text:p></table:table-cell><table:table-cell table:style-name="InstrSet1.A4" office:value-type="string"><text:p text:style-name="InstrTableCont2col">0<text:line-break/>d<text:span text:style-name="T18">4</text:span></text:p></table:table-cell><table:table-cell table:style-name="InstrSet1.A4" office:value-type="string"><text:p text:style-name="InstrTableCont2col">1<text:line-break/>d<text:span text:style-name="T18">3</text:span></text:p></table:table-cell><table:table-cell table:style-name="InstrSet1.A4" office:value-type="string"><text:p text:style-name="InstrTableCont2col">0<text:line-break/>d<text:span text:style-name="T18">2</text:span></text:p></table:table-cell><table:table-cell table:style-name="InstrSet1.A4" office:value-type="string"><text:p text:style-name="InstrTableCont2col">0<text:line-break/>d<text:span text:style-name="T18">1</text:span></text:p></table:table-cell><table:table-cell table:style-name="InstrSet1.A4" office:value-type="string"><text:p text:style-name="InstrTableCont2col">0<text:line-break/>d<text:span text:style-name="T18">0</text:span></text:p></table:table-cell><table:table-cell table:style-name="InstrSet1.L4" office:value-type="float" office:value="2"><text:p text:style-name="InstrTableCont2col">2</text:p></table:table-cell><table:table-cell table:style-name="InstrSet1.L4" office:value-type="float" office:value="2"><text:p text:style-name="InstrTableCont2col">2</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ORLD Pp, A</text:p></table:table-cell><table:table-cell table:style-name="InstrSet1.A4" office:value-type="string"><text:p text:style-name="P36">(Pp) <text:span text:style-name="T13">← (Pp) OR (A 0 – 3)<text:line-break/>p = 4 – 7</text:span></text:p></table:table-cell><table:table-cell table:style-name="InstrSet1.A4" office:value-type="string"><text:p text:style-name="P36">Logical or contents of Accumulator with<text:line-break/>designated port (4 – 7).</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p</text:p></table:table-cell><table:table-cell table:style-name="InstrSet1.A4" office:value-type="string"><text:p text:style-name="InstrTableCont2col">p</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ORL Pp, = data</text:p></table:table-cell><table:table-cell table:style-name="InstrSet1.A4" office:value-type="string"><text:p text:style-name="P36">(Pp) <text:span text:style-name="T13">← (Pp) OR data<text:line-break/>p = 1 – 2</text:span></text:p></table:table-cell><table:table-cell table:style-name="InstrSet1.A4" office:value-type="string"><text:p text:style-name="P36">Logical or immediate specified data with<text:line-break/>designated port (1 – 2).</text:p></table:table-cell><table:table-cell table:style-name="InstrSet1.A4" office:value-type="string"><text:p text:style-name="InstrTableCont2col">1<text:line-break/>d<text:span text:style-name="T18">7</text:span></text:p></table:table-cell><table:table-cell table:style-name="InstrSet1.A4" office:value-type="string"><text:p text:style-name="InstrTableCont2col">0<text:line-break/>d<text:span text:style-name="T18">6</text:span></text:p></table:table-cell><table:table-cell table:style-name="InstrSet1.A4" office:value-type="string"><text:p text:style-name="InstrTableCont2col">0<text:line-break/>d<text:span text:style-name="T18">5</text:span></text:p></table:table-cell><table:table-cell table:style-name="InstrSet1.A4" office:value-type="string"><text:p text:style-name="InstrTableCont2col">0<text:line-break/>d<text:span text:style-name="T18">4</text:span></text:p></table:table-cell><table:table-cell table:style-name="InstrSet1.A4" office:value-type="string"><text:p text:style-name="InstrTableCont2col">1<text:line-break/>d<text:span text:style-name="T18">3</text:span></text:p></table:table-cell><table:table-cell table:style-name="InstrSet1.A4" office:value-type="string"><text:p text:style-name="InstrTableCont2col">0<text:line-break/>d<text:span text:style-name="T18">2</text:span></text:p></table:table-cell><table:table-cell table:style-name="InstrSet1.A4" office:value-type="string"><text:p text:style-name="InstrTableCont2col">p<text:line-break/>d<text:span text:style-name="T18">1</text:span></text:p></table:table-cell><table:table-cell table:style-name="InstrSet1.A4" office:value-type="string"><text:p text:style-name="InstrTableCont2col">p<text:line-break/>d<text:span text:style-name="T18">0</text:span></text:p></table:table-cell><table:table-cell table:style-name="InstrSet1.L4" office:value-type="float" office:value="2"><text:p text:style-name="InstrTableCont2col">2</text:p></table:table-cell><table:table-cell table:style-name="InstrSet1.L4" office:value-type="float" office:value="2"><text:p text:style-name="InstrTableCont2col">2</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OUTL BUS, A <text:span text:style-name="T13">⑤</text:span></text:p></table:table-cell><table:table-cell table:style-name="InstrSet1.A4" office:value-type="string"><text:p text:style-name="P36">(BUS) <text:span text:style-name="T13">← A</text:span></text:p></table:table-cell><table:table-cell table:style-name="InstrSet1.A4" office:value-type="string"><text:p text:style-name="P36">Output contents of Accumulator onto<text:line-break/>BUS.</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A4" office:value-type="string"><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15" office:value-type="string"><text:p text:style-name="P39">OUTL Pp, A</text:p></table:table-cell><table:table-cell table:style-name="InstrSet1.A15" office:value-type="string"><text:p text:style-name="P36">(Pp) <text:span text:style-name="T13">← (A); p = 1 – 2</text:span></text:p></table:table-cell><table:table-cell table:style-name="InstrSet1.A15" office:value-type="string"><text:p text:style-name="P36">Output contents of Accumulator to<text:line-break/>designated port (1 – 2).</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D15" office:value-type="float" office:value="1"><text:p text:style-name="InstrTableCont2col">1</text:p></table:table-cell><table:table-cell table:style-name="InstrSet1.D15" office:value-type="float" office:value="1"><text:p text:style-name="InstrTableCont2col">1</text:p></table:table-cell><table:table-cell table:style-name="InstrSet1.D15" office:value-type="float" office:value="1"><text:p text:style-name="InstrTableCont2col">1</text:p></table:table-cell><table:table-cell table:style-name="InstrSet1.D15" office:value-type="float" office:value="0"><text:p text:style-name="InstrTableCont2col">0</text:p></table:table-cell><table:table-cell table:style-name="InstrSet1.A15" office:value-type="string"><text:p text:style-name="InstrTableCont2col">p</text:p></table:table-cell><table:table-cell table:style-name="InstrSet1.A15" office:value-type="string"><text:p text:style-name="InstrTableCont2col">p</text:p></table:table-cell><table:table-cell table:style-name="InstrSet1.L15" office:value-type="float" office:value="2"><text:p text:style-name="InstrTableCont2col">2</text:p></table:table-cell><table:table-cell table:style-name="InstrSet1.D15" office:value-type="float" office:value="1"><text:p text:style-name="InstrTableCont2col">1</text:p></table:table-cell><table:table-cell table:style-name="InstrSet1.A15" office:value-type="string"><text:p text:style-name="InstrTableCont2col"/></table:table-cell><table:table-cell table:style-name="InstrSet1.A15" office:value-type="string"><text:p text:style-name="InstrTableCont2col"/></table:table-cell><table:table-cell table:style-name="InstrSet1.A15" office:value-type="string"><text:p text:style-name="InstrTableCont2col"/></table:table-cell><table:table-cell table:style-name="InstrSet1.A15" office:value-type="string"><text:p text:style-name="InstrTableCont2col"/></table:table-cell></table:table-row><table:table-row><table:table-cell table:style-name="InstrSet1.A16" table:number-columns-spanned="17" office:value-type="string"><text:p text:style-name="P41">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4" office:value-type="string"><text:p text:style-name="P39">DEC Rr</text:p></table:table-cell><table:table-cell table:style-name="InstrSet1.A4" office:value-type="string"><text:p text:style-name="P35">(Rr) ← (Rr) – 1; r = 0 – 7</text:p></table:table-cell><table:table-cell table:style-name="InstrSet1.A4" office:value-type="string"><text:p text:style-name="P36">Decrement by 1 contents of designated<text:line-break/>register.</text:p></table:table-cell><table:table-cell table:style-name="InstrSet1.L4" office:value-type="float" office:value="1"><text:p text:style-name="P37">1</text:p></table:table-cell><table:table-cell table:style-name="InstrSet1.L4" office:value-type="float" office:value="1"><text:p text:style-name="P37">1</text:p></table:table-cell><table:table-cell table:style-name="InstrSet1.L4" office:value-type="float" office:value="0"><text:p text:style-name="P37">0</text:p></table:table-cell><table:table-cell table:style-name="InstrSet1.L4" office:value-type="float" office:value="0"><text:p text:style-name="P37">0</text:p></table:table-cell><table:table-cell table:style-name="InstrSet1.L4" office:value-type="float" office:value="1"><text:p text:style-name="P37">1</text:p></table:table-cell><table:table-cell table:style-name="InstrSet1.A4" office:value-type="string"><text:p text:style-name="P37">r</text:p></table:table-cell><table:table-cell table:style-name="InstrSet1.A4" office:value-type="string"><text:p text:style-name="P37">r</text:p></table:table-cell><table:table-cell table:style-name="InstrSet1.A4" office:value-type="string"><text:p text:style-name="P37">r</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INC Rr</text:p></table:table-cell><table:table-cell table:style-name="InstrSet1.A4" office:value-type="string"><text:p text:style-name="P36">(Rr) <text:span text:style-name="T13">← (Rr) + 1; r = 0 – 7</text:span></text:p></table:table-cell><table:table-cell table:style-name="InstrSet1.A4" office:value-type="string"><text:p text:style-name="P36">Increment by 1 contents of designated<text:line-break/>register.</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r</text:p></table:table-cell><table:table-cell table:style-name="InstrSet1.A4" office:value-type="string"><text:p text:style-name="InstrTableCont2col">r</text:p></table:table-cell><table:table-cell table:style-name="InstrSet1.A4" office:value-type="string"><text:p text:style-name="InstrTableCont2col">r</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15" office:value-type="string"><text:p text:style-name="P39">INC @ Rr</text:p></table:table-cell><table:table-cell table:style-name="InstrSet1.A15" office:value-type="string"><text:p text:style-name="P36">((Rr)) <text:span text:style-name="T13">← ((Rr)) + 1; r = 0 – 1</text:span></text:p></table:table-cell><table:table-cell table:style-name="InstrSet1.A15" office:value-type="string"><text:p text:style-name="P36">Increment indirect by 1 the contents of<text:line-break/>data memory location.</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D15" office:value-type="float" office:value="1"><text:p text:style-name="InstrTableCont2col">1</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A15" office:value-type="string"><text:p text:style-name="InstrTableCont2col">r</text:p></table:table-cell><table:table-cell table:style-name="InstrSet1.D15" office:value-type="float" office:value="1"><text:p text:style-name="InstrTableCont2col">1</text:p></table:table-cell><table:table-cell table:style-name="InstrSet1.D15" office:value-type="float" office:value="1"><text:p text:style-name="InstrTableCont2col">1</text:p></table:table-cell><table:table-cell table:style-name="InstrSet1.A15" office:value-type="string"><text:p text:style-name="InstrTableCont2col"/></table:table-cell><table:table-cell table:style-name="InstrSet1.A15" office:value-type="string"><text:p text:style-name="InstrTableCont2col"/></table:table-cell><table:table-cell table:style-name="InstrSet1.A15" office:value-type="string"><text:p text:style-name="InstrTableCont2col"/></table:table-cell><table:table-cell table:style-name="InstrSet1.A15" office:value-type="string"><text:p text:style-name="InstrTableCont2col"/></table:table-cell></table:table-row><table:table-row><table:table-cell table:style-name="InstrSet1.A16" table:number-columns-spanned="17" office:value-type="string"><text:p text:style-name="P41">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4" office:value-type="string"><text:p text:style-name="P39">CALL addr</text:p></table:table-cell><table:table-cell table:style-name="InstrSet1.A4" office:value-type="string"><text:p text:style-name="P36">((SP)) <text:span text:style-name="T13">← (PC), (PSW 4 – 7)<text:line-break/>(SP) ← (SP) + 1<text:line-break/>(PC 8 – 10) ← addr 8 – 10<text:line-break/>(PC 0 – 7) ← addr 0 – 7<text:line-break/>(PC 11) ← DBF</text:span></text:p></table:table-cell><table:table-cell table:style-name="InstrSet1.A4" office:value-type="string"><text:p text:style-name="P36">Call designated Subroutine.</text:p></table:table-cell><table:table-cell table:style-name="InstrSet1.A4" office:value-type="string"><text:p text:style-name="InstrTableCont2col">a<text:span text:style-name="T18">10</text:span><text:line-break/>a<text:span text:style-name="T28">7</text:span></text:p></table:table-cell><table:table-cell table:style-name="InstrSet1.A4" office:value-type="string"><text:p text:style-name="InstrTableCont2col">a<text:span text:style-name="T18">9</text:span><text:line-break/>a<text:span text:style-name="T28">6</text:span></text:p></table:table-cell><table:table-cell table:style-name="InstrSet1.A4" office:value-type="string"><text:p text:style-name="InstrTableCont2col">a<text:span text:style-name="T18">8</text:span><text:line-break/>a<text:span text:style-name="T28">5</text:span></text:p></table:table-cell><table:table-cell table:style-name="InstrSet1.A4" office:value-type="string"><text:p text:style-name="InstrTableCont2col">1<text:line-break/>a<text:span text:style-name="T28">4</text:span></text:p></table:table-cell><table:table-cell table:style-name="InstrSet1.A4" office:value-type="string"><text:p text:style-name="InstrTableCont2col">0<text:line-break/>a<text:span text:style-name="T28">3</text:span></text:p></table:table-cell><table:table-cell table:style-name="InstrSet1.A4" office:value-type="string"><text:p text:style-name="InstrTableCont2col">1<text:line-break/>a<text:span text:style-name="T28">2</text:span></text:p></table:table-cell><table:table-cell table:style-name="InstrSet1.A4" office:value-type="string"><text:p text:style-name="InstrTableCont2col">0<text:line-break/>a<text:span text:style-name="T28">1</text:span></text:p></table:table-cell><table:table-cell table:style-name="InstrSet1.A4" office:value-type="string"><text:p text:style-name="InstrTableCont2col">0<text:line-break/>a<text:span text:style-name="T28">0</text:span></text:p></table:table-cell><table:table-cell table:style-name="InstrSet1.L4" office:value-type="float" office:value="2"><text:p text:style-name="InstrTableCont2col">2</text:p></table:table-cell><table:table-cell table:style-name="InstrSet1.L4" office:value-type="float" office:value="2"><text:p text:style-name="InstrTableCont2col">2</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RET</text:p></table:table-cell><table:table-cell table:style-name="InstrSet1.A4" office:value-type="string"><text:p text:style-name="P36">(SP) <text:span text:style-name="T13">← (SP) – 1<text:line-break/>(PC) ← ((SP))</text:span></text:p></table:table-cell><table:table-cell table:style-name="InstrSet1.A4" office:value-type="string"><text:p text:style-name="P36">Return from Subroutine without<text:line-break/>restoring Program Status Word.</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2"><text:p text:style-name="InstrTableCont2col">2</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15" office:value-type="string"><text:p text:style-name="P39">RETR</text:p></table:table-cell><table:table-cell table:style-name="InstrSet1.A15" office:value-type="string"><text:p text:style-name="P36">(SP) <text:span text:style-name="T13">← (SP) – 1<text:line-break/>(PC) ← ((SP))<text:line-break/>(PSW 4 – 7) ← ((SP))</text:span></text:p></table:table-cell><table:table-cell table:style-name="InstrSet1.A15" office:value-type="string"><text:p text:style-name="P36">Return from Subroutine restoring<text:line-break/>Program Status Word.</text:p></table:table-cell><table:table-cell table:style-name="InstrSet1.D15" office:value-type="float" office:value="1"><text:p text:style-name="InstrTableCont2col">1</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D15" office:value-type="float" office:value="1"><text:p text:style-name="InstrTableCont2col">1</text:p></table:table-cell><table:table-cell table:style-name="InstrSet1.D15" office:value-type="float" office:value="0"><text:p text:style-name="InstrTableCont2col">0</text:p></table:table-cell><table:table-cell table:style-name="InstrSet1.D15" office:value-type="float" office:value="0"><text:p text:style-name="InstrTableCont2col">0</text:p></table:table-cell><table:table-cell table:style-name="InstrSet1.D15" office:value-type="float" office:value="1"><text:p text:style-name="InstrTableCont2col">1</text:p></table:table-cell><table:table-cell table:style-name="InstrSet1.D15" office:value-type="float" office:value="1"><text:p text:style-name="InstrTableCont2col">1</text:p></table:table-cell><table:table-cell table:style-name="InstrSet1.D15" office:value-type="float" office:value="2"><text:p text:style-name="InstrTableCont2col">2</text:p></table:table-cell><table:table-cell table:style-name="InstrSet1.D15" office:value-type="float" office:value="1"><text:p text:style-name="InstrTableCont2col">1</text:p></table:table-cell><table:table-cell table:style-name="InstrSet1.A15" office:value-type="string"><text:p text:style-name="InstrTableCont2col"/></table:table-cell><table:table-cell table:style-name="InstrSet1.A15" office:value-type="string"><text:p text:style-name="InstrTableCont2col"/></table:table-cell><table:table-cell table:style-name="InstrSet1.A15" office:value-type="string"><text:p text:style-name="InstrTableCont2col"/></table:table-cell><table:table-cell table:style-name="InstrSet1.A15" office:value-type="string"><text:p text:style-name="InstrTableCont2col"/></table:table-cell></table:table-row><table:table-row><table:table-cell table:style-name="InstrSet1.A16" table:number-columns-spanned="17" office:value-type="string"><text:p text:style-name="P41">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4" office:value-type="string"><text:p text:style-name="P39">EN TCNTI</text:p></table:table-cell><table:table-cell table:style-name="InstrSet1.A4" office:value-type="string"><text:p text:style-name="P36"/></table:table-cell><table:table-cell table:style-name="InstrSet1.A4" office:value-type="string"><text:p text:style-name="P36">Enable internal interrupt Flag for<text:line-break/>Timer/Counter output.</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DIS TCNTI</text:p></table:table-cell><table:table-cell table:style-name="InstrSet1.A4" office:value-type="string"><text:p text:style-name="P36"/></table:table-cell><table:table-cell table:style-name="InstrSet1.A4" office:value-type="string"><text:p text:style-name="P36">Disable internal interrupt Flag for<text:line-break/>Timer Counter output.</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MOV A, T</text:p></table:table-cell><table:table-cell table:style-name="InstrSet1.A4" office:value-type="string"><text:p text:style-name="P36">(A) <text:span text:style-name="T13">← (T)</text:span></text:p></table:table-cell><table:table-cell table:style-name="InstrSet1.A4" office:value-type="string"><text:p text:style-name="P36">Move contents of Timer/Counter into<text:line-break/>Accumulator.</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MOV T, A</text:p></table:table-cell><table:table-cell table:style-name="InstrSet1.A4" office:value-type="string"><text:p text:style-name="P36">(T) <text:span text:style-name="T13">← (A)</text:span></text:p></table:table-cell><table:table-cell table:style-name="InstrSet1.A4" office:value-type="string"><text:p text:style-name="P36">Move contents of Accumulator into<text:line-break/>Timer/Counter.</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STOP TCNT</text:p></table:table-cell><table:table-cell table:style-name="InstrSet1.A4" office:value-type="string"><text:p text:style-name="P36"/></table:table-cell><table:table-cell table:style-name="InstrSet1.A4" office:value-type="string"><text:p text:style-name="P36">Stop Count for Event Counter.</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4" office:value-type="string"><text:p text:style-name="P39">STRT CNT</text:p></table:table-cell><table:table-cell table:style-name="InstrSet1.A4" office:value-type="string"><text:p text:style-name="P36"/></table:table-cell><table:table-cell table:style-name="InstrSet1.A4" office:value-type="string"><text:p text:style-name="P36">Start Count for Event Counter.</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0"><text:p text:style-name="InstrTableCont2col">0</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L4" office:value-type="float" office:value="1"><text:p text:style-name="InstrTableCont2col">1</text:p></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cell table:style-name="InstrSet1.A4" office:value-type="string"><text:p text:style-name="InstrTableCont2col"/></table:table-cell></table:table-row><table:table-row><table:table-cell table:style-name="InstrSet1.A31" office:value-type="string"><text:p text:style-name="P39">STRT T</text:p></table:table-cell><table:table-cell table:style-name="InstrSet1.A31" office:value-type="string"><text:p text:style-name="P36"/></table:table-cell><table:table-cell table:style-name="InstrSet1.A31" office:value-type="string"><text:p text:style-name="P36">Start Count for Timer.</text:p></table:table-cell><table:table-cell table:style-name="InstrSet1.D31" office:value-type="float" office:value="0"><text:p text:style-name="InstrTableCont2col">0</text:p></table:table-cell><table:table-cell table:style-name="InstrSet1.D31" office:value-type="float" office:value="1"><text:p text:style-name="InstrTableCont2col">1</text:p></table:table-cell><table:table-cell table:style-name="InstrSet1.D31" office:value-type="float" office:value="0"><text:p text:style-name="InstrTableCont2col">0</text:p></table:table-cell><table:table-cell table:style-name="InstrSet1.D31" office:value-type="float" office:value="1"><text:p text:style-name="InstrTableCont2col">1</text:p></table:table-cell><table:table-cell table:style-name="InstrSet1.D31" office:value-type="float" office:value="0"><text:p text:style-name="InstrTableCont2col">0</text:p></table:table-cell><table:table-cell table:style-name="InstrSet1.D31" office:value-type="float" office:value="1"><text:p text:style-name="InstrTableCont2col">1</text:p></table:table-cell><table:table-cell table:style-name="InstrSet1.D31" office:value-type="float" office:value="0"><text:p text:style-name="InstrTableCont2col">0</text:p></table:table-cell><table:table-cell table:style-name="InstrSet1.D31" office:value-type="float" office:value="1"><text:p text:style-name="InstrTableCont2col">1</text:p></table:table-cell><table:table-cell table:style-name="InstrSet1.D31" office:value-type="float" office:value="1"><text:p text:style-name="InstrTableCont2col">1</text:p></table:table-cell><table:table-cell table:style-name="InstrSet1.D31" office:value-type="float" office:value="1"><text:p text:style-name="InstrTableCont2col">1</text:p></table:table-cell><table:table-cell table:style-name="InstrSet1.A31" office:value-type="string"><text:p text:style-name="InstrTableCont2col"/></table:table-cell><table:table-cell table:style-name="InstrSet1.A31" office:value-type="string"><text:p text:style-name="InstrTableCont2col"/></table:table-cell><table:table-cell table:style-name="InstrSet1.A31" office:value-type="string"><text:p text:style-name="InstrTableCont2col"/></table:table-cell><table:table-cell table:style-name="InstrSet1.A31" office:value-type="string"><text:p text:style-name="InstrTableCont2col"/></table:table-cell></table:table-row></table:table><text:p text:style-name="P2"/></draw:text-box></draw:frame></text:p>
      <text:p text:style-name="Standard2Col"/>
      <text:p text:style-name="P47"><draw:frame draw:style-name="fr27" draw:name="Rahmen27" text:anchor-type="paragraph" svg:y="-4.299cm" svg:width="18.2cm" draw:z-index="113"><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table:table-cell table:style-name="InstrSet2.A1" office:value-type="string"><text:p text:style-name="P32"/></table:table-cell><table:table-cell table:style-name="InstrSet2.A1" office:value-type="string"><text:p text:style-name="P32"/></table:table-cell><table:table-cell table:style-name="InstrSet2.A1" office:value-type="string"><text:p text:style-name="P32"/></table:table-cell><table:table-cell table:style-name="InstrSet2.A1" table:number-columns-spanned="8" office:value-type="string"><text:p text:style-name="P33">Instruction Code</text:p></table:table-cell><table:covered-table-cell/><table:covered-table-cell/><table:covered-table-cell/><table:covered-table-cell/><table:covered-table-cell/><table:covered-table-cell/><table:covered-table-cell/><table:table-cell table:style-name="InstrSet2.A1" office:value-type="string"><text:p text:style-name="P32"/></table:table-cell><table:table-cell table:style-name="InstrSet2.A1" office:value-type="string"><text:p text:style-name="P32"/></table:table-cell><table:table-cell table:style-name="InstrSet2.A1" table:number-columns-spanned="4" office:value-type="string"><text:p text:style-name="P33">Flags</text:p></table:table-cell><table:covered-table-cell/><table:covered-table-cell/><table:covered-table-cell/></table:table-row><table:table-row><table:table-cell table:style-name="InstrSet2.A2" office:value-type="string"><text:p text:style-name="P33">Mnemonic</text:p></table:table-cell><table:table-cell table:style-name="InstrSet2.A2" office:value-type="string"><text:p text:style-name="P33">Function</text:p></table:table-cell><table:table-cell table:style-name="InstrSet2.A2" office:value-type="string"><text:p text:style-name="P33">Description</text:p></table:table-cell><table:table-cell table:style-name="InstrSet2.A2" office:value-type="string"><text:p text:style-name="P33">D<text:span text:style-name="T18">7</text:span></text:p></table:table-cell><table:table-cell table:style-name="InstrSet2.A2" office:value-type="string"><text:p text:style-name="P33">D<text:span text:style-name="T18">6</text:span></text:p></table:table-cell><table:table-cell table:style-name="InstrSet2.A2" office:value-type="string"><text:p text:style-name="P33">D<text:span text:style-name="T18">5</text:span></text:p></table:table-cell><table:table-cell table:style-name="InstrSet2.A2" office:value-type="string"><text:p text:style-name="P33">D<text:span text:style-name="T18">4</text:span></text:p></table:table-cell><table:table-cell table:style-name="InstrSet2.A2" office:value-type="string"><text:p text:style-name="P33">D<text:span text:style-name="T18">3</text:span></text:p></table:table-cell><table:table-cell table:style-name="InstrSet2.A2" office:value-type="string"><text:p text:style-name="P33">D<text:span text:style-name="T18">2</text:span></text:p></table:table-cell><table:table-cell table:style-name="InstrSet2.A2" office:value-type="string"><text:p text:style-name="P33">D<text:span text:style-name="T18">1</text:span></text:p></table:table-cell><table:table-cell table:style-name="InstrSet2.A2" office:value-type="string"><text:p text:style-name="P33">D<text:span text:style-name="T18">0</text:span></text:p></table:table-cell><table:table-cell table:style-name="InstrSet2.A2" office:value-type="string"><text:p text:style-name="P33">Cycles</text:p></table:table-cell><table:table-cell table:style-name="InstrSet2.A2" office:value-type="string"><text:p text:style-name="P33">Bytes</text:p></table:table-cell><table:table-cell table:style-name="InstrSet2.A2" office:value-type="string"><text:p text:style-name="P33">C</text:p></table:table-cell><table:table-cell table:style-name="InstrSet2.A2" office:value-type="string"><text:p text:style-name="P33">AC</text:p></table:table-cell><table:table-cell table:style-name="InstrSet2.A2" office:value-type="string"><text:p text:style-name="P33">F0</text:p></table:table-cell><table:table-cell table:style-name="InstrSet2.A2" office:value-type="string"><text:p text:style-name="P33">F1</text:p></table:table-cell></table:table-row><table:table-row><table:table-cell table:style-name="InstrSet2.A2" table:number-columns-spanned="17" office:value-type="string"><text:p text:style-name="P33">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2.A4" office:value-type="string"><text:p text:style-name="P39">NOP</text:p></table:table-cell><table:table-cell table:style-name="InstrSet2.A4" office:value-type="string"><text:p text:style-name="P36"/></table:table-cell><table:table-cell table:style-name="InstrSet2.A4" office:value-type="string"><text:p text:style-name="P36">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A4" office:value-type="string"><text:p text:style-name="InstrTableCont2col"/></table:table-cell><table:table-cell table:style-name="InstrSet2.A4" office:value-type="string"><text:p text:style-name="InstrTableCont2col"/></table:table-cell><table:table-cell table:style-name="InstrSet2.A4" office:value-type="string"><text:p text:style-name="InstrTableCont2col"/></table:table-cell><table:table-cell table:style-name="InstrSet2.A4" office:value-type="string"><text:p text:style-name="InstrTableCont2col"/></table:table-cell></table:table-row><table:table-row><table:table-cell table:style-name="InstrSet2.A5" table:number-columns-spanned="17" office:value-type="string"><text:p text:style-name="P40">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2.A6" office:value-type="string"><text:p text:style-name="P39">ADD A, = data</text:p></table:table-cell><table:table-cell table:style-name="InstrSet2.A6" office:value-type="string"><text:p text:style-name="P36">(A) <text:span text:style-name="T13">← (A) + data</text:span></text:p></table:table-cell><table:table-cell table:style-name="InstrSet2.A6" office:value-type="string"><text:p text:style-name="P36">Add immediate the specified Data to the<text:line-break/>Accumulator.</text:p></table:table-cell><table:table-cell table:style-name="InstrSet2.A6" office:value-type="string"><text:p text:style-name="InstrTableCont2col">0<text:line-break/>d<text:span text:style-name="T18">7</text:span></text:p></table:table-cell><table:table-cell table:style-name="InstrSet2.A6" office:value-type="string"><text:p text:style-name="InstrTableCont2col">0<text:line-break/>d<text:span text:style-name="T18">6</text:span></text:p></table:table-cell><table:table-cell table:style-name="InstrSet2.A6" office:value-type="string"><text:p text:style-name="InstrTableCont2col">0<text:line-break/>d<text:span text:style-name="T18">5</text:span></text:p></table:table-cell><table:table-cell table:style-name="InstrSet2.A6" office:value-type="string"><text:p text:style-name="InstrTableCont2col">0<text:line-break/>d<text:span text:style-name="T18">4</text:span></text:p></table:table-cell><table:table-cell table:style-name="InstrSet2.A6" office:value-type="string"><text:p text:style-name="InstrTableCont2col">0<text:line-break/>d<text:span text:style-name="T18">3</text:span></text:p></table:table-cell><table:table-cell table:style-name="InstrSet2.A6" office:value-type="string"><text:p text:style-name="InstrTableCont2col">0<text:line-break/>d<text:span text:style-name="T18">2</text:span></text:p></table:table-cell><table:table-cell table:style-name="InstrSet2.A6" office:value-type="string"><text:p text:style-name="InstrTableCont2col">1<text:line-break/>d<text:span text:style-name="T18">1</text:span></text:p></table:table-cell><table:table-cell table:style-name="InstrSet2.A6" office:value-type="string"><text:p text:style-name="InstrTableCont2col">1<text:line-break/>d<text:span text:style-name="T18">0</text:span></text:p></table:table-cell><table:table-cell table:style-name="InstrSet2.L6" office:value-type="float" office:value="2"><text:p text:style-name="InstrTableCont2col">2</text:p></table:table-cell><table:table-cell table:style-name="InstrSet2.L6" office:value-type="float" office:value="2"><text:p text:style-name="InstrTableCont2col">2</text:p></table:table-cell><table:table-cell table:style-name="InstrSet2.A6" office:value-type="string"><text:p text:style-name="P34">•</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DD A, Rr</text:p></table:table-cell><table:table-cell table:style-name="InstrSet2.A6" office:value-type="string"><text:p text:style-name="P35">(A) ← (A) + (Rr)<text:line-break/>r = 0 – 7</text:p></table:table-cell><table:table-cell table:style-name="InstrSet2.A6" office:value-type="string"><text:p text:style-name="P36">Add contents of designated register to<text:line-break/>the Accumulator.</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A6" office:value-type="string"><text:p text:style-name="P37">r</text:p></table:table-cell><table:table-cell table:style-name="InstrSet2.A6" office:value-type="string"><text:p text:style-name="P37">r</text:p></table:table-cell><table:table-cell table:style-name="InstrSet2.A6" office:value-type="string"><text:p text:style-name="P37">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DD A, @ Rr</text:p></table:table-cell><table:table-cell table:style-name="InstrSet2.A6" office:value-type="string"><text:p text:style-name="P35">(A) ← (A) + ((Rr))<text:line-break/>r = 0 – 1</text:p></table:table-cell><table:table-cell table:style-name="InstrSet2.A6" office:value-type="string"><text:p text:style-name="P36">Add indirect the contents of the data<text:line-break/>memory location to the Accumulator.</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L6" office:value-type="float" office:value="0"><text:p text:style-name="P37">0</text:p></table:table-cell><table:table-cell table:style-name="InstrSet2.L6" office:value-type="float" office:value="0"><text:p text:style-name="P37">0</text:p></table:table-cell><table:table-cell table:style-name="InstrSet2.L6" office:value-type="float" office:value="0"><text:p text:style-name="P37">0</text:p></table:table-cell><table:table-cell table:style-name="InstrSet2.L6" office:value-type="float" office:value="0"><text:p text:style-name="P37">0</text:p></table:table-cell><table:table-cell table:style-name="InstrSet2.A6" office:value-type="string"><text:p text:style-name="P37">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DDC A, = data</text:p></table:table-cell><table:table-cell table:style-name="InstrSet2.A6" office:value-type="string"><text:p text:style-name="P36"><text:span text:style-name="T13">(A)</text:span> <text:span text:style-name="T13">← (A) + (C) + data</text:span></text:p></table:table-cell><table:table-cell table:style-name="InstrSet2.A6" office:value-type="string"><text:p text:style-name="P36">Add immediate with carry the specified<text:line-break/>data to the Accumulator.</text:p></table:table-cell><table:table-cell table:style-name="InstrSet2.A6" office:value-type="string"><text:p text:style-name="InstrTableCont2col">0<text:line-break/>d<text:span text:style-name="T18">7</text:span></text:p></table:table-cell><table:table-cell table:style-name="InstrSet2.A6" office:value-type="string"><text:p text:style-name="InstrTableCont2col">0<text:line-break/>d<text:span text:style-name="T18">6</text:span></text:p></table:table-cell><table:table-cell table:style-name="InstrSet2.A6" office:value-type="string"><text:p text:style-name="InstrTableCont2col">0<text:line-break/>d<text:span text:style-name="T18">5</text:span></text:p></table:table-cell><table:table-cell table:style-name="InstrSet2.A6" office:value-type="string"><text:p text:style-name="InstrTableCont2col">1<text:line-break/>d<text:span text:style-name="T18">4</text:span></text:p></table:table-cell><table:table-cell table:style-name="InstrSet2.A6" office:value-type="string"><text:p text:style-name="InstrTableCont2col">0<text:line-break/>d<text:span text:style-name="T18">3</text:span></text:p></table:table-cell><table:table-cell table:style-name="InstrSet2.A6" office:value-type="string"><text:p text:style-name="InstrTableCont2col">0<text:line-break/>d<text:span text:style-name="T18">2</text:span></text:p></table:table-cell><table:table-cell table:style-name="InstrSet2.A6" office:value-type="string"><text:p text:style-name="InstrTableCont2col">1<text:line-break/>d<text:span text:style-name="T18">1</text:span></text:p></table:table-cell><table:table-cell table:style-name="InstrSet2.A6" office:value-type="string"><text:p text:style-name="InstrTableCont2col">1<text:line-break/>d<text:span text:style-name="T18">0</text:span></text:p></table:table-cell><table:table-cell table:style-name="InstrSet2.L6" office:value-type="float" office:value="2"><text:p text:style-name="InstrTableCont2col">2</text:p></table:table-cell><table:table-cell table:style-name="InstrSet2.L6" office:value-type="float" office:value="2"><text:p text:style-name="InstrTableCont2col">2</text:p></table:table-cell><table:table-cell table:style-name="InstrSet2.A6" office:value-type="string"><text:p text:style-name="P34">•</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DDC A, Rr</text:p></table:table-cell><table:table-cell table:style-name="InstrSet2.A6" office:value-type="string"><text:p text:style-name="P35">(A) ← (A) + (C) + (Rr)<text:line-break/>r = 0 – 7</text:p></table:table-cell><table:table-cell table:style-name="InstrSet2.A6" office:value-type="string"><text:p text:style-name="P36">Add with carry <text:s/>the contents of the<text:line-break/>designated register to the Accumulator.</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r</text:p></table:table-cell><table:table-cell table:style-name="InstrSet2.A6" office:value-type="string"><text:p text:style-name="InstrTableCont2col">r</text:p></table:table-cell><table:table-cell table:style-name="InstrSet2.A6" office:value-type="string"><text:p text:style-name="InstrTableCont2col">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DDC A, @ Rr</text:p></table:table-cell><table:table-cell table:style-name="InstrSet2.A6" office:value-type="string"><text:p text:style-name="P35">(A) ← (A) + (C) + ((Rr))<text:line-break/>r = 0 – 1</text:p></table:table-cell><table:table-cell table:style-name="InstrSet2.A6" office:value-type="string"><text:p text:style-name="P36">Add indirect with carry the contents of<text:line-break/>data memory location to the Accumulator.</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A6" office:value-type="string"><text:p text:style-name="InstrTableCont2col">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NL A, = data</text:p></table:table-cell><table:table-cell table:style-name="InstrSet2.A6" office:value-type="string"><text:p text:style-name="P35">(A) ← (A) AND data</text:p></table:table-cell><table:table-cell table:style-name="InstrSet2.A6" office:value-type="string"><text:p text:style-name="P36">Logical and specified immediate data<text:line-break/>with Accumulator.</text:p></table:table-cell><table:table-cell table:style-name="InstrSet2.A6" office:value-type="string"><text:p text:style-name="InstrTableCont2col">0<text:line-break/>d<text:span text:style-name="T18">7</text:span></text:p></table:table-cell><table:table-cell table:style-name="InstrSet2.A6" office:value-type="string"><text:p text:style-name="InstrTableCont2col">1<text:line-break/>d<text:span text:style-name="T18">6</text:span></text:p></table:table-cell><table:table-cell table:style-name="InstrSet2.A6" office:value-type="string"><text:p text:style-name="InstrTableCont2col">0<text:line-break/>d<text:span text:style-name="T18">5</text:span></text:p></table:table-cell><table:table-cell table:style-name="InstrSet2.A6" office:value-type="string"><text:p text:style-name="InstrTableCont2col">1<text:line-break/>d<text:span text:style-name="T18">4</text:span></text:p></table:table-cell><table:table-cell table:style-name="InstrSet2.A6" office:value-type="string"><text:p text:style-name="InstrTableCont2col">0<text:line-break/>d<text:span text:style-name="T18">3</text:span></text:p></table:table-cell><table:table-cell table:style-name="InstrSet2.A6" office:value-type="string"><text:p text:style-name="InstrTableCont2col">0<text:line-break/>d<text:span text:style-name="T18">2</text:span></text:p></table:table-cell><table:table-cell table:style-name="InstrSet2.A6" office:value-type="string"><text:p text:style-name="InstrTableCont2col">1<text:line-break/>d<text:span text:style-name="T18">1</text:span></text:p></table:table-cell><table:table-cell table:style-name="InstrSet2.A6" office:value-type="string"><text:p text:style-name="InstrTableCont2col">1<text:line-break/>d<text:span text:style-name="T18">0</text:span></text:p></table:table-cell><table:table-cell table:style-name="InstrSet2.L6" office:value-type="float" office:value="2"><text:p text:style-name="InstrTableCont2col">2</text:p></table:table-cell><table:table-cell table:style-name="InstrSet2.L6" office:value-type="float" office:value="2"><text:p text:style-name="InstrTableCont2col">2</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NL A, Rr</text:p></table:table-cell><table:table-cell table:style-name="InstrSet2.A6" office:value-type="string"><text:p text:style-name="P35">(A) ← (A) AND (Rr)<text:line-break/>r = 0 – 7</text:p></table:table-cell><table:table-cell table:style-name="InstrSet2.A6" office:value-type="string"><text:p text:style-name="P36">Logical and contents of designated<text:line-break/>register with Accumulator.</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A6" office:value-type="string"><text:p text:style-name="P37">r</text:p></table:table-cell><table:table-cell table:style-name="InstrSet2.A6" office:value-type="string"><text:p text:style-name="P37">r</text:p></table:table-cell><table:table-cell table:style-name="InstrSet2.A6" office:value-type="string"><text:p text:style-name="P37">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ANL A, @ Rr</text:p></table:table-cell><table:table-cell table:style-name="InstrSet2.A6" office:value-type="string"><text:p text:style-name="P35">(A) ← (A) AND ((Rr))<text:line-break/>r = 0 – 1</text:p></table:table-cell><table:table-cell table:style-name="InstrSet2.A6" office:value-type="string"><text:p text:style-name="P36">Logical and indirect the contents of data<text:line-break/>memory with Accumulator.</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A6" office:value-type="string"><text:p text:style-name="InstrTableCont2col">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CPL A</text:p></table:table-cell><table:table-cell table:style-name="InstrSet2.A6" office:value-type="string"><text:p text:style-name="P35">(A) ← NOT (A)</text:p></table:table-cell><table:table-cell table:style-name="InstrSet2.A6" office:value-type="string"><text:p text:style-name="P36">Complement the contents of the<text:line-break/>Accumulator.</text:p></table:table-cell><table:table-cell table:style-name="InstrSet2.L6" office:value-type="float" office:value="0"><text:p text:style-name="P37">0</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42">CLR A</text:p></table:table-cell><table:table-cell table:style-name="InstrSet2.A6" office:value-type="string"><text:p text:style-name="P35">(A) ← 0</text:p></table:table-cell><table:table-cell table:style-name="InstrSet2.A6" office:value-type="string"><text:p text:style-name="P36">CLEAR the contents of the Accumulator.</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DA A</text:p></table:table-cell><table:table-cell table:style-name="InstrSet2.A6" office:value-type="string"><text:p text:style-name="P35"/></table:table-cell><table:table-cell table:style-name="InstrSet2.A6" office:value-type="string"><text:p text:style-name="P36">DECIMAL ADJUST the contents of the<text:line-break/>Accumulator.</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DEC A</text:p></table:table-cell><table:table-cell table:style-name="InstrSet2.A6" office:value-type="string"><text:p text:style-name="P35">(A) ← (A) – 1</text:p></table:table-cell><table:table-cell table:style-name="InstrSet2.A6" office:value-type="string"><text:p text:style-name="P36">Decrement by 1 the Accumulator's<text:line-break/>contents.</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INC A</text:p></table:table-cell><table:table-cell table:style-name="InstrSet2.A6" office:value-type="string"><text:p text:style-name="P35">(A) ← (A) + 1</text:p></table:table-cell><table:table-cell table:style-name="InstrSet2.A6" office:value-type="string"><text:p text:style-name="P36">Increment by 1 the Accumulator's<text:line-break/>contents.</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ORL A, = data</text:p></table:table-cell><table:table-cell table:style-name="InstrSet2.A6" office:value-type="string"><text:p text:style-name="P35">(A) ← (A) OR data</text:p></table:table-cell><table:table-cell table:style-name="InstrSet2.A6" office:value-type="string"><text:p text:style-name="P36">Logical or specified immediate data<text:line-break/>with Accumulator.</text:p></table:table-cell><table:table-cell table:style-name="InstrSet2.A6" office:value-type="string"><text:p text:style-name="InstrTableCont2col">0<text:line-break/>d<text:span text:style-name="T18">7</text:span></text:p></table:table-cell><table:table-cell table:style-name="InstrSet2.A6" office:value-type="string"><text:p text:style-name="InstrTableCont2col">1<text:line-break/>d<text:span text:style-name="T18">6</text:span></text:p></table:table-cell><table:table-cell table:style-name="InstrSet2.A6" office:value-type="string"><text:p text:style-name="InstrTableCont2col">0<text:line-break/>d<text:span text:style-name="T18">5</text:span></text:p></table:table-cell><table:table-cell table:style-name="InstrSet2.A6" office:value-type="string"><text:p text:style-name="InstrTableCont2col">0<text:line-break/>d<text:span text:style-name="T18">4</text:span></text:p></table:table-cell><table:table-cell table:style-name="InstrSet2.A6" office:value-type="string"><text:p text:style-name="InstrTableCont2col">0<text:line-break/>d<text:span text:style-name="T18">3</text:span></text:p></table:table-cell><table:table-cell table:style-name="InstrSet2.A6" office:value-type="string"><text:p text:style-name="InstrTableCont2col">0<text:line-break/>d<text:span text:style-name="T18">2</text:span></text:p></table:table-cell><table:table-cell table:style-name="InstrSet2.A6" office:value-type="string"><text:p text:style-name="InstrTableCont2col">1<text:line-break/>d<text:span text:style-name="T18">1</text:span></text:p></table:table-cell><table:table-cell table:style-name="InstrSet2.A6" office:value-type="string"><text:p text:style-name="InstrTableCont2col">1<text:line-break/>d<text:span text:style-name="T18">0</text:span></text:p></table:table-cell><table:table-cell table:style-name="InstrSet2.L6" office:value-type="float" office:value="2"><text:p text:style-name="InstrTableCont2col">2</text:p></table:table-cell><table:table-cell table:style-name="InstrSet2.L6" office:value-type="float" office:value="2"><text:p text:style-name="InstrTableCont2col">2</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ORL A, Rr</text:p></table:table-cell><table:table-cell table:style-name="InstrSet2.A6" office:value-type="string"><text:p text:style-name="P35">(A) ← (A) OR (Rr)<text:line-break/>r = 0 – 7</text:p></table:table-cell><table:table-cell table:style-name="InstrSet2.A6" office:value-type="string"><text:p text:style-name="P36">Logical or contents of designated<text:line-break/>register with Accumulator.</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0"><text:p text:style-name="P37">0</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A6" office:value-type="string"><text:p text:style-name="P37">r</text:p></table:table-cell><table:table-cell table:style-name="InstrSet2.A6" office:value-type="string"><text:p text:style-name="P37">r</text:p></table:table-cell><table:table-cell table:style-name="InstrSet2.A6" office:value-type="string"><text:p text:style-name="P37">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ORL A, @ Rr</text:p></table:table-cell><table:table-cell table:style-name="InstrSet2.A6" office:value-type="string"><text:p text:style-name="P35">(A) ← (A) OR ((Rr))<text:line-break/>r = 0 – 1</text:p></table:table-cell><table:table-cell table:style-name="InstrSet2.A6" office:value-type="string"><text:p text:style-name="P36">Logical or indirect the contents of data<text:line-break/>memory with Accumulator.</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A6" office:value-type="string"><text:p text:style-name="InstrTableCont2col">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RL A</text:p></table:table-cell><table:table-cell table:style-name="InstrSet2.A6" office:value-type="string"><text:p text:style-name="P35">(AN + 1) ← (AN); N = 0 – 6<text:line-break/>(A0) ← (A7)</text:p></table:table-cell><table:table-cell table:style-name="InstrSet2.A6" office:value-type="string"><text:p text:style-name="P36">Rotate Accumulator left by 1-bit without<text:line-break/>carry.</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RLC A</text:p></table:table-cell><table:table-cell table:style-name="InstrSet2.A6" office:value-type="string"><text:p text:style-name="P36">(AN + 1) <text:span text:style-name="T13">← (AN); N = 0 – 6<text:line-break/>(A0) ← (C)<text:line-break/>(C) ← (A7)</text:span></text:p></table:table-cell><table:table-cell table:style-name="InstrSet2.A6" office:value-type="string"><text:p text:style-name="P36">Rotate Accumulator left by 1-bit through<text:line-break/>carry.</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RR A</text:p></table:table-cell><table:table-cell table:style-name="InstrSet2.A6" office:value-type="string"><text:p text:style-name="P35">(AN) ← (AN + 1); N = 0 – 6<text:line-break/>(A7) ← (A0)</text:p></table:table-cell><table:table-cell table:style-name="InstrSet2.A6" office:value-type="string"><text:p text:style-name="P36">Rotate Accumulator right by 1-bit without<text:line-break/>carry.</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RRC A</text:p></table:table-cell><table:table-cell table:style-name="InstrSet2.A6" office:value-type="string"><text:p text:style-name="P36">(AN ) <text:span text:style-name="T13">← (AN + 1); N = 0 – 6<text:line-break/>(A7) ← (C)<text:line-break/>(C) ← (A0)</text:span></text:p></table:table-cell><table:table-cell table:style-name="InstrSet2.A6" office:value-type="string"><text:p text:style-name="P36">Rotate Accumulator right by 1-bit through<text:line-break/>carry.</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P34">•</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SWAP A</text:p></table:table-cell><table:table-cell table:style-name="InstrSet2.A6" office:value-type="string"><text:p text:style-name="P36">(A4 – 7) <text:span text:style-name="T13">⇄ (A0 – 3)</text:span></text:p></table:table-cell><table:table-cell table:style-name="InstrSet2.A6" office:value-type="string"><text:p text:style-name="P36">Swap the 2 4-bit nibbles in the<text:line-break/>Accumulator.</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0"><text:p text:style-name="InstrTableCont2col">0</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XRL A, = data</text:p></table:table-cell><table:table-cell table:style-name="InstrSet2.A6" office:value-type="string"><text:p text:style-name="P35">(A) ← (A) XOR data</text:p></table:table-cell><table:table-cell table:style-name="InstrSet2.A6" office:value-type="string"><text:p text:style-name="P36">Logical <text:span text:style-name="T17">xor</text:span> specified immediate data<text:line-break/>with Accumulator.</text:p></table:table-cell><table:table-cell table:style-name="InstrSet2.A6" office:value-type="string"><text:p text:style-name="InstrTableCont2col">1<text:line-break/>d<text:span text:style-name="T18">7</text:span></text:p></table:table-cell><table:table-cell table:style-name="InstrSet2.A6" office:value-type="string"><text:p text:style-name="InstrTableCont2col">1<text:line-break/>d<text:span text:style-name="T18">6</text:span></text:p></table:table-cell><table:table-cell table:style-name="InstrSet2.A6" office:value-type="string"><text:p text:style-name="InstrTableCont2col">0<text:line-break/>d<text:span text:style-name="T18">5</text:span></text:p></table:table-cell><table:table-cell table:style-name="InstrSet2.A6" office:value-type="string"><text:p text:style-name="InstrTableCont2col">1<text:line-break/>d<text:span text:style-name="T18">4</text:span></text:p></table:table-cell><table:table-cell table:style-name="InstrSet2.A6" office:value-type="string"><text:p text:style-name="InstrTableCont2col">0<text:line-break/>d<text:span text:style-name="T18">3</text:span></text:p></table:table-cell><table:table-cell table:style-name="InstrSet2.A6" office:value-type="string"><text:p text:style-name="InstrTableCont2col">0<text:line-break/>d<text:span text:style-name="T18">2</text:span></text:p></table:table-cell><table:table-cell table:style-name="InstrSet2.A6" office:value-type="string"><text:p text:style-name="InstrTableCont2col">1<text:line-break/>d<text:span text:style-name="T18">1</text:span></text:p></table:table-cell><table:table-cell table:style-name="InstrSet2.A6" office:value-type="string"><text:p text:style-name="InstrTableCont2col">1<text:line-break/>d<text:span text:style-name="T18">0</text:span></text:p></table:table-cell><table:table-cell table:style-name="InstrSet2.L6" office:value-type="float" office:value="2"><text:p text:style-name="InstrTableCont2col">2</text:p></table:table-cell><table:table-cell table:style-name="InstrSet2.L6" office:value-type="float" office:value="2"><text:p text:style-name="InstrTableCont2col">2</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6" office:value-type="string"><text:p text:style-name="P39">XRL A, Rr</text:p></table:table-cell><table:table-cell table:style-name="InstrSet2.A6" office:value-type="string"><text:p text:style-name="P35">(A) ← (A) XOR (Rr)<text:line-break/>r = 0 – 7</text:p></table:table-cell><table:table-cell table:style-name="InstrSet2.A6" office:value-type="string"><text:p text:style-name="P36">Logical xor contents of designated<text:line-break/>register with Accumulator.</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L6" office:value-type="float" office:value="0"><text:p text:style-name="P37">0</text:p></table:table-cell><table:table-cell table:style-name="InstrSet2.L6" office:value-type="float" office:value="1"><text:p text:style-name="P37">1</text:p></table:table-cell><table:table-cell table:style-name="InstrSet2.L6" office:value-type="float" office:value="1"><text:p text:style-name="P37">1</text:p></table:table-cell><table:table-cell table:style-name="InstrSet2.A6" office:value-type="string"><text:p text:style-name="P37">r</text:p></table:table-cell><table:table-cell table:style-name="InstrSet2.A6" office:value-type="string"><text:p text:style-name="P37">r</text:p></table:table-cell><table:table-cell table:style-name="InstrSet2.A6" office:value-type="string"><text:p text:style-name="P37">r</text:p></table:table-cell><table:table-cell table:style-name="InstrSet2.L6" office:value-type="float" office:value="1"><text:p text:style-name="InstrTableCont2col">1</text:p></table:table-cell><table:table-cell table:style-name="InstrSet2.L6" office:value-type="float" office:value="1"><text:p text:style-name="InstrTableCont2col">1</text:p></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cell table:style-name="InstrSet2.A6" office:value-type="string"><text:p text:style-name="InstrTableCont2col"/></table:table-cell></table:table-row><table:table-row><table:table-cell table:style-name="InstrSet2.A30" office:value-type="string"><text:p text:style-name="P39">XRL A, @ Rr</text:p></table:table-cell><table:table-cell table:style-name="InstrSet2.A30" office:value-type="string"><text:p text:style-name="P35">(A) ← (A) XOR ((Rr))<text:line-break/>r = 0 – 1</text:p></table:table-cell><table:table-cell table:style-name="InstrSet2.A30" office:value-type="string"><text:p text:style-name="P36">Logical xor indirect the contents of data<text:line-break/>memory with Accumulator.</text:p></table:table-cell><table:table-cell table:style-name="InstrSet2.D30" office:value-type="float" office:value="1"><text:p text:style-name="InstrTableCont2col">1</text:p></table:table-cell><table:table-cell table:style-name="InstrSet2.D30" office:value-type="float" office:value="1"><text:p text:style-name="InstrTableCont2col">1</text:p></table:table-cell><table:table-cell table:style-name="InstrSet2.D30" office:value-type="float" office:value="0"><text:p text:style-name="InstrTableCont2col">0</text:p></table:table-cell><table:table-cell table:style-name="InstrSet2.D30" office:value-type="float" office:value="1"><text:p text:style-name="InstrTableCont2col">1</text:p></table:table-cell><table:table-cell table:style-name="InstrSet2.D30" office:value-type="float" office:value="0"><text:p text:style-name="InstrTableCont2col">0</text:p></table:table-cell><table:table-cell table:style-name="InstrSet2.D30" office:value-type="float" office:value="0"><text:p text:style-name="InstrTableCont2col">0</text:p></table:table-cell><table:table-cell table:style-name="InstrSet2.D30" office:value-type="float" office:value="0"><text:p text:style-name="InstrTableCont2col">0</text:p></table:table-cell><table:table-cell table:style-name="InstrSet2.A30" office:value-type="string"><text:p text:style-name="InstrTableCont2col">r</text:p></table:table-cell><table:table-cell table:style-name="InstrSet2.D30" office:value-type="float" office:value="1"><text:p text:style-name="InstrTableCont2col">1</text:p></table:table-cell><table:table-cell table:style-name="InstrSet2.D30" office:value-type="float" office:value="1"><text:p text:style-name="InstrTableCont2col">1</text:p></table:table-cell><table:table-cell table:style-name="InstrSet2.A30" office:value-type="string"><text:p text:style-name="InstrTableCont2col"/></table:table-cell><table:table-cell table:style-name="InstrSet2.A30" office:value-type="string"><text:p text:style-name="InstrTableCont2col"/></table:table-cell><table:table-cell table:style-name="InstrSet2.A30" office:value-type="string"><text:p text:style-name="InstrTableCont2col"/></table:table-cell><table:table-cell table:style-name="InstrSet2.A30" office:value-type="string"><text:p text:style-name="InstrTableCont2col"/></table:table-cell></table:table-row></table:table><text:p text:style-name="P2"/></draw:text-box></draw:frame></text:p>
      <text:p text:style-name="Standard2Col"/>
      <text:p text:style-name="P47"><draw:frame draw:style-name="fr27" draw:name="Rahmen28" text:anchor-type="paragraph" svg:y="-4.299cm" svg:width="18.2cm" draw:z-index="114"><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table:table-cell table:style-name="InstrSet3.A1" office:value-type="string"><text:p text:style-name="P32"/></table:table-cell><table:table-cell table:style-name="InstrSet3.A1" office:value-type="string"><text:p text:style-name="P32"/></table:table-cell><table:table-cell table:style-name="InstrSet3.A1" office:value-type="string"><text:p text:style-name="P32"/></table:table-cell><table:table-cell table:style-name="InstrSet3.A1" table:number-columns-spanned="8" office:value-type="string"><text:p text:style-name="P33">Instruction Code</text:p></table:table-cell><table:covered-table-cell/><table:covered-table-cell/><table:covered-table-cell/><table:covered-table-cell/><table:covered-table-cell/><table:covered-table-cell/><table:covered-table-cell/><table:table-cell table:style-name="InstrSet3.A1" office:value-type="string"><text:p text:style-name="P32"/></table:table-cell><table:table-cell table:style-name="InstrSet3.A1" office:value-type="string"><text:p text:style-name="P32"/></table:table-cell><table:table-cell table:style-name="InstrSet3.A1" table:number-columns-spanned="4" office:value-type="string"><text:p text:style-name="P33">Flags</text:p></table:table-cell><table:covered-table-cell/><table:covered-table-cell/><table:covered-table-cell/></table:table-row><table:table-row><table:table-cell table:style-name="InstrSet3.A2" office:value-type="string"><text:p text:style-name="P33">Mnemonic</text:p></table:table-cell><table:table-cell table:style-name="InstrSet3.A2" office:value-type="string"><text:p text:style-name="P33">Function</text:p></table:table-cell><table:table-cell table:style-name="InstrSet3.A2" office:value-type="string"><text:p text:style-name="P33">Description</text:p></table:table-cell><table:table-cell table:style-name="InstrSet3.A2" office:value-type="string"><text:p text:style-name="P33">D<text:span text:style-name="T18">7</text:span></text:p></table:table-cell><table:table-cell table:style-name="InstrSet3.A2" office:value-type="string"><text:p text:style-name="P33">D<text:span text:style-name="T18">6</text:span></text:p></table:table-cell><table:table-cell table:style-name="InstrSet3.A2" office:value-type="string"><text:p text:style-name="P33">D<text:span text:style-name="T18">5</text:span></text:p></table:table-cell><table:table-cell table:style-name="InstrSet3.A2" office:value-type="string"><text:p text:style-name="P33">D<text:span text:style-name="T18">4</text:span></text:p></table:table-cell><table:table-cell table:style-name="InstrSet3.A2" office:value-type="string"><text:p text:style-name="P33">D<text:span text:style-name="T18">3</text:span></text:p></table:table-cell><table:table-cell table:style-name="InstrSet3.A2" office:value-type="string"><text:p text:style-name="P33">D<text:span text:style-name="T18">2</text:span></text:p></table:table-cell><table:table-cell table:style-name="InstrSet3.A2" office:value-type="string"><text:p text:style-name="P33">D<text:span text:style-name="T18">1</text:span></text:p></table:table-cell><table:table-cell table:style-name="InstrSet3.A2" office:value-type="string"><text:p text:style-name="P33">D<text:span text:style-name="T18">0</text:span></text:p></table:table-cell><table:table-cell table:style-name="InstrSet3.A2" office:value-type="string"><text:p text:style-name="P33">Cycles</text:p></table:table-cell><table:table-cell table:style-name="InstrSet3.A2" office:value-type="string"><text:p text:style-name="P33">Bytes</text:p></table:table-cell><table:table-cell table:style-name="InstrSet3.A2" office:value-type="string"><text:p text:style-name="P33">C</text:p></table:table-cell><table:table-cell table:style-name="InstrSet3.A2" office:value-type="string"><text:p text:style-name="P33">AC</text:p></table:table-cell><table:table-cell table:style-name="InstrSet3.A2" office:value-type="string"><text:p text:style-name="P33">F0</text:p></table:table-cell><table:table-cell table:style-name="InstrSet3.A2" office:value-type="string"><text:p text:style-name="P33">F1</text:p></table:table-cell></table:table-row><table:table-row><table:table-cell table:style-name="InstrSet3.A2" table:number-columns-spanned="17" office:value-type="string"><text:p text:style-name="P33">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3.A4" office:value-type="string"><text:p text:style-name="P39">DJNZ Rr, addr</text:p></table:table-cell><table:table-cell table:style-name="InstrSet3.A4" office:value-type="string"><text:p text:style-name="P35">(Rr) <text:s/>← (Rr) – 1; r = 0 – 7<text:line-break/>if (Rr) ≠ 0:<text:line-break/>(PcC0 – 7) ← addr</text:p></table:table-cell><table:table-cell table:style-name="InstrSet3.A4" office:value-type="string"><text:p text:style-name="P36">Decrement the specified register and<text:line-break/>test contents.</text:p></table:table-cell><table:table-cell table:style-name="InstrSet3.A4" office:value-type="string"><text:p text:style-name="InstrTableCont2col"><text:span text:style-name="T20">1</text:span><text:line-break/>a<text:span text:style-name="T28">7</text:span></text:p></table:table-cell><table:table-cell table:style-name="InstrSet3.A4" office:value-type="string"><text:p text:style-name="InstrTableCont2col"><text:span text:style-name="T20">1</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0<text:line-break/>a<text:span text:style-name="T28">4</text:span></text:p></table:table-cell><table:table-cell table:style-name="InstrSet3.A4" office:value-type="string"><text:p text:style-name="InstrTableCont2col">1<text:line-break/>a<text:span text:style-name="T28">3</text:span></text:p></table:table-cell><table:table-cell table:style-name="InstrSet3.A4" office:value-type="string"><text:p text:style-name="InstrTableCont2col">r<text:line-break/>a<text:span text:style-name="T28">2</text:span></text:p></table:table-cell><table:table-cell table:style-name="InstrSet3.A4" office:value-type="string"><text:p text:style-name="InstrTableCont2col">r<text:line-break/>a<text:span text:style-name="T28">1</text:span></text:p></table:table-cell><table:table-cell table:style-name="InstrSet3.A4" office:value-type="string"><text:p text:style-name="InstrTableCont2col">r<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Bb addr</text:p></table:table-cell><table:table-cell table:style-name="InstrSet3.A4" office:value-type="string"><text:p text:style-name="P36"><text:span text:style-name="T13">(PC 0 – 7)</text:span> <text:span text:style-name="T13">← addr if Bb = 1<text:line-break/>(PC) ← (PC) + 2 if Bb = 0</text:span></text:p></table:table-cell><table:table-cell table:style-name="InstrSet3.A4" office:value-type="string"><text:p text:style-name="P36">Jump to specified address if Accumulator<text:line-break/>bit is set.</text:p></table:table-cell><table:table-cell table:style-name="InstrSet3.A4" office:value-type="string"><text:p text:style-name="InstrTableCont2col"><text:span text:style-name="T20">b</text:span><text:span text:style-name="T18">2</text:span><text:line-break/>a<text:span text:style-name="T28">7</text:span></text:p></table:table-cell><table:table-cell table:style-name="InstrSet3.A4" office:value-type="string"><text:p text:style-name="InstrTableCont2col"><text:span text:style-name="T20">b</text:span><text:span text:style-name="T18">1</text:span><text:line-break/>a<text:span text:style-name="T28">6</text:span></text:p></table:table-cell><table:table-cell table:style-name="InstrSet3.A4" office:value-type="string"><text:p text:style-name="InstrTableCont2col"><text:span text:style-name="T20">b</text:span><text:span text:style-name="T18">0</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0<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C addr</text:p></table:table-cell><table:table-cell table:style-name="InstrSet3.A4" office:value-type="string"><text:p text:style-name="P35">(PC 0 – 7) ← addr if C = 1<text:line-break/>(PC) ← (PC) + 2 if C = 0</text:p></table:table-cell><table:table-cell table:style-name="InstrSet3.A4" office:value-type="string"><text:p text:style-name="P36">Jump to specified address if carry flag<text:line-break/>is set.</text:p></table:table-cell><table:table-cell table:style-name="InstrSet3.A4" office:value-type="string"><text:p text:style-name="InstrTableCont2col"><text:span text:style-name="T20">1</text:span><text:line-break/>a<text:span text:style-name="T28">7</text:span></text:p></table:table-cell><table:table-cell table:style-name="InstrSet3.A4" office:value-type="string"><text:p text:style-name="InstrTableCont2col"><text:span text:style-name="T20">1</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F0 addr</text:p></table:table-cell><table:table-cell table:style-name="InstrSet3.A4" office:value-type="string"><text:p text:style-name="P35">(PC 0 – 7) ← addr if F0 = 1<text:line-break/>(PC) ← (PC) + 2 if F0 = 0</text:p></table:table-cell><table:table-cell table:style-name="InstrSet3.A4" office:value-type="string"><text:p text:style-name="P36">Jump to specified address if Flag F0<text:line-break/>is set.</text:p></table:table-cell><table:table-cell table:style-name="InstrSet3.A4" office:value-type="string"><text:p text:style-name="InstrTableCont2col"><text:span text:style-name="T20">1</text:span><text:line-break/>a<text:span text:style-name="T28">7</text:span></text:p></table:table-cell><table:table-cell table:style-name="InstrSet3.A4" office:value-type="string"><text:p text:style-name="InstrTableCont2col"><text:span text:style-name="T20">0</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F1 addr</text:p></table:table-cell><table:table-cell table:style-name="InstrSet3.A4" office:value-type="string"><text:p text:style-name="P35">(PC 0 – 7) ← addr if F01= 1<text:line-break/>(PC) ← (PC) + 2 if F1 = 0</text:p></table:table-cell><table:table-cell table:style-name="InstrSet3.A4" office:value-type="string"><text:p text:style-name="P36">Jump to specified address if Flag F1<text:line-break/>is set.</text:p></table:table-cell><table:table-cell table:style-name="InstrSet3.A4" office:value-type="string"><text:p text:style-name="InstrTableCont2col"><text:span text:style-name="T20">0</text:span><text:line-break/>a<text:span text:style-name="T28">7</text:span></text:p></table:table-cell><table:table-cell table:style-name="InstrSet3.A4" office:value-type="string"><text:p text:style-name="InstrTableCont2col"><text:span text:style-name="T20">1</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MP addr</text:p></table:table-cell><table:table-cell table:style-name="InstrSet3.A4" office:value-type="string"><text:p text:style-name="P36"><text:span text:style-name="T13">(PC 8 – 10)</text:span> <text:span text:style-name="T13">← addr 8 – 10<text:line-break/>(PC 0 -7) ← add 0 – 7<text:line-break/>(PC 11) ← DBF</text:span></text:p></table:table-cell><table:table-cell table:style-name="InstrSet3.A4" office:value-type="string"><text:p text:style-name="P36">Direct Jump to <text:span text:style-name="T17">specified</text:span> address within<text:line-break/>the 2K address block.</text:p></table:table-cell><table:table-cell table:style-name="InstrSet3.A4" office:value-type="string"><text:p text:style-name="InstrTableCont2col">a<text:span text:style-name="T18">10</text:span><text:line-break/>a<text:span text:style-name="T28">7</text:span></text:p></table:table-cell><table:table-cell table:style-name="InstrSet3.A4" office:value-type="string"><text:p text:style-name="InstrTableCont2col">a<text:span text:style-name="T18">9</text:span><text:line-break/>a<text:span text:style-name="T28">6</text:span></text:p></table:table-cell><table:table-cell table:style-name="InstrSet3.A4" office:value-type="string"><text:p text:style-name="InstrTableCont2col">a<text:span text:style-name="T18">8</text:span><text:line-break/>a<text:span text:style-name="T28">5</text:span></text:p></table:table-cell><table:table-cell table:style-name="InstrSet3.A4" office:value-type="string"><text:p text:style-name="InstrTableCont2col">0<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0<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MPP @ A</text:p></table:table-cell><table:table-cell table:style-name="InstrSet3.A4" office:value-type="string"><text:p text:style-name="P35">(PC 0 – 7) ← ((A))</text:p></table:table-cell><table:table-cell table:style-name="InstrSet3.A4" office:value-type="string"><text:p text:style-name="P36">Jump indirect to specified address within<text:line-break/>address page.</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P38">1</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0"><text:p text:style-name="InstrTableCont2col">0</text:p></table:table-cell><table:table-cell table:style-name="InstrSet3.L4" office:value-type="float" office:value="1"><text:p text:style-name="P38">1</text:p></table:table-cell><table:table-cell table:style-name="InstrSet3.L4" office:value-type="float" office:value="1"><text:p text:style-name="InstrTableCont2col">1</text:p></table:table-cell><table:table-cell table:style-name="InstrSet3.L4" office:value-type="float" office:value="2"><text:p text:style-name="InstrTableCont2col">2</text:p></table:table-cell><table:table-cell table:style-name="InstrSet3.L4" office:value-type="float" office:value="1"><text:p text:style-name="InstrTableCont2col">1</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NC addr</text:p></table:table-cell><table:table-cell table:style-name="InstrSet3.A4" office:value-type="string"><text:p text:style-name="P35">(PC 0 – 7) ← addr if C = 0<text:line-break/>(PC) ← (PC) if C = 1</text:p></table:table-cell><table:table-cell table:style-name="InstrSet3.A4" office:value-type="string"><text:p text:style-name="P36">Jump to specified address if carry flag<text:line-break/>is low.</text:p></table:table-cell><table:table-cell table:style-name="InstrSet3.A4" office:value-type="string"><text:p text:style-name="InstrTableCont2col"><text:span text:style-name="T20">1</text:span><text:line-break/>a<text:span text:style-name="T28">7</text:span></text:p></table:table-cell><table:table-cell table:style-name="InstrSet3.A4" office:value-type="string"><text:p text:style-name="InstrTableCont2col"><text:span text:style-name="T20">1</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0<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NI addr</text:p></table:table-cell><table:table-cell table:style-name="InstrSet3.A4" office:value-type="string"><text:p text:style-name="P35">(PC 0 – 7) ← addr if I = 0<text:line-break/>(PC) ← (PC) if I = 1</text:p></table:table-cell><table:table-cell table:style-name="InstrSet3.A4" office:value-type="string"><text:p text:style-name="P36">Jump to specified address if interrupt<text:line-break/>is low.</text:p></table:table-cell><table:table-cell table:style-name="InstrSet3.A4" office:value-type="string"><text:p text:style-name="InstrTableCont2col"><text:span text:style-name="T20">1</text:span><text:line-break/>a<text:span text:style-name="T28">7</text:span></text:p></table:table-cell><table:table-cell table:style-name="InstrSet3.A4" office:value-type="string"><text:p text:style-name="InstrTableCont2col"><text:span text:style-name="T20">0</text:span><text:line-break/>a<text:span text:style-name="T28">6</text:span></text:p></table:table-cell><table:table-cell table:style-name="InstrSet3.A4" office:value-type="string"><text:p text:style-name="InstrTableCont2col"><text:span text:style-name="T20">0</text:span><text:line-break/>a<text:span text:style-name="T28">5</text:span></text:p></table:table-cell><table:table-cell table:style-name="InstrSet3.A4" office:value-type="string"><text:p text:style-name="InstrTableCont2col">0<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NT0 addr</text:p></table:table-cell><table:table-cell table:style-name="InstrSet3.A4" office:value-type="string"><text:p text:style-name="P35">(PC 0 – 7) ← addr if T0 = 0<text:line-break/>(PC) ← (PC) if T0 = 1</text:p></table:table-cell><table:table-cell table:style-name="InstrSet3.A4" office:value-type="string"><text:p text:style-name="P36">Jump to specified address if Test 0 is low.</text:p></table:table-cell><table:table-cell table:style-name="InstrSet3.A4" office:value-type="string"><text:p text:style-name="InstrTableCont2col"><text:span text:style-name="T20">0</text:span><text:line-break/>a<text:span text:style-name="T28">7</text:span></text:p></table:table-cell><table:table-cell table:style-name="InstrSet3.A4" office:value-type="string"><text:p text:style-name="InstrTableCont2col"><text:span text:style-name="T20">0</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0<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NT1 addr</text:p></table:table-cell><table:table-cell table:style-name="InstrSet3.A4" office:value-type="string"><text:p text:style-name="P35">(PC 0 – 7) ← addr if T1 = 0<text:line-break/>(PC) ← (PC) if T1 = 1</text:p></table:table-cell><table:table-cell table:style-name="InstrSet3.A4" office:value-type="string"><text:p text:style-name="P36">Jump to specified address if Test 1 is low.</text:p></table:table-cell><table:table-cell table:style-name="InstrSet3.A4" office:value-type="string"><text:p text:style-name="InstrTableCont2col"><text:span text:style-name="T20">0</text:span><text:line-break/>a<text:span text:style-name="T28">7</text:span></text:p></table:table-cell><table:table-cell table:style-name="InstrSet3.A4" office:value-type="string"><text:p text:style-name="InstrTableCont2col"><text:span text:style-name="T20">1</text:span><text:line-break/>a<text:span text:style-name="T28">6</text:span></text:p></table:table-cell><table:table-cell table:style-name="InstrSet3.A4" office:value-type="string"><text:p text:style-name="InstrTableCont2col"><text:span text:style-name="T20">0</text:span><text:line-break/>a<text:span text:style-name="T28">5</text:span></text:p></table:table-cell><table:table-cell table:style-name="InstrSet3.A4" office:value-type="string"><text:p text:style-name="InstrTableCont2col">0<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NZ addr</text:p></table:table-cell><table:table-cell table:style-name="InstrSet3.A4" office:value-type="string"><text:p text:style-name="P35">(PC 0 – 7) ← addr if A ≠ 0<text:line-break/>(PC) ← (PC) if A = 0</text:p></table:table-cell><table:table-cell table:style-name="InstrSet3.A4" office:value-type="string"><text:p text:style-name="P36">Jump to specified address if Accumulator<text:line-break/>is non-zero.</text:p></table:table-cell><table:table-cell table:style-name="InstrSet3.A4" office:value-type="string"><text:p text:style-name="InstrTableCont2col"><text:span text:style-name="T20">1</text:span><text:line-break/>a<text:span text:style-name="T28">7</text:span></text:p></table:table-cell><table:table-cell table:style-name="InstrSet3.A4" office:value-type="string"><text:p text:style-name="InstrTableCont2col"><text:span text:style-name="T20">0</text:span><text:line-break/>a<text:span text:style-name="T28">6</text:span></text:p></table:table-cell><table:table-cell table:style-name="InstrSet3.A4" office:value-type="string"><text:p text:style-name="InstrTableCont2col"><text:span text:style-name="T20">0</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TF addr</text:p></table:table-cell><table:table-cell table:style-name="InstrSet3.A4" office:value-type="string"><text:p text:style-name="P35">(PC 0 – 7) ← addr if TF = 1<text:line-break/>(PC) ← (PC) if TF = 0</text:p></table:table-cell><table:table-cell table:style-name="InstrSet3.A4" office:value-type="string"><text:p text:style-name="P36">Jump to specified address if Timer Flag is<text:line-break/>set to 1.</text:p></table:table-cell><table:table-cell table:style-name="InstrSet3.A4" office:value-type="string"><text:p text:style-name="InstrTableCont2col"><text:span text:style-name="T20">0</text:span><text:line-break/>a<text:span text:style-name="T28">7</text:span></text:p></table:table-cell><table:table-cell table:style-name="InstrSet3.A4" office:value-type="string"><text:p text:style-name="InstrTableCont2col"><text:span text:style-name="T20">0</text:span><text:line-break/>a<text:span text:style-name="T28">6</text:span></text:p></table:table-cell><table:table-cell table:style-name="InstrSet3.A4" office:value-type="string"><text:p text:style-name="InstrTableCont2col"><text:span text:style-name="T20">0</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T0 addr</text:p></table:table-cell><table:table-cell table:style-name="InstrSet3.A4" office:value-type="string"><text:p text:style-name="P35">(PC 0 – 7) ← addr if T0 = 1<text:line-break/>(PC) ← (PC) if T0 = 0</text:p></table:table-cell><table:table-cell table:style-name="InstrSet3.A4" office:value-type="string"><text:p text:style-name="P36">Jump to specified address if Test 0 is a 1.</text:p></table:table-cell><table:table-cell table:style-name="InstrSet3.A4" office:value-type="string"><text:p text:style-name="InstrTableCont2col"><text:span text:style-name="T20">0</text:span><text:line-break/>a<text:span text:style-name="T28">7</text:span></text:p></table:table-cell><table:table-cell table:style-name="InstrSet3.A4" office:value-type="string"><text:p text:style-name="InstrTableCont2col"><text:span text:style-name="T20">0</text:span><text:line-break/>a<text:span text:style-name="T28">6</text:span></text:p></table:table-cell><table:table-cell table:style-name="InstrSet3.A4" office:value-type="string"><text:p text:style-name="InstrTableCont2col"><text:span text:style-name="T20">1</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JT1 addr</text:p></table:table-cell><table:table-cell table:style-name="InstrSet3.A4" office:value-type="string"><text:p text:style-name="P35">(PC 0 – 7) ← addr if T1 = 1<text:line-break/>(PC) ← (PC) if T1 = 0</text:p></table:table-cell><table:table-cell table:style-name="InstrSet3.A4" office:value-type="string"><text:p text:style-name="P36">Jump to specified address if Test 1 is a 1.</text:p></table:table-cell><table:table-cell table:style-name="InstrSet3.A4" office:value-type="string"><text:p text:style-name="InstrTableCont2col"><text:span text:style-name="T20">0</text:span><text:line-break/>a<text:span text:style-name="T28">7</text:span></text:p></table:table-cell><table:table-cell table:style-name="InstrSet3.A4" office:value-type="string"><text:p text:style-name="InstrTableCont2col"><text:span text:style-name="T20">1</text:span><text:line-break/>a<text:span text:style-name="T28">6</text:span></text:p></table:table-cell><table:table-cell table:style-name="InstrSet3.A4" office:value-type="string"><text:p text:style-name="InstrTableCont2col"><text:span text:style-name="T20">0</text:span><text:line-break/>a<text:span text:style-name="T28">5</text:span></text:p></table:table-cell><table:table-cell table:style-name="InstrSet3.A4" office:value-type="string"><text:p text:style-name="InstrTableCont2col">1<text:line-break/>a<text:span text:style-name="T28">4</text:span></text:p></table:table-cell><table:table-cell table:style-name="InstrSet3.A4" office:value-type="string"><text:p text:style-name="InstrTableCont2col">0<text:line-break/>a<text:span text:style-name="T28">3</text:span></text:p></table:table-cell><table:table-cell table:style-name="InstrSet3.A4" office:value-type="string"><text:p text:style-name="InstrTableCont2col">1<text:line-break/>a<text:span text:style-name="T28">2</text:span></text:p></table:table-cell><table:table-cell table:style-name="InstrSet3.A4" office:value-type="string"><text:p text:style-name="InstrTableCont2col">1<text:line-break/>a<text:span text:style-name="T28">1</text:span></text:p></table:table-cell><table:table-cell table:style-name="InstrSet3.A4" office:value-type="string"><text:p text:style-name="InstrTableCont2col">0<text:line-break/>a<text:span text:style-name="T28">0</text:span></text:p></table:table-cell><table:table-cell table:style-name="InstrSet3.L4" office:value-type="float" office:value="2"><text:p text:style-name="InstrTableCont2col">2</text:p></table:table-cell><table:table-cell table:style-name="InstrSet3.L4" office:value-type="float" office:value="2"><text:p text:style-name="InstrTableCont2col">2</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19" office:value-type="string"><text:p text:style-name="P39">JZ addr</text:p></table:table-cell><table:table-cell table:style-name="InstrSet3.A19" office:value-type="string"><text:p text:style-name="P35">(PC 0 – 7) ← addr if A = 0<text:line-break/>(PC) ← (PC) if A ≠ 0</text:p></table:table-cell><table:table-cell table:style-name="InstrSet3.A19" office:value-type="string"><text:p text:style-name="P36">Jump to specified address if Accumulator<text:line-break/>is 0.</text:p></table:table-cell><table:table-cell table:style-name="InstrSet3.A19" office:value-type="string"><text:p text:style-name="InstrTableCont2col"><text:span text:style-name="T20">1</text:span><text:line-break/>a<text:span text:style-name="T28">7</text:span></text:p></table:table-cell><table:table-cell table:style-name="InstrSet3.A19" office:value-type="string"><text:p text:style-name="InstrTableCont2col"><text:span text:style-name="T20">1</text:span><text:line-break/>a<text:span text:style-name="T28">6</text:span></text:p></table:table-cell><table:table-cell table:style-name="InstrSet3.A19" office:value-type="string"><text:p text:style-name="InstrTableCont2col"><text:span text:style-name="T20">0</text:span><text:line-break/>a<text:span text:style-name="T28">5</text:span></text:p></table:table-cell><table:table-cell table:style-name="InstrSet3.A19" office:value-type="string"><text:p text:style-name="InstrTableCont2col">0<text:line-break/>a<text:span text:style-name="T28">4</text:span></text:p></table:table-cell><table:table-cell table:style-name="InstrSet3.A19" office:value-type="string"><text:p text:style-name="InstrTableCont2col">0<text:line-break/>a<text:span text:style-name="T28">3</text:span></text:p></table:table-cell><table:table-cell table:style-name="InstrSet3.A19" office:value-type="string"><text:p text:style-name="InstrTableCont2col">1<text:line-break/>a<text:span text:style-name="T28">2</text:span></text:p></table:table-cell><table:table-cell table:style-name="InstrSet3.A19" office:value-type="string"><text:p text:style-name="InstrTableCont2col">1<text:line-break/>a<text:span text:style-name="T28">1</text:span></text:p></table:table-cell><table:table-cell table:style-name="InstrSet3.A19" office:value-type="string"><text:p text:style-name="InstrTableCont2col">0<text:line-break/>a<text:span text:style-name="T28">0</text:span></text:p></table:table-cell><table:table-cell table:style-name="InstrSet3.L19" office:value-type="float" office:value="2"><text:p text:style-name="InstrTableCont2col">2</text:p></table:table-cell><table:table-cell table:style-name="InstrSet3.L19" office:value-type="float" office:value="2"><text:p text:style-name="InstrTableCont2col">2</text:p></table:table-cell><table:table-cell table:style-name="InstrSet3.A19" office:value-type="string"><text:p text:style-name="InstrTableCont2col"/></table:table-cell><table:table-cell table:style-name="InstrSet3.A19" office:value-type="string"><text:p text:style-name="InstrTableCont2col"/></table:table-cell><table:table-cell table:style-name="InstrSet3.A19" office:value-type="string"><text:p text:style-name="InstrTableCont2col"/></table:table-cell><table:table-cell table:style-name="InstrSet3.A19" office:value-type="string"><text:p text:style-name="InstrTableCont2col"/></table:table-cell></table:table-row><table:table-row><table:table-cell table:style-name="InstrSet3.A20" table:number-columns-spanned="17" office:value-type="string"><text:p text:style-name="P40">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3.A4" office:value-type="string"><text:p text:style-name="P39">EN I</text:p></table:table-cell><table:table-cell table:style-name="InstrSet3.A4" office:value-type="string"><text:p text:style-name="P35"/></table:table-cell><table:table-cell table:style-name="InstrSet3.A4" office:value-type="string"><text:p text:style-name="P36">Enable the external Interrupt input.</text:p></table:table-cell><table:table-cell table:style-name="InstrSet3.L4" office:value-type="float" office:value="0"><text:p text:style-name="P37">0</text:p></table:table-cell><table:table-cell table:style-name="InstrSet3.L4" office:value-type="float" office:value="0"><text:p text:style-name="P37">0</text:p></table:table-cell><table:table-cell table:style-name="InstrSet3.L4" office:value-type="float" office:value="0"><text:p text:style-name="P37">0</text:p></table:table-cell><table:table-cell table:style-name="InstrSet3.L4" office:value-type="float" office:value="0"><text:p text:style-name="P37">0</text:p></table:table-cell><table:table-cell table:style-name="InstrSet3.L4" office:value-type="float" office:value="0"><text:p text:style-name="P37">0</text:p></table:table-cell><table:table-cell table:style-name="InstrSet3.L4" office:value-type="float" office:value="1"><text:p text:style-name="P37">1</text:p></table:table-cell><table:table-cell table:style-name="InstrSet3.L4" office:value-type="float" office:value="0"><text:p text:style-name="P37">0</text:p></table:table-cell><table:table-cell table:style-name="InstrSet3.L4" office:value-type="float" office:value="1"><text:p text:style-name="P37">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DIS I</text:p></table:table-cell><table:table-cell table:style-name="InstrSet3.A4" office:value-type="string"><text:p text:style-name="P35"/></table:table-cell><table:table-cell table:style-name="InstrSet3.A4" office:value-type="string"><text:p text:style-name="P36">Disable the external Interrupt input.</text:p></table:table-cell><table:table-cell table:style-name="InstrSet3.L4" office:value-type="float" office:value="0"><text:p text:style-name="InstrTableCont2col">0</text:p></table:table-cell><table:table-cell table:style-name="InstrSet3.L4" office:value-type="float" office:value="0"><text:p text:style-name="InstrTableCont2col">0</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ENT0 CLK</text:p></table:table-cell><table:table-cell table:style-name="InstrSet3.A4" office:value-type="string"><text:p text:style-name="P35"/></table:table-cell><table:table-cell table:style-name="InstrSet3.A4" office:value-type="string"><text:p text:style-name="P36">Enable the Clock Output pin T0.</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SEL MB0</text:p></table:table-cell><table:table-cell table:style-name="InstrSet3.A4" office:value-type="string"><text:p text:style-name="P35">(DBF) ← 0</text:p></table:table-cell><table:table-cell table:style-name="InstrSet3.A4" office:value-type="string"><text:p text:style-name="P36">Select Bank 0 (locations 0 – 2047) of<text:line-break/>Program Memory.</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SEL MB1</text:p></table:table-cell><table:table-cell table:style-name="InstrSet3.A4" office:value-type="string"><text:p text:style-name="P35">(DBF) ← 1</text:p></table:table-cell><table:table-cell table:style-name="InstrSet3.A4" office:value-type="string"><text:p text:style-name="P36">Select Bank 1 (locations 2048 – 4095) of<text:line-break/>Program Memory.</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4" office:value-type="string"><text:p text:style-name="P39">SEL RB0</text:p></table:table-cell><table:table-cell table:style-name="InstrSet3.A4" office:value-type="string"><text:p text:style-name="P35">(BS) ← 0</text:p></table:table-cell><table:table-cell table:style-name="InstrSet3.A4" office:value-type="string"><text:p text:style-name="P36">Select Bank 0 (locations 0 – 7) of<text:line-break/>Data Memory.</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0"><text:p text:style-name="InstrTableCont2col">0</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0"><text:p text:style-name="InstrTableCont2col">0</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L4" office:value-type="float" office:value="1"><text:p text:style-name="InstrTableCont2col">1</text:p></table:table-cell><table:table-cell table:style-name="InstrSet3.A4" office:value-type="string"><text:p text:style-name="P34"/></table:table-cell><table:table-cell table:style-name="InstrSet3.A4" office:value-type="string"><text:p text:style-name="InstrTableCont2col"/></table:table-cell><table:table-cell table:style-name="InstrSet3.A4" office:value-type="string"><text:p text:style-name="InstrTableCont2col"/></table:table-cell><table:table-cell table:style-name="InstrSet3.A4" office:value-type="string"><text:p text:style-name="InstrTableCont2col"/></table:table-cell></table:table-row><table:table-row><table:table-cell table:style-name="InstrSet3.A27" office:value-type="string"><text:p text:style-name="P39">SEL RB1</text:p></table:table-cell><table:table-cell table:style-name="InstrSet3.A27" office:value-type="string"><text:p text:style-name="P35">(BS) ← 1</text:p></table:table-cell><table:table-cell table:style-name="InstrSet3.A27" office:value-type="string"><text:p text:style-name="P36">Select Bank 1 (locations 24 – 31) of<text:line-break/>Data Memory.</text:p></table:table-cell><table:table-cell table:style-name="InstrSet3.D27" office:value-type="float" office:value="1"><text:p text:style-name="InstrTableCont2col">1</text:p></table:table-cell><table:table-cell table:style-name="InstrSet3.D27" office:value-type="float" office:value="1"><text:p text:style-name="InstrTableCont2col">1</text:p></table:table-cell><table:table-cell table:style-name="InstrSet3.D27" office:value-type="float" office:value="0"><text:p text:style-name="InstrTableCont2col">0</text:p></table:table-cell><table:table-cell table:style-name="InstrSet3.D27" office:value-type="float" office:value="1"><text:p text:style-name="InstrTableCont2col">1</text:p></table:table-cell><table:table-cell table:style-name="InstrSet3.D27" office:value-type="float" office:value="0"><text:p text:style-name="InstrTableCont2col">0</text:p></table:table-cell><table:table-cell table:style-name="InstrSet3.D27" office:value-type="float" office:value="1"><text:p text:style-name="InstrTableCont2col">1</text:p></table:table-cell><table:table-cell table:style-name="InstrSet3.D27" office:value-type="float" office:value="0"><text:p text:style-name="InstrTableCont2col">0</text:p></table:table-cell><table:table-cell table:style-name="InstrSet3.D27" office:value-type="float" office:value="1"><text:p text:style-name="InstrTableCont2col">1</text:p></table:table-cell><table:table-cell table:style-name="InstrSet3.D27" office:value-type="float" office:value="1"><text:p text:style-name="InstrTableCont2col">1</text:p></table:table-cell><table:table-cell table:style-name="InstrSet3.D27" office:value-type="float" office:value="1"><text:p text:style-name="InstrTableCont2col">1</text:p></table:table-cell><table:table-cell table:style-name="InstrSet3.A27" office:value-type="string"><text:p text:style-name="InstrTableCont2col"/></table:table-cell><table:table-cell table:style-name="InstrSet3.A27" office:value-type="string"><text:p text:style-name="InstrTableCont2col"/></table:table-cell><table:table-cell table:style-name="InstrSet3.A27" office:value-type="string"><text:p text:style-name="InstrTableCont2col"/></table:table-cell><table:table-cell table:style-name="InstrSet3.A27" office:value-type="string"><text:p text:style-name="InstrTableCont2col"/></table:table-cell></table:table-row></table:table><text:p text:style-name="P85"><text:span text:style-name="T26">Notes:</text:span><text:tab/><text:span text:style-name="T13">①</text:span> Instruction Code Designators r and p form the binary representation of the Registers and Ports involved.<text:line-break/><text:tab/><text:span text:style-name="T13">②</text:span> The dot under the appropriate flag bit indicates that its content is subject to change by the instruction it appears in.<text:line-break/><text:tab/><text:span text:style-name="T13">③</text:span> References to the address and data are specified in bytes 2 and or 1 of the instruction.<text:line-break/><text:tab/><text:span text:style-name="T13">④</text:span> Numerical Subscritions appearing in the FUNCTION column reference the specific bits affected.<text:line-break/><text:tab/><text:span text:style-name="T13">⑤</text:span> When the Bus is written to with an OUTL instruction, the Bus remains an Output Port until either device is reset or a MOVX instruction is executed.</text:p></draw:text-box></draw:frame></text:p>
      <text:p text:style-name="Standard2Col"/>
      <text:list xml:id="list1014797043" text:continue-numbering="true" text:style-name="Outline">
        <text:list-item>
          <text:h text:style-name="P121" text:outline-level="1">INSTRUCTION SET</text:h>
        </text:list-item>
      </text:list>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list xml:id="list726744252" text:continue-numbering="true" text:style-name="Outline">
        <text:list-item>
          <text:list>
            <text:list-item>
              <text:list>
                <text:list-item>
                  <text:list>
                    <text:list-item>
                      <text:h text:style-name="Heading_20_4" text:outline-level="4">Data Transfers</text:h>
                    </text:list-item>
                  </text:list>
                </text:list-item>
              </text:list>
            </text:list-item>
          </text:list>
        </text:list-item>
      </text:list>
      <text:p text:style-name="Standard2Col">The 8-bit accumulator is the central point for all data transfers within the 8048. Data can be transferred between the 8 registers of each working register bank and the accumulator directly, <text:span text:style-name="T17">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list xml:id="list2162001709" text:continue-numbering="true" text:style-name="Outline">
        <text:list-item>
          <text:list>
            <text:list-item>
              <text:list>
                <text:list-item>
                  <text:list>
                    <text:list-item>
                      <text:h text:style-name="Heading_20_4" text:outline-level="4">Accumulator Operations</text:h>
                    </text:list-item>
                  </text:list>
                </text:list-item>
              </text:list>
            </text:list-item>
          </text:list>
        </text:list-item>
      </text:list>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table-cell table:style-name="Tabelle2.A1" office:value-type="string">
            <text:p text:style-name="TableCont2col">Add register to <text:span text:style-name="T17">Accumulator</text:span></text:p>
          </table:table-cell>
          <table:table-cell table:style-name="Tabelle2.A1" office:value-type="string">
            <text:p text:style-name="TableCont2col">ADD A, <text:span text:style-name="T17">Rr</text:span></text:p>
          </table:table-cell>
        </table:table-row>
        <table:table-row>
          <table:table-cell table:style-name="Tabelle2.A1" office:value-type="string">
            <text:p text:style-name="TableCont2col">Complement <text:span text:style-name="T17">Accumulator</text:span></text:p>
          </table:table-cell>
          <table:table-cell table:style-name="Tabelle2.A1" office:value-type="string">
            <text:p text:style-name="TableCont2col">CPL A</text:p>
          </table:table-cell>
        </table:table-row>
      </table:table>
      <text:list xml:id="list719679245" text:continue-numbering="true" text:style-name="Outline">
        <text:list-item>
          <text:list>
            <text:list-item>
              <text:list>
                <text:list-item>
                  <text:list>
                    <text:list-item>
                      <text:h text:style-name="Heading_20_4" text:outline-level="4">Register Operations</text:h>
                    </text:list-item>
                  </text:list>
                </text:list-item>
              </text:list>
            </text:list-item>
          </text:list>
        </text:list-item>
      </text:list>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list xml:id="list2125469110" text:continue-numbering="true" text:style-name="Outline">
        <text:list-item>
          <text:list>
            <text:list-item>
              <text:list>
                <text:list-item>
                  <text:list>
                    <text:list-item>
                      <text:h text:style-name="Heading_20_4" text:outline-level="4">Flags</text:h>
                    </text:list-item>
                  </text:list>
                </text:list-item>
              </text:list>
            </text:list-item>
          </text:list>
        </text:list-item>
      </text:list>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list xml:id="list830178407" text:continue-numbering="true" text:style-name="Outline">
        <text:list-item>
          <text:list>
            <text:list-item>
              <text:list>
                <text:list-item>
                  <text:list>
                    <text:list-item>
                      <text:h text:style-name="P128" text:outline-level="4">Branch Instructions</text:h>
                    </text:list-item>
                  </text:list>
                </text:list-item>
              </text:list>
            </text:list-item>
          </text:list>
        </text:list-item>
      </text:list>
      <text:p text:style-name="Standard2Col">The unconditional jump instruction is two bytes and allows jumps anywhere in the first 2K words of program memory. Jumps to the second 2K of memory (4K words are directly <text:span text:style-name="T17">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text:soft-page-break/>selected all subsequent jumps will be to the selected bank until another select memory bank instruction is executed. A subroutine <text:span text:style-name="T17">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16">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7">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list xml:id="list1515144234" text:continue-numbering="true" text:style-name="Outline">
        <text:list-item>
          <text:list>
            <text:list-item>
              <text:list>
                <text:list-item>
                  <text:list>
                    <text:list-item>
                      <text:h text:style-name="Heading_20_4" text:outline-level="4">Subroutines</text:h>
                    </text:list-item>
                  </text:list>
                </text:list-item>
              </text:list>
            </text:list-item>
          </text:list>
        </text:list-item>
      </text:list>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list xml:id="list1194762180" text:continue-numbering="true" text:style-name="Outline">
        <text:list-item>
          <text:list>
            <text:list-item>
              <text:list>
                <text:list-item>
                  <text:list>
                    <text:list-item>
                      <text:h text:style-name="Heading_20_4" text:outline-level="4">Timer Instructions</text:h>
                    </text:list-item>
                  </text:list>
                </text:list-item>
              </text:list>
            </text:list-item>
          </text:list>
        </text:list-item>
      </text:list>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list xml:id="list1024340618" text:continue-numbering="true" text:style-name="Outline">
        <text:list-item>
          <text:list>
            <text:list-item>
              <text:list>
                <text:list-item>
                  <text:list>
                    <text:list-item>
                      <text:h text:style-name="Heading_20_4" text:outline-level="4">Control Instructions</text:h>
                    </text:list-item>
                  </text:list>
                </text:list-item>
              </text:list>
            </text:list-item>
          </text:list>
        </text:list-item>
      </text:list>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list xml:id="list357399233" text:continue-numbering="true" text:style-name="Outline">
        <text:list-item>
          <text:list>
            <text:list-item>
              <text:list>
                <text:list-item>
                  <text:list>
                    <text:list-item>
                      <text:h text:style-name="Heading_20_4" text:outline-level="4">Input/Output Instructions</text:h>
                    </text:list-item>
                  </text:list>
                </text:list-item>
              </text:list>
            </text:list-item>
          </text:list>
        </text:list-item>
      </text:list>
      <text:p text:style-name="Standard2Col">Ports 1 and 2 are 8-bit static I/O ports which can be loaded to and from the accumulator. Outputs are statically <text:span text:style-name="T17">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7">latched</text:span> outputs as well. It too can have immediate data ANDed or ORed <text:soft-page-break/>directly to its outputs, however, unlike Ports 1 and 2, all 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7">than</text:span> immediate data as is done with the on board ports.</text:p>
      <text:p text:style-name="Standard2Col">I/O devices can also be added externally using the BUS port as the expansion bus. In this case the I/O <text:span text:style-name="T17">ports</text:span> become “memory mapped”, i.e. They are addressed in the same way as external data memory and exist in the external data memory address space addressed by pointer register R0 or R1.</text:p>
      <text:list xml:id="list1005833686" text:continue-numbering="true" text:style-name="Outline">
        <text:list-item>
          <text:list>
            <text:list-item>
              <text:h text:style-name="Heading_20_2" text:outline-level="2">Instruction Set Description</text:h>
            </text:list-item>
          </text:list>
        </text:list-item>
      </text:list>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16">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table-cell table:style-name="InstrSet-ADD_5f_A_2c_Rr.A1" table:number-columns-spanned="5" office:value-type="string">
            <text:p text:style-name="P17">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_5f_A_2c_Rr.A1" office:value-type="string">
            <text:p text:style-name="TableCont2col_5f_narrow"/>
          </table:table-cell>
          <table:table-cell table:style-name="InstrSet-ADD_5f_A_2c_Rr.B4" office:value-type="float" office:value="0">
            <text:p text:style-name="TableCont2col_5f_narrow">0</text:p>
          </table:table-cell>
          <table:table-cell table:style-name="InstrSet-ADD_5f_A_2c_Rr.C4" office:value-type="float" office:value="1">
            <text:p text:style-name="TableCont2col_5f_narrow">1</text:p>
          </table:table-cell>
          <table:table-cell table:style-name="InstrSet-ADD_5f_A_2c_Rr.C4" office:value-type="float" office:value="1">
            <text:p text:style-name="TableCont2col_5f_narrow">1</text:p>
          </table:table-cell>
          <table:table-cell table:style-name="InstrSet-ADD_5f_A_2c_Rr.C4" office:value-type="float" office:value="0">
            <text:p text:style-name="TableCont2col_5f_narrow">0</text:p>
          </table:table-cell>
          <table:table-cell table:style-name="InstrSet-ADD_5f_A_2c_Rr.B4" office:value-type="float" office:value="1">
            <text:p text:style-name="TableCont2col_5f_narrow">1</text:p>
          </table:table-cell>
          <table:table-cell table:style-name="InstrSet-ADD_5f_A_2c_Rr.G4" office:value-type="string">
            <text:p text:style-name="TableCont2col_5f_narrow">r</text:p>
          </table:table-cell>
          <table:table-cell table:style-name="InstrSet-ADD_5f_A_2c_Rr.G4" office:value-type="string">
            <text:p text:style-name="TableCont2col_5f_narrow">r</text:p>
          </table:table-cell>
          <table:table-cell table:style-name="InstrSet-ADD_5f_A_2c_Rr.I4" office:value-type="string">
            <text:p text:style-name="TableCont2col_5f_narrow">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table-cell table:style-name="InstrSet-Add_5f_A_2c__40_Rr.A1" table:number-columns-spanned="5" office:value-type="string">
            <text:p text:style-name="P19">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_5f_A_2c__40_Rr.A1" office:value-type="string">
            <text:p text:style-name="TableCont2col_5f_narrow"/>
          </table:table-cell>
          <table:table-cell table:style-name="InstrSet-Add_5f_A_2c__40_Rr.B4" office:value-type="float" office:value="0">
            <text:p text:style-name="TableCont2col_5f_narrow">0</text:p>
          </table:table-cell>
          <table:table-cell table:style-name="InstrSet-Add_5f_A_2c__40_Rr.C4" office:value-type="float" office:value="1">
            <text:p text:style-name="TableCont2col_5f_narrow">1</text:p>
          </table:table-cell>
          <table:table-cell table:style-name="InstrSet-Add_5f_A_2c__40_Rr.C4" office:value-type="float" office:value="1">
            <text:p text:style-name="TableCont2col_5f_narrow">1</text:p>
          </table:table-cell>
          <table:table-cell table:style-name="InstrSet-Add_5f_A_2c__40_Rr.C4" office:value-type="float" office:value="0">
            <text:p text:style-name="TableCont2col_5f_narrow">0</text:p>
          </table:table-cell>
          <table:table-cell table:style-name="InstrSet-Add_5f_A_2c__40_Rr.B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I4" office:value-type="string">
            <text:p text:style-name="TableCont2col_5f_narrow">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table-cell table:style-name="InstrSet-ADD_5f_A_2c_data.A1" table:number-columns-spanned="5" office:value-type="string">
            <text:p text:style-name="P19">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_5f_A_2c_data.A1" office:value-type="string">
            <text:p text:style-name="TableCont2col_5f_narrow"/>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1">
            <text:p text:style-name="TableCont2col_5f_narrow">1</text:p>
          </table:table-cell>
          <table:table-cell table:style-name="InstrSet-ADD_5f_A_2c_data.I4" office:value-type="float" office:value="1">
            <text:p text:style-name="TableCont2col_5f_narrow">1</text:p>
          </table:table-cell>
          <table:table-cell table:style-name="InstrSet-ADD_5f_A_2c_data.A1" table:number-columns-spanned="2" office:value-type="string">
            <text:p text:style-name="TableCont2col_5f_narrow"/>
          </table:table-cell>
          <table:covered-table-cell/>
        </table:table-row>
        <table:table-row>
          <table:table-cell table:style-name="InstrSet-ADD_5f_A_2c_data.A1" office:value-type="string">
            <text:p text:style-name="TableCont2col_5f_narrow"/>
          </table:table-cell>
          <table:table-cell table:style-name="InstrSet-ADD_5f_A_2c_data.B5" office:value-type="string">
            <text:p text:style-name="TableCont2col_5f_narrow"><text:span text:style-name="T29">d</text:span><text:span text:style-name="T19">7</text:span></text:p>
          </table:table-cell>
          <table:table-cell table:style-name="InstrSet-ADD_5f_A_2c_data.C5" office:value-type="string">
            <text:p text:style-name="TableCont2col_5f_narrow">d<text:span text:style-name="T18">6</text:span></text:p>
          </table:table-cell>
          <table:table-cell table:style-name="InstrSet-ADD_5f_A_2c_data.C5" office:value-type="string">
            <text:p text:style-name="TableCont2col_5f_narrow"><text:span text:style-name="T29">d</text:span><text:span text:style-name="T19">5</text:span></text:p>
          </table:table-cell>
          <table:table-cell table:style-name="InstrSet-ADD_5f_A_2c_data.C5" office:value-type="string">
            <text:p text:style-name="TableCont2col_5f_narrow"><text:span text:style-name="T29">d</text:span><text:span text:style-name="T19">4</text:span></text:p>
          </table:table-cell>
          <table:table-cell table:style-name="InstrSet-ADD_5f_A_2c_data.C5" office:value-type="string">
            <text:p text:style-name="TableCont2col_5f_narrow"><text:span text:style-name="T29">d</text:span><text:span text:style-name="T19">3</text:span></text:p>
          </table:table-cell>
          <table:table-cell table:style-name="InstrSet-ADD_5f_A_2c_data.G5" office:value-type="string">
            <text:p text:style-name="TableCont2col_5f_narrow"><text:span text:style-name="T29">d</text:span><text:span text:style-name="T19">2</text:span></text:p>
          </table:table-cell>
          <table:table-cell table:style-name="InstrSet-ADD_5f_A_2c_data.G5" office:value-type="string">
            <text:p text:style-name="TableCont2col_5f_narrow"><text:span text:style-name="T29">d</text:span><text:span text:style-name="T19">1</text:span></text:p>
          </table:table-cell>
          <table:table-cell table:style-name="InstrSet-ADD_5f_A_2c_data.I5" office:value-type="string">
            <text:p text:style-name="TableCont2col_5f_narrow">d<text:span text:style-name="T18">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table-cell table:style-name="InstrSet-ADDC_5f_A_2c_Rr.A1" table:number-columns-spanned="5" office:value-type="string">
            <text:p text:style-name="P19">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C_5f_A_2c_Rr.A1" office:value-type="string">
            <text:p text:style-name="TableCont2col_5f_narrow"/>
          </table:table-cell>
          <table:table-cell table:style-name="InstrSet-ADDC_5f_A_2c_Rr.B4" office:value-type="float" office:value="0">
            <text:p text:style-name="TableCont2col_5f_narrow">0</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B4" office:value-type="float" office:value="1">
            <text:p text:style-name="TableCont2col_5f_narrow">1</text:p>
          </table:table-cell>
          <table:table-cell table:style-name="InstrSet-ADDC_5f_A_2c_Rr.G4" office:value-type="string">
            <text:p text:style-name="TableCont2col_5f_narrow">r</text:p>
          </table:table-cell>
          <table:table-cell table:style-name="InstrSet-ADDC_5f_A_2c_Rr.G4" office:value-type="string">
            <text:p text:style-name="TableCont2col_5f_narrow">r</text:p>
          </table:table-cell>
          <table:table-cell table:style-name="InstrSet-ADDC_5f_A_2c_Rr.I4" office:value-type="string">
            <text:p text:style-name="TableCont2col_5f_narrow">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table-cell table:style-name="InstrSet-ADDC_5f_A_2c__40_Rr.A1" table:number-columns-spanned="5" office:value-type="string">
            <text:p text:style-name="P19">ADDC A, @ Rr</text:p>
          </table:table-cell>
          <table:covered-table-cell/>
          <table:covered-table-cell/>
          <table:covered-table-cell/>
          <table:covered-table-cell/>
          <table:table-cell table:style-name="InstrSet-ADDC_5f_A_2c__40_Rr.A1" table:number-columns-spanned="5" office:value-type="string">
            <text:p text:style-name="P86">Add Carry and Data Memory Contents to Accumulator</text:p>
          </table:table-cell>
          <table:covered-table-cell/>
          <table:covered-table-cell/>
          <table:covered-table-cell/>
          <table:covered-table-cell/>
        </table:table-row>
        <table:table-row>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C_5f_A_2c__40_Rr.A1" office:value-type="string">
            <text:p text:style-name="TableCont2col_5f_narrow"/>
          </table:table-cell>
          <table:table-cell table:style-name="InstrSet-ADDC_5f_A_2c__40_Rr.B4" office:value-type="float" office:value="0">
            <text:p text:style-name="TableCont2col_5f_narrow">0</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B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I4" office:value-type="string">
            <text:p text:style-name="TableCont2col_5f_narrow">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table-cell table:style-name="InstrSet-ADDC_5f_A_2c_data.A1" table:number-columns-spanned="5" office:value-type="string">
            <text:p text:style-name="P19">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C_5f_A_2c_data.A1" office:value-type="string">
            <text:p text:style-name="TableCont2col_5f_narrow"/>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I4" office:value-type="float" office:value="1">
            <text:p text:style-name="TableCont2col_5f_narrow">1</text:p>
          </table:table-cell>
          <table:table-cell table:style-name="InstrSet-ADDC_5f_A_2c_data.A1" table:number-columns-spanned="2" office:value-type="string">
            <text:p text:style-name="TableCont2col_5f_narrow"/>
          </table:table-cell>
          <table:covered-table-cell/>
        </table:table-row>
        <table:table-row>
          <table:table-cell table:style-name="InstrSet-ADDC_5f_A_2c_data.A1" office:value-type="string">
            <text:p text:style-name="TableCont2col_5f_narrow"/>
          </table:table-cell>
          <table:table-cell table:style-name="InstrSet-ADDC_5f_A_2c_data.B5" office:value-type="string">
            <text:p text:style-name="TableCont2col_5f_narrow"><text:span text:style-name="T29">d</text:span><text:span text:style-name="T19">7</text:span></text:p>
          </table:table-cell>
          <table:table-cell table:style-name="InstrSet-ADDC_5f_A_2c_data.C5" office:value-type="string">
            <text:p text:style-name="TableCont2col_5f_narrow">d<text:span text:style-name="T18">6</text:span></text:p>
          </table:table-cell>
          <table:table-cell table:style-name="InstrSet-ADDC_5f_A_2c_data.C5" office:value-type="string">
            <text:p text:style-name="TableCont2col_5f_narrow"><text:span text:style-name="T29">d</text:span><text:span text:style-name="T19">5</text:span></text:p>
          </table:table-cell>
          <table:table-cell table:style-name="InstrSet-ADDC_5f_A_2c_data.C5" office:value-type="string">
            <text:p text:style-name="TableCont2col_5f_narrow"><text:span text:style-name="T29">d</text:span><text:span text:style-name="T19">4</text:span></text:p>
          </table:table-cell>
          <table:table-cell table:style-name="InstrSet-ADDC_5f_A_2c_data.C5" office:value-type="string">
            <text:p text:style-name="TableCont2col_5f_narrow"><text:span text:style-name="T29">d</text:span><text:span text:style-name="T19">3</text:span></text:p>
          </table:table-cell>
          <table:table-cell table:style-name="InstrSet-ADDC_5f_A_2c_data.C5" office:value-type="string">
            <text:p text:style-name="TableCont2col_5f_narrow"><text:span text:style-name="T29">d</text:span><text:span text:style-name="T19">2</text:span></text:p>
          </table:table-cell>
          <table:table-cell table:style-name="InstrSet-ADDC_5f_A_2c_data.C5" office:value-type="string">
            <text:p text:style-name="TableCont2col_5f_narrow"><text:span text:style-name="T29">d</text:span><text:span text:style-name="T19">1</text:span></text:p>
          </table:table-cell>
          <table:table-cell table:style-name="InstrSet-ADDC_5f_A_2c_data.I5" office:value-type="string">
            <text:p text:style-name="TableCont2col_5f_narrow">d<text:span text:style-name="T18">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table-cell table:style-name="InstrSet-ANL_5f_A_2c_Rr.A1" table:number-columns-spanned="5" office:value-type="string">
            <text:p text:style-name="P19">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6">(A) ← (A) ∧</text:span><text:span text:style-name="T29">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Rr.A1" office:value-type="string">
            <text:p text:style-name="TableCont2col_5f_narrow"/>
          </table:table-cell>
          <table:table-cell table:style-name="InstrSet-ANL_5f_A_2c_Rr.B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C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B4" office:value-type="float" office:value="1">
            <text:p text:style-name="TableCont2col_5f_narrow">1</text:p>
          </table:table-cell>
          <table:table-cell table:style-name="InstrSet-ANL_5f_A_2c_Rr.G4" office:value-type="string">
            <text:p text:style-name="TableCont2col_5f_narrow">r</text:p>
          </table:table-cell>
          <table:table-cell table:style-name="InstrSet-ANL_5f_A_2c_Rr.G4" office:value-type="string">
            <text:p text:style-name="TableCont2col_5f_narrow">r</text:p>
          </table:table-cell>
          <table:table-cell table:style-name="InstrSet-ANL_5f_A_2c_Rr.I4" office:value-type="string">
            <text:p text:style-name="TableCont2col_5f_narrow">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ext:soft-page-break/>
        <table:table-row>
          <table:table-cell table:style-name="InstrSet-ANL_5f_A_2c__40_Rr.A1" table:number-columns-spanned="5" office:value-type="string">
            <text:p text:style-name="P19">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_40_Rr.A1" office:value-type="string">
            <text:p text:style-name="TableCont2col_5f_narrow"/>
          </table:table-cell>
          <table:table-cell table:style-name="InstrSet-ANL_5f_A_2c__40_Rr.B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C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B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I4" office:value-type="string">
            <text:p text:style-name="TableCont2col_5f_narrow">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able:table-row>
          <table:table-cell table:style-name="InstrSet-ANL_5f_A_2c_data.A1" table:number-columns-spanned="5" office:value-type="string">
            <text:p text:style-name="P19">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data.A1" office:value-type="string">
            <text:p text:style-name="TableCont2col_5f_narrow"/>
          </table:table-cell>
          <table:table-cell table:style-name="InstrSet-ANL_5f_A_2c_data.B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B4" office:value-type="float" office:value="0">
            <text:p text:style-name="TableCont2col_5f_narrow">0</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I4" office:value-type="float" office:value="1">
            <text:p text:style-name="TableCont2col_5f_narrow">1</text:p>
          </table:table-cell>
          <table:table-cell table:style-name="InstrSet-ANL_5f_A_2c_data.A1" table:number-columns-spanned="2" office:value-type="string">
            <text:p text:style-name="TableCont2col_5f_narrow"/>
          </table:table-cell>
          <table:covered-table-cell/>
        </table:table-row>
        <table:table-row>
          <table:table-cell table:style-name="InstrSet-ANL_5f_A_2c_data.A1" office:value-type="string">
            <text:p text:style-name="TableCont2col_5f_narrow"/>
          </table:table-cell>
          <table:table-cell table:style-name="InstrSet-ANL_5f_A_2c_data.B5" office:value-type="string">
            <text:p text:style-name="TableCont2col_5f_narrow"><text:span text:style-name="T29">d</text:span><text:span text:style-name="T19">7</text:span></text:p>
          </table:table-cell>
          <table:table-cell table:style-name="InstrSet-ANL_5f_A_2c_data.C5" office:value-type="string">
            <text:p text:style-name="TableCont2col_5f_narrow">d<text:span text:style-name="T18">6</text:span></text:p>
          </table:table-cell>
          <table:table-cell table:style-name="InstrSet-ANL_5f_A_2c_data.C5" office:value-type="string">
            <text:p text:style-name="TableCont2col_5f_narrow"><text:span text:style-name="T29">d</text:span><text:span text:style-name="T19">5</text:span></text:p>
          </table:table-cell>
          <table:table-cell table:style-name="InstrSet-ANL_5f_A_2c_data.C5" office:value-type="string">
            <text:p text:style-name="TableCont2col_5f_narrow"><text:span text:style-name="T29">d</text:span><text:span text:style-name="T19">4</text:span></text:p>
          </table:table-cell>
          <table:table-cell table:style-name="InstrSet-ANL_5f_A_2c_data.C5" office:value-type="string">
            <text:p text:style-name="TableCont2col_5f_narrow"><text:span text:style-name="T29">d</text:span><text:span text:style-name="T19">3</text:span></text:p>
          </table:table-cell>
          <table:table-cell table:style-name="InstrSet-ANL_5f_A_2c_data.C5" office:value-type="string">
            <text:p text:style-name="TableCont2col_5f_narrow"><text:span text:style-name="T29">d</text:span><text:span text:style-name="T19">2</text:span></text:p>
          </table:table-cell>
          <table:table-cell table:style-name="InstrSet-ANL_5f_A_2c_data.C5" office:value-type="string">
            <text:p text:style-name="TableCont2col_5f_narrow"><text:span text:style-name="T29">d</text:span><text:span text:style-name="T19">1</text:span></text:p>
          </table:table-cell>
          <table:table-cell table:style-name="InstrSet-ANL_5f_A_2c_data.I5" office:value-type="string">
            <text:p text:style-name="TableCont2col_5f_narrow">d<text:span text:style-name="T18">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table-cell table:style-name="InstrSet-ANL_5f_BUS_2c_data.A1" table:number-columns-spanned="5" office:value-type="string">
            <text:p text:style-name="P19">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BUS_2c_data.A1" office:value-type="string">
            <text:p text:style-name="TableCont2col_5f_narrow"/>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C4" office:value-type="float" office:value="1">
            <text:p text:style-name="TableCont2col_5f_narrow">1</text:p>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I4" office:value-type="float" office:value="0">
            <text:p text:style-name="TableCont2col_5f_narrow">0</text:p>
          </table:table-cell>
          <table:table-cell table:style-name="InstrSet-ANL_5f_BUS_2c_data.A1" table:number-columns-spanned="2" office:value-type="string">
            <text:p text:style-name="TableCont2col_5f_narrow"/>
          </table:table-cell>
          <table:covered-table-cell/>
        </table:table-row>
        <table:table-row>
          <table:table-cell table:style-name="InstrSet-ANL_5f_BUS_2c_data.A1" office:value-type="string">
            <text:p text:style-name="TableCont2col_5f_narrow"/>
          </table:table-cell>
          <table:table-cell table:style-name="InstrSet-ANL_5f_BUS_2c_data.B5" office:value-type="string">
            <text:p text:style-name="TableCont2col_5f_narrow"><text:span text:style-name="T29">d</text:span><text:span text:style-name="T19">7</text:span></text:p>
          </table:table-cell>
          <table:table-cell table:style-name="InstrSet-ANL_5f_BUS_2c_data.C5" office:value-type="string">
            <text:p text:style-name="TableCont2col_5f_narrow">d<text:span text:style-name="T18">6</text:span></text:p>
          </table:table-cell>
          <table:table-cell table:style-name="InstrSet-ANL_5f_BUS_2c_data.C5" office:value-type="string">
            <text:p text:style-name="TableCont2col_5f_narrow"><text:span text:style-name="T29">d</text:span><text:span text:style-name="T19">5</text:span></text:p>
          </table:table-cell>
          <table:table-cell table:style-name="InstrSet-ANL_5f_BUS_2c_data.C5" office:value-type="string">
            <text:p text:style-name="TableCont2col_5f_narrow"><text:span text:style-name="T29">d</text:span><text:span text:style-name="T19">4</text:span></text:p>
          </table:table-cell>
          <table:table-cell table:style-name="InstrSet-ANL_5f_BUS_2c_data.C5" office:value-type="string">
            <text:p text:style-name="TableCont2col_5f_narrow"><text:span text:style-name="T29">d</text:span><text:span text:style-name="T19">3</text:span></text:p>
          </table:table-cell>
          <table:table-cell table:style-name="InstrSet-ANL_5f_BUS_2c_data.C5" office:value-type="string">
            <text:p text:style-name="TableCont2col_5f_narrow"><text:span text:style-name="T29">d</text:span><text:span text:style-name="T19">2</text:span></text:p>
          </table:table-cell>
          <table:table-cell table:style-name="InstrSet-ANL_5f_BUS_2c_data.C5" office:value-type="string">
            <text:p text:style-name="TableCont2col_5f_narrow"><text:span text:style-name="T29">d</text:span><text:span text:style-name="T19">1</text:span></text:p>
          </table:table-cell>
          <table:table-cell table:style-name="InstrSet-ANL_5f_BUS_2c_data.I5" office:value-type="string">
            <text:p text:style-name="TableCont2col_5f_narrow">d<text:span text:style-name="T18">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table-cell table:style-name="InstrSet-ANL_5f_Pp_2c_data.A1" table:number-columns-spanned="5" office:value-type="string">
            <text:p text:style-name="P19">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7">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Pp_2c_data.A1" office:value-type="string">
            <text:p text:style-name="TableCont2col_5f_narrow"/>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C4" office:value-type="float" office:value="0">
            <text:p text:style-name="TableCont2col_5f_narrow">0</text:p>
          </table:table-cell>
          <table:table-cell table:style-name="InstrSet-ANL_5f_Pp_2c_data.C4" office:value-type="float" office:value="1">
            <text:p text:style-name="TableCont2col_5f_narrow">1</text:p>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H4" office:value-type="string">
            <text:p text:style-name="TableCont2col_5f_narrow">p</text:p>
          </table:table-cell>
          <table:table-cell table:style-name="InstrSet-ANL_5f_Pp_2c_data.I4" office:value-type="string">
            <text:p text:style-name="TableCont2col_5f_narrow">p</text:p>
          </table:table-cell>
          <table:table-cell table:style-name="InstrSet-ANL_5f_Pp_2c_data.A1" table:number-columns-spanned="2" office:value-type="string">
            <text:p text:style-name="TableCont2col_5f_narrow"/>
          </table:table-cell>
          <table:covered-table-cell/>
        </table:table-row>
        <table:table-row>
          <table:table-cell table:style-name="InstrSet-ANL_5f_Pp_2c_data.A1" office:value-type="string">
            <text:p text:style-name="TableCont2col_5f_narrow"/>
          </table:table-cell>
          <table:table-cell table:style-name="InstrSet-ANL_5f_Pp_2c_data.B5" office:value-type="string">
            <text:p text:style-name="TableCont2col_5f_narrow"><text:span text:style-name="T29">d</text:span><text:span text:style-name="T19">7</text:span></text:p>
          </table:table-cell>
          <table:table-cell table:style-name="InstrSet-ANL_5f_Pp_2c_data.C5" office:value-type="string">
            <text:p text:style-name="TableCont2col_5f_narrow">d<text:span text:style-name="T18">6</text:span></text:p>
          </table:table-cell>
          <table:table-cell table:style-name="InstrSet-ANL_5f_Pp_2c_data.C5" office:value-type="string">
            <text:p text:style-name="TableCont2col_5f_narrow"><text:span text:style-name="T29">d</text:span><text:span text:style-name="T19">5</text:span></text:p>
          </table:table-cell>
          <table:table-cell table:style-name="InstrSet-ANL_5f_Pp_2c_data.C5" office:value-type="string">
            <text:p text:style-name="TableCont2col_5f_narrow"><text:span text:style-name="T29">d</text:span><text:span text:style-name="T19">4</text:span></text:p>
          </table:table-cell>
          <table:table-cell table:style-name="InstrSet-ANL_5f_Pp_2c_data.B5" office:value-type="string">
            <text:p text:style-name="TableCont2col_5f_narrow"><text:span text:style-name="T29">d</text:span><text:span text:style-name="T19">3</text:span></text:p>
          </table:table-cell>
          <table:table-cell table:style-name="InstrSet-ANL_5f_Pp_2c_data.C5" office:value-type="string">
            <text:p text:style-name="TableCont2col_5f_narrow"><text:span text:style-name="T29">d</text:span><text:span text:style-name="T19">2</text:span></text:p>
          </table:table-cell>
          <table:table-cell table:style-name="InstrSet-ANL_5f_Pp_2c_data.H5" office:value-type="string">
            <text:p text:style-name="TableCont2col_5f_narrow"><text:span text:style-name="T29">d</text:span><text:span text:style-name="T19">1</text:span></text:p>
          </table:table-cell>
          <table:table-cell table:style-name="InstrSet-ANL_5f_Pp_2c_data.I5" office:value-type="string">
            <text:p text:style-name="TableCont2col_5f_narrow">d<text:span text:style-name="T18">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table-cell table:style-name="InstrSet-ANLD_5f_Pp_2c_A.A1" table:number-columns-spanned="5" office:value-type="string">
            <text:p text:style-name="P19">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ANLD_5f_Pp_2c_A.A1" office:value-type="string">
            <text:p text:style-name="TableCont2col_5f_narrow"/>
          </table:table-cell>
          <table:table-cell table:style-name="InstrSet-ANLD_5f_Pp_2c_A.B4" office:value-type="float" office:value="1">
            <text:p text:style-name="TableCont2col_5f_narrow">1</text:p>
          </table:table-cell>
          <table:table-cell table:style-name="InstrSet-ANLD_5f_Pp_2c_A.C4" office:value-type="float" office:value="0">
            <text:p text:style-name="TableCont2col_5f_narrow">0</text:p>
          </table:table-cell>
          <table:table-cell table:style-name="InstrSet-ANLD_5f_Pp_2c_A.C4" office:value-type="float" office:value="0">
            <text:p text:style-name="TableCont2col_5f_narrow">0</text:p>
          </table:table-cell>
          <table:table-cell table:style-name="InstrSet-ANLD_5f_Pp_2c_A.C4" office:value-type="float" office:value="1">
            <text:p text:style-name="TableCont2col_5f_narrow">1</text:p>
          </table:table-cell>
          <table:table-cell table:style-name="InstrSet-ANLD_5f_Pp_2c_A.B4" office:value-type="float" office:value="1">
            <text:p text:style-name="TableCont2col_5f_narrow">1</text:p>
          </table:table-cell>
          <table:table-cell table:style-name="InstrSet-ANLD_5f_Pp_2c_A.C4" office:value-type="float" office:value="1">
            <text:p text:style-name="TableCont2col_5f_narrow">1</text:p>
          </table:table-cell>
          <table:table-cell table:style-name="InstrSet-ANLD_5f_Pp_2c_A.H4" office:value-type="string">
            <text:p text:style-name="TableCont2col_5f_narrow">p</text:p>
          </table:table-cell>
          <table:table-cell table:style-name="InstrSet-ANLD_5f_Pp_2c_A.I4" office:value-type="string">
            <text:p text:style-name="TableCont2col_5f_narrow">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H5" office:value-type="string">
            <text:p text:style-name="TableCont2col_5f_narrow"/>
          </table:table-cell>
          <table:table-cell table:style-name="InstrSet-ANLD_5f_Pp_2c_A.A1" office:value-type="string">
            <text:p text:style-name="TableCont2col_5f_narrow"/>
          </table:table-cell>
          <table:table-cell table:style-name="InstrSet-ANLD_5f_Pp_2c_A.H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H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table-cell table:style-name="InstrSet-CALL_5f_addr.A1" table:number-columns-spanned="5" office:value-type="string">
            <text:p text:style-name="P19">CALL <text:span text:style-name="T17">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7">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ALL_5f_addr.A1" office:value-type="string">
            <text:p text:style-name="TableCont2col_5f_narrow"/>
          </table:table-cell>
          <table:table-cell table:style-name="InstrSet-CALL_5f_addr.B4" office:value-type="string">
            <text:p text:style-name="TableCont2col_5f_narrow">a<text:span text:style-name="T18">10</text:span></text:p>
          </table:table-cell>
          <table:table-cell table:style-name="InstrSet-CALL_5f_addr.C4" office:value-type="string">
            <text:p text:style-name="TableCont2col_5f_narrow">a<text:span text:style-name="T18">9</text:span></text:p>
          </table:table-cell>
          <table:table-cell table:style-name="InstrSet-CALL_5f_addr.C4" office:value-type="string">
            <text:p text:style-name="TableCont2col_5f_narrow">a<text:span text:style-name="T18">8</text:span></text:p>
          </table:table-cell>
          <table:table-cell table:style-name="InstrSet-CALL_5f_addr.E4" office:value-type="float" office:value="1">
            <text:p text:style-name="TableCont2col_5f_narrow">1</text:p>
          </table:table-cell>
          <table:table-cell table:style-name="InstrSet-CALL_5f_addr.F4" office:value-type="float" office:value="0">
            <text:p text:style-name="TableCont2col_5f_narrow">0</text:p>
          </table:table-cell>
          <table:table-cell table:style-name="InstrSet-CALL_5f_addr.E4" office:value-type="float" office:value="1">
            <text:p text:style-name="TableCont2col_5f_narrow">1</text:p>
          </table:table-cell>
          <table:table-cell table:style-name="InstrSet-CALL_5f_addr.E4" office:value-type="float" office:value="0">
            <text:p text:style-name="TableCont2col_5f_narrow">0</text:p>
          </table:table-cell>
          <table:table-cell table:style-name="InstrSet-CALL_5f_addr.I4" office:value-type="float" office:value="0">
            <text:p text:style-name="TableCont2col_5f_narrow">0</text:p>
          </table:table-cell>
          <table:table-cell table:style-name="InstrSet-CALL_5f_addr.A1" table:number-columns-spanned="2" office:value-type="string">
            <text:p text:style-name="TableCont2col_5f_narrow"/>
          </table:table-cell>
          <table:covered-table-cell/>
        </table:table-row>
        <table:table-row>
          <table:table-cell table:style-name="InstrSet-CALL_5f_addr.A1" office:value-type="string">
            <text:p text:style-name="TableCont2col_5f_narrow"/>
          </table:table-cell>
          <table:table-cell table:style-name="InstrSet-CALL_5f_addr.B5" office:value-type="string">
            <text:p text:style-name="TableCont2col_5f_narrow"><text:span text:style-name="T29">a</text:span><text:span text:style-name="T19">7</text:span></text:p>
          </table:table-cell>
          <table:table-cell table:style-name="InstrSet-CALL_5f_addr.C5" office:value-type="string">
            <text:p text:style-name="TableCont2col_5f_narrow"><text:span text:style-name="T29">a</text:span><text:span text:style-name="T19">6</text:span></text:p>
          </table:table-cell>
          <table:table-cell table:style-name="InstrSet-CALL_5f_addr.C5" office:value-type="string">
            <text:p text:style-name="TableCont2col_5f_narrow"><text:span text:style-name="T29">a</text:span><text:span text:style-name="T19">5</text:span></text:p>
          </table:table-cell>
          <table:table-cell table:style-name="InstrSet-CALL_5f_addr.E5" office:value-type="string">
            <text:p text:style-name="TableCont2col_5f_narrow"><text:span text:style-name="T29">a</text:span><text:span text:style-name="T19">4</text:span></text:p>
          </table:table-cell>
          <table:table-cell table:style-name="InstrSet-CALL_5f_addr.E5" office:value-type="string">
            <text:p text:style-name="TableCont2col_5f_narrow"><text:span text:style-name="T29">a</text:span><text:span text:style-name="T19">3</text:span></text:p>
          </table:table-cell>
          <table:table-cell table:style-name="InstrSet-CALL_5f_addr.E5" office:value-type="string">
            <text:p text:style-name="TableCont2col_5f_narrow"><text:span text:style-name="T29">a</text:span><text:span text:style-name="T19">2</text:span></text:p>
          </table:table-cell>
          <table:table-cell table:style-name="InstrSet-CALL_5f_addr.E5" office:value-type="string">
            <text:p text:style-name="TableCont2col_5f_narrow"><text:span text:style-name="T29">a</text:span><text:span text:style-name="T19">1</text:span></text:p>
          </table:table-cell>
          <table:table-cell table:style-name="InstrSet-CALL_5f_addr.I5" office:value-type="string">
            <text:p text:style-name="TableCont2col_5f_narrow">a<text:span text:style-name="T18">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table-cell table:style-name="InstrSet-CLR_5f_A.A1" table:number-columns-spanned="5" office:value-type="string">
            <text:p text:style-name="P19">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A.A1" office:value-type="string">
            <text:p text:style-name="TableCont2col_5f_narrow"/>
          </table:table-cell>
          <table:table-cell table:style-name="InstrSet-CLR_5f_A.B4" office:value-type="float" office:value="0">
            <text:p text:style-name="TableCont2col_5f_narrow">0</text:p>
          </table:table-cell>
          <table:table-cell table:style-name="InstrSet-CLR_5f_A.C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0">
            <text:p text:style-name="TableCont2col_5f_narrow">0</text:p>
          </table:table-cell>
          <table:table-cell table:style-name="InstrSet-CLR_5f_A.B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1">
            <text:p text:style-name="TableCont2col_5f_narrow">1</text:p>
          </table:table-cell>
          <table:table-cell table:style-name="InstrSet-CLR_5f_A.I4" office:value-type="float" office:value="1">
            <text:p text:style-name="TableCont2col_5f_narrow">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table-cell table:style-name="InstrSet-CLR_5f_C.A1" table:number-columns-spanned="5" office:value-type="string">
            <text:p text:style-name="P19">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C.A1" office:value-type="string">
            <text:p text:style-name="TableCont2col_5f_narrow"/>
          </table:table-cell>
          <table:table-cell table:style-name="InstrSet-CLR_5f_C.B4" office:value-type="float" office:value="1">
            <text:p text:style-name="TableCont2col_5f_narrow">1</text:p>
          </table:table-cell>
          <table:table-cell table:style-name="InstrSet-CLR_5f_C.C4" office:value-type="float" office:value="0">
            <text:p text:style-name="TableCont2col_5f_narrow">0</text:p>
          </table:table-cell>
          <table:table-cell table:style-name="InstrSet-CLR_5f_C.C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B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C4" office:value-type="float" office:value="1">
            <text:p text:style-name="TableCont2col_5f_narrow">1</text:p>
          </table:table-cell>
          <table:table-cell table:style-name="InstrSet-CLR_5f_C.I4" office:value-type="float" office:value="1">
            <text:p text:style-name="TableCont2col_5f_narrow">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table-cell table:style-name="InstrSet-CLR_5f_F0.A1" table:number-columns-spanned="5" office:value-type="string">
            <text:p text:style-name="P19">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F0.A1" office:value-type="string">
            <text:p text:style-name="TableCont2col_5f_narrow"/>
          </table:table-cell>
          <table:table-cell table:style-name="InstrSet-CLR_5f_F0.B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B4" office:value-type="float" office:value="0">
            <text:p text:style-name="TableCont2col_5f_narrow">0</text:p>
          </table:table-cell>
          <table:table-cell table:style-name="InstrSet-CLR_5f_F0.C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I4" office:value-type="float" office:value="1">
            <text:p text:style-name="TableCont2col_5f_narrow">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table-cell table:style-name="InstrSet-CLR_5f_F1.A1" table:number-columns-spanned="5" office:value-type="string">
            <text:p text:style-name="P19">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F1.A1" office:value-type="string">
            <text:p text:style-name="TableCont2col_5f_narrow"/>
          </table:table-cell>
          <table:table-cell table:style-name="InstrSet-CLR_5f_F1.B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B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I4" office:value-type="float" office:value="1">
            <text:p text:style-name="TableCont2col_5f_narrow">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table-cell table:style-name="InstrSet-CPL_5f_A.A1" table:number-columns-spanned="5" office:value-type="string">
            <text:p text:style-name="P19">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3">(A) ← ¬</text:span><text:span text:style-name="T24">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A.A1" office:value-type="string">
            <text:p text:style-name="TableCont2col_5f_narrow"/>
          </table:table-cell>
          <table:table-cell table:style-name="InstrSet-CPL_5f_A.B4" office:value-type="float" office:value="0">
            <text:p text:style-name="TableCont2col_5f_narrow">0</text:p>
          </table:table-cell>
          <table:table-cell table:style-name="InstrSet-CPL_5f_A.C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B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I4" office:value-type="float" office:value="1">
            <text:p text:style-name="TableCont2col_5f_narrow">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table-cell table:style-name="InstrSet-CPL_5f_C.A1" table:number-columns-spanned="5" office:value-type="string">
            <text:p text:style-name="P19">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C.A1" office:value-type="string">
            <text:p text:style-name="TableCont2col_5f_narrow"/>
          </table:table-cell>
          <table:table-cell table:style-name="InstrSet-CPL_5f_C.B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B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1">
            <text:p text:style-name="TableCont2col_5f_narrow">1</text:p>
          </table:table-cell>
          <table:table-cell table:style-name="InstrSet-CPL_5f_C.I4" office:value-type="float" office:value="1">
            <text:p text:style-name="TableCont2col_5f_narrow">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ext:soft-page-break/>
        <table:table-row>
          <table:table-cell table:style-name="InstrSet-CPL_5f_F0.A1" table:number-columns-spanned="5" office:value-type="string">
            <text:p text:style-name="P19">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F0.A1" office:value-type="string">
            <text:p text:style-name="TableCont2col_5f_narrow"/>
          </table:table-cell>
          <table:table-cell table:style-name="InstrSet-CPL_5f_F0.B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C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B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I4" office:value-type="float" office:value="1">
            <text:p text:style-name="TableCont2col_5f_narrow">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table-cell table:style-name="InstrSet-CPL_5f_F1.A1" table:number-columns-spanned="5" office:value-type="string">
            <text:p text:style-name="P19">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F1.A1" office:value-type="string">
            <text:p text:style-name="TableCont2col_5f_narrow"/>
          </table:table-cell>
          <table:table-cell table:style-name="InstrSet-CPL_5f_F1.B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1">
            <text:p text:style-name="TableCont2col_5f_narrow">1</text:p>
          </table:table-cell>
          <table:table-cell table:style-name="InstrSet-CPL_5f_F1.B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I4" office:value-type="float" office:value="1">
            <text:p text:style-name="TableCont2col_5f_narrow">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number-columns-repeated="2"/>
        <table:table-column table:style-name="InstrSet-DA_5f_A.E"/>
        <table:table-column table:style-name="InstrSet-DA_5f_A.F"/>
        <table:table-column table:style-name="InstrSet-DA_5f_A.C" table:number-columns-repeated="2"/>
        <table:table-column table:style-name="InstrSet-DA_5f_A.I"/>
        <table:table-column table:style-name="InstrSet-DA_5f_A.J"/>
        <table:table-row>
          <table:table-cell table:style-name="InstrSet-DA_5f_A.A1" table:number-columns-spanned="5" office:value-type="string">
            <text:p text:style-name="P19">DA A</text:p>
          </table:table-cell>
          <table:covered-table-cell/>
          <table:covered-table-cell/>
          <table:covered-table-cell/>
          <table:covered-table-cell/>
          <table:table-cell table:style-name="InstrSet-DA_5f_A.A1" table:number-columns-spanned="5" office:value-type="string">
            <text:p text:style-name="TableCont2col_5f_narrow">Decimal Adjust Accumulator</text:p>
          </table:table-cell>
          <table:covered-table-cell/>
          <table:covered-table-cell/>
          <table:covered-table-cell/>
          <table:covered-table-cell/>
        </table:table-row>
        <table:table-row>
          <table:table-cell table:style-name="InstrSet-DA_5f_A.A1" office:value-type="string">
            <text:p text:style-name="TableCont2col_5f_narrow"/>
          </table:table-cell>
          <table:table-cell table:number-columns-spanned="9">
            <table:table table:is-sub-table="true">
              <table:table-column table:style-name="InstrSet-DA_5f_A.B2.1"/>
              <table:table-column table:style-name="InstrSet-DA_5f_A.B2.2"/>
              <table:table-column table:style-name="InstrSet-DA_5f_A.B2.3"/>
              <table:table-column table:style-name="InstrSet-DA_5f_A.B2.4" table:number-columns-repeated="7"/>
              <table:table-column table:style-name="InstrSet-DA_5f_A.B2.11"/>
              <table:table-column table:style-name="InstrSet-DA_5f_A.B2.12"/>
              <table:table-row>
                <table:table-cell table:style-name="InstrSet-DA_5f_A.A1" table:number-columns-spanned="12"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1)</text:p>
                </table:table-cell>
                <table:table-cell table:style-name="InstrSet-DA_5f_A.A1" table:number-columns-spanned="11"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2)</text:p>
                </table:table-cell>
                <table:table-cell table:style-name="InstrSet-DA_5f_A.A1" table:number-columns-spanned="11"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table:number-columns-spanned="12"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office:value-type="string">
                  <text:p text:style-name="TableCont2col_5f_narrow">AC<text:line-break/>0<text:line-break/><text:line-break/>0<text:line-break/><text:line-break/>0</text:p>
                </table: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office:value-type="string">
                  <text:p text:style-name="TableCont2col_5f_narrow"><text:line-break/>0<text:line-break/><text:line-break/>1<text:line-break/>1<text:line-break/>0</text:p>
                </table:table-cell>
                <table:table-cell table:style-name="InstrSet-DA_5f_A.A1" office:value-type="string">
                  <text:p text:style-name="TableCont2col_5f_narrow">4<text:line-break/>1<text:line-break/><text:line-break/>0<text:line-break/>0<text:line-break/>0</text:p>
                </table:table-cell>
                <table:table-cell table:style-name="InstrSet-DA_5f_A.A1" office:value-type="string">
                  <text:p text:style-name="TableCont2col_5f_narrow">3<text:line-break/>1<text:line-break/>0<text:line-break/>0<text:line-break/><text:line-break/>0</text:p>
                </table:table-cell>
                <table:table-cell table:style-name="InstrSet-DA_5f_A.A1" office:value-type="string">
                  <text:p text:style-name="TableCont2col_5f_narrow"><text:line-break/>0<text:line-break/>1<text:line-break/>0<text:line-break/><text:line-break/>0</text:p>
                </table: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
          </table: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
          </table:table-cell>
          <table:table-cell table:style-name="InstrSet-DA_5f_A.B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C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B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C3" office:value-type="float" office:value="1">
            <text:p text:style-name="TableCont2col_5f_narrow">1</text:p>
          </table:table-cell>
          <table:table-cell table:style-name="InstrSet-DA_5f_A.I3" office:value-type="float" office:value="1">
            <text:p text:style-name="TableCont2col_5f_narrow">1</text:p>
          </table:table-cell>
          <table:table-cell table:style-name="InstrSet-DA_5f_A.A1" office:value-type="string">
            <text:p text:style-name="TableCont2col_5f_narrow"/>
          </table:table-cell>
        </table:table-row>
      </table:table>
      <text:p text:style-name="InstrTableSpacer"/>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able:table-row>
          <table:table-cell table:style-name="InstrSet-DEC_5f_A.A1" table:number-columns-spanned="5" office:value-type="string">
            <text:p text:style-name="P19">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EC_5f_A.A1" office:value-type="string">
            <text:p text:style-name="TableCont2col_5f_narrow"/>
          </table:table-cell>
          <table:table-cell table:style-name="InstrSet-DEC_5f_A.B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B4" office:value-type="float" office:value="0">
            <text:p text:style-name="TableCont2col_5f_narrow">0</text:p>
          </table:table-cell>
          <table:table-cell table:style-name="InstrSet-DEC_5f_A.C4" office:value-type="float" office:value="1">
            <text:p text:style-name="TableCont2col_5f_narrow">1</text:p>
          </table:table-cell>
          <table:table-cell table:style-name="InstrSet-DEC_5f_A.C4" office:value-type="float" office:value="1">
            <text:p text:style-name="TableCont2col_5f_narrow">1</text:p>
          </table:table-cell>
          <table:table-cell table:style-name="InstrSet-DEC_5f_A.I4" office:value-type="float" office:value="1">
            <text:p text:style-name="TableCont2col_5f_narrow">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table-cell table:style-name="InstrSet-DEC_5f_Rr.A1" table:number-columns-spanned="5" office:value-type="string">
            <text:p text:style-name="P19">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EC_5f_Rr.A1" office:value-type="string">
            <text:p text:style-name="TableCont2col_5f_narrow"/>
          </table:table-cell>
          <table:table-cell table:style-name="InstrSet-DEC_5f_Rr.B4" office:value-type="float" office:value="1">
            <text:p text:style-name="TableCont2col_5f_narrow">1</text:p>
          </table:table-cell>
          <table:table-cell table:style-name="InstrSet-DEC_5f_Rr.C4" office:value-type="float" office:value="1">
            <text:p text:style-name="TableCont2col_5f_narrow">1</text:p>
          </table:table-cell>
          <table:table-cell table:style-name="InstrSet-DEC_5f_Rr.C4" office:value-type="float" office:value="0">
            <text:p text:style-name="TableCont2col_5f_narrow">0</text:p>
          </table:table-cell>
          <table:table-cell table:style-name="InstrSet-DEC_5f_Rr.C4" office:value-type="float" office:value="0">
            <text:p text:style-name="TableCont2col_5f_narrow">0</text:p>
          </table:table-cell>
          <table:table-cell table:style-name="InstrSet-DEC_5f_Rr.B4" office:value-type="float" office:value="1">
            <text:p text:style-name="TableCont2col_5f_narrow">1</text:p>
          </table:table-cell>
          <table:table-cell table:style-name="InstrSet-DEC_5f_Rr.G4" office:value-type="string">
            <text:p text:style-name="TableCont2col_5f_narrow">r</text:p>
          </table:table-cell>
          <table:table-cell table:style-name="InstrSet-DEC_5f_Rr.G4" office:value-type="string">
            <text:p text:style-name="TableCont2col_5f_narrow">r</text:p>
          </table:table-cell>
          <table:table-cell table:style-name="InstrSet-DEC_5f_Rr.I4" office:value-type="string">
            <text:p text:style-name="TableCont2col_5f_narrow">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table-cell table:style-name="InstrSet-DIS_5f_I.A1" table:number-columns-spanned="5" office:value-type="string">
            <text:p text:style-name="P19">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DIS_5f_I.A1" office:value-type="string">
            <text:p text:style-name="TableCont2col_5f_narrow"/>
          </table:table-cell>
          <table:table-cell table:style-name="InstrSet-DIS_5f_I.B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B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C3" office:value-type="float" office:value="0">
            <text:p text:style-name="TableCont2col_5f_narrow">0</text:p>
          </table:table-cell>
          <table:table-cell table:style-name="InstrSet-DIS_5f_I.I3" office:value-type="float" office:value="1">
            <text:p text:style-name="TableCont2col_5f_narrow">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table-cell table:style-name="InstrSet-DIS_5f_TCNTI.A1" table:number-columns-spanned="5" office:value-type="string">
            <text:p text:style-name="P19">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7">available</text:span> for the 8021.</text:p>
          </table:table-cell>
          <table:covered-table-cell/>
          <table:covered-table-cell/>
          <table:covered-table-cell/>
          <table:covered-table-cell/>
          <table:covered-table-cell/>
          <table:covered-table-cell/>
          <table:covered-table-cell/>
          <table:covered-table-cell/>
        </table:table-row>
        <table:table-row>
          <table:table-cell table:style-name="InstrSet-DIS_5f_TCNTI.A1" office:value-type="string">
            <text:p text:style-name="TableCont2col_5f_narrow"/>
          </table:table-cell>
          <table:table-cell table:style-name="InstrSet-DIS_5f_TCNTI.B3" office:value-type="float" office:value="0">
            <text:p text:style-name="TableCont2col_5f_narrow">0</text:p>
          </table:table-cell>
          <table:table-cell table:style-name="InstrSet-DIS_5f_TCNTI.C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1">
            <text:p text:style-name="TableCont2col_5f_narrow">1</text:p>
          </table:table-cell>
          <table:table-cell table:style-name="InstrSet-DIS_5f_TCNTI.B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0">
            <text:p text:style-name="TableCont2col_5f_narrow">0</text:p>
          </table:table-cell>
          <table:table-cell table:style-name="InstrSet-DIS_5f_TCNTI.I3" office:value-type="float" office:value="1">
            <text:p text:style-name="TableCont2col_5f_narrow">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table-cell table:style-name="InstrSet-DJNZ_5f_Rr.A1" table:number-columns-spanned="5" office:value-type="string">
            <text:p text:style-name="P19">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3">(Rr) ← (Rr) – 1<text:line-break/>(PC 0 – 7) ← addr; if Rr ≠</text:span> 0<text:line-break/>(PC) <text:span text:style-name="T13">←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JNZ_5f_Rr.A1" office:value-type="string">
            <text:p text:style-name="TableCont2col_5f_narrow"/>
          </table:table-cell>
          <table:table-cell table:style-name="InstrSet-DJNZ_5f_Rr.B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0">
            <text:p text:style-name="TableCont2col_5f_narrow">0</text:p>
          </table:table-cell>
          <table:table-cell table:style-name="InstrSet-DJNZ_5f_Rr.B4" office:value-type="float" office:value="1">
            <text:p text:style-name="TableCont2col_5f_narrow">1</text:p>
          </table:table-cell>
          <table:table-cell table:style-name="InstrSet-DJNZ_5f_Rr.G4" office:value-type="string">
            <text:p text:style-name="TableCont2col_5f_narrow">r</text:p>
          </table:table-cell>
          <table:table-cell table:style-name="InstrSet-DJNZ_5f_Rr.G4" office:value-type="string">
            <text:p text:style-name="TableCont2col_5f_narrow">r</text:p>
          </table:table-cell>
          <table:table-cell table:style-name="InstrSet-DJNZ_5f_Rr.I4" office:value-type="string">
            <text:p text:style-name="TableCont2col_5f_narrow">r</text:p>
          </table:table-cell>
          <table:table-cell table:style-name="InstrSet-DJNZ_5f_Rr.A1" table:number-columns-spanned="2" office:value-type="string">
            <text:p text:style-name="TableCont2col_5f_narrow"/>
          </table:table-cell>
          <table:covered-table-cell/>
        </table:table-row>
        <table:table-row>
          <table:table-cell table:style-name="InstrSet-DJNZ_5f_Rr.A1" office:value-type="string">
            <text:p text:style-name="TableCont2col_5f_narrow"/>
          </table:table-cell>
          <table:table-cell table:style-name="InstrSet-DJNZ_5f_Rr.B5" office:value-type="string">
            <text:p text:style-name="TableCont2col_5f_narrow"><text:span text:style-name="T29">a</text:span><text:span text:style-name="T19">7</text:span></text:p>
          </table:table-cell>
          <table:table-cell table:style-name="InstrSet-DJNZ_5f_Rr.C5" office:value-type="string">
            <text:p text:style-name="TableCont2col_5f_narrow"><text:span text:style-name="T29">a</text:span><text:span text:style-name="T19">6</text:span></text:p>
          </table:table-cell>
          <table:table-cell table:style-name="InstrSet-DJNZ_5f_Rr.C5" office:value-type="string">
            <text:p text:style-name="TableCont2col_5f_narrow"><text:span text:style-name="T29">a</text:span><text:span text:style-name="T19">5</text:span></text:p>
          </table:table-cell>
          <table:table-cell table:style-name="InstrSet-DJNZ_5f_Rr.C5" office:value-type="string">
            <text:p text:style-name="TableCont2col_5f_narrow"><text:span text:style-name="T29">a</text:span><text:span text:style-name="T19">4</text:span></text:p>
          </table:table-cell>
          <table:table-cell table:style-name="InstrSet-DJNZ_5f_Rr.C5" office:value-type="string">
            <text:p text:style-name="TableCont2col_5f_narrow"><text:span text:style-name="T29">a</text:span><text:span text:style-name="T19">3</text:span></text:p>
          </table:table-cell>
          <table:table-cell table:style-name="InstrSet-DJNZ_5f_Rr.G5" office:value-type="string">
            <text:p text:style-name="TableCont2col_5f_narrow"><text:span text:style-name="T29">a</text:span><text:span text:style-name="T19">2</text:span></text:p>
          </table:table-cell>
          <table:table-cell table:style-name="InstrSet-DJNZ_5f_Rr.G5" office:value-type="string">
            <text:p text:style-name="TableCont2col_5f_narrow"><text:span text:style-name="T29">a</text:span><text:span text:style-name="T19">1</text:span></text:p>
          </table:table-cell>
          <table:table-cell table:style-name="InstrSet-DJNZ_5f_Rr.I5" office:value-type="string">
            <text:p text:style-name="TableCont2col_5f_narrow">a<text:span text:style-name="T18">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table-cell table:style-name="InstrSet-EN_5f_I.A1" table:number-columns-spanned="5" office:value-type="string">
            <text:p text:style-name="P19">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EN_5f_I.A1" office:value-type="string">
            <text:p text:style-name="TableCont2col_5f_narrow"/>
          </table:table-cell>
          <table:table-cell table:style-name="InstrSet-EN_5f_I.B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B3" office:value-type="float" office:value="0">
            <text:p text:style-name="TableCont2col_5f_narrow">0</text:p>
          </table:table-cell>
          <table:table-cell table:style-name="InstrSet-EN_5f_I.C3" office:value-type="float" office:value="1">
            <text:p text:style-name="TableCont2col_5f_narrow">1</text:p>
          </table:table-cell>
          <table:table-cell table:style-name="InstrSet-EN_5f_I.C3" office:value-type="float" office:value="0">
            <text:p text:style-name="TableCont2col_5f_narrow">0</text:p>
          </table:table-cell>
          <table:table-cell table:style-name="InstrSet-EN_5f_I.I3" office:value-type="float" office:value="1">
            <text:p text:style-name="TableCont2col_5f_narrow">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table-cell table:style-name="InstrSet-EN_5f_TCNTI.A1" table:number-columns-spanned="5" office:value-type="string">
            <text:p text:style-name="P19">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EN_5f_TCNTI.A1" office:value-type="string">
            <text:p text:style-name="TableCont2col_5f_narrow"/>
          </table:table-cell>
          <table:table-cell table:style-name="InstrSet-EN_5f_TCNTI.B3" office:value-type="float" office:value="0">
            <text:p text:style-name="TableCont2col_5f_narrow">0</text:p>
          </table:table-cell>
          <table:table-cell table:style-name="InstrSet-EN_5f_TCNTI.C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B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I3" office:value-type="float" office:value="1">
            <text:p text:style-name="TableCont2col_5f_narrow">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table-cell table:style-name="InstrSet-ENT0_5f_CLK.A1" table:number-columns-spanned="5" office:value-type="string">
            <text:p text:style-name="P19">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table-row>
        <table:table-row>
          <table:table-cell table:style-name="InstrSet-ENT0_5f_CLK.A1" office:value-type="string">
            <text:p text:style-name="TableCont2col_5f_narrow"/>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0">
            <text:p text:style-name="TableCont2col_5f_narrow">0</text:p>
          </table:table-cell>
          <table:table-cell table:style-name="InstrSet-ENT0_5f_CLK.I3" office:value-type="float" office:value="1">
            <text:p text:style-name="TableCont2col_5f_narrow">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table-cell table:style-name="InstrSet-IN_5f_A_2c_Pp.A1" table:number-columns-spanned="5" office:value-type="string">
            <text:p text:style-name="P19">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7">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_5f_A_2c_Pp.A1" office:value-type="string">
            <text:p text:style-name="TableCont2col_5f_narrow"/>
          </table:table-cell>
          <table:table-cell table:style-name="InstrSet-IN_5f_A_2c_Pp.B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B4" office:value-type="float" office:value="1">
            <text:p text:style-name="TableCont2col_5f_narrow">1</text:p>
          </table:table-cell>
          <table:table-cell table:style-name="InstrSet-IN_5f_A_2c_Pp.C4" office:value-type="float" office:value="0">
            <text:p text:style-name="TableCont2col_5f_narrow">0</text:p>
          </table:table-cell>
          <table:table-cell table:style-name="InstrSet-IN_5f_A_2c_Pp.H4" office:value-type="string">
            <text:p text:style-name="TableCont2col_5f_narrow">p</text:p>
          </table:table-cell>
          <table:table-cell table:style-name="InstrSet-IN_5f_A_2c_Pp.I4" office:value-type="string">
            <text:p text:style-name="TableCont2col_5f_narrow">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table-cell table:style-name="InstrSet-INC_5f_A.A1" table:number-columns-spanned="5" office:value-type="string">
            <text:p text:style-name="P19">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A.A1" office:value-type="string">
            <text:p text:style-name="TableCont2col_5f_narrow"/>
          </table:table-cell>
          <table:table-cell table:style-name="InstrSet-INC_5f_A.B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B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C4" office:value-type="float" office:value="1">
            <text:p text:style-name="TableCont2col_5f_narrow">1</text:p>
          </table:table-cell>
          <table:table-cell table:style-name="InstrSet-INC_5f_A.I4" office:value-type="float" office:value="1">
            <text:p text:style-name="TableCont2col_5f_narrow">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table-cell table:style-name="InstrSet-INC_5f_Rr.A1" table:number-columns-spanned="5" office:value-type="string">
            <text:p text:style-name="P19">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Rr.A1" office:value-type="string">
            <text:p text:style-name="TableCont2col_5f_narrow"/>
          </table:table-cell>
          <table:table-cell table:style-name="InstrSet-INC_5f_Rr.B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1">
            <text:p text:style-name="TableCont2col_5f_narrow">1</text:p>
          </table:table-cell>
          <table:table-cell table:style-name="InstrSet-INC_5f_Rr.B4" office:value-type="float" office:value="1">
            <text:p text:style-name="TableCont2col_5f_narrow">1</text:p>
          </table:table-cell>
          <table:table-cell table:style-name="InstrSet-INC_5f_Rr.G4" office:value-type="string">
            <text:p text:style-name="TableCont2col_5f_narrow">r</text:p>
          </table:table-cell>
          <table:table-cell table:style-name="InstrSet-INC_5f_Rr.G4" office:value-type="string">
            <text:p text:style-name="TableCont2col_5f_narrow">r</text:p>
          </table:table-cell>
          <table:table-cell table:style-name="InstrSet-INC_5f_Rr.I4" office:value-type="string">
            <text:p text:style-name="TableCont2col_5f_narrow">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table-cell table:style-name="InstrSet-INC_5f__40_Rr.A1" table:number-columns-spanned="5" office:value-type="string">
            <text:p text:style-name="P19">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_40_Rr.A1" office:value-type="string">
            <text:p text:style-name="TableCont2col_5f_narrow"/>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1">
            <text:p text:style-name="TableCont2col_5f_narrow">1</text:p>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I4" office:value-type="string">
            <text:p text:style-name="TableCont2col_5f_narrow">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ext:soft-page-break/>
        <table:table-row>
          <table:table-cell table:style-name="InstrSet-IN_5f_A_2c_P0.A1" table:number-columns-spanned="2" office:value-type="string">
            <text:p text:style-name="P19">IN A, P0</text:p>
          </table:table-cell>
          <table:covered-table-cell/>
          <table:table-cell table:style-name="InstrSet-IN_5f_A_2c_P0.A1" office:value-type="string">
            <text:p text:style-name="TableCont2col_5f_narrow">Input of Port 0 Data to Accumulator</text:p>
          </table:table-cell>
        </table:table-row>
        <table:table-row>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table-cell table:style-name="InstrSet-INS_5f_A_2c_BUS.A1" table:number-columns-spanned="5" office:value-type="string">
            <text:p text:style-name="P19">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S_5f_A_2c_BUS.A1" office:value-type="string">
            <text:p text:style-name="TableCont2col_5f_narrow"/>
          </table:table-cell>
          <table:table-cell table:style-name="InstrSet-INS_5f_A_2c_BUS.B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B4" office:value-type="float" office:value="1">
            <text:p text:style-name="TableCont2col_5f_narrow">1</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I4" office:value-type="float" office:value="0">
            <text:p text:style-name="TableCont2col_5f_narrow">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table-cell table:style-name="InstrSet-JBb_5f_addr.A1" table:number-columns-spanned="5" office:value-type="string">
            <text:p text:style-name="P19"><text:span text:style-name="T17">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7">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Bb_5f_addr.A1" office:value-type="string">
            <text:p text:style-name="TableCont2col_5f_narrow"/>
          </table:table-cell>
          <table:table-cell table:style-name="InstrSet-JBb_5f_addr.B4" office:value-type="string">
            <text:p text:style-name="TableCont2col_5f_narrow"><text:span text:style-name="T29">b</text:span><text:span text:style-name="T19">2</text:span></text:p>
          </table:table-cell>
          <table:table-cell table:style-name="InstrSet-JBb_5f_addr.C4" office:value-type="string">
            <text:p text:style-name="TableCont2col_5f_narrow"><text:span text:style-name="T29">b</text:span><text:span text:style-name="T19">1</text:span></text:p>
          </table:table-cell>
          <table:table-cell table:style-name="InstrSet-JBb_5f_addr.C4" office:value-type="string">
            <text:p text:style-name="TableCont2col_5f_narrow">b<text:span text:style-name="T18">0</text:span></text:p>
          </table:table-cell>
          <table:table-cell table:style-name="InstrSet-JBb_5f_addr.E4" office:value-type="float" office:value="1">
            <text:p text:style-name="TableCont2col_5f_narrow">1</text:p>
          </table:table-cell>
          <table:table-cell table:style-name="InstrSet-JBb_5f_addr.F4" office:value-type="float" office:value="0">
            <text:p text:style-name="TableCont2col_5f_narrow">0</text:p>
          </table:table-cell>
          <table:table-cell table:style-name="InstrSet-JBb_5f_addr.E4" office:value-type="float" office:value="0">
            <text:p text:style-name="TableCont2col_5f_narrow">0</text:p>
          </table:table-cell>
          <table:table-cell table:style-name="InstrSet-JBb_5f_addr.E4" office:value-type="float" office:value="1">
            <text:p text:style-name="TableCont2col_5f_narrow">1</text:p>
          </table:table-cell>
          <table:table-cell table:style-name="InstrSet-JBb_5f_addr.I4" office:value-type="float" office:value="0">
            <text:p text:style-name="TableCont2col_5f_narrow">0</text:p>
          </table:table-cell>
          <table:table-cell table:style-name="InstrSet-JBb_5f_addr.A1" table:number-columns-spanned="2" office:value-type="string">
            <text:p text:style-name="TableCont2col_5f_narrow"/>
          </table:table-cell>
          <table:covered-table-cell/>
        </table:table-row>
        <table:table-row>
          <table:table-cell table:style-name="InstrSet-JBb_5f_addr.A1" office:value-type="string">
            <text:p text:style-name="TableCont2col_5f_narrow"/>
          </table:table-cell>
          <table:table-cell table:style-name="InstrSet-JBb_5f_addr.B5" office:value-type="string">
            <text:p text:style-name="TableCont2col_5f_narrow"><text:span text:style-name="T29">a</text:span><text:span text:style-name="T19">7</text:span></text:p>
          </table:table-cell>
          <table:table-cell table:style-name="InstrSet-JBb_5f_addr.C5" office:value-type="string">
            <text:p text:style-name="TableCont2col_5f_narrow"><text:span text:style-name="T29">a</text:span><text:span text:style-name="T19">6</text:span></text:p>
          </table:table-cell>
          <table:table-cell table:style-name="InstrSet-JBb_5f_addr.C5" office:value-type="string">
            <text:p text:style-name="TableCont2col_5f_narrow"><text:span text:style-name="T29">a</text:span><text:span text:style-name="T19">5</text:span></text:p>
          </table:table-cell>
          <table:table-cell table:style-name="InstrSet-JBb_5f_addr.C5" office:value-type="string">
            <text:p text:style-name="TableCont2col_5f_narrow"><text:span text:style-name="T29">a</text:span><text:span text:style-name="T19">4</text:span></text:p>
          </table:table-cell>
          <table:table-cell table:style-name="InstrSet-JBb_5f_addr.C5" office:value-type="string">
            <text:p text:style-name="TableCont2col_5f_narrow"><text:span text:style-name="T29">a</text:span><text:span text:style-name="T19">3</text:span></text:p>
          </table:table-cell>
          <table:table-cell table:style-name="InstrSet-JBb_5f_addr.C5" office:value-type="string">
            <text:p text:style-name="TableCont2col_5f_narrow"><text:span text:style-name="T29">a</text:span><text:span text:style-name="T19">2</text:span></text:p>
          </table:table-cell>
          <table:table-cell table:style-name="InstrSet-JBb_5f_addr.C5" office:value-type="string">
            <text:p text:style-name="TableCont2col_5f_narrow"><text:span text:style-name="T29">a</text:span><text:span text:style-name="T19">1</text:span></text:p>
          </table:table-cell>
          <table:table-cell table:style-name="InstrSet-JBb_5f_addr.I5" office:value-type="string">
            <text:p text:style-name="TableCont2col_5f_narrow">a<text:span text:style-name="T18">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table-cell table:style-name="InstrSet-JC_5f_addr.A1" table:number-columns-spanned="5" office:value-type="string">
            <text:p text:style-name="P19">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C_5f_addr.A1" office:value-type="string">
            <text:p text:style-name="TableCont2col_5f_narrow"/>
          </table:table-cell>
          <table:table-cell table:style-name="InstrSet-JC_5f_addr.B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B4" office:value-type="float" office:value="0">
            <text:p text:style-name="TableCont2col_5f_narrow">0</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I4" office:value-type="float" office:value="0">
            <text:p text:style-name="TableCont2col_5f_narrow">0</text:p>
          </table:table-cell>
          <table:table-cell table:style-name="InstrSet-JC_5f_addr.A1" table:number-columns-spanned="2" office:value-type="string">
            <text:p text:style-name="TableCont2col_5f_narrow"/>
          </table:table-cell>
          <table:covered-table-cell/>
        </table:table-row>
        <table:table-row>
          <table:table-cell table:style-name="InstrSet-JC_5f_addr.A1" office:value-type="string">
            <text:p text:style-name="TableCont2col_5f_narrow"/>
          </table:table-cell>
          <table:table-cell table:style-name="InstrSet-JC_5f_addr.B5" office:value-type="string">
            <text:p text:style-name="TableCont2col_5f_narrow"><text:span text:style-name="T29">a</text:span><text:span text:style-name="T19">7</text:span></text:p>
          </table:table-cell>
          <table:table-cell table:style-name="InstrSet-JC_5f_addr.C5" office:value-type="string">
            <text:p text:style-name="TableCont2col_5f_narrow"><text:span text:style-name="T29">a</text:span><text:span text:style-name="T19">6</text:span></text:p>
          </table:table-cell>
          <table:table-cell table:style-name="InstrSet-JC_5f_addr.C5" office:value-type="string">
            <text:p text:style-name="TableCont2col_5f_narrow"><text:span text:style-name="T29">a</text:span><text:span text:style-name="T19">5</text:span></text:p>
          </table:table-cell>
          <table:table-cell table:style-name="InstrSet-JC_5f_addr.C5" office:value-type="string">
            <text:p text:style-name="TableCont2col_5f_narrow"><text:span text:style-name="T29">a</text:span><text:span text:style-name="T19">4</text:span></text:p>
          </table:table-cell>
          <table:table-cell table:style-name="InstrSet-JC_5f_addr.C5" office:value-type="string">
            <text:p text:style-name="TableCont2col_5f_narrow"><text:span text:style-name="T29">a</text:span><text:span text:style-name="T19">3</text:span></text:p>
          </table:table-cell>
          <table:table-cell table:style-name="InstrSet-JC_5f_addr.C5" office:value-type="string">
            <text:p text:style-name="TableCont2col_5f_narrow"><text:span text:style-name="T29">a</text:span><text:span text:style-name="T19">2</text:span></text:p>
          </table:table-cell>
          <table:table-cell table:style-name="InstrSet-JC_5f_addr.C5" office:value-type="string">
            <text:p text:style-name="TableCont2col_5f_narrow"><text:span text:style-name="T29">a</text:span><text:span text:style-name="T19">1</text:span></text:p>
          </table:table-cell>
          <table:table-cell table:style-name="InstrSet-JC_5f_addr.I5" office:value-type="string">
            <text:p text:style-name="TableCont2col_5f_narrow">a<text:span text:style-name="T18">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able:table-row>
          <table:table-cell table:style-name="InstrSet-JF0_5f_addr.A1" table:number-columns-spanned="5" office:value-type="string">
            <text:p text:style-name="P19">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F0_5f_addr.A1" office:value-type="string">
            <text:p text:style-name="TableCont2col_5f_narrow"/>
          </table:table-cell>
          <table:table-cell table:style-name="InstrSet-JF0_5f_addr.B4" office:value-type="float" office:value="1">
            <text:p text:style-name="TableCont2col_5f_narrow">1</text:p>
          </table:table-cell>
          <table:table-cell table:style-name="InstrSet-JF0_5f_addr.C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B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I4" office:value-type="float" office:value="0">
            <text:p text:style-name="TableCont2col_5f_narrow">0</text:p>
          </table:table-cell>
          <table:table-cell table:style-name="InstrSet-JF0_5f_addr.A1" table:number-columns-spanned="2" office:value-type="string">
            <text:p text:style-name="TableCont2col_5f_narrow"/>
          </table:table-cell>
          <table:covered-table-cell/>
        </table:table-row>
        <table:table-row>
          <table:table-cell table:style-name="InstrSet-JF0_5f_addr.A1" office:value-type="string">
            <text:p text:style-name="TableCont2col_5f_narrow"/>
          </table:table-cell>
          <table:table-cell table:style-name="InstrSet-JF0_5f_addr.B5" office:value-type="string">
            <text:p text:style-name="TableCont2col_5f_narrow"><text:span text:style-name="T29">a</text:span><text:span text:style-name="T19">7</text:span></text:p>
          </table:table-cell>
          <table:table-cell table:style-name="InstrSet-JF0_5f_addr.C5" office:value-type="string">
            <text:p text:style-name="TableCont2col_5f_narrow"><text:span text:style-name="T29">a</text:span><text:span text:style-name="T19">6</text:span></text:p>
          </table:table-cell>
          <table:table-cell table:style-name="InstrSet-JF0_5f_addr.C5" office:value-type="string">
            <text:p text:style-name="TableCont2col_5f_narrow"><text:span text:style-name="T29">a</text:span><text:span text:style-name="T19">5</text:span></text:p>
          </table:table-cell>
          <table:table-cell table:style-name="InstrSet-JF0_5f_addr.C5" office:value-type="string">
            <text:p text:style-name="TableCont2col_5f_narrow"><text:span text:style-name="T29">a</text:span><text:span text:style-name="T19">4</text:span></text:p>
          </table:table-cell>
          <table:table-cell table:style-name="InstrSet-JF0_5f_addr.C5" office:value-type="string">
            <text:p text:style-name="TableCont2col_5f_narrow"><text:span text:style-name="T29">a</text:span><text:span text:style-name="T19">3</text:span></text:p>
          </table:table-cell>
          <table:table-cell table:style-name="InstrSet-JF0_5f_addr.C5" office:value-type="string">
            <text:p text:style-name="TableCont2col_5f_narrow"><text:span text:style-name="T29">a</text:span><text:span text:style-name="T19">2</text:span></text:p>
          </table:table-cell>
          <table:table-cell table:style-name="InstrSet-JF0_5f_addr.C5" office:value-type="string">
            <text:p text:style-name="TableCont2col_5f_narrow"><text:span text:style-name="T29">a</text:span><text:span text:style-name="T19">1</text:span></text:p>
          </table:table-cell>
          <table:table-cell table:style-name="InstrSet-JF0_5f_addr.I5" office:value-type="string">
            <text:p text:style-name="TableCont2col_5f_narrow">a<text:span text:style-name="T18">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table-cell table:style-name="InstrSet-JF1_5f_addr.A1" table:number-columns-spanned="5" office:value-type="string">
            <text:p text:style-name="P19">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F1_5f_addr.A1" office:value-type="string">
            <text:p text:style-name="TableCont2col_5f_narrow"/>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I4" office:value-type="float" office:value="0">
            <text:p text:style-name="TableCont2col_5f_narrow">0</text:p>
          </table:table-cell>
          <table:table-cell table:style-name="InstrSet-JF1_5f_addr.A1" table:number-columns-spanned="2" office:value-type="string">
            <text:p text:style-name="TableCont2col_5f_narrow"/>
          </table:table-cell>
          <table:covered-table-cell/>
        </table:table-row>
        <table:table-row>
          <table:table-cell table:style-name="InstrSet-JF1_5f_addr.A1" office:value-type="string">
            <text:p text:style-name="TableCont2col_5f_narrow"/>
          </table:table-cell>
          <table:table-cell table:style-name="InstrSet-JF1_5f_addr.B5" office:value-type="string">
            <text:p text:style-name="TableCont2col_5f_narrow"><text:span text:style-name="T29">a</text:span><text:span text:style-name="T19">7</text:span></text:p>
          </table:table-cell>
          <table:table-cell table:style-name="InstrSet-JF1_5f_addr.C5" office:value-type="string">
            <text:p text:style-name="TableCont2col_5f_narrow"><text:span text:style-name="T29">a</text:span><text:span text:style-name="T19">6</text:span></text:p>
          </table:table-cell>
          <table:table-cell table:style-name="InstrSet-JF1_5f_addr.C5" office:value-type="string">
            <text:p text:style-name="TableCont2col_5f_narrow"><text:span text:style-name="T29">a</text:span><text:span text:style-name="T19">5</text:span></text:p>
          </table:table-cell>
          <table:table-cell table:style-name="InstrSet-JF1_5f_addr.C5" office:value-type="string">
            <text:p text:style-name="TableCont2col_5f_narrow"><text:span text:style-name="T29">a</text:span><text:span text:style-name="T19">4</text:span></text:p>
          </table:table-cell>
          <table:table-cell table:style-name="InstrSet-JF1_5f_addr.C5" office:value-type="string">
            <text:p text:style-name="TableCont2col_5f_narrow"><text:span text:style-name="T29">a</text:span><text:span text:style-name="T19">3</text:span></text:p>
          </table:table-cell>
          <table:table-cell table:style-name="InstrSet-JF1_5f_addr.C5" office:value-type="string">
            <text:p text:style-name="TableCont2col_5f_narrow"><text:span text:style-name="T29">a</text:span><text:span text:style-name="T19">2</text:span></text:p>
          </table:table-cell>
          <table:table-cell table:style-name="InstrSet-JF1_5f_addr.C5" office:value-type="string">
            <text:p text:style-name="TableCont2col_5f_narrow"><text:span text:style-name="T29">a</text:span><text:span text:style-name="T19">1</text:span></text:p>
          </table:table-cell>
          <table:table-cell table:style-name="InstrSet-JF1_5f_addr.I5" office:value-type="string">
            <text:p text:style-name="TableCont2col_5f_narrow">a<text:span text:style-name="T18">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table-cell table:style-name="InstrSet-JMP_5f_addr.A1" table:number-columns-spanned="5" office:value-type="string">
            <text:p text:style-name="P19">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MP_5f_addr.A1" office:value-type="string">
            <text:p text:style-name="TableCont2col_5f_narrow"/>
          </table:table-cell>
          <table:table-cell table:style-name="InstrSet-JMP_5f_addr.B4" office:value-type="string">
            <text:p text:style-name="TableCont2col_5f_narrow">a<text:span text:style-name="T18">10</text:span></text:p>
          </table:table-cell>
          <table:table-cell table:style-name="InstrSet-JMP_5f_addr.C4" office:value-type="string">
            <text:p text:style-name="TableCont2col_5f_narrow">a<text:span text:style-name="T18">9</text:span></text:p>
          </table:table-cell>
          <table:table-cell table:style-name="InstrSet-JMP_5f_addr.C4" office:value-type="string">
            <text:p text:style-name="TableCont2col_5f_narrow">a<text:span text:style-name="T18">8</text:span></text:p>
          </table:table-cell>
          <table:table-cell table:style-name="InstrSet-JMP_5f_addr.E4" office:value-type="float" office:value="0">
            <text:p text:style-name="TableCont2col_5f_narrow">0</text:p>
          </table:table-cell>
          <table:table-cell table:style-name="InstrSet-JMP_5f_addr.F4" office:value-type="float" office:value="0">
            <text:p text:style-name="TableCont2col_5f_narrow">0</text:p>
          </table:table-cell>
          <table:table-cell table:style-name="InstrSet-JMP_5f_addr.E4" office:value-type="float" office:value="1">
            <text:p text:style-name="TableCont2col_5f_narrow">1</text:p>
          </table:table-cell>
          <table:table-cell table:style-name="InstrSet-JMP_5f_addr.E4" office:value-type="float" office:value="0">
            <text:p text:style-name="TableCont2col_5f_narrow">0</text:p>
          </table:table-cell>
          <table:table-cell table:style-name="InstrSet-JMP_5f_addr.I4" office:value-type="float" office:value="0">
            <text:p text:style-name="TableCont2col_5f_narrow">0</text:p>
          </table:table-cell>
          <table:table-cell table:style-name="InstrSet-JMP_5f_addr.A1" table:number-columns-spanned="2" office:value-type="string">
            <text:p text:style-name="TableCont2col_5f_narrow"/>
          </table:table-cell>
          <table:covered-table-cell/>
        </table:table-row>
        <table:table-row>
          <table:table-cell table:style-name="InstrSet-JMP_5f_addr.A1" office:value-type="string">
            <text:p text:style-name="TableCont2col_5f_narrow"/>
          </table:table-cell>
          <table:table-cell table:style-name="InstrSet-JMP_5f_addr.B5" office:value-type="string">
            <text:p text:style-name="TableCont2col_5f_narrow"><text:span text:style-name="T29">a</text:span><text:span text:style-name="T19">7</text:span></text:p>
          </table:table-cell>
          <table:table-cell table:style-name="InstrSet-JMP_5f_addr.C5" office:value-type="string">
            <text:p text:style-name="TableCont2col_5f_narrow"><text:span text:style-name="T29">a</text:span><text:span text:style-name="T19">6</text:span></text:p>
          </table:table-cell>
          <table:table-cell table:style-name="InstrSet-JMP_5f_addr.C5" office:value-type="string">
            <text:p text:style-name="TableCont2col_5f_narrow"><text:span text:style-name="T29">a</text:span><text:span text:style-name="T19">5</text:span></text:p>
          </table:table-cell>
          <table:table-cell table:style-name="InstrSet-JMP_5f_addr.C5" office:value-type="string">
            <text:p text:style-name="TableCont2col_5f_narrow"><text:span text:style-name="T29">a</text:span><text:span text:style-name="T19">4</text:span></text:p>
          </table:table-cell>
          <table:table-cell table:style-name="InstrSet-JMP_5f_addr.C5" office:value-type="string">
            <text:p text:style-name="TableCont2col_5f_narrow"><text:span text:style-name="T29">a</text:span><text:span text:style-name="T19">3</text:span></text:p>
          </table:table-cell>
          <table:table-cell table:style-name="InstrSet-JMP_5f_addr.C5" office:value-type="string">
            <text:p text:style-name="TableCont2col_5f_narrow"><text:span text:style-name="T29">a</text:span><text:span text:style-name="T19">2</text:span></text:p>
          </table:table-cell>
          <table:table-cell table:style-name="InstrSet-JMP_5f_addr.C5" office:value-type="string">
            <text:p text:style-name="TableCont2col_5f_narrow"><text:span text:style-name="T29">a</text:span><text:span text:style-name="T19">1</text:span></text:p>
          </table:table-cell>
          <table:table-cell table:style-name="InstrSet-JMP_5f_addr.I5" office:value-type="string">
            <text:p text:style-name="TableCont2col_5f_narrow">a<text:span text:style-name="T18">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table-cell table:style-name="InstrSet-JMPP_5f__40_A.A1" table:number-columns-spanned="5" office:value-type="string">
            <text:p text:style-name="P19">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MPP_5f__40_A.A1" office:value-type="string">
            <text:p text:style-name="TableCont2col_5f_narrow"/>
          </table:table-cell>
          <table:table-cell table:style-name="InstrSet-JMPP_5f__40_A.B4" office:value-type="float" office:value="1">
            <text:p text:style-name="TableCont2col_5f_narrow">1</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C4" office:value-type="float" office:value="1">
            <text:p text:style-name="TableCont2col_5f_narrow">1</text:p>
          </table:table-cell>
          <table:table-cell table:style-name="InstrSet-JMPP_5f__40_A.B4" office:value-type="float" office:value="0">
            <text:p text:style-name="TableCont2col_5f_narrow">0</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I4" office:value-type="float" office:value="1">
            <text:p text:style-name="TableCont2col_5f_narrow">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table-cell table:style-name="InstrSet-JNC_5f_addr.A1" table:number-columns-spanned="5" office:value-type="string">
            <text:p text:style-name="P19">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C_5f_addr.A1" office:value-type="string">
            <text:p text:style-name="TableCont2col_5f_narrow"/>
          </table:table-cell>
          <table:table-cell table:style-name="InstrSet-JNC_5f_addr.B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0">
            <text:p text:style-name="TableCont2col_5f_narrow">0</text:p>
          </table:table-cell>
          <table:table-cell table:style-name="InstrSet-JNC_5f_addr.B4" office:value-type="float" office:value="0">
            <text:p text:style-name="TableCont2col_5f_narrow">0</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I4" office:value-type="float" office:value="0">
            <text:p text:style-name="TableCont2col_5f_narrow">0</text:p>
          </table:table-cell>
          <table:table-cell table:style-name="InstrSet-JNC_5f_addr.A1" table:number-columns-spanned="2" office:value-type="string">
            <text:p text:style-name="TableCont2col_5f_narrow"/>
          </table:table-cell>
          <table:covered-table-cell/>
        </table:table-row>
        <table:table-row>
          <table:table-cell table:style-name="InstrSet-JNC_5f_addr.A1" office:value-type="string">
            <text:p text:style-name="TableCont2col_5f_narrow"/>
          </table:table-cell>
          <table:table-cell table:style-name="InstrSet-JNC_5f_addr.B5" office:value-type="string">
            <text:p text:style-name="TableCont2col_5f_narrow"><text:span text:style-name="T29">a</text:span><text:span text:style-name="T19">7</text:span></text:p>
          </table:table-cell>
          <table:table-cell table:style-name="InstrSet-JNC_5f_addr.C5" office:value-type="string">
            <text:p text:style-name="TableCont2col_5f_narrow"><text:span text:style-name="T29">a</text:span><text:span text:style-name="T19">6</text:span></text:p>
          </table:table-cell>
          <table:table-cell table:style-name="InstrSet-JNC_5f_addr.C5" office:value-type="string">
            <text:p text:style-name="TableCont2col_5f_narrow"><text:span text:style-name="T29">a</text:span><text:span text:style-name="T19">5</text:span></text:p>
          </table:table-cell>
          <table:table-cell table:style-name="InstrSet-JNC_5f_addr.C5" office:value-type="string">
            <text:p text:style-name="TableCont2col_5f_narrow"><text:span text:style-name="T29">a</text:span><text:span text:style-name="T19">4</text:span></text:p>
          </table:table-cell>
          <table:table-cell table:style-name="InstrSet-JNC_5f_addr.C5" office:value-type="string">
            <text:p text:style-name="TableCont2col_5f_narrow"><text:span text:style-name="T29">a</text:span><text:span text:style-name="T19">3</text:span></text:p>
          </table:table-cell>
          <table:table-cell table:style-name="InstrSet-JNC_5f_addr.C5" office:value-type="string">
            <text:p text:style-name="TableCont2col_5f_narrow"><text:span text:style-name="T29">a</text:span><text:span text:style-name="T19">2</text:span></text:p>
          </table:table-cell>
          <table:table-cell table:style-name="InstrSet-JNC_5f_addr.C5" office:value-type="string">
            <text:p text:style-name="TableCont2col_5f_narrow"><text:span text:style-name="T29">a</text:span><text:span text:style-name="T19">1</text:span></text:p>
          </table:table-cell>
          <table:table-cell table:style-name="InstrSet-JNC_5f_addr.I5" office:value-type="string">
            <text:p text:style-name="TableCont2col_5f_narrow">a<text:span text:style-name="T18">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table-cell table:style-name="InstrSet-JNI_5f_addr.A1" table:number-columns-spanned="5" office:value-type="string">
            <text:p text:style-name="P19">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I_5f_addr.A1" office:value-type="string">
            <text:p text:style-name="TableCont2col_5f_narrow"/>
          </table:table-cell>
          <table:table-cell table:style-name="InstrSet-JNI_5f_addr.B4" office:value-type="float" office:value="1">
            <text:p text:style-name="TableCont2col_5f_narrow">1</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B4" office:value-type="float" office:value="0">
            <text:p text:style-name="TableCont2col_5f_narrow">0</text:p>
          </table:table-cell>
          <table:table-cell table:style-name="InstrSet-JNI_5f_addr.C4" office:value-type="float" office:value="1">
            <text:p text:style-name="TableCont2col_5f_narrow">1</text:p>
          </table:table-cell>
          <table:table-cell table:style-name="InstrSet-JNI_5f_addr.C4" office:value-type="float" office:value="1">
            <text:p text:style-name="TableCont2col_5f_narrow">1</text:p>
          </table:table-cell>
          <table:table-cell table:style-name="InstrSet-JNI_5f_addr.I4" office:value-type="float" office:value="0">
            <text:p text:style-name="TableCont2col_5f_narrow">0</text:p>
          </table:table-cell>
          <table:table-cell table:style-name="InstrSet-JNI_5f_addr.A1" table:number-columns-spanned="2" office:value-type="string">
            <text:p text:style-name="TableCont2col_5f_narrow"/>
          </table:table-cell>
          <table:covered-table-cell/>
        </table:table-row>
        <table:table-row>
          <table:table-cell table:style-name="InstrSet-JNI_5f_addr.A1" office:value-type="string">
            <text:p text:style-name="TableCont2col_5f_narrow"/>
          </table:table-cell>
          <table:table-cell table:style-name="InstrSet-JNI_5f_addr.B5" office:value-type="string">
            <text:p text:style-name="TableCont2col_5f_narrow"><text:span text:style-name="T29">a</text:span><text:span text:style-name="T19">7</text:span></text:p>
          </table:table-cell>
          <table:table-cell table:style-name="InstrSet-JNI_5f_addr.C5" office:value-type="string">
            <text:p text:style-name="TableCont2col_5f_narrow"><text:span text:style-name="T29">a</text:span><text:span text:style-name="T19">6</text:span></text:p>
          </table:table-cell>
          <table:table-cell table:style-name="InstrSet-JNI_5f_addr.C5" office:value-type="string">
            <text:p text:style-name="TableCont2col_5f_narrow"><text:span text:style-name="T29">a</text:span><text:span text:style-name="T19">5</text:span></text:p>
          </table:table-cell>
          <table:table-cell table:style-name="InstrSet-JNI_5f_addr.C5" office:value-type="string">
            <text:p text:style-name="TableCont2col_5f_narrow"><text:span text:style-name="T29">a</text:span><text:span text:style-name="T19">4</text:span></text:p>
          </table:table-cell>
          <table:table-cell table:style-name="InstrSet-JNI_5f_addr.C5" office:value-type="string">
            <text:p text:style-name="TableCont2col_5f_narrow"><text:span text:style-name="T29">a</text:span><text:span text:style-name="T19">3</text:span></text:p>
          </table:table-cell>
          <table:table-cell table:style-name="InstrSet-JNI_5f_addr.C5" office:value-type="string">
            <text:p text:style-name="TableCont2col_5f_narrow"><text:span text:style-name="T29">a</text:span><text:span text:style-name="T19">2</text:span></text:p>
          </table:table-cell>
          <table:table-cell table:style-name="InstrSet-JNI_5f_addr.C5" office:value-type="string">
            <text:p text:style-name="TableCont2col_5f_narrow"><text:span text:style-name="T29">a</text:span><text:span text:style-name="T19">1</text:span></text:p>
          </table:table-cell>
          <table:table-cell table:style-name="InstrSet-JNI_5f_addr.I5" office:value-type="string">
            <text:p text:style-name="TableCont2col_5f_narrow">a<text:span text:style-name="T18">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table-cell table:style-name="InstrSet-JNT0_5f_addr.A1" table:number-columns-spanned="5" office:value-type="string">
            <text:p text:style-name="P19">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T0_5f_addr.A1" office:value-type="string">
            <text:p text:style-name="TableCont2col_5f_narrow"/>
          </table:table-cell>
          <table:table-cell table:style-name="InstrSet-JNT0_5f_addr.B4" office:value-type="float" office:value="0">
            <text:p text:style-name="TableCont2col_5f_narrow">0</text:p>
          </table:table-cell>
          <table:table-cell table:style-name="InstrSet-JNT0_5f_addr.C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0">
            <text:p text:style-name="TableCont2col_5f_narrow">0</text:p>
          </table:table-cell>
          <table:table-cell table:style-name="InstrSet-JNT0_5f_addr.B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1">
            <text:p text:style-name="TableCont2col_5f_narrow">1</text:p>
          </table:table-cell>
          <table:table-cell table:style-name="InstrSet-JNT0_5f_addr.I4" office:value-type="float" office:value="0">
            <text:p text:style-name="TableCont2col_5f_narrow">0</text:p>
          </table:table-cell>
          <table:table-cell table:style-name="InstrSet-JNT0_5f_addr.A1" table:number-columns-spanned="2" office:value-type="string">
            <text:p text:style-name="TableCont2col_5f_narrow"/>
          </table:table-cell>
          <table:covered-table-cell/>
        </table:table-row>
        <table:table-row>
          <table:table-cell table:style-name="InstrSet-JNT0_5f_addr.A1" office:value-type="string">
            <text:p text:style-name="TableCont2col_5f_narrow"/>
          </table:table-cell>
          <table:table-cell table:style-name="InstrSet-JNT0_5f_addr.B5" office:value-type="string">
            <text:p text:style-name="TableCont2col_5f_narrow"><text:span text:style-name="T29">a</text:span><text:span text:style-name="T19">7</text:span></text:p>
          </table:table-cell>
          <table:table-cell table:style-name="InstrSet-JNT0_5f_addr.C5" office:value-type="string">
            <text:p text:style-name="TableCont2col_5f_narrow"><text:span text:style-name="T29">a</text:span><text:span text:style-name="T19">6</text:span></text:p>
          </table:table-cell>
          <table:table-cell table:style-name="InstrSet-JNT0_5f_addr.C5" office:value-type="string">
            <text:p text:style-name="TableCont2col_5f_narrow"><text:span text:style-name="T29">a</text:span><text:span text:style-name="T19">5</text:span></text:p>
          </table:table-cell>
          <table:table-cell table:style-name="InstrSet-JNT0_5f_addr.C5" office:value-type="string">
            <text:p text:style-name="TableCont2col_5f_narrow"><text:span text:style-name="T29">a</text:span><text:span text:style-name="T19">4</text:span></text:p>
          </table:table-cell>
          <table:table-cell table:style-name="InstrSet-JNT0_5f_addr.C5" office:value-type="string">
            <text:p text:style-name="TableCont2col_5f_narrow"><text:span text:style-name="T29">a</text:span><text:span text:style-name="T19">3</text:span></text:p>
          </table:table-cell>
          <table:table-cell table:style-name="InstrSet-JNT0_5f_addr.C5" office:value-type="string">
            <text:p text:style-name="TableCont2col_5f_narrow"><text:span text:style-name="T29">a</text:span><text:span text:style-name="T19">2</text:span></text:p>
          </table:table-cell>
          <table:table-cell table:style-name="InstrSet-JNT0_5f_addr.C5" office:value-type="string">
            <text:p text:style-name="TableCont2col_5f_narrow"><text:span text:style-name="T29">a</text:span><text:span text:style-name="T19">1</text:span></text:p>
          </table:table-cell>
          <table:table-cell table:style-name="InstrSet-JNT0_5f_addr.I5" office:value-type="string">
            <text:p text:style-name="TableCont2col_5f_narrow">a<text:span text:style-name="T18">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table-cell table:style-name="InstrSet-JNT1_5f_addr.A1" table:number-columns-spanned="5" office:value-type="string">
            <text:p text:style-name="P19">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T1_5f_addr.A1" office:value-type="string">
            <text:p text:style-name="TableCont2col_5f_narrow"/>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0">
            <text:p text:style-name="TableCont2col_5f_narrow">0</text:p>
          </table:table-cell>
          <table:table-cell table:style-name="InstrSet-JNT1_5f_addr.C4" office:value-type="float" office:value="0">
            <text:p text:style-name="TableCont2col_5f_narrow">0</text:p>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1">
            <text:p text:style-name="TableCont2col_5f_narrow">1</text:p>
          </table:table-cell>
          <table:table-cell table:style-name="InstrSet-JNT1_5f_addr.I4" office:value-type="float" office:value="0">
            <text:p text:style-name="TableCont2col_5f_narrow">0</text:p>
          </table:table-cell>
          <table:table-cell table:style-name="InstrSet-JNT1_5f_addr.A1" table:number-columns-spanned="2" office:value-type="string">
            <text:p text:style-name="TableCont2col_5f_narrow"/>
          </table:table-cell>
          <table:covered-table-cell/>
        </table:table-row>
        <table:table-row>
          <table:table-cell table:style-name="InstrSet-JNT1_5f_addr.A1" office:value-type="string">
            <text:p text:style-name="TableCont2col_5f_narrow"/>
          </table:table-cell>
          <table:table-cell table:style-name="InstrSet-JNT1_5f_addr.B5" office:value-type="string">
            <text:p text:style-name="TableCont2col_5f_narrow"><text:span text:style-name="T29">a</text:span><text:span text:style-name="T19">7</text:span></text:p>
          </table:table-cell>
          <table:table-cell table:style-name="InstrSet-JNT1_5f_addr.C5" office:value-type="string">
            <text:p text:style-name="TableCont2col_5f_narrow"><text:span text:style-name="T29">a</text:span><text:span text:style-name="T19">6</text:span></text:p>
          </table:table-cell>
          <table:table-cell table:style-name="InstrSet-JNT1_5f_addr.C5" office:value-type="string">
            <text:p text:style-name="TableCont2col_5f_narrow"><text:span text:style-name="T29">a</text:span><text:span text:style-name="T19">5</text:span></text:p>
          </table:table-cell>
          <table:table-cell table:style-name="InstrSet-JNT1_5f_addr.C5" office:value-type="string">
            <text:p text:style-name="TableCont2col_5f_narrow"><text:span text:style-name="T29">a</text:span><text:span text:style-name="T19">4</text:span></text:p>
          </table:table-cell>
          <table:table-cell table:style-name="InstrSet-JNT1_5f_addr.C5" office:value-type="string">
            <text:p text:style-name="TableCont2col_5f_narrow"><text:span text:style-name="T29">a</text:span><text:span text:style-name="T19">3</text:span></text:p>
          </table:table-cell>
          <table:table-cell table:style-name="InstrSet-JNT1_5f_addr.C5" office:value-type="string">
            <text:p text:style-name="TableCont2col_5f_narrow"><text:span text:style-name="T29">a</text:span><text:span text:style-name="T19">2</text:span></text:p>
          </table:table-cell>
          <table:table-cell table:style-name="InstrSet-JNT1_5f_addr.C5" office:value-type="string">
            <text:p text:style-name="TableCont2col_5f_narrow"><text:span text:style-name="T29">a</text:span><text:span text:style-name="T19">1</text:span></text:p>
          </table:table-cell>
          <table:table-cell table:style-name="InstrSet-JNT1_5f_addr.I5" office:value-type="string">
            <text:p text:style-name="TableCont2col_5f_narrow">a<text:span text:style-name="T18">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ext:soft-page-break/>
        <table:table-row>
          <table:table-cell table:style-name="InstrSet-JNZ_5f_addr.A1" table:number-columns-spanned="5" office:value-type="string">
            <text:p text:style-name="P19">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7">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Z_5f_addr.A1" office:value-type="string">
            <text:p text:style-name="TableCont2col_5f_narrow"/>
          </table:table-cell>
          <table:table-cell table:style-name="InstrSet-JNZ_5f_addr.B4" office:value-type="float" office:value="1">
            <text:p text:style-name="TableCont2col_5f_narrow">1</text:p>
          </table:table-cell>
          <table:table-cell table:style-name="InstrSet-JNZ_5f_addr.C4" office:value-type="float" office:value="0">
            <text:p text:style-name="TableCont2col_5f_narrow">0</text:p>
          </table:table-cell>
          <table:table-cell table:style-name="InstrSet-JNZ_5f_addr.C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B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C4" office:value-type="float" office:value="1">
            <text:p text:style-name="TableCont2col_5f_narrow">1</text:p>
          </table:table-cell>
          <table:table-cell table:style-name="InstrSet-JNZ_5f_addr.I4" office:value-type="float" office:value="0">
            <text:p text:style-name="TableCont2col_5f_narrow">0</text:p>
          </table:table-cell>
          <table:table-cell table:style-name="InstrSet-JNZ_5f_addr.A1" table:number-columns-spanned="2" office:value-type="string">
            <text:p text:style-name="TableCont2col_5f_narrow"/>
          </table:table-cell>
          <table:covered-table-cell/>
        </table:table-row>
        <table:table-row>
          <table:table-cell table:style-name="InstrSet-JNZ_5f_addr.A1" office:value-type="string">
            <text:p text:style-name="TableCont2col_5f_narrow"/>
          </table:table-cell>
          <table:table-cell table:style-name="InstrSet-JNZ_5f_addr.B5" office:value-type="string">
            <text:p text:style-name="TableCont2col_5f_narrow"><text:span text:style-name="T29">a</text:span><text:span text:style-name="T19">7</text:span></text:p>
          </table:table-cell>
          <table:table-cell table:style-name="InstrSet-JNZ_5f_addr.C5" office:value-type="string">
            <text:p text:style-name="TableCont2col_5f_narrow"><text:span text:style-name="T29">a</text:span><text:span text:style-name="T19">6</text:span></text:p>
          </table:table-cell>
          <table:table-cell table:style-name="InstrSet-JNZ_5f_addr.C5" office:value-type="string">
            <text:p text:style-name="TableCont2col_5f_narrow"><text:span text:style-name="T29">a</text:span><text:span text:style-name="T19">5</text:span></text:p>
          </table:table-cell>
          <table:table-cell table:style-name="InstrSet-JNZ_5f_addr.C5" office:value-type="string">
            <text:p text:style-name="TableCont2col_5f_narrow"><text:span text:style-name="T29">a</text:span><text:span text:style-name="T19">4</text:span></text:p>
          </table:table-cell>
          <table:table-cell table:style-name="InstrSet-JNZ_5f_addr.C5" office:value-type="string">
            <text:p text:style-name="TableCont2col_5f_narrow"><text:span text:style-name="T29">a</text:span><text:span text:style-name="T19">3</text:span></text:p>
          </table:table-cell>
          <table:table-cell table:style-name="InstrSet-JNZ_5f_addr.C5" office:value-type="string">
            <text:p text:style-name="TableCont2col_5f_narrow"><text:span text:style-name="T29">a</text:span><text:span text:style-name="T19">2</text:span></text:p>
          </table:table-cell>
          <table:table-cell table:style-name="InstrSet-JNZ_5f_addr.C5" office:value-type="string">
            <text:p text:style-name="TableCont2col_5f_narrow"><text:span text:style-name="T29">a</text:span><text:span text:style-name="T19">1</text:span></text:p>
          </table:table-cell>
          <table:table-cell table:style-name="InstrSet-JNZ_5f_addr.I5" office:value-type="string">
            <text:p text:style-name="TableCont2col_5f_narrow">a<text:span text:style-name="T18">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table-cell table:style-name="InstrSet-JTF_5f_addr.A1" table:number-columns-spanned="5" office:value-type="string">
            <text:p text:style-name="P19">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F_5f_addr.A1" office:value-type="string">
            <text:p text:style-name="TableCont2col_5f_narrow"/>
          </table:table-cell>
          <table:table-cell table:style-name="InstrSet-JTF_5f_addr.B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B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C4" office:value-type="float" office:value="1">
            <text:p text:style-name="TableCont2col_5f_narrow">1</text:p>
          </table:table-cell>
          <table:table-cell table:style-name="InstrSet-JTF_5f_addr.I4" office:value-type="float" office:value="0">
            <text:p text:style-name="TableCont2col_5f_narrow">0</text:p>
          </table:table-cell>
          <table:table-cell table:style-name="InstrSet-JTF_5f_addr.A1" table:number-columns-spanned="2" office:value-type="string">
            <text:p text:style-name="TableCont2col_5f_narrow"/>
          </table:table-cell>
          <table:covered-table-cell/>
        </table:table-row>
        <table:table-row>
          <table:table-cell table:style-name="InstrSet-JTF_5f_addr.A1" office:value-type="string">
            <text:p text:style-name="TableCont2col_5f_narrow"/>
          </table:table-cell>
          <table:table-cell table:style-name="InstrSet-JTF_5f_addr.B5" office:value-type="string">
            <text:p text:style-name="TableCont2col_5f_narrow"><text:span text:style-name="T29">a</text:span><text:span text:style-name="T19">7</text:span></text:p>
          </table:table-cell>
          <table:table-cell table:style-name="InstrSet-JTF_5f_addr.C5" office:value-type="string">
            <text:p text:style-name="TableCont2col_5f_narrow"><text:span text:style-name="T29">a</text:span><text:span text:style-name="T19">6</text:span></text:p>
          </table:table-cell>
          <table:table-cell table:style-name="InstrSet-JTF_5f_addr.C5" office:value-type="string">
            <text:p text:style-name="TableCont2col_5f_narrow"><text:span text:style-name="T29">a</text:span><text:span text:style-name="T19">5</text:span></text:p>
          </table:table-cell>
          <table:table-cell table:style-name="InstrSet-JTF_5f_addr.C5" office:value-type="string">
            <text:p text:style-name="TableCont2col_5f_narrow"><text:span text:style-name="T29">a</text:span><text:span text:style-name="T19">4</text:span></text:p>
          </table:table-cell>
          <table:table-cell table:style-name="InstrSet-JTF_5f_addr.C5" office:value-type="string">
            <text:p text:style-name="TableCont2col_5f_narrow"><text:span text:style-name="T29">a</text:span><text:span text:style-name="T19">3</text:span></text:p>
          </table:table-cell>
          <table:table-cell table:style-name="InstrSet-JTF_5f_addr.C5" office:value-type="string">
            <text:p text:style-name="TableCont2col_5f_narrow"><text:span text:style-name="T29">a</text:span><text:span text:style-name="T19">2</text:span></text:p>
          </table:table-cell>
          <table:table-cell table:style-name="InstrSet-JTF_5f_addr.C5" office:value-type="string">
            <text:p text:style-name="TableCont2col_5f_narrow"><text:span text:style-name="T29">a</text:span><text:span text:style-name="T19">1</text:span></text:p>
          </table:table-cell>
          <table:table-cell table:style-name="InstrSet-JTF_5f_addr.I5" office:value-type="string">
            <text:p text:style-name="TableCont2col_5f_narrow">a<text:span text:style-name="T18">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table-cell table:style-name="InstrSet-JT0_5f_addr.A1" table:number-columns-spanned="5" office:value-type="string">
            <text:p text:style-name="P19">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0_5f_addr.A1" office:value-type="string">
            <text:p text:style-name="TableCont2col_5f_narrow"/>
          </table:table-cell>
          <table:table-cell table:style-name="InstrSet-JT0_5f_addr.B4" office:value-type="float" office:value="0">
            <text:p text:style-name="TableCont2col_5f_narrow">0</text:p>
          </table:table-cell>
          <table:table-cell table:style-name="InstrSet-JT0_5f_addr.C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B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I4" office:value-type="float" office:value="0">
            <text:p text:style-name="TableCont2col_5f_narrow">0</text:p>
          </table:table-cell>
          <table:table-cell table:style-name="InstrSet-JT0_5f_addr.A1" table:number-columns-spanned="2" office:value-type="string">
            <text:p text:style-name="TableCont2col_5f_narrow"/>
          </table:table-cell>
          <table:covered-table-cell/>
        </table:table-row>
        <table:table-row>
          <table:table-cell table:style-name="InstrSet-JT0_5f_addr.A1" office:value-type="string">
            <text:p text:style-name="TableCont2col_5f_narrow"/>
          </table:table-cell>
          <table:table-cell table:style-name="InstrSet-JT0_5f_addr.B5" office:value-type="string">
            <text:p text:style-name="TableCont2col_5f_narrow"><text:span text:style-name="T29">a</text:span><text:span text:style-name="T19">7</text:span></text:p>
          </table:table-cell>
          <table:table-cell table:style-name="InstrSet-JT0_5f_addr.C5" office:value-type="string">
            <text:p text:style-name="TableCont2col_5f_narrow"><text:span text:style-name="T29">a</text:span><text:span text:style-name="T19">6</text:span></text:p>
          </table:table-cell>
          <table:table-cell table:style-name="InstrSet-JT0_5f_addr.C5" office:value-type="string">
            <text:p text:style-name="TableCont2col_5f_narrow"><text:span text:style-name="T29">a</text:span><text:span text:style-name="T19">5</text:span></text:p>
          </table:table-cell>
          <table:table-cell table:style-name="InstrSet-JT0_5f_addr.C5" office:value-type="string">
            <text:p text:style-name="TableCont2col_5f_narrow"><text:span text:style-name="T29">a</text:span><text:span text:style-name="T19">4</text:span></text:p>
          </table:table-cell>
          <table:table-cell table:style-name="InstrSet-JT0_5f_addr.C5" office:value-type="string">
            <text:p text:style-name="TableCont2col_5f_narrow"><text:span text:style-name="T29">a</text:span><text:span text:style-name="T19">3</text:span></text:p>
          </table:table-cell>
          <table:table-cell table:style-name="InstrSet-JT0_5f_addr.C5" office:value-type="string">
            <text:p text:style-name="TableCont2col_5f_narrow"><text:span text:style-name="T29">a</text:span><text:span text:style-name="T19">2</text:span></text:p>
          </table:table-cell>
          <table:table-cell table:style-name="InstrSet-JT0_5f_addr.C5" office:value-type="string">
            <text:p text:style-name="TableCont2col_5f_narrow"><text:span text:style-name="T29">a</text:span><text:span text:style-name="T19">1</text:span></text:p>
          </table:table-cell>
          <table:table-cell table:style-name="InstrSet-JT0_5f_addr.I5" office:value-type="string">
            <text:p text:style-name="TableCont2col_5f_narrow">a<text:span text:style-name="T18">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table-cell table:style-name="InstrSet-JT1_5f_addr.A1" table:number-columns-spanned="5" office:value-type="string">
            <text:p text:style-name="P19">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1_5f_addr.A1" office:value-type="string">
            <text:p text:style-name="TableCont2col_5f_narrow"/>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1">
            <text:p text:style-name="TableCont2col_5f_narrow">1</text:p>
          </table:table-cell>
          <table:table-cell table:style-name="InstrSet-JT1_5f_addr.I4" office:value-type="float" office:value="0">
            <text:p text:style-name="TableCont2col_5f_narrow">0</text:p>
          </table:table-cell>
          <table:table-cell table:style-name="InstrSet-JT1_5f_addr.A1" table:number-columns-spanned="2" office:value-type="string">
            <text:p text:style-name="TableCont2col_5f_narrow"/>
          </table:table-cell>
          <table:covered-table-cell/>
        </table:table-row>
        <table:table-row>
          <table:table-cell table:style-name="InstrSet-JT1_5f_addr.A1" office:value-type="string">
            <text:p text:style-name="TableCont2col_5f_narrow"/>
          </table:table-cell>
          <table:table-cell table:style-name="InstrSet-JT1_5f_addr.B5" office:value-type="string">
            <text:p text:style-name="TableCont2col_5f_narrow"><text:span text:style-name="T29">a</text:span><text:span text:style-name="T19">7</text:span></text:p>
          </table:table-cell>
          <table:table-cell table:style-name="InstrSet-JT1_5f_addr.C5" office:value-type="string">
            <text:p text:style-name="TableCont2col_5f_narrow"><text:span text:style-name="T29">a</text:span><text:span text:style-name="T19">6</text:span></text:p>
          </table:table-cell>
          <table:table-cell table:style-name="InstrSet-JT1_5f_addr.C5" office:value-type="string">
            <text:p text:style-name="TableCont2col_5f_narrow"><text:span text:style-name="T29">a</text:span><text:span text:style-name="T19">5</text:span></text:p>
          </table:table-cell>
          <table:table-cell table:style-name="InstrSet-JT1_5f_addr.C5" office:value-type="string">
            <text:p text:style-name="TableCont2col_5f_narrow"><text:span text:style-name="T29">a</text:span><text:span text:style-name="T19">4</text:span></text:p>
          </table:table-cell>
          <table:table-cell table:style-name="InstrSet-JT1_5f_addr.C5" office:value-type="string">
            <text:p text:style-name="TableCont2col_5f_narrow"><text:span text:style-name="T29">a</text:span><text:span text:style-name="T19">3</text:span></text:p>
          </table:table-cell>
          <table:table-cell table:style-name="InstrSet-JT1_5f_addr.C5" office:value-type="string">
            <text:p text:style-name="TableCont2col_5f_narrow"><text:span text:style-name="T29">a</text:span><text:span text:style-name="T19">2</text:span></text:p>
          </table:table-cell>
          <table:table-cell table:style-name="InstrSet-JT1_5f_addr.C5" office:value-type="string">
            <text:p text:style-name="TableCont2col_5f_narrow"><text:span text:style-name="T29">a</text:span><text:span text:style-name="T19">1</text:span></text:p>
          </table:table-cell>
          <table:table-cell table:style-name="InstrSet-JT1_5f_addr.I5" office:value-type="string">
            <text:p text:style-name="TableCont2col_5f_narrow">a<text:span text:style-name="T18">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able:table-row>
          <table:table-cell table:style-name="InstrSet-JZ_5f_addr.A1" table:number-columns-spanned="5" office:value-type="string">
            <text:p text:style-name="P19">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Z_5f_addr.A1" office:value-type="string">
            <text:p text:style-name="TableCont2col_5f_narrow"/>
          </table:table-cell>
          <table:table-cell table:style-name="InstrSet-JZ_5f_addr.B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C4" office:value-type="float" office:value="0">
            <text:p text:style-name="TableCont2col_5f_narrow">0</text:p>
          </table:table-cell>
          <table:table-cell table:style-name="InstrSet-JZ_5f_addr.C4" office:value-type="float" office:value="0">
            <text:p text:style-name="TableCont2col_5f_narrow">0</text:p>
          </table:table-cell>
          <table:table-cell table:style-name="InstrSet-JZ_5f_addr.B4" office:value-type="float" office:value="0">
            <text:p text:style-name="TableCont2col_5f_narrow">0</text:p>
          </table:table-cell>
          <table:table-cell table:style-name="InstrSet-JZ_5f_addr.C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I4" office:value-type="float" office:value="0">
            <text:p text:style-name="TableCont2col_5f_narrow">0</text:p>
          </table:table-cell>
          <table:table-cell table:style-name="InstrSet-JZ_5f_addr.A1" table:number-columns-spanned="2" office:value-type="string">
            <text:p text:style-name="TableCont2col_5f_narrow"/>
          </table:table-cell>
          <table:covered-table-cell/>
        </table:table-row>
        <table:table-row>
          <table:table-cell table:style-name="InstrSet-JZ_5f_addr.A1" office:value-type="string">
            <text:p text:style-name="TableCont2col_5f_narrow"/>
          </table:table-cell>
          <table:table-cell table:style-name="InstrSet-JZ_5f_addr.B5" office:value-type="string">
            <text:p text:style-name="TableCont2col_5f_narrow"><text:span text:style-name="T29">a</text:span><text:span text:style-name="T19">7</text:span></text:p>
          </table:table-cell>
          <table:table-cell table:style-name="InstrSet-JZ_5f_addr.C5" office:value-type="string">
            <text:p text:style-name="TableCont2col_5f_narrow"><text:span text:style-name="T29">a</text:span><text:span text:style-name="T19">6</text:span></text:p>
          </table:table-cell>
          <table:table-cell table:style-name="InstrSet-JZ_5f_addr.C5" office:value-type="string">
            <text:p text:style-name="TableCont2col_5f_narrow"><text:span text:style-name="T29">a</text:span><text:span text:style-name="T19">5</text:span></text:p>
          </table:table-cell>
          <table:table-cell table:style-name="InstrSet-JZ_5f_addr.C5" office:value-type="string">
            <text:p text:style-name="TableCont2col_5f_narrow"><text:span text:style-name="T29">a</text:span><text:span text:style-name="T19">4</text:span></text:p>
          </table:table-cell>
          <table:table-cell table:style-name="InstrSet-JZ_5f_addr.C5" office:value-type="string">
            <text:p text:style-name="TableCont2col_5f_narrow"><text:span text:style-name="T29">a</text:span><text:span text:style-name="T19">3</text:span></text:p>
          </table:table-cell>
          <table:table-cell table:style-name="InstrSet-JZ_5f_addr.C5" office:value-type="string">
            <text:p text:style-name="TableCont2col_5f_narrow"><text:span text:style-name="T29">a</text:span><text:span text:style-name="T19">2</text:span></text:p>
          </table:table-cell>
          <table:table-cell table:style-name="InstrSet-JZ_5f_addr.C5" office:value-type="string">
            <text:p text:style-name="TableCont2col_5f_narrow"><text:span text:style-name="T29">a</text:span><text:span text:style-name="T19">1</text:span></text:p>
          </table:table-cell>
          <table:table-cell table:style-name="InstrSet-JZ_5f_addr.I5" office:value-type="string">
            <text:p text:style-name="TableCont2col_5f_narrow">a<text:span text:style-name="T18">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table-cell table:style-name="InstrSet-MOV_5f_A_2c_data.A1" table:number-columns-spanned="5" office:value-type="string">
            <text:p text:style-name="P19">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data.A1" office:value-type="string">
            <text:p text:style-name="TableCont2col_5f_narrow"/>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C4" office:value-type="float" office:value="0">
            <text:p text:style-name="TableCont2col_5f_narrow">0</text:p>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I4" office:value-type="float" office:value="1">
            <text:p text:style-name="TableCont2col_5f_narrow">1</text:p>
          </table:table-cell>
          <table:table-cell table:style-name="InstrSet-MOV_5f_A_2c_data.A1" table:number-columns-spanned="2" office:value-type="string">
            <text:p text:style-name="TableCont2col_5f_narrow"/>
          </table:table-cell>
          <table:covered-table-cell/>
        </table:table-row>
        <table:table-row>
          <table:table-cell table:style-name="InstrSet-MOV_5f_A_2c_data.A1" office:value-type="string">
            <text:p text:style-name="TableCont2col_5f_narrow"/>
          </table:table-cell>
          <table:table-cell table:style-name="InstrSet-MOV_5f_A_2c_data.B5" office:value-type="string">
            <text:p text:style-name="TableCont2col_5f_narrow"><text:span text:style-name="T29">d</text:span><text:span text:style-name="T19">7</text:span></text:p>
          </table:table-cell>
          <table:table-cell table:style-name="InstrSet-MOV_5f_A_2c_data.C5" office:value-type="string">
            <text:p text:style-name="TableCont2col_5f_narrow">d<text:span text:style-name="T18">6</text:span></text:p>
          </table:table-cell>
          <table:table-cell table:style-name="InstrSet-MOV_5f_A_2c_data.C5" office:value-type="string">
            <text:p text:style-name="TableCont2col_5f_narrow"><text:span text:style-name="T29">d</text:span><text:span text:style-name="T19">5</text:span></text:p>
          </table:table-cell>
          <table:table-cell table:style-name="InstrSet-MOV_5f_A_2c_data.C5" office:value-type="string">
            <text:p text:style-name="TableCont2col_5f_narrow"><text:span text:style-name="T29">d</text:span><text:span text:style-name="T19">4</text:span></text:p>
          </table:table-cell>
          <table:table-cell table:style-name="InstrSet-MOV_5f_A_2c_data.C5" office:value-type="string">
            <text:p text:style-name="TableCont2col_5f_narrow"><text:span text:style-name="T29">d</text:span><text:span text:style-name="T19">3</text:span></text:p>
          </table:table-cell>
          <table:table-cell table:style-name="InstrSet-MOV_5f_A_2c_data.C5" office:value-type="string">
            <text:p text:style-name="TableCont2col_5f_narrow"><text:span text:style-name="T29">d</text:span><text:span text:style-name="T19">2</text:span></text:p>
          </table:table-cell>
          <table:table-cell table:style-name="InstrSet-MOV_5f_A_2c_data.C5" office:value-type="string">
            <text:p text:style-name="TableCont2col_5f_narrow"><text:span text:style-name="T29">d</text:span><text:span text:style-name="T19">1</text:span></text:p>
          </table:table-cell>
          <table:table-cell table:style-name="InstrSet-MOV_5f_A_2c_data.I5" office:value-type="string">
            <text:p text:style-name="TableCont2col_5f_narrow">d<text:span text:style-name="T18">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table-cell table:style-name="InstrSet-MOV_5f_A_2c_PSW.A1" table:number-columns-spanned="5" office:value-type="string">
            <text:p text:style-name="P19">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6">(A)</text:span><text:span text:style-name="T29"> </text:span><text:span text:style-name="T16">←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PSW.A1" office:value-type="string">
            <text:p text:style-name="TableCont2col_5f_narrow"/>
          </table:table-cell>
          <table:table-cell table:style-name="InstrSet-MOV_5f_A_2c_PSW.B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C4" office:value-type="float" office:value="0">
            <text:p text:style-name="TableCont2col_5f_narrow">0</text:p>
          </table:table-cell>
          <table:table-cell table:style-name="InstrSet-MOV_5f_A_2c_PSW.C4" office:value-type="float" office:value="0">
            <text:p text:style-name="TableCont2col_5f_narrow">0</text:p>
          </table:table-cell>
          <table:table-cell table:style-name="InstrSet-MOV_5f_A_2c_PSW.B4" office:value-type="float" office:value="0">
            <text:p text:style-name="TableCont2col_5f_narrow">0</text:p>
          </table:table-cell>
          <table:table-cell table:style-name="InstrSet-MOV_5f_A_2c_PSW.C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I4" office:value-type="float" office:value="1">
            <text:p text:style-name="TableCont2col_5f_narrow">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table-cell table:style-name="InstrSet-MOV_5f_A_2c_Rr.A1" table:number-columns-spanned="5" office:value-type="string">
            <text:p text:style-name="P19">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7">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Rr.A1" office:value-type="string">
            <text:p text:style-name="TableCont2col_5f_narrow"/>
          </table:table-cell>
          <table:table-cell table:style-name="InstrSet-MOV_5f_A_2c_Rr.B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B4" office:value-type="float" office:value="1">
            <text:p text:style-name="TableCont2col_5f_narrow">1</text:p>
          </table:table-cell>
          <table:table-cell table:style-name="InstrSet-MOV_5f_A_2c_Rr.G4" office:value-type="string">
            <text:p text:style-name="TableCont2col_5f_narrow">r</text:p>
          </table:table-cell>
          <table:table-cell table:style-name="InstrSet-MOV_5f_A_2c_Rr.G4" office:value-type="string">
            <text:p text:style-name="TableCont2col_5f_narrow">r</text:p>
          </table:table-cell>
          <table:table-cell table:style-name="InstrSet-MOV_5f_A_2c_Rr.I4" office:value-type="string">
            <text:p text:style-name="TableCont2col_5f_narrow">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table-cell table:style-name="InstrSet-MOV_5f_A_2c__40_Rr.A1" table:number-columns-spanned="5" office:value-type="string">
            <text:p text:style-name="P19">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_40_Rr.A1" office:value-type="string">
            <text:p text:style-name="TableCont2col_5f_narrow"/>
          </table:table-cell>
          <table:table-cell table:style-name="InstrSet-MOV_5f_A_2c__40_Rr.B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B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I4" office:value-type="string">
            <text:p text:style-name="TableCont2col_5f_narrow">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table-cell table:style-name="InstrSet-MOV_5f_A_2c_T.A1" table:number-columns-spanned="5" office:value-type="string">
            <text:p text:style-name="P19">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T.A1" office:value-type="string">
            <text:p text:style-name="TableCont2col_5f_narrow"/>
          </table:table-cell>
          <table:table-cell table:style-name="InstrSet-MOV_5f_A_2c_T.B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C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B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I4" office:value-type="float" office:value="0">
            <text:p text:style-name="TableCont2col_5f_narrow">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table-cell table:style-name="InstrSet-MOV_5f_PSW_2c_A.A1" table:number-columns-spanned="5" office:value-type="string">
            <text:p text:style-name="P19">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PSW_2c_A.A1" office:value-type="string">
            <text:p text:style-name="TableCont2col_5f_narrow"/>
          </table:table-cell>
          <table:table-cell table:style-name="InstrSet-MOV_5f_PSW_2c_A.B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C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B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I4" office:value-type="float" office:value="1">
            <text:p text:style-name="TableCont2col_5f_narrow">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table-cell table:style-name="InstrSet-MOV_5f_Rr_2c_A.A1" table:number-columns-spanned="5" office:value-type="string">
            <text:p text:style-name="P19">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Rr_2c_A.A1" office:value-type="string">
            <text:p text:style-name="TableCont2col_5f_narrow"/>
          </table:table-cell>
          <table:table-cell table:style-name="InstrSet-MOV_5f_Rr_2c_A.B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C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B4" office:value-type="float" office:value="1">
            <text:p text:style-name="TableCont2col_5f_narrow">1</text:p>
          </table:table-cell>
          <table:table-cell table:style-name="InstrSet-MOV_5f_Rr_2c_A.G4" office:value-type="string">
            <text:p text:style-name="TableCont2col_5f_narrow">r</text:p>
          </table:table-cell>
          <table:table-cell table:style-name="InstrSet-MOV_5f_Rr_2c_A.G4" office:value-type="string">
            <text:p text:style-name="TableCont2col_5f_narrow">r</text:p>
          </table:table-cell>
          <table:table-cell table:style-name="InstrSet-MOV_5f_Rr_2c_A.I4" office:value-type="string">
            <text:p text:style-name="TableCont2col_5f_narrow">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table-cell table:style-name="InstrSet-MOV_5f_Rr_2c_data.A1" table:number-columns-spanned="5" office:value-type="string">
            <text:p text:style-name="P19">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Rr_2c_data.A1" office:value-type="string">
            <text:p text:style-name="TableCont2col_5f_narrow"/>
          </table:table-cell>
          <table:table-cell table:style-name="InstrSet-MOV_5f_Rr_2c_data.B4" office:value-type="float" office:value="1">
            <text:p text:style-name="TableCont2col_5f_narrow">1</text:p>
          </table:table-cell>
          <table:table-cell table:style-name="InstrSet-MOV_5f_Rr_2c_data.C4" office:value-type="float" office:value="0">
            <text:p text:style-name="TableCont2col_5f_narrow">0</text:p>
          </table:table-cell>
          <table:table-cell table:style-name="InstrSet-MOV_5f_Rr_2c_data.C4" office:value-type="float" office:value="1">
            <text:p text:style-name="TableCont2col_5f_narrow">1</text:p>
          </table:table-cell>
          <table:table-cell table:style-name="InstrSet-MOV_5f_Rr_2c_data.C4" office:value-type="float" office:value="1">
            <text:p text:style-name="TableCont2col_5f_narrow">1</text:p>
          </table:table-cell>
          <table:table-cell table:style-name="InstrSet-MOV_5f_Rr_2c_data.B4" office:value-type="float" office:value="1">
            <text:p text:style-name="TableCont2col_5f_narrow">1</text:p>
          </table:table-cell>
          <table:table-cell table:style-name="InstrSet-MOV_5f_Rr_2c_data.G4" office:value-type="string">
            <text:p text:style-name="TableCont2col_5f_narrow">r</text:p>
          </table:table-cell>
          <table:table-cell table:style-name="InstrSet-MOV_5f_Rr_2c_data.G4" office:value-type="string">
            <text:p text:style-name="TableCont2col_5f_narrow">r</text:p>
          </table:table-cell>
          <table:table-cell table:style-name="InstrSet-MOV_5f_Rr_2c_data.I4" office:value-type="string">
            <text:p text:style-name="TableCont2col_5f_narrow">r</text:p>
          </table:table-cell>
          <table:table-cell table:style-name="InstrSet-MOV_5f_Rr_2c_data.A1" table:number-columns-spanned="2" office:value-type="string">
            <text:p text:style-name="TableCont2col_5f_narrow"/>
          </table:table-cell>
          <table:covered-table-cell/>
        </table:table-row>
        <table:table-row>
          <table:table-cell table:style-name="InstrSet-MOV_5f_Rr_2c_data.A1" office:value-type="string">
            <text:p text:style-name="TableCont2col_5f_narrow"/>
          </table:table-cell>
          <table:table-cell table:style-name="InstrSet-MOV_5f_Rr_2c_data.B5" office:value-type="string">
            <text:p text:style-name="TableCont2col_5f_narrow"><text:span text:style-name="T29">d</text:span><text:span text:style-name="T19">7</text:span></text:p>
          </table:table-cell>
          <table:table-cell table:style-name="InstrSet-MOV_5f_Rr_2c_data.C5" office:value-type="string">
            <text:p text:style-name="TableCont2col_5f_narrow">d<text:span text:style-name="T18">6</text:span></text:p>
          </table:table-cell>
          <table:table-cell table:style-name="InstrSet-MOV_5f_Rr_2c_data.C5" office:value-type="string">
            <text:p text:style-name="TableCont2col_5f_narrow"><text:span text:style-name="T29">d</text:span><text:span text:style-name="T19">5</text:span></text:p>
          </table:table-cell>
          <table:table-cell table:style-name="InstrSet-MOV_5f_Rr_2c_data.C5" office:value-type="string">
            <text:p text:style-name="TableCont2col_5f_narrow"><text:span text:style-name="T29">d</text:span><text:span text:style-name="T19">4</text:span></text:p>
          </table:table-cell>
          <table:table-cell table:style-name="InstrSet-MOV_5f_Rr_2c_data.C5" office:value-type="string">
            <text:p text:style-name="TableCont2col_5f_narrow"><text:span text:style-name="T29">d</text:span><text:span text:style-name="T19">3</text:span></text:p>
          </table:table-cell>
          <table:table-cell table:style-name="InstrSet-MOV_5f_Rr_2c_data.G5" office:value-type="string">
            <text:p text:style-name="TableCont2col_5f_narrow"><text:span text:style-name="T29">d</text:span><text:span text:style-name="T19">2</text:span></text:p>
          </table:table-cell>
          <table:table-cell table:style-name="InstrSet-MOV_5f_Rr_2c_data.G5" office:value-type="string">
            <text:p text:style-name="TableCont2col_5f_narrow"><text:span text:style-name="T29">d</text:span><text:span text:style-name="T19">1</text:span></text:p>
          </table:table-cell>
          <table:table-cell table:style-name="InstrSet-MOV_5f_Rr_2c_data.I5" office:value-type="string">
            <text:p text:style-name="TableCont2col_5f_narrow">d<text:span text:style-name="T18">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table-cell table:style-name="InstrSet-MOV_5f__40_Rr_2c_A.A1" table:number-columns-spanned="5" office:value-type="string">
            <text:p text:style-name="P19">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_40_Rr_2c_A.A1" office:value-type="string">
            <text:p text:style-name="TableCont2col_5f_narrow"/>
          </table:table-cell>
          <table:table-cell table:style-name="InstrSet-MOV_5f__40_Rr_2c_A.B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C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B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I4" office:value-type="string">
            <text:p text:style-name="TableCont2col_5f_narrow">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ext:soft-page-break/>
        <table:table-row>
          <table:table-cell table:style-name="InstrSet-ADD_5f__40_Rr_2c_data.A1" table:number-columns-spanned="5" office:value-type="string">
            <text:p text:style-name="P19">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3">←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_5f__40_Rr_2c_data.A1" office:value-type="string">
            <text:p text:style-name="TableCont2col_5f_narrow"/>
          </table:table-cell>
          <table:table-cell table:style-name="InstrSet-ADD_5f__40_Rr_2c_data.B4" office:value-type="float" office:value="1">
            <text:p text:style-name="TableCont2col_5f_narrow">1</text:p>
          </table:table-cell>
          <table:table-cell table:style-name="InstrSet-ADD_5f__40_Rr_2c_data.C4" office:value-type="float" office:value="0">
            <text:p text:style-name="TableCont2col_5f_narrow">0</text:p>
          </table:table-cell>
          <table:table-cell table:style-name="InstrSet-ADD_5f__40_Rr_2c_data.C4" office:value-type="float" office:value="1">
            <text:p text:style-name="TableCont2col_5f_narrow">1</text:p>
          </table:table-cell>
          <table:table-cell table:style-name="InstrSet-ADD_5f__40_Rr_2c_data.C4" office:value-type="float" office:value="1">
            <text:p text:style-name="TableCont2col_5f_narrow">1</text:p>
          </table:table-cell>
          <table:table-cell table:style-name="InstrSet-ADD_5f__40_Rr_2c_data.B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I4" office:value-type="string">
            <text:p text:style-name="TableCont2col_5f_narrow">r</text:p>
          </table:table-cell>
          <table:table-cell table:style-name="InstrSet-ADD_5f__40_Rr_2c_data.A1" table:number-columns-spanned="2" office:value-type="string">
            <text:p text:style-name="TableCont2col_5f_narrow"/>
          </table:table-cell>
          <table:covered-table-cell/>
        </table:table-row>
        <table:table-row>
          <table:table-cell table:style-name="InstrSet-ADD_5f__40_Rr_2c_data.A1" office:value-type="string">
            <text:p text:style-name="TableCont2col_5f_narrow"/>
          </table:table-cell>
          <table:table-cell table:style-name="InstrSet-ADD_5f__40_Rr_2c_data.B5" office:value-type="string">
            <text:p text:style-name="TableCont2col_5f_narrow"><text:span text:style-name="T29">d</text:span><text:span text:style-name="T19">7</text:span></text:p>
          </table:table-cell>
          <table:table-cell table:style-name="InstrSet-ADD_5f__40_Rr_2c_data.C5" office:value-type="string">
            <text:p text:style-name="TableCont2col_5f_narrow">d<text:span text:style-name="T18">6</text:span></text:p>
          </table:table-cell>
          <table:table-cell table:style-name="InstrSet-ADD_5f__40_Rr_2c_data.C5" office:value-type="string">
            <text:p text:style-name="TableCont2col_5f_narrow"><text:span text:style-name="T29">d</text:span><text:span text:style-name="T19">5</text:span></text:p>
          </table:table-cell>
          <table:table-cell table:style-name="InstrSet-ADD_5f__40_Rr_2c_data.C5" office:value-type="string">
            <text:p text:style-name="TableCont2col_5f_narrow"><text:span text:style-name="T29">d</text:span><text:span text:style-name="T19">4</text:span></text:p>
          </table:table-cell>
          <table:table-cell table:style-name="InstrSet-ADD_5f__40_Rr_2c_data.C5" office:value-type="string">
            <text:p text:style-name="TableCont2col_5f_narrow"><text:span text:style-name="T29">d</text:span><text:span text:style-name="T19">3</text:span></text:p>
          </table:table-cell>
          <table:table-cell table:style-name="InstrSet-ADD_5f__40_Rr_2c_data.G5" office:value-type="string">
            <text:p text:style-name="TableCont2col_5f_narrow"><text:span text:style-name="T29">d</text:span><text:span text:style-name="T19">2</text:span></text:p>
          </table:table-cell>
          <table:table-cell table:style-name="InstrSet-ADD_5f__40_Rr_2c_data.G5" office:value-type="string">
            <text:p text:style-name="TableCont2col_5f_narrow"><text:span text:style-name="T29">d</text:span><text:span text:style-name="T19">1</text:span></text:p>
          </table:table-cell>
          <table:table-cell table:style-name="InstrSet-ADD_5f__40_Rr_2c_data.I5" office:value-type="string">
            <text:p text:style-name="TableCont2col_5f_narrow">d<text:span text:style-name="T18">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table-cell table:style-name="InstrSet-MOV_5f_T_2c_A.A1" table:number-columns-spanned="5" office:value-type="string">
            <text:p text:style-name="P19">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T_2c_A.A1" office:value-type="string">
            <text:p text:style-name="TableCont2col_5f_narrow"/>
          </table:table-cell>
          <table:table-cell table:style-name="InstrSet-MOV_5f_T_2c_A.B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C4" office:value-type="float" office:value="1">
            <text:p text:style-name="TableCont2col_5f_narrow">1</text:p>
          </table:table-cell>
          <table:table-cell table:style-name="InstrSet-MOV_5f_T_2c_A.C4" office:value-type="float" office:value="0">
            <text:p text:style-name="TableCont2col_5f_narrow">0</text:p>
          </table:table-cell>
          <table:table-cell table:style-name="InstrSet-MOV_5f_T_2c_A.B4" office:value-type="float" office:value="0">
            <text:p text:style-name="TableCont2col_5f_narrow">0</text:p>
          </table:table-cell>
          <table:table-cell table:style-name="InstrSet-MOV_5f_T_2c_A.C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I4" office:value-type="float" office:value="0">
            <text:p text:style-name="TableCont2col_5f_narrow">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table-cell table:style-name="InstrSet-MOV_5f_A_2c_Pp.A1" table:number-columns-spanned="5" office:value-type="string">
            <text:p text:style-name="P19">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Pp.A1" office:value-type="string">
            <text:p text:style-name="TableCont2col_5f_narrow"/>
          </table:table-cell>
          <table:table-cell table:style-name="InstrSet-MOV_5f_A_2c_Pp.B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B4" office:value-type="float" office:value="1">
            <text:p text:style-name="TableCont2col_5f_narrow">1</text:p>
          </table:table-cell>
          <table:table-cell table:style-name="InstrSet-MOV_5f_A_2c_Pp.C4" office:value-type="float" office:value="1">
            <text:p text:style-name="TableCont2col_5f_narrow">1</text:p>
          </table:table-cell>
          <table:table-cell table:style-name="InstrSet-MOV_5f_A_2c_Pp.H4" office:value-type="string">
            <text:p text:style-name="TableCont2col_5f_narrow">p</text:p>
          </table:table-cell>
          <table:table-cell table:style-name="InstrSet-MOV_5f_A_2c_Pp.I4" office:value-type="string">
            <text:p text:style-name="TableCont2col_5f_narrow">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table-cell table:style-name="InstrSet-MOV_5f_Pp_2c_A.A1" table:number-columns-spanned="5" office:value-type="string">
            <text:p text:style-name="P19">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Pp_2c_A.A1" office:value-type="string">
            <text:p text:style-name="TableCont2col_5f_narrow"/>
          </table:table-cell>
          <table:table-cell table:style-name="InstrSet-MOV_5f_Pp_2c_A.B4" office:value-type="float" office:value="0">
            <text:p text:style-name="TableCont2col_5f_narrow">0</text:p>
          </table:table-cell>
          <table:table-cell table:style-name="InstrSet-MOV_5f_Pp_2c_A.C4" office:value-type="float" office:value="0">
            <text:p text:style-name="TableCont2col_5f_narrow">0</text:p>
          </table:table-cell>
          <table:table-cell table:style-name="InstrSet-MOV_5f_Pp_2c_A.C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B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H4" office:value-type="string">
            <text:p text:style-name="TableCont2col_5f_narrow">p</text:p>
          </table:table-cell>
          <table:table-cell table:style-name="InstrSet-MOV_5f_Pp_2c_A.I4" office:value-type="string">
            <text:p text:style-name="TableCont2col_5f_narrow">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table-cell table:style-name="InstrSet-MOVP_5f_A_2c__40_A.A1" table:number-columns-spanned="5" office:value-type="string">
            <text:p text:style-name="P19">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P_5f_A_2c__40_A.A1" office:value-type="string">
            <text:p text:style-name="TableCont2col_5f_narrow"/>
          </table:table-cell>
          <table:table-cell table:style-name="InstrSet-MOVP_5f_A_2c__40_A.B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B4" office:value-type="float" office:value="0">
            <text:p text:style-name="TableCont2col_5f_narrow">0</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I4" office:value-type="float" office:value="1">
            <text:p text:style-name="TableCont2col_5f_narrow">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able:table-row>
          <table:table-cell table:style-name="InstrSet-MOVP3_5f_A_2c__40_A.A1" table:number-columns-spanned="5" office:value-type="string">
            <text:p text:style-name="P19">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6">(PC 0 – 7) ← (A)<text:line-break/>(PC 8 – 11)</text:span> <text:span text:style-name="T16">←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P3_5f_A_2c__40_A.A1" office:value-type="string">
            <text:p text:style-name="TableCont2col_5f_narrow"/>
          </table:table-cell>
          <table:table-cell table:style-name="InstrSet-MOVP3_5f_A_2c__40_A.B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0">
            <text:p text:style-name="TableCont2col_5f_narrow">0</text:p>
          </table:table-cell>
          <table:table-cell table:style-name="InstrSet-MOVP3_5f_A_2c__40_A.B4" office:value-type="float" office:value="0">
            <text:p text:style-name="TableCont2col_5f_narrow">0</text:p>
          </table:table-cell>
          <table:table-cell table:style-name="InstrSet-MOVP3_5f_A_2c__40_A.C4" office:value-type="float" office:value="0">
            <text:p text:style-name="TableCont2col_5f_narrow">0</text:p>
          </table:table-cell>
          <table:table-cell table:style-name="InstrSet-MOVP3_5f_A_2c__40_A.C4" office:value-type="float" office:value="1">
            <text:p text:style-name="TableCont2col_5f_narrow">1</text:p>
          </table:table-cell>
          <table:table-cell table:style-name="InstrSet-MOVP3_5f_A_2c__40_A.I4" office:value-type="float" office:value="1">
            <text:p text:style-name="TableCont2col_5f_narrow">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table-cell table:style-name="InstrSet-MOVX_5f_A_2c__40_Rr.A1" table:number-columns-spanned="5" office:value-type="string">
            <text:p text:style-name="P19">MOVX A, @ Rr</text:p>
          </table:table-cell>
          <table:covered-table-cell/>
          <table:covered-table-cell/>
          <table:covered-table-cell/>
          <table:covered-table-cell/>
          <table:table-cell table:style-name="InstrSet-MOVX_5f_A_2c__40_Rr.A1" table:number-columns-spanned="6" office:value-type="string">
            <text:p text:style-name="P86">Move External Data Memory Contents to Accumulator</text:p>
          </table:table-cell>
          <table:covered-table-cell/>
          <table:covered-table-cell/>
          <table:covered-table-cell/>
          <table:covered-table-cell/>
          <table:covered-table-cell/>
        </table:table-row>
        <table:table-row>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X_5f_A_2c__40_Rr.A1" office:value-type="string">
            <text:p text:style-name="TableCont2col_5f_narrow"/>
          </table:table-cell>
          <table:table-cell table:style-name="InstrSet-MOVX_5f_A_2c__40_Rr.B4" office:value-type="float" office:value="1">
            <text:p text:style-name="TableCont2col_5f_narrow">1</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B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I4" office:value-type="string">
            <text:p text:style-name="TableCont2col_5f_narrow">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table-cell table:style-name="InstrSet-MOVX_5f__40_Rr_2c_A.A1" table:number-columns-spanned="5" office:value-type="string">
            <text:p text:style-name="P19">MOVX @ Rr, A</text:p>
          </table:table-cell>
          <table:covered-table-cell/>
          <table:covered-table-cell/>
          <table:covered-table-cell/>
          <table:covered-table-cell/>
          <table:table-cell table:style-name="InstrSet-MOVX_5f__40_Rr_2c_A.A1" table:number-columns-spanned="6" office:value-type="string">
            <text:p text:style-name="P86">Move Accumulator Contents to External Data Memory</text:p>
          </table:table-cell>
          <table:covered-table-cell/>
          <table:covered-table-cell/>
          <table:covered-table-cell/>
          <table:covered-table-cell/>
          <table:covered-table-cell/>
        </table:table-row>
        <table:table-row>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X_5f__40_Rr_2c_A.A1" office:value-type="string">
            <text:p text:style-name="TableCont2col_5f_narrow"/>
          </table:table-cell>
          <table:table-cell table:style-name="InstrSet-MOVX_5f__40_Rr_2c_A.B4" office:value-type="float" office:value="1">
            <text:p text:style-name="TableCont2col_5f_narrow">1</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1">
            <text:p text:style-name="TableCont2col_5f_narrow">1</text:p>
          </table:table-cell>
          <table:table-cell table:style-name="InstrSet-MOVX_5f__40_Rr_2c_A.B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I4" office:value-type="string">
            <text:p text:style-name="TableCont2col_5f_narrow">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table-cell table:style-name="InstrSet-NOP.A1" table:number-columns-spanned="5" office:value-type="string">
            <text:p text:style-name="P19">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table-cell table:style-name="InstrSet-NOP.A1" office:value-type="string">
            <text:p text:style-name="TableCont2col_5f_narrow"/>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I3" office:value-type="float" office:value="0">
            <text:p text:style-name="TableCont2col_5f_narrow">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table-cell table:style-name="InstrSet-ORL_5f_A_2c_Rr.A1" table:number-columns-spanned="5" office:value-type="string">
            <text:p text:style-name="P19">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7">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Rr.A1" office:value-type="string">
            <text:p text:style-name="TableCont2col_5f_narrow"/>
          </table:table-cell>
          <table:table-cell table:style-name="InstrSet-ORL_5f_A_2c_Rr.B4" office:value-type="float" office:value="0">
            <text:p text:style-name="TableCont2col_5f_narrow">0</text:p>
          </table:table-cell>
          <table:table-cell table:style-name="InstrSet-ORL_5f_A_2c_Rr.C4" office:value-type="float" office:value="1">
            <text:p text:style-name="TableCont2col_5f_narrow">1</text:p>
          </table:table-cell>
          <table:table-cell table:style-name="InstrSet-ORL_5f_A_2c_Rr.C4" office:value-type="float" office:value="0">
            <text:p text:style-name="TableCont2col_5f_narrow">0</text:p>
          </table:table-cell>
          <table:table-cell table:style-name="InstrSet-ORL_5f_A_2c_Rr.C4" office:value-type="float" office:value="0">
            <text:p text:style-name="TableCont2col_5f_narrow">0</text:p>
          </table:table-cell>
          <table:table-cell table:style-name="InstrSet-ORL_5f_A_2c_Rr.B4" office:value-type="float" office:value="1">
            <text:p text:style-name="TableCont2col_5f_narrow">1</text:p>
          </table:table-cell>
          <table:table-cell table:style-name="InstrSet-ORL_5f_A_2c_Rr.G4" office:value-type="string">
            <text:p text:style-name="TableCont2col_5f_narrow">r</text:p>
          </table:table-cell>
          <table:table-cell table:style-name="InstrSet-ORL_5f_A_2c_Rr.G4" office:value-type="string">
            <text:p text:style-name="TableCont2col_5f_narrow">r</text:p>
          </table:table-cell>
          <table:table-cell table:style-name="InstrSet-ORL_5f_A_2c_Rr.I4" office:value-type="string">
            <text:p text:style-name="TableCont2col_5f_narrow">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table-cell table:style-name="InstrSet-ORL_5f_A_2c__40_Rr.A1" table:number-columns-spanned="5" office:value-type="string">
            <text:p text:style-name="P19">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7">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_40_Rr.A1" office:value-type="string">
            <text:p text:style-name="TableCont2col_5f_narrow"/>
          </table:table-cell>
          <table:table-cell table:style-name="InstrSet-ORL_5f_A_2c__40_Rr.B4" office:value-type="float" office:value="0">
            <text:p text:style-name="TableCont2col_5f_narrow">0</text:p>
          </table:table-cell>
          <table:table-cell table:style-name="InstrSet-ORL_5f_A_2c__40_Rr.C4" office:value-type="float" office:value="1">
            <text:p text:style-name="TableCont2col_5f_narrow">1</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B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I4" office:value-type="string">
            <text:p text:style-name="TableCont2col_5f_narrow">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table-cell table:style-name="InstrSet-ORL_5f_A_2c_data.A1" table:number-columns-spanned="5" office:value-type="string">
            <text:p text:style-name="P19">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data.A1" office:value-type="string">
            <text:p text:style-name="TableCont2col_5f_narrow"/>
          </table:table-cell>
          <table:table-cell table:style-name="InstrSet-ORL_5f_A_2c_data.B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C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B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I4" office:value-type="float" office:value="1">
            <text:p text:style-name="TableCont2col_5f_narrow">1</text:p>
          </table:table-cell>
          <table:table-cell table:style-name="InstrSet-ORL_5f_A_2c_data.A1" table:number-columns-spanned="2" office:value-type="string">
            <text:p text:style-name="TableCont2col_5f_narrow"/>
          </table:table-cell>
          <table:covered-table-cell/>
        </table:table-row>
        <table:table-row>
          <table:table-cell table:style-name="InstrSet-ORL_5f_A_2c_data.A1" office:value-type="string">
            <text:p text:style-name="TableCont2col_5f_narrow"/>
          </table:table-cell>
          <table:table-cell table:style-name="InstrSet-ORL_5f_A_2c_data.B5" office:value-type="string">
            <text:p text:style-name="TableCont2col_5f_narrow"><text:span text:style-name="T29">d</text:span><text:span text:style-name="T19">7</text:span></text:p>
          </table:table-cell>
          <table:table-cell table:style-name="InstrSet-ORL_5f_A_2c_data.C5" office:value-type="string">
            <text:p text:style-name="TableCont2col_5f_narrow">d<text:span text:style-name="T18">6</text:span></text:p>
          </table:table-cell>
          <table:table-cell table:style-name="InstrSet-ORL_5f_A_2c_data.C5" office:value-type="string">
            <text:p text:style-name="TableCont2col_5f_narrow"><text:span text:style-name="T29">d</text:span><text:span text:style-name="T19">5</text:span></text:p>
          </table:table-cell>
          <table:table-cell table:style-name="InstrSet-ORL_5f_A_2c_data.C5" office:value-type="string">
            <text:p text:style-name="TableCont2col_5f_narrow"><text:span text:style-name="T29">d</text:span><text:span text:style-name="T19">4</text:span></text:p>
          </table:table-cell>
          <table:table-cell table:style-name="InstrSet-ORL_5f_A_2c_data.C5" office:value-type="string">
            <text:p text:style-name="TableCont2col_5f_narrow"><text:span text:style-name="T29">d</text:span><text:span text:style-name="T19">3</text:span></text:p>
          </table:table-cell>
          <table:table-cell table:style-name="InstrSet-ORL_5f_A_2c_data.C5" office:value-type="string">
            <text:p text:style-name="TableCont2col_5f_narrow"><text:span text:style-name="T29">d</text:span><text:span text:style-name="T19">2</text:span></text:p>
          </table:table-cell>
          <table:table-cell table:style-name="InstrSet-ORL_5f_A_2c_data.C5" office:value-type="string">
            <text:p text:style-name="TableCont2col_5f_narrow"><text:span text:style-name="T29">d</text:span><text:span text:style-name="T19">1</text:span></text:p>
          </table:table-cell>
          <table:table-cell table:style-name="InstrSet-ORL_5f_A_2c_data.I5" office:value-type="string">
            <text:p text:style-name="TableCont2col_5f_narrow">d<text:span text:style-name="T18">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table-cell table:style-name="InstrSet-ORL_5f_BUS_2c_data.A1" table:number-columns-spanned="5" office:value-type="string">
            <text:p text:style-name="P19">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BUS_2c_data.A1" office:value-type="string">
            <text:p text:style-name="TableCont2col_5f_narrow"/>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I4" office:value-type="float" office:value="0">
            <text:p text:style-name="TableCont2col_5f_narrow">0</text:p>
          </table:table-cell>
          <table:table-cell table:style-name="InstrSet-ORL_5f_BUS_2c_data.A1" table:number-columns-spanned="2" office:value-type="string">
            <text:p text:style-name="TableCont2col_5f_narrow"/>
          </table:table-cell>
          <table:covered-table-cell/>
        </table:table-row>
        <table:table-row>
          <table:table-cell table:style-name="InstrSet-ORL_5f_BUS_2c_data.A1" office:value-type="string">
            <text:p text:style-name="TableCont2col_5f_narrow"/>
          </table:table-cell>
          <table:table-cell table:style-name="InstrSet-ORL_5f_BUS_2c_data.B5" office:value-type="string">
            <text:p text:style-name="TableCont2col_5f_narrow"><text:span text:style-name="T29">d</text:span><text:span text:style-name="T19">7</text:span></text:p>
          </table:table-cell>
          <table:table-cell table:style-name="InstrSet-ORL_5f_BUS_2c_data.C5" office:value-type="string">
            <text:p text:style-name="TableCont2col_5f_narrow">d<text:span text:style-name="T18">6</text:span></text:p>
          </table:table-cell>
          <table:table-cell table:style-name="InstrSet-ORL_5f_BUS_2c_data.C5" office:value-type="string">
            <text:p text:style-name="TableCont2col_5f_narrow"><text:span text:style-name="T29">d</text:span><text:span text:style-name="T19">5</text:span></text:p>
          </table:table-cell>
          <table:table-cell table:style-name="InstrSet-ORL_5f_BUS_2c_data.C5" office:value-type="string">
            <text:p text:style-name="TableCont2col_5f_narrow"><text:span text:style-name="T29">d</text:span><text:span text:style-name="T19">4</text:span></text:p>
          </table:table-cell>
          <table:table-cell table:style-name="InstrSet-ORL_5f_BUS_2c_data.C5" office:value-type="string">
            <text:p text:style-name="TableCont2col_5f_narrow"><text:span text:style-name="T29">d</text:span><text:span text:style-name="T19">3</text:span></text:p>
          </table:table-cell>
          <table:table-cell table:style-name="InstrSet-ORL_5f_BUS_2c_data.C5" office:value-type="string">
            <text:p text:style-name="TableCont2col_5f_narrow"><text:span text:style-name="T29">d</text:span><text:span text:style-name="T19">2</text:span></text:p>
          </table:table-cell>
          <table:table-cell table:style-name="InstrSet-ORL_5f_BUS_2c_data.C5" office:value-type="string">
            <text:p text:style-name="TableCont2col_5f_narrow"><text:span text:style-name="T29">d</text:span><text:span text:style-name="T19">1</text:span></text:p>
          </table:table-cell>
          <table:table-cell table:style-name="InstrSet-ORL_5f_BUS_2c_data.I5" office:value-type="string">
            <text:p text:style-name="TableCont2col_5f_narrow">d<text:span text:style-name="T18">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table-cell table:style-name="InstrSet-ORL_5f_Pp_2c_data.A1" table:number-columns-spanned="5" office:value-type="string">
            <text:p text:style-name="P19">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7">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Pp_2c_data.A1" office:value-type="string">
            <text:p text:style-name="TableCont2col_5f_narrow"/>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H4" office:value-type="string">
            <text:p text:style-name="TableCont2col_5f_narrow">p</text:p>
          </table:table-cell>
          <table:table-cell table:style-name="InstrSet-ORL_5f_Pp_2c_data.I4" office:value-type="string">
            <text:p text:style-name="TableCont2col_5f_narrow">p</text:p>
          </table:table-cell>
          <table:table-cell table:style-name="InstrSet-ORL_5f_Pp_2c_data.A1" table:number-columns-spanned="2" office:value-type="string">
            <text:p text:style-name="TableCont2col_5f_narrow"/>
          </table:table-cell>
          <table:covered-table-cell/>
        </table:table-row>
        <table:table-row>
          <table:table-cell table:style-name="InstrSet-ORL_5f_Pp_2c_data.A1" office:value-type="string">
            <text:p text:style-name="TableCont2col_5f_narrow"/>
          </table:table-cell>
          <table:table-cell table:style-name="InstrSet-ORL_5f_Pp_2c_data.B5" office:value-type="string">
            <text:p text:style-name="TableCont2col_5f_narrow"><text:span text:style-name="T29">d</text:span><text:span text:style-name="T19">7</text:span></text:p>
          </table:table-cell>
          <table:table-cell table:style-name="InstrSet-ORL_5f_Pp_2c_data.C5" office:value-type="string">
            <text:p text:style-name="TableCont2col_5f_narrow">d<text:span text:style-name="T18">6</text:span></text:p>
          </table:table-cell>
          <table:table-cell table:style-name="InstrSet-ORL_5f_Pp_2c_data.C5" office:value-type="string">
            <text:p text:style-name="TableCont2col_5f_narrow"><text:span text:style-name="T29">d</text:span><text:span text:style-name="T19">5</text:span></text:p>
          </table:table-cell>
          <table:table-cell table:style-name="InstrSet-ORL_5f_Pp_2c_data.C5" office:value-type="string">
            <text:p text:style-name="TableCont2col_5f_narrow"><text:span text:style-name="T29">d</text:span><text:span text:style-name="T19">4</text:span></text:p>
          </table:table-cell>
          <table:table-cell table:style-name="InstrSet-ORL_5f_Pp_2c_data.C5" office:value-type="string">
            <text:p text:style-name="TableCont2col_5f_narrow"><text:span text:style-name="T29">d</text:span><text:span text:style-name="T19">3</text:span></text:p>
          </table:table-cell>
          <table:table-cell table:style-name="InstrSet-ORL_5f_Pp_2c_data.C5" office:value-type="string">
            <text:p text:style-name="TableCont2col_5f_narrow"><text:span text:style-name="T29">d</text:span><text:span text:style-name="T19">2</text:span></text:p>
          </table:table-cell>
          <table:table-cell table:style-name="InstrSet-ORL_5f_Pp_2c_data.H5" office:value-type="string">
            <text:p text:style-name="TableCont2col_5f_narrow"><text:span text:style-name="T29">d</text:span><text:span text:style-name="T19">1</text:span></text:p>
          </table:table-cell>
          <table:table-cell table:style-name="InstrSet-ORL_5f_Pp_2c_data.I5" office:value-type="string">
            <text:p text:style-name="TableCont2col_5f_narrow">d<text:span text:style-name="T18">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ext:soft-page-break/>
        <table:table-row>
          <table:table-cell table:style-name="InstrSet-ORLD_5f_Pp_2c_A.A1" table:number-columns-spanned="5" office:value-type="string">
            <text:p text:style-name="P19">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D_5f_Pp_2c_A.A1" office:value-type="string">
            <text:p text:style-name="TableCont2col_5f_narrow"/>
          </table:table-cell>
          <table:table-cell table:style-name="InstrSet-ORLD_5f_Pp_2c_A.B4" office:value-type="float" office:value="1">
            <text:p text:style-name="TableCont2col_5f_narrow">1</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B4" office:value-type="float" office:value="1">
            <text:p text:style-name="TableCont2col_5f_narrow">1</text:p>
          </table:table-cell>
          <table:table-cell table:style-name="InstrSet-ORLD_5f_Pp_2c_A.C4" office:value-type="float" office:value="1">
            <text:p text:style-name="TableCont2col_5f_narrow">1</text:p>
          </table:table-cell>
          <table:table-cell table:style-name="InstrSet-ORLD_5f_Pp_2c_A.H4" office:value-type="string">
            <text:p text:style-name="TableCont2col_5f_narrow">p</text:p>
          </table:table-cell>
          <table:table-cell table:style-name="InstrSet-ORLD_5f_Pp_2c_A.I4" office:value-type="string">
            <text:p text:style-name="TableCont2col_5f_narrow">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table-cell table:style-name="InstrSet-OUTL_5f_P0_2c_A.A1" table:number-columns-spanned="5" office:value-type="string">
            <text:p text:style-name="P19">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table-cell table:style-name="InstrSet-OUTL_5f_P0_2c_A.A1" office:value-type="string">
            <text:p text:style-name="TableCont2col_5f_narrow"/>
          </table:table-cell>
          <table:table-cell table:style-name="InstrSet-OUTL_5f_P0_2c_A.B3" office:value-type="float" office:value="1">
            <text:p text:style-name="TableCont2col_5f_narrow">1</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1">
            <text:p text:style-name="TableCont2col_5f_narrow">1</text:p>
          </table:table-cell>
          <table:table-cell table:style-name="InstrSet-OUTL_5f_P0_2c_A.B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I3" office:value-type="float" office:value="0">
            <text:p text:style-name="TableCont2col_5f_narrow">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table-cell table:style-name="InstrSet-OUTL_5f_BUS_2c_A.A1" table:number-columns-spanned="5" office:value-type="string">
            <text:p text:style-name="P19">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UTL_5f_BUS_2c_A.A1" office:value-type="string">
            <text:p text:style-name="TableCont2col_5f_narrow"/>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1">
            <text:p text:style-name="TableCont2col_5f_narrow">1</text:p>
          </table:table-cell>
          <table:table-cell table:style-name="InstrSet-OUTL_5f_BUS_2c_A.I4" office:value-type="float" office:value="0">
            <text:p text:style-name="TableCont2col_5f_narrow">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table-cell table:style-name="InstrSet-OUTL_5f_Pp_2c_A.A1" table:number-columns-spanned="5" office:value-type="string">
            <text:p text:style-name="P19">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UTL_5f_Pp_2c_A.A1" office:value-type="string">
            <text:p text:style-name="TableCont2col_5f_narrow"/>
          </table:table-cell>
          <table:table-cell table:style-name="InstrSet-OUTL_5f_Pp_2c_A.B4" office:value-type="float" office:value="0">
            <text:p text:style-name="TableCont2col_5f_narrow">0</text:p>
          </table:table-cell>
          <table:table-cell table:style-name="InstrSet-OUTL_5f_Pp_2c_A.C4" office:value-type="float" office:value="0">
            <text:p text:style-name="TableCont2col_5f_narrow">0</text:p>
          </table:table-cell>
          <table:table-cell table:style-name="InstrSet-OUTL_5f_Pp_2c_A.C4" office:value-type="float" office:value="1">
            <text:p text:style-name="TableCont2col_5f_narrow">1</text:p>
          </table:table-cell>
          <table:table-cell table:style-name="InstrSet-OUTL_5f_Pp_2c_A.C4" office:value-type="float" office:value="1">
            <text:p text:style-name="TableCont2col_5f_narrow">1</text:p>
          </table:table-cell>
          <table:table-cell table:style-name="InstrSet-OUTL_5f_Pp_2c_A.B4" office:value-type="float" office:value="1">
            <text:p text:style-name="TableCont2col_5f_narrow">1</text:p>
          </table:table-cell>
          <table:table-cell table:style-name="InstrSet-OUTL_5f_Pp_2c_A.C4" office:value-type="float" office:value="0">
            <text:p text:style-name="TableCont2col_5f_narrow">0</text:p>
          </table:table-cell>
          <table:table-cell table:style-name="InstrSet-OUTL_5f_Pp_2c_A.H4" office:value-type="string">
            <text:p text:style-name="TableCont2col_5f_narrow">p</text:p>
          </table:table-cell>
          <table:table-cell table:style-name="InstrSet-OUTL_5f_Pp_2c_A.I4" office:value-type="string">
            <text:p text:style-name="TableCont2col_5f_narrow">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table-cell table:style-name="InstrSet-RAD.A1" table:number-columns-spanned="5" office:value-type="string">
            <text:p text:style-name="P19">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AD.A1" office:value-type="string">
            <text:p text:style-name="TableCont2col_5f_narrow"/>
          </table:table-cell>
          <table:table-cell table:style-name="InstrSet-RAD.B4" office:value-type="float" office:value="1">
            <text:p text:style-name="TableCont2col_5f_narrow">1</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B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I4" office:value-type="float" office:value="0">
            <text:p text:style-name="TableCont2col_5f_narrow">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able:table-row>
          <table:table-cell table:style-name="InstrSet-RET.A1" table:number-columns-spanned="5" office:value-type="string">
            <text:p text:style-name="P19">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A1" office:value-type="string">
            <text:p text:style-name="TableCont2col_5f_narrow"/>
          </table:table-cell>
          <table:table-cell table:style-name="InstrSet-RET.B4" office:value-type="float" office:value="1">
            <text:p text:style-name="TableCont2col_5f_narrow">1</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B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1">
            <text:p text:style-name="TableCont2col_5f_narrow">1</text:p>
          </table:table-cell>
          <table:table-cell table:style-name="InstrSet-RET.I4" office:value-type="float" office:value="1">
            <text:p text:style-name="TableCont2col_5f_narrow">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table-cell table:style-name="InstrSet-RETI.A1" table:number-columns-spanned="5" office:value-type="string">
            <text:p text:style-name="P19">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I.A1" office:value-type="string">
            <text:p text:style-name="TableCont2col_5f_narrow"/>
          </table:table-cell>
          <table:table-cell table:style-name="InstrSet-RETI.B4" office:value-type="float" office:value="1">
            <text:p text:style-name="TableCont2col_5f_narrow">1</text:p>
          </table:table-cell>
          <table:table-cell table:style-name="InstrSet-RETI.C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B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I4" office:value-type="float" office:value="1">
            <text:p text:style-name="TableCont2col_5f_narrow">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table-cell table:style-name="InstrSet-RETR.A1" table:number-columns-spanned="5" office:value-type="string">
            <text:p text:style-name="P19">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R.A1" office:value-type="string">
            <text:p text:style-name="TableCont2col_5f_narrow"/>
          </table:table-cell>
          <table:table-cell table:style-name="InstrSet-RETR.B4" office:value-type="float" office:value="1">
            <text:p text:style-name="TableCont2col_5f_narrow">1</text:p>
          </table:table-cell>
          <table:table-cell table:style-name="InstrSet-RETR.C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B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I4" office:value-type="float" office:value="1">
            <text:p text:style-name="TableCont2col_5f_narrow">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table-cell table:style-name="InstrSet-RL_5f_A.A1" table:number-columns-spanned="5" office:value-type="string">
            <text:p text:style-name="P19">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L_5f_A.A1" office:value-type="string">
            <text:p text:style-name="TableCont2col_5f_narrow"/>
          </table:table-cell>
          <table:table-cell table:style-name="InstrSet-RL_5f_A.B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0">
            <text:p text:style-name="TableCont2col_5f_narrow">0</text:p>
          </table:table-cell>
          <table:table-cell table:style-name="InstrSet-RL_5f_A.B4" office:value-type="float" office:value="0">
            <text:p text:style-name="TableCont2col_5f_narrow">0</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I4" office:value-type="float" office:value="1">
            <text:p text:style-name="TableCont2col_5f_narrow">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table-cell table:style-name="InstrSet-RLC_5f_A.A1" table:number-columns-spanned="5" office:value-type="string">
            <text:p text:style-name="P19">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6">(A n+1) ← (A n); n = 0 – 6<text:line-break/>(A 0) ← (C)</text:span><text:line-break/><text:span text:style-name="T16">(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LC_5f_A.A1" office:value-type="string">
            <text:p text:style-name="TableCont2col_5f_narrow"/>
          </table:table-cell>
          <table:table-cell table:style-name="InstrSet-RLC_5f_A.B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B4" office:value-type="float" office:value="0">
            <text:p text:style-name="TableCont2col_5f_narrow">0</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I4" office:value-type="float" office:value="1">
            <text:p text:style-name="TableCont2col_5f_narrow">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table-cell table:style-name="InstrSet-RR_5f_A.A1" table:number-columns-spanned="5" office:value-type="string">
            <text:p text:style-name="P19">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R_5f_A.A1" office:value-type="string">
            <text:p text:style-name="TableCont2col_5f_narrow"/>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I4" office:value-type="float" office:value="1">
            <text:p text:style-name="TableCont2col_5f_narrow">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table-cell table:style-name="InstrSet-RRC_5f_A.A1" table:number-columns-spanned="5" office:value-type="string">
            <text:p text:style-name="P19">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6">(A n) ← (A n+1); n = 0 – 6<text:line-break/>(A 7) ← (C)</text:span><text:line-break/><text:span text:style-name="T16">(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RC_5f_A.A1" office:value-type="string">
            <text:p text:style-name="TableCont2col_5f_narrow"/>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C4" office:value-type="float" office:value="0">
            <text:p text:style-name="TableCont2col_5f_narrow">0</text:p>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I4" office:value-type="float" office:value="1">
            <text:p text:style-name="TableCont2col_5f_narrow">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table-cell table:style-name="InstrSet-SEL_5f_AN0.A1" table:number-columns-spanned="5" office:value-type="string">
            <text:p text:style-name="P19">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table-cell table:style-name="InstrSet-SEL_5f_AN0.A1" office:value-type="string">
            <text:p text:style-name="TableCont2col_5f_narrow"/>
          </table:table-cell>
          <table:table-cell table:style-name="InstrSet-SEL_5f_AN0.B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C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B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I3" office:value-type="float" office:value="1">
            <text:p text:style-name="TableCont2col_5f_narrow">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table-cell table:style-name="InstrSet-SEL_5f_AN1.A1" table:number-columns-spanned="5" office:value-type="string">
            <text:p text:style-name="P19">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table-cell table:style-name="InstrSet-SEL_5f_AN1.A1" office:value-type="string">
            <text:p text:style-name="TableCont2col_5f_narrow"/>
          </table:table-cell>
          <table:table-cell table:style-name="InstrSet-SEL_5f_AN1.B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B3" office:value-type="float" office:value="0">
            <text:p text:style-name="TableCont2col_5f_narrow">0</text:p>
          </table:table-cell>
          <table:table-cell table:style-name="InstrSet-SEL_5f_AN1.C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I3" office:value-type="float" office:value="1">
            <text:p text:style-name="TableCont2col_5f_narrow">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ext:soft-page-break/>
        <table:table-row>
          <table:table-cell table:style-name="InstrSet-SEL_5f_MB0.A1" table:number-columns-spanned="5" office:value-type="string">
            <text:p text:style-name="P19">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MB0.A1" office:value-type="string">
            <text:p text:style-name="TableCont2col_5f_narrow"/>
          </table:table-cell>
          <table:table-cell table:style-name="InstrSet-SEL_5f_MB0.B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B4" office:value-type="float" office:value="0">
            <text:p text:style-name="TableCont2col_5f_narrow">0</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I4" office:value-type="float" office:value="1">
            <text:p text:style-name="TableCont2col_5f_narrow">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table-cell table:style-name="InstrSet-SEL_5f_MB1.A1" table:number-columns-spanned="5" office:value-type="string">
            <text:p text:style-name="P19">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MB1.A1" office:value-type="string">
            <text:p text:style-name="TableCont2col_5f_narrow"/>
          </table:table-cell>
          <table:table-cell table:style-name="InstrSet-SEL_5f_MB1.B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B4" office:value-type="float" office:value="0">
            <text:p text:style-name="TableCont2col_5f_narrow">0</text:p>
          </table:table-cell>
          <table:table-cell table:style-name="InstrSet-SEL_5f_MB1.C4" office:value-type="float" office:value="1">
            <text:p text:style-name="TableCont2col_5f_narrow">1</text:p>
          </table:table-cell>
          <table:table-cell table:style-name="InstrSet-SEL_5f_MB1.C4" office:value-type="float" office:value="0">
            <text:p text:style-name="TableCont2col_5f_narrow">0</text:p>
          </table:table-cell>
          <table:table-cell table:style-name="InstrSet-SEL_5f_MB1.I4" office:value-type="float" office:value="1">
            <text:p text:style-name="TableCont2col_5f_narrow">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table-cell table:style-name="InstrSet-SEL_5f_RB0.A1" table:number-columns-spanned="5" office:value-type="string">
            <text:p text:style-name="P19">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RB0.A1" office:value-type="string">
            <text:p text:style-name="TableCont2col_5f_narrow"/>
          </table:table-cell>
          <table:table-cell table:style-name="InstrSet-SEL_5f_RB0.B4" office:value-type="float" office:value="1">
            <text:p text:style-name="TableCont2col_5f_narrow">1</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C4" office:value-type="float" office:value="0">
            <text:p text:style-name="TableCont2col_5f_narrow">0</text:p>
          </table:table-cell>
          <table:table-cell table:style-name="InstrSet-SEL_5f_RB0.B4" office:value-type="float" office:value="0">
            <text:p text:style-name="TableCont2col_5f_narrow">0</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I4" office:value-type="float" office:value="1">
            <text:p text:style-name="TableCont2col_5f_narrow">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table-cell table:style-name="InstrSet-SEL_5f_RB1.A1" table:number-columns-spanned="5" office:value-type="string">
            <text:p text:style-name="P19">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RB1.A1" office:value-type="string">
            <text:p text:style-name="TableCont2col_5f_narrow"/>
          </table:table-cell>
          <table:table-cell table:style-name="InstrSet-SEL_5f_RB1.B4" office:value-type="float" office:value="1">
            <text:p text:style-name="TableCont2col_5f_narrow">1</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B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I4" office:value-type="float" office:value="1">
            <text:p text:style-name="TableCont2col_5f_narrow">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table-cell table:style-name="InstrSet-STOP_5f_TCNT.A1" table:number-columns-spanned="5" office:value-type="string">
            <text:p text:style-name="P19">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table-cell table:style-name="InstrSet-STOP_5f_TCNT.A1" office:value-type="string">
            <text:p text:style-name="TableCont2col_5f_narrow"/>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I3" office:value-type="float" office:value="1">
            <text:p text:style-name="TableCont2col_5f_narrow">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table-cell table:style-name="InstrSet-STRT_5f_CNT.A1" table:number-columns-spanned="5" office:value-type="string">
            <text:p text:style-name="P19">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7">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table-cell table:style-name="InstrSet-STRT_5f_CNT.A1" office:value-type="string">
            <text:p text:style-name="TableCont2col_5f_narrow"/>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C3" office:value-type="float" office:value="0">
            <text:p text:style-name="TableCont2col_5f_narrow">0</text:p>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I3" office:value-type="float" office:value="1">
            <text:p text:style-name="TableCont2col_5f_narrow">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able:table-row>
          <table:table-cell table:style-name="InstrSet-STRT_5f_T.A1" table:number-columns-spanned="5" office:value-type="string">
            <text:p text:style-name="P19">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table-cell table:style-name="InstrSet-STRT_5f_T.A1" office:value-type="string">
            <text:p text:style-name="TableCont2col_5f_narrow"/>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I3" office:value-type="float" office:value="1">
            <text:p text:style-name="TableCont2col_5f_narrow">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table-cell table:style-name="InstrSet-SWAP_5f_A.A1" table:number-columns-spanned="5" office:value-type="string">
            <text:p text:style-name="P19">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3">(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WAP_5f_A.A1" office:value-type="string">
            <text:p text:style-name="TableCont2col_5f_narrow"/>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0">
            <text:p text:style-name="TableCont2col_5f_narrow">0</text:p>
          </table:table-cell>
          <table:table-cell table:style-name="InstrSet-SWAP_5f_A.C4" office:value-type="float" office:value="0">
            <text:p text:style-name="TableCont2col_5f_narrow">0</text:p>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1">
            <text:p text:style-name="TableCont2col_5f_narrow">1</text:p>
          </table:table-cell>
          <table:table-cell table:style-name="InstrSet-SWAP_5f_A.I4" office:value-type="float" office:value="1">
            <text:p text:style-name="TableCont2col_5f_narrow">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table-cell table:style-name="InstrSet-XCH_5f_A_2c_Rr.A1" table:number-columns-spanned="5" office:value-type="string">
            <text:p text:style-name="P19">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_5f_A_2c_Rr.A1" office:value-type="string">
            <text:p text:style-name="TableCont2col_5f_narrow"/>
          </table:table-cell>
          <table:table-cell table:style-name="InstrSet-XCH_5f_A_2c_Rr.B4" office:value-type="float" office:value="0">
            <text:p text:style-name="TableCont2col_5f_narrow">0</text:p>
          </table:table-cell>
          <table:table-cell table:style-name="InstrSet-XCH_5f_A_2c_Rr.C4" office:value-type="float" office:value="0">
            <text:p text:style-name="TableCont2col_5f_narrow">0</text:p>
          </table:table-cell>
          <table:table-cell table:style-name="InstrSet-XCH_5f_A_2c_Rr.C4" office:value-type="float" office:value="1">
            <text:p text:style-name="TableCont2col_5f_narrow">1</text:p>
          </table:table-cell>
          <table:table-cell table:style-name="InstrSet-XCH_5f_A_2c_Rr.C4" office:value-type="float" office:value="0">
            <text:p text:style-name="TableCont2col_5f_narrow">0</text:p>
          </table:table-cell>
          <table:table-cell table:style-name="InstrSet-XCH_5f_A_2c_Rr.B4" office:value-type="float" office:value="1">
            <text:p text:style-name="TableCont2col_5f_narrow">1</text:p>
          </table:table-cell>
          <table:table-cell table:style-name="InstrSet-XCH_5f_A_2c_Rr.G4" office:value-type="string">
            <text:p text:style-name="TableCont2col_5f_narrow">r</text:p>
          </table:table-cell>
          <table:table-cell table:style-name="InstrSet-XCH_5f_A_2c_Rr.G4" office:value-type="string">
            <text:p text:style-name="TableCont2col_5f_narrow">r</text:p>
          </table:table-cell>
          <table:table-cell table:style-name="InstrSet-XCH_5f_A_2c_Rr.I4" office:value-type="string">
            <text:p text:style-name="TableCont2col_5f_narrow">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table-cell table:style-name="InstrSet-XCH_5f_A_2c__40_Rr.A1" table:number-columns-spanned="5" office:value-type="string">
            <text:p text:style-name="P19">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7">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_5f_A_2c__40_Rr.A1" office:value-type="string">
            <text:p text:style-name="TableCont2col_5f_narrow"/>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1">
            <text:p text:style-name="TableCont2col_5f_narrow">1</text:p>
          </table:table-cell>
          <table:table-cell table:style-name="InstrSet-XCH_5f_A_2c__40_Rr.C4" office:value-type="float" office:value="0">
            <text:p text:style-name="TableCont2col_5f_narrow">0</text:p>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I4" office:value-type="string">
            <text:p text:style-name="TableCont2col_5f_narrow">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table-cell table:style-name="InstrSet-XCHD_5f_A_2c__40_Rr.A1" table:number-columns-spanned="5" office:value-type="string">
            <text:p text:style-name="P19">XCHD A, @ Rr</text:p>
          </table:table-cell>
          <table:covered-table-cell/>
          <table:covered-table-cell/>
          <table:covered-table-cell/>
          <table:covered-table-cell/>
          <table:table-cell table:style-name="InstrSet-XCHD_5f_A_2c__40_Rr.A1" table:number-columns-spanned="6" office:value-type="string">
            <text:p text:style-name="P86">Exchange Accumulator and Data Memory 4-Bit Data</text:p>
          </table:table-cell>
          <table:covered-table-cell/>
          <table:covered-table-cell/>
          <table:covered-table-cell/>
          <table:covered-table-cell/>
          <table:covered-table-cell/>
        </table:table-row>
        <table:table-row>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3">(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D_5f_A_2c__40_Rr.A1" office:value-type="string">
            <text:p text:style-name="TableCont2col_5f_narrow"/>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1">
            <text:p text:style-name="TableCont2col_5f_narrow">1</text:p>
          </table:table-cell>
          <table:table-cell table:style-name="InstrSet-XCHD_5f_A_2c__40_Rr.C4" office:value-type="float" office:value="1">
            <text:p text:style-name="TableCont2col_5f_narrow">1</text:p>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I4" office:value-type="string">
            <text:p text:style-name="TableCont2col_5f_narrow">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table-cell table:style-name="InstrSet-XRL_5f_A_2c_Rr.A1" table:number-columns-spanned="5" office:value-type="string">
            <text:p text:style-name="P19">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7">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Rr.A1" office:value-type="string">
            <text:p text:style-name="TableCont2col_5f_narrow"/>
          </table:table-cell>
          <table:table-cell table:style-name="InstrSet-XRL_5f_A_2c_Rr.B4" office:value-type="float" office:value="1">
            <text:p text:style-name="TableCont2col_5f_narrow">1</text:p>
          </table:table-cell>
          <table:table-cell table:style-name="InstrSet-XRL_5f_A_2c_Rr.C4" office:value-type="float" office:value="1">
            <text:p text:style-name="TableCont2col_5f_narrow">1</text:p>
          </table:table-cell>
          <table:table-cell table:style-name="InstrSet-XRL_5f_A_2c_Rr.C4" office:value-type="float" office:value="0">
            <text:p text:style-name="TableCont2col_5f_narrow">0</text:p>
          </table:table-cell>
          <table:table-cell table:style-name="InstrSet-XRL_5f_A_2c_Rr.C4" office:value-type="float" office:value="1">
            <text:p text:style-name="TableCont2col_5f_narrow">1</text:p>
          </table:table-cell>
          <table:table-cell table:style-name="InstrSet-XRL_5f_A_2c_Rr.B4" office:value-type="float" office:value="1">
            <text:p text:style-name="TableCont2col_5f_narrow">1</text:p>
          </table:table-cell>
          <table:table-cell table:style-name="InstrSet-XRL_5f_A_2c_Rr.G4" office:value-type="string">
            <text:p text:style-name="TableCont2col_5f_narrow">r</text:p>
          </table:table-cell>
          <table:table-cell table:style-name="InstrSet-XRL_5f_A_2c_Rr.G4" office:value-type="string">
            <text:p text:style-name="TableCont2col_5f_narrow">r</text:p>
          </table:table-cell>
          <table:table-cell table:style-name="InstrSet-XRL_5f_A_2c_Rr.I4" office:value-type="string">
            <text:p text:style-name="TableCont2col_5f_narrow">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table-cell table:style-name="InstrSet-XRL_5f_A_2c__40_Rr.A1" table:number-columns-spanned="5" office:value-type="string">
            <text:p text:style-name="P19">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7">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_40_Rr.A1" office:value-type="string">
            <text:p text:style-name="TableCont2col_5f_narrow"/>
          </table:table-cell>
          <table:table-cell table:style-name="InstrSet-XRL_5f_A_2c__40_Rr.B4" office:value-type="float" office:value="1">
            <text:p text:style-name="TableCont2col_5f_narrow">1</text:p>
          </table:table-cell>
          <table:table-cell table:style-name="InstrSet-XRL_5f_A_2c__40_Rr.C4" office:value-type="float" office:value="1">
            <text:p text:style-name="TableCont2col_5f_narrow">1</text:p>
          </table:table-cell>
          <table:table-cell table:style-name="InstrSet-XRL_5f_A_2c__40_Rr.C4" office:value-type="float" office:value="0">
            <text:p text:style-name="TableCont2col_5f_narrow">0</text:p>
          </table:table-cell>
          <table:table-cell table:style-name="InstrSet-XRL_5f_A_2c__40_Rr.C4" office:value-type="float" office:value="1">
            <text:p text:style-name="TableCont2col_5f_narrow">1</text:p>
          </table:table-cell>
          <table:table-cell table:style-name="InstrSet-XRL_5f_A_2c__40_Rr.B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I4" office:value-type="string">
            <text:p text:style-name="TableCont2col_5f_narrow">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table-cell table:style-name="InstrSet-XRL_5f_A_2c_data.A1" table:number-columns-spanned="5" office:value-type="string">
            <text:p text:style-name="P19">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data.A1" office:value-type="string">
            <text:p text:style-name="TableCont2col_5f_narrow"/>
          </table:table-cell>
          <table:table-cell table:style-name="InstrSet-XRL_5f_A_2c_data.B4" office:value-type="float" office:value="1">
            <text:p text:style-name="TableCont2col_5f_narrow">1</text:p>
          </table:table-cell>
          <table:table-cell table:style-name="InstrSet-XRL_5f_A_2c_data.C4" office:value-type="float" office:value="1">
            <text:p text:style-name="TableCont2col_5f_narrow">1</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B4" office:value-type="float" office:value="0">
            <text:p text:style-name="TableCont2col_5f_narrow">0</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I4" office:value-type="float" office:value="1">
            <text:p text:style-name="TableCont2col_5f_narrow">1</text:p>
          </table:table-cell>
          <table:table-cell table:style-name="InstrSet-XRL_5f_A_2c_data.A1" table:number-columns-spanned="2" office:value-type="string">
            <text:p text:style-name="TableCont2col_5f_narrow"/>
          </table:table-cell>
          <table:covered-table-cell/>
        </table:table-row>
        <table:table-row>
          <table:table-cell table:style-name="InstrSet-XRL_5f_A_2c_data.A1" office:value-type="string">
            <text:p text:style-name="TableCont2col_5f_narrow"/>
          </table:table-cell>
          <table:table-cell table:style-name="InstrSet-XRL_5f_A_2c_data.B5" office:value-type="string">
            <text:p text:style-name="TableCont2col_5f_narrow"><text:span text:style-name="T29">d</text:span><text:span text:style-name="T19">7</text:span></text:p>
          </table:table-cell>
          <table:table-cell table:style-name="InstrSet-XRL_5f_A_2c_data.C5" office:value-type="string">
            <text:p text:style-name="TableCont2col_5f_narrow">d<text:span text:style-name="T18">6</text:span></text:p>
          </table:table-cell>
          <table:table-cell table:style-name="InstrSet-XRL_5f_A_2c_data.C5" office:value-type="string">
            <text:p text:style-name="TableCont2col_5f_narrow"><text:span text:style-name="T29">d</text:span><text:span text:style-name="T19">5</text:span></text:p>
          </table:table-cell>
          <table:table-cell table:style-name="InstrSet-XRL_5f_A_2c_data.C5" office:value-type="string">
            <text:p text:style-name="TableCont2col_5f_narrow"><text:span text:style-name="T29">d</text:span><text:span text:style-name="T19">4</text:span></text:p>
          </table:table-cell>
          <table:table-cell table:style-name="InstrSet-XRL_5f_A_2c_data.C5" office:value-type="string">
            <text:p text:style-name="TableCont2col_5f_narrow"><text:span text:style-name="T29">d</text:span><text:span text:style-name="T19">3</text:span></text:p>
          </table:table-cell>
          <table:table-cell table:style-name="InstrSet-XRL_5f_A_2c_data.C5" office:value-type="string">
            <text:p text:style-name="TableCont2col_5f_narrow"><text:span text:style-name="T29">d</text:span><text:span text:style-name="T19">2</text:span></text:p>
          </table:table-cell>
          <table:table-cell table:style-name="InstrSet-XRL_5f_A_2c_data.C5" office:value-type="string">
            <text:p text:style-name="TableCont2col_5f_narrow"><text:span text:style-name="T29">d</text:span><text:span text:style-name="T19">1</text:span></text:p>
          </table:table-cell>
          <table:table-cell table:style-name="InstrSet-XRL_5f_A_2c_data.I5" office:value-type="string">
            <text:p text:style-name="TableCont2col_5f_narrow">d<text:span text:style-name="T18">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list xml:id="list779318005" text:continue-numbering="true" text:style-name="Outline">
        <text:list-item>
          <text:h text:style-name="P123" text:outline-level="1">Summary</text:h>
        </text:list-item>
      </text:list>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1440047113" text:style-name="L7">
        <text:list-item>
          <text:p text:style-name="P134">Program Memory to 4K words</text:p>
        </text:list-item>
        <text:list-item>
          <text:p text:style-name="P134">Data Memory to 320 words (384 words with 8049)</text:p>
        </text:list-item>
        <text:list-item>
          <text:p text:style-name="P134">I/O by unlimited amount</text:p>
        </text:list-item>
        <text:list-item>
          <text:p text:style-name="P134">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145009698" text:style-name="L8">
        <text:list-item>
          <text:p text:style-name="P135">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35">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list xml:id="list1013435819" text:continue-list="list779318005" text:style-name="Outline">
        <text:list-item>
          <text:list>
            <text:list-item>
              <text:h text:style-name="Heading_20_2" text:outline-level="2">Expansion of Program Memory</text:h>
            </text:list-item>
          </text:list>
        </text:list-item>
      </text:list>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list xml:id="list1350944871" text:continue-numbering="true" text:style-name="Outline">
        <text:list-item>
          <text:list>
            <text:list-item>
              <text:list>
                <text:list-item>
                  <text:h text:style-name="Heading_20_3" text:outline-level="3">Instruction Fetch <text:span text:style-name="T17">Cycle</text:span> (External)</text:h>
                </text:list-item>
              </text:list>
            </text:list-item>
          </text:list>
        </text:list-item>
      </text:list>
      <text:p text:style-name="Standard2Col">For all instruction fetches from addresses of 1024 (2048) or greater the following will occur:</text:p>
      <text:list xml:id="list877251744" text:style-name="L9">
        <text:list-item>
          <text:p text:style-name="P136">The contents of the 12 bit program counter will be output on BUS and the lower half of port 2.</text:p>
        </text:list-item>
        <text:list-item>
          <text:p text:style-name="P136">Address Latch Enable (ALE) will indicate the time at which address is valid. The trailing edge of ALE is used to latch the address externally.</text:p>
        </text:list-item>
        <text:list-item>
          <text:p text:style-name="P136">Program Store Enable (PSEN') indicates that an external instruction fetch is in progress and serves to enable the external memory device.</text:p>
        </text:list-item>
        <text:list-item>
          <text:p text:style-name="P136">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list xml:id="list1265641045" text:continue-list="list1350944871" text:style-name="Outline">
        <text:list-item>
          <text:list>
            <text:list-item>
              <text:list>
                <text:list-item>
                  <text:h text:style-name="Heading_20_3" text:outline-level="3"><text:reference-mark text:name="ExtendedProgramMemory"/>Extended Program Memory Addressing (Beyond 2K)</text:h>
                </text:list-item>
              </text:list>
            </text:list-item>
          </text:list>
        </text:list-item>
      </text:list>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list xml:id="list1521218813" text:continue-numbering="true" text:style-name="Outline">
        <text:list-item>
          <text:list>
            <text:list-item>
              <text:list>
                <text:list-item>
                  <text:list>
                    <text:list-item>
                      <text:h text:style-name="Heading_20_4" text:outline-level="4">Program Memory Bank Switch</text:h>
                    </text:list-item>
                  </text:list>
                </text:list-item>
              </text:list>
            </text:list-item>
          </text:list>
        </text:list-item>
      </text:list>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7">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list xml:id="list140949614" text:continue-numbering="true" text:style-name="Outline">
        <text:list-item>
          <text:list>
            <text:list-item>
              <text:list>
                <text:list-item>
                  <text:list>
                    <text:list-item>
                      <text:h text:style-name="Heading_20_4" text:outline-level="4">Interrupt Routines</text:h>
                    </text:list-item>
                  </text:list>
                </text:list-item>
              </text:list>
            </text:list-item>
          </text:list>
        </text:list-item>
      </text:list>
      <text:p text:style-name="Standard2Col">Interrupts always vector the program counter to location 3 or 7 in the first 2K bank and bit 11 of the program counter is held at “0” during the interrupt service routine. The end of the service routine is <text:span text:style-name="T17">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list xml:id="list824102766" text:continue-numbering="true" text:style-name="Outline">
        <text:list-item>
          <text:list>
            <text:list-item>
              <text:list>
                <text:list-item>
                  <text:h text:style-name="Heading_20_3" text:outline-level="3"><text:soft-page-break/>Restoring I/O Port Information</text:h>
                </text:list-item>
              </text:list>
            </text:list-item>
          </text:list>
        </text:list-item>
      </text:list>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list xml:id="list2013236542" text:continue-numbering="true" text:style-name="Outline">
        <text:list-item>
          <text:list>
            <text:list-item>
              <text:h text:style-name="Heading_20_2" text:outline-level="2">Expansion of Data Memory</text:h>
            </text:list-item>
          </text:list>
        </text:list-item>
      </text:list>
      <text:p text:style-name="Standard2Col">Data Memory is expanded beyond the resident 64 words by using the 8085 type bus feature of the MCS-48.</text:p>
      <text:list xml:id="list285375594" text:continue-numbering="true" text:style-name="Outline">
        <text:list-item>
          <text:list>
            <text:list-item>
              <text:list>
                <text:list-item>
                  <text:h text:style-name="Heading_20_3" text:outline-level="3">Read/Write Cycles</text:h>
                </text:list-item>
              </text:list>
            </text:list-item>
          </text:list>
        </text:list-item>
      </text:list>
      <text:p text:style-name="Standard2Col">All address and data is transferred over the 8 lines of BUS. A read or write cycle occurs as follows:</text:p>
      <text:list xml:id="list541340344" text:style-name="L10">
        <text:list-item>
          <text:p text:style-name="P137">The contents of register R0 or R1 is <text:span text:style-name="T17">outputted</text:span> on BUS.</text:p>
        </text:list-item>
        <text:list-item>
          <text:p text:style-name="P137">Address Latch Enable (ALE) indicates address is valid. The trailing edge of ALE is used to latch the address externally.</text:p>
        </text:list-item>
        <text:list-item>
          <text:p text:style-name="P137">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37">Data (8-bits) is transferred in or out over BUS.</text:p>
        </text:list-item>
      </text:list>
      <text:list xml:id="list1969083612" text:continue-list="list285375594" text:style-name="Outline">
        <text:list-item>
          <text:list>
            <text:list-item>
              <text:list>
                <text:list-item>
                  <text:h text:style-name="Heading_20_3" text:outline-level="3">Addressing External Data Memory</text:h>
                </text:list-item>
              </text:list>
            </text:list-item>
          </text:list>
        </text:list-item>
      </text:list>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list xml:id="list1571296540" text:continue-numbering="true" text:style-name="Outline">
        <text:list-item>
          <text:list>
            <text:list-item>
              <text:h text:style-name="Heading_20_2" text:outline-level="2">Expansion of Input/Output</text:h>
            </text:list-item>
          </text:list>
        </text:list-item>
      </text:list>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list xml:id="list1826313284" text:continue-numbering="true" text:style-name="Outline">
        <text:list-item>
          <text:list>
            <text:list-item>
              <text:list>
                <text:list-item>
                  <text:h text:style-name="Heading_20_3" text:outline-level="3">I/O Expander Device</text:h>
                </text:list-item>
              </text:list>
            </text:list-item>
          </text:list>
        </text:list-item>
      </text:list>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1141618056" text:style-name="L11">
        <text:list-item>
          <text:p text:style-name="P141">Transfer Accumulator to Port.</text:p>
        </text:list-item>
        <text:list-item>
          <text:p text:style-name="P141">Transfer Port to Accumulator.</text:p>
        </text:list-item>
        <text:list-item>
          <text:p text:style-name="P141">AND Accumulator to Port.</text:p>
        </text:list-item>
        <text:list-item>
          <text:p text:style-name="P141">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table-cell table:style-name="ExpandedNibbles.A1" table:number-columns-spanned="4" office:value-type="string">
            <text:p text:style-name="P20">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20">Nibble 2</text:p>
          </table:table-cell>
          <table:covered-table-cell/>
          <table:covered-table-cell/>
          <table:covered-table-cell/>
        </table:table-row>
        <table:table-row>
          <table:table-cell table:style-name="ExpandedNibbles.A2" office:value-type="float" office:value="3">
            <text:p text:style-name="P20">3</text:p>
          </table:table-cell>
          <table:table-cell table:style-name="ExpandedNibbles.A2" office:value-type="float" office:value="2">
            <text:p text:style-name="P20">2</text:p>
          </table:table-cell>
          <table:table-cell table:style-name="ExpandedNibbles.A2" office:value-type="float" office:value="1">
            <text:p text:style-name="P20">1</text:p>
          </table:table-cell>
          <table:table-cell table:style-name="ExpandedNibbles.A2" office:value-type="float" office:value="0">
            <text:p text:style-name="P20">0</text:p>
          </table:table-cell>
          <table:table-cell table:style-name="ExpandedNibbles.E2" office:value-type="string">
            <text:p text:style-name="TableCont2col"/>
          </table:table-cell>
          <table:table-cell table:style-name="ExpandedNibbles.A2" office:value-type="float" office:value="3">
            <text:p text:style-name="P20">3</text:p>
          </table:table-cell>
          <table:table-cell table:style-name="ExpandedNibbles.A2" office:value-type="float" office:value="2">
            <text:p text:style-name="P20">2</text:p>
          </table:table-cell>
          <table:table-cell table:style-name="ExpandedNibbles.A2" office:value-type="float" office:value="1">
            <text:p text:style-name="P20">1</text:p>
          </table:table-cell>
          <table:table-cell table:style-name="ExpandedNibbles.A2" office:value-type="float" office:value="0">
            <text:p text:style-name="P61">0</text:p>
          </table:table-cell>
        </table:table-row>
        <table:table-row>
          <table:table-cell table:style-name="ExpandedNibbles.A3" office:value-type="string">
            <text:p text:style-name="P20">I</text:p>
          </table:table-cell>
          <table:table-cell table:style-name="ExpandedNibbles.A3" office:value-type="string">
            <text:p text:style-name="P20">I</text:p>
          </table:table-cell>
          <table:table-cell table:style-name="ExpandedNibbles.A3" office:value-type="string">
            <text:p text:style-name="P20">A</text:p>
          </table:table-cell>
          <table:table-cell table:style-name="ExpandedNibbles.A3" office:value-type="string">
            <text:p text:style-name="P20">A</text:p>
          </table:table-cell>
          <table:table-cell table:style-name="ExpandedNibbles.E3" office:value-type="string">
            <text:p text:style-name="TableCont2col"/>
          </table:table-cell>
          <table:table-cell table:style-name="ExpandedNibbles.A3" office:value-type="string">
            <text:p text:style-name="P20">d</text:p>
          </table:table-cell>
          <table:table-cell table:style-name="ExpandedNibbles.A3" office:value-type="string">
            <text:p text:style-name="P20">d</text:p>
          </table:table-cell>
          <table:table-cell table:style-name="ExpandedNibbles.A3" office:value-type="string">
            <text:p text:style-name="P20">d</text:p>
          </table:table-cell>
          <table:table-cell table:style-name="ExpandedNibbles.I3" office:value-type="string">
            <text:p text:style-name="P61">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table-cell table:style-name="ExpandedOpCode.A1" table:number-columns-spanned="2" office:value-type="string">
            <text:p text:style-name="P20">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20">Port<text:line-break/>Address</text:p>
          </table:table-cell>
          <table:covered-table-cell/>
          <table:covered-table-cell/>
          <table:covered-table-cell/>
        </table:table-row>
        <table:table-row>
          <table:table-cell table:style-name="ExpandedOpCode.A2" table:number-columns-spanned="2" office:value-type="string">
            <text:p text:style-name="P27">II</text:p>
          </table:table-cell>
          <table:covered-table-cell/>
          <table:table-cell table:style-name="ExpandedOpCode.A1" office:value-type="string">
            <text:p text:style-name="TableCont2col"/>
          </table:table-cell>
          <table:table-cell table:style-name="ExpandedOpCode.A2" table:number-columns-spanned="4" office:value-type="string">
            <text:p text:style-name="TableCont2col">AA</text:p>
          </table:table-cell>
          <table:covered-table-cell/>
          <table:covered-table-cell/>
          <table:covered-table-cell/>
        </table:table-row>
        <table:table-row>
          <table:table-cell table:style-name="ExpandedOpCode.A3" office:value-type="string">
            <text:p text:style-name="P27">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table-cell table:style-name="ExpandedOpCode.A3" office:value-type="string">
            <text:p text:style-name="P27">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table-cell table:style-name="ExpandedOpCode.A5" office:value-type="float" office:value="10">
            <text:p text:style-name="P27">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table-cell table:style-name="ExpandedOpCode.A5" office:value-type="float" office:value="11">
            <text:p text:style-name="P27">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list xml:id="list1068055105" text:continue-list="list1826313284" text:style-name="Outline">
        <text:list-item>
          <text:list>
            <text:list-item>
              <text:list>
                <text:list-item>
                  <text:list>
                    <text:list-item>
                      <text:h text:style-name="Heading_20_4" text:outline-level="4">I/O Port Characteristics</text:h>
                    </text:list-item>
                  </text:list>
                </text:list-item>
              </text:list>
            </text:list-item>
          </text:list>
        </text:list-item>
      </text:list>
      <text:p text:style-name="Standard2Col">Each of the four 4-bit ports of the 8243 can serve as either input or output and can provide high drive capability in both the high and low state.</text:p>
      <text:list xml:id="list1963072879" text:continue-numbering="true" text:style-name="Outline">
        <text:list-item>
          <text:list>
            <text:list-item>
              <text:list>
                <text:list-item>
                  <text:h text:style-name="Heading_20_3" text:outline-level="3">I/O Expansion with Standard Peripherals</text:h>
                </text:list-item>
              </text:list>
            </text:list-item>
          </text:list>
        </text:list-item>
      </text:list>
      <text:p text:style-name="Standard2Col">Standard MCS-80/85 type I/O devices may be added to the MCS-48 using the same bus and timing used for Data Memory expansion. I/O devices reside on the Data Memory bus and in the data memory address space and <text:soft-page-break/>are accessed with the same MOVX instructions. See the previous section on data memory expansion for a 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list xml:id="list1717572266" text:continue-numbering="true" text:style-name="Outline">
        <text:list-item>
          <text:list>
            <text:list-item>
              <text:list>
                <text:list-item>
                  <text:h text:style-name="Heading_20_3" text:outline-level="3">Combination Memory and I/O Expanders</text:h>
                </text:list-item>
              </text:list>
            </text:list-item>
          </text:list>
        </text:list-item>
      </text:list>
      <text:p text:style-name="Standard2Col">As mentioned in the sections on program and data memory expansion the 8355/8755 and 8155 expanders also contain I/O capability.</text:p>
      <text:p text:style-name="Standard2Col"><text:span text:style-name="T26">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6">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list xml:id="list1265109250" text:continue-numbering="true" text:style-name="Outline">
        <text:list-item>
          <text:list>
            <text:list-item>
              <text:h text:style-name="Heading_20_2" text:outline-level="2">Memory Bank Switching</text:h>
            </text:list-item>
          </text:list>
        </text:list-item>
      </text:list>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list xml:id="list709956464" text:continue-numbering="true" text:style-name="Outline">
        <text:list-item>
          <text:list>
            <text:list-item>
              <text:h text:style-name="Heading_20_2" text:outline-level="2">Control Signal Summary</text:h>
            </text:list-item>
          </text:list>
        </text:list-item>
      </text:list>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table-cell table:style-name="ExpandedControlInstr.A1" office:value-type="string">
            <text:p text:style-name="P18">CONTROL<text:line-break/>SIGNAL</text:p>
          </table:table-cell>
          <table:table-cell table:style-name="ExpandedControlInstr.B1" table:number-columns-spanned="2" office:value-type="string">
            <text:p text:style-name="P18">WHEN ACTIVE</text:p>
          </table:table-cell>
          <table:covered-table-cell/>
        </table:table-row>
        <table:table-row>
          <table:table-cell table:style-name="ExpandedControlInstr.A2" office:value-type="string">
            <text:p text:style-name="P20">RD'</text:p>
          </table:table-cell>
          <table:table-cell table:style-name="ExpandedControlInstr.B2" table:number-columns-spanned="2" office:value-type="string">
            <text:p text:style-name="P27">DURING MOVX A, @R OR INS BUS</text:p>
          </table:table-cell>
          <table:covered-table-cell/>
        </table:table-row>
        <table:table-row>
          <table:table-cell table:style-name="ExpandedControlInstr.A2" office:value-type="string">
            <text:p text:style-name="P20">WR'</text:p>
          </table:table-cell>
          <table:table-cell table:style-name="ExpandedControlInstr.B2" table:number-columns-spanned="2" office:value-type="string">
            <text:p text:style-name="P27">DURING MOVX @R, A OR OUTL BUS</text:p>
          </table:table-cell>
          <table:covered-table-cell/>
        </table:table-row>
        <table:table-row>
          <table:table-cell table:style-name="ExpandedControlInstr.A2" office:value-type="string">
            <text:p text:style-name="P20">ALE</text:p>
          </table:table-cell>
          <table:table-cell table:style-name="ExpandedControlInstr.B2" table:number-columns-spanned="2" office:value-type="string">
            <text:p text:style-name="P27">EVERY MACHINE CYCLE</text:p>
          </table:table-cell>
          <table:covered-table-cell/>
        </table:table-row>
        <table:table-row>
          <table:table-cell table:style-name="ExpandedControlInstr.A2" office:value-type="string">
            <text:p text:style-name="P20">PSEN'</text:p>
          </table:table-cell>
          <table:table-cell table:style-name="ExpandedControlInstr.B2" table:number-columns-spanned="2" office:value-type="string">
            <text:p text:style-name="P27">DURING FETCH OF EXTERNAL PROGRAM MEMORY (INSTRUCTION OR IMMEDIATE DATA)</text:p>
          </table:table-cell>
          <table:covered-table-cell/>
        </table:table-row>
        <table:table-row>
          <table:table-cell table:style-name="ExpandedControlInstr.A2" office:value-type="string">
            <text:p text:style-name="P20">PROG</text:p>
          </table:table-cell>
          <table:table-cell table:style-name="ExpandedControlInstr.B6" office:value-type="string">
            <text:p text:style-name="P27">DURING</text:p>
          </table:table-cell>
          <table:table-cell table:style-name="ExpandedControlInstr.C6" office:value-type="string">
            <text:p text:style-name="P27">MOVD A, P ANLD P, A<text:line-break/>MOVD P, A ORLD P, A</text:p>
          </table:table-cell>
        </table:table-row>
      </table:table>
      <text:p text:style-name="Standard2Col"/>
      <text:p text:style-name="Standard2Col">During all other instructions these outputs are driven to the inactive state.</text:p>
      <text:list xml:id="list1931396710" text:continue-numbering="true" text:style-name="Outline">
        <text:list-item>
          <text:list>
            <text:list-item>
              <text:h text:style-name="Heading_20_2" text:outline-level="2">Port Characteristics</text:h>
              <text:list>
                <text:list-item>
                  <text:list>
                    <text:list-item>
                      <text:h text:style-name="Heading_20_4" text:outline-level="4">BUS Port Operations</text:h>
                    </text:list-item>
                  </text:list>
                </text:list-item>
              </text:list>
            </text:list-item>
          </text:list>
        </text:list-item>
      </text:list>
      <text:p text:style-name="Standard2Col">The BUS port can operate in three different modes: as a latched I/O port, as a bi-directional bus port, or as a pro­<text:soft-page-break/>gram memory address output when external memory is used. The BUS port lines are either active high, active low or high impedance (floating). The latched mode (INS, OUTL) is intended for use in the single chip configuration 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list xml:id="list626674760" text:continue-numbering="true" text:style-name="Outline">
        <text:list-item>
          <text:list>
            <text:list-item>
              <text:list>
                <text:list-item>
                  <text:list>
                    <text:list-item>
                      <text:h text:style-name="Heading_20_4" text:outline-level="4">Port 2 Operations</text:h>
                    </text:list-item>
                  </text:list>
                </text:list-item>
              </text:list>
            </text:list-item>
          </text:list>
        </text:list-item>
      </text:list>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2">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18"/>
      <text:p text:style-name="P8"/>
      <text:p text:style-name="P67">8243</text:p>
      <text:p text:style-name="P9">MCS-48<text:span text:style-name="T4">®</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table-cell table:style-name="_38_243_5f_Feature_5f_Table.A1" office:value-type="string">
            <text:p text:style-name="P57">• Low Cost</text:p>
          </table:table-cell>
          <table:table-cell table:style-name="_38_243_5f_Feature_5f_Table.B1" office:value-type="string">
            <text:p text:style-name="P57">• 24-Pin DIP</text:p>
          </table:table-cell>
        </table:table-row>
        <table:table-row>
          <table:table-cell table:style-name="_38_243_5f_Feature_5f_Table.A1" office:value-type="string">
            <text:p text:style-name="P57">• Simple Interface to MCS-48<text:span text:style-name="T3">®</text:span><text:line-break/> <text:s/>Microcomputers</text:p>
          </table:table-cell>
          <table:table-cell>
            <table:table table:is-sub-table="true">
              <table:table-column table:style-name="_38_243_5f_Feature_5f_Table.B"/>
              <table:table-row>
                <table:table-cell table:style-name="_38_243_5f_Feature_5f_Table.B1" office:value-type="string">
                  <text:p text:style-name="P57">• Single 5V Supply</text:p>
                </table:table-cell>
              </table:table-row>
              <table:table-row>
                <table:table-cell table:style-name="_38_243_5f_Feature_5f_Table.B1" office:value-type="string">
                  <text:p text:style-name="P57">• High Output Drive</text:p>
                </table:table-cell>
              </table:table-row>
            </table:table>
          </table:table-cell>
        </table:table-row>
        <table:table-row>
          <table:table-cell>
            <table:table table:is-sub-table="true">
              <table:table-column table:style-name="_38_243_5f_Feature_5f_Table.A"/>
              <table:table-row>
                <table:table-cell table:style-name="_38_243_5f_Feature_5f_Table.A1" office:value-type="string">
                  <text:p text:style-name="P57">• Four 4-Bit I/O Ports</text:p>
                </table:table-cell>
              </table:table-row>
              <table:table-row>
                <table:table-cell table:style-name="_38_243_5f_Feature_5f_Table.A1" office:value-type="string">
                  <text:p text:style-name="P57">• AND and OR Directly to Ports</text:p>
                </table:table-cell>
              </table:table-row>
            </table:table>
          </table:table-cell>
          <table:table-cell table:style-name="_38_243_5f_Feature_5f_Table.B1" office:value-type="string">
            <text:p text:style-name="P57">• Direct Extension of Resident 8048 I/O<text:line-break/> <text:s/><text:span text:style-name="T30">Ports</text:span></text:p>
          </table:table-cell>
        </table:table-row>
      </table:table>
      <text:p text:style-name="P7"/>
      <text:p text:style-name="P62">The Intel<text:span text:style-name="T4">®</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2">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2">The I/O ports of the 8243 serve as a direct extension of the resident I/O facilities of the MCS-48 microcomputers and are accessed by their own MOV, ANL and ORL instructions.</text:p>
      <text:p text:style-name="P62"><draw:line text:anchor-type="paragraph" draw:z-index="131" draw:style-name="gr1" draw:text-style-name="P148" svg:x1="0.019cm" svg:y1="0.346cm" svg:x2="17.586cm" svg:y2="0.346cm"><text:p/></draw:line></text:p>
      <text:p text:style-name="P62"/>
      <text:p text:style-name="P62"><draw:frame draw:style-name="fr14" draw:name="Rahmen34" text:anchor-type="paragraph" svg:x="13.97cm" svg:y="2.799cm" svg:width="3.597cm" draw:z-index="153"><draw:text-box fo:min-height="4.939cm"><text:p text:style-name="Figure"><draw:frame draw:style-name="fr36" draw:name="PinConfig8243" text:anchor-type="paragraph" svg:x="0cm" svg:y="0cm" svg:width="3.598cm" svg:height="5.288cm" draw:z-index="155"><draw:image xlink:href="../images/8243_pin_conf.eps" xlink:type="simple" xlink:show="embed" xlink:actuate="onLoad"/></draw:frame>Figure <text:sequence text:ref-name="refFigure22" text:name="Figure" text:formula="ooow:Figure+1" style:num-format="1">24</text:sequence>. 8243 Pin Configuration</text:p></draw:text-box></draw:frame><draw:frame draw:style-name="fr14" draw:name="Rahmen35" text:anchor-type="paragraph" svg:x="0cm" svg:y="0.131cm" svg:width="13.086cm" draw:z-index="129"><draw:text-box fo:min-height="10.548cm"><text:p text:style-name="Figure"><draw:frame draw:style-name="fr36" draw:name="BlockDiagram8243" text:anchor-type="paragraph" svg:x="0cm" svg:y="0cm" svg:width="13.09cm" svg:height="11.008cm" draw:z-index="130"><draw:image xlink:href="../images/8243_block_detail.eps" xlink:type="simple" xlink:show="embed" xlink:actuate="onLoad"/></draw:frame>Figure <text:sequence text:ref-name="refFigure23" text:name="Figure" text:formula="ooow:Figure+1" style:num-format="1">23</text:sequence>. 8243 Block Diagram</text:p></draw:text-box></draw:frame></text:p>
      <text:p text:style-name="P145">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table-cell table:style-name="PinDesc8243.A1" office:value-type="string">
            <text:p text:style-name="P18">Symbol</text:p>
          </table:table-cell>
          <table:table-cell table:style-name="PinDesc8243.A1" office:value-type="string">
            <text:p text:style-name="P18">Pin No.</text:p>
          </table:table-cell>
          <table:table-cell table:style-name="PinDesc8243.C1" office:value-type="string">
            <text:p text:style-name="P18">Function</text:p>
          </table:table-cell>
        </table:table-row>
        <table:table-row>
          <table:table-cell table:style-name="PinDesc8243.A2" office:value-type="string">
            <text:p text:style-name="P27">PROG</text:p>
          </table:table-cell>
          <table:table-cell table:style-name="PinDesc8243.B2" office:value-type="float" office:value="7">
            <text:p text:style-name="P20">7</text:p>
          </table:table-cell>
          <table:table-cell table:style-name="PinDesc8243.C2" office:value-type="string">
            <text:p text:style-name="P28"><text:span text:style-name="T26">CLOCK INPUT.</text:span> A high to low transition on PROG signifies that address and control are available on P20 <text:span text:style-name="T13">–</text:span> P23, and a low to high transition signifies that data is available on P20 <text:span text:style-name="T13">–</text:span> P23.</text:p>
          </table:table-cell>
        </table:table-row>
        <table:table-row>
          <table:table-cell table:style-name="PinDesc8243.A2" office:value-type="string">
            <text:p text:style-name="P27">CS'</text:p>
          </table:table-cell>
          <table:table-cell table:style-name="PinDesc8243.B2" office:value-type="float" office:value="6">
            <text:p text:style-name="P20">6</text:p>
          </table:table-cell>
          <table:table-cell table:style-name="PinDesc8243.C2" office:value-type="string">
            <text:p text:style-name="P28"><text:span text:style-name="T26">CHIP SELECT INPUT.</text:span> A high on CS inhibits any change of output or internal status.</text:p>
          </table:table-cell>
        </table:table-row>
        <table:table-row>
          <table:table-cell table:style-name="PinDesc8243.A2" office:value-type="string">
            <text:p text:style-name="P27">P20 <text:span text:style-name="T13">– </text:span>P23</text:p>
          </table:table-cell>
          <table:table-cell table:style-name="PinDesc8243.A2" office:value-type="string">
            <text:p text:style-name="P20">11 <text:span text:style-name="T13">–</text:span> 8</text:p>
          </table:table-cell>
          <table:table-cell table:style-name="PinDesc8243.C2" office:value-type="string">
            <text:p text:style-name="P28">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table-cell table:style-name="PinDesc8243.A2" office:value-type="string">
            <text:p text:style-name="P27">GND</text:p>
          </table:table-cell>
          <table:table-cell table:style-name="PinDesc8243.B2" office:value-type="float" office:value="12">
            <text:p text:style-name="P20">12</text:p>
          </table:table-cell>
          <table:table-cell table:style-name="PinDesc8243.C2" office:value-type="string">
            <text:p text:style-name="P27">0 volt supply.</text:p>
          </table:table-cell>
        </table:table-row>
        <table:table-row>
          <table:table-cell table:style-name="PinDesc8243.A2" office:value-type="string">
            <text:p text:style-name="P27">P40 <text:span text:style-name="T13">–</text:span> P43<text:line-break/>P50 <text:span text:style-name="T13">– P53<text:line-break/>P60 – P63<text:line-break/>P70 – P73</text:span></text:p>
          </table:table-cell>
          <table:table-cell table:style-name="PinDesc8243.A2" office:value-type="string">
            <text:p text:style-name="P20">2 <text:span text:style-name="T13">– 5<text:line-break/>1,23 – 21<text:line-break/>20 – 17<text:line-break/>13 – 16</text:span></text:p>
          </table:table-cell>
          <table:table-cell table:style-name="PinDesc8243.C2" office:value-type="string">
            <text:p text:style-name="P28">Four (4) bit bi-directional I/O ports. May be programmed to be input (during read), low impedance latched output (after write), or a tristate (after read). Data on pins P20 <text:span text:style-name="T13">– P23 may be directly written, ANDed or ORed with previous data.</text:span></text:p>
          </table:table-cell>
        </table:table-row>
        <table:table-row>
          <table:table-cell table:style-name="PinDesc8243.A2" office:value-type="string">
            <text:p text:style-name="P27">V<text:span text:style-name="T31">CC</text:span></text:p>
          </table:table-cell>
          <table:table-cell table:style-name="PinDesc8243.B2" office:value-type="float" office:value="24">
            <text:p text:style-name="P20">24</text:p>
          </table:table-cell>
          <table:table-cell table:style-name="PinDesc8243.C2" office:value-type="string">
            <text:p text:style-name="P27">+5 volt supply.</text:p>
          </table:table-cell>
        </table:table-row>
      </table:table>
      <text:p text:style-name="Standard2Col"/>
      <text:p text:style-name="P87">FUNCTIONAL DESCRIPTION</text:p>
      <text:p text:style-name="P15">General Operation</text:p>
      <text:p text:style-name="Standard2Col">The 8243 contains four 4-bit I/O ports which serve as an extension of the on-chip I/O and are addressed as ports 4 <text:span text:style-name="T13">–</text:span> 7. The following operations may be performed on these ports:</text:p>
      <text:list xml:id="list546126297" text:style-name="L12">
        <text:list-item>
          <text:p text:style-name="P142">Transfer Accumulator to Port</text:p>
        </text:list-item>
        <text:list-item>
          <text:p text:style-name="P142">Transfer Port to Accumulator</text:p>
        </text:list-item>
        <text:list-item>
          <text:p text:style-name="P142">AND Accumulator to Port</text:p>
        </text:list-item>
        <text:list-item>
          <text:p text:style-name="P142">OR Accumulator to Port</text:p>
        </text:list-item>
      </text:list>
      <text:p text:style-name="P69">All communication between the 8048 and the 8243 occurs over Port 2 (P20 <text:span text:style-name="T13">–</text:span> P23) with timing provided by an output pulse on the PROG pin of the processor. Each transfer consists of two 4-bit nibbles.</text:p>
      <text:p text:style-name="P69">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8">Power On Initialization</text:p>
      <text:p text:style-name="P69">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1">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table-cell table:style-name="ModeEncoding.A1" office:value-type="string">
            <text:p text:style-name="P18"/>
          </table:table-cell>
          <table:table-cell table:style-name="ModeEncoding.A1" office:value-type="string">
            <text:p text:style-name="P18"/>
          </table:table-cell>
          <table:table-cell table:style-name="ModeEncoding.A1" office:value-type="string">
            <text:p text:style-name="P18">Address</text:p>
          </table:table-cell>
          <table:table-cell table:style-name="ModeEncoding.A1" office:value-type="string">
            <text:p text:style-name="P18"/>
          </table:table-cell>
          <table:table-cell table:style-name="ModeEncoding.A1" office:value-type="string">
            <text:p text:style-name="P18"/>
          </table:table-cell>
          <table:table-cell table:style-name="ModeEncoding.A1" office:value-type="string">
            <text:p text:style-name="P18">Instruction</text:p>
          </table:table-cell>
        </table:table-row>
        <table:table-row>
          <table:table-cell table:style-name="ModeEncoding.A2" office:value-type="string">
            <text:p text:style-name="P18">P21</text:p>
          </table:table-cell>
          <table:table-cell table:style-name="ModeEncoding.A2" office:value-type="string">
            <text:p text:style-name="P18">P20</text:p>
          </table:table-cell>
          <table:table-cell table:style-name="ModeEncoding.A2" office:value-type="string">
            <text:p text:style-name="P18">Code</text:p>
          </table:table-cell>
          <table:table-cell table:style-name="ModeEncoding.A2" office:value-type="string">
            <text:p text:style-name="P18">P23</text:p>
          </table:table-cell>
          <table:table-cell table:style-name="ModeEncoding.A2" office:value-type="string">
            <text:p text:style-name="P18">P22</text:p>
          </table:table-cell>
          <table:table-cell table:style-name="ModeEncoding.A2" office:value-type="string">
            <text:p text:style-name="P18">Code</text:p>
          </table:table-cell>
        </table:table-row>
        <table:table-row>
          <table:table-cell table:style-name="ModeEncoding.A3" office:value-type="float" office:value="0">
            <text:p text:style-name="P20">0</text:p>
          </table:table-cell>
          <table:table-cell table:style-name="ModeEncoding.A3" office:value-type="float" office:value="0">
            <text:p text:style-name="P20">0</text:p>
          </table:table-cell>
          <table:table-cell table:style-name="ModeEncoding.A1" office:value-type="string">
            <text:p text:style-name="P20">Port 4</text:p>
          </table:table-cell>
          <table:table-cell table:style-name="ModeEncoding.A3" office:value-type="float" office:value="0">
            <text:p text:style-name="P20">0</text:p>
          </table:table-cell>
          <table:table-cell table:style-name="ModeEncoding.A3" office:value-type="float" office:value="0">
            <text:p text:style-name="P20">0</text:p>
          </table:table-cell>
          <table:table-cell table:style-name="ModeEncoding.A1" office:value-type="string">
            <text:p text:style-name="P20">Read</text:p>
          </table:table-cell>
        </table:table-row>
        <table:table-row>
          <table:table-cell table:style-name="ModeEncoding.A3" office:value-type="float" office:value="0">
            <text:p text:style-name="P20">0</text:p>
          </table:table-cell>
          <table:table-cell table:style-name="ModeEncoding.A3" office:value-type="float" office:value="1">
            <text:p text:style-name="P20">1</text:p>
          </table:table-cell>
          <table:table-cell table:style-name="ModeEncoding.A1" office:value-type="string">
            <text:p text:style-name="P20">Port 5</text:p>
          </table:table-cell>
          <table:table-cell table:style-name="ModeEncoding.A3" office:value-type="float" office:value="0">
            <text:p text:style-name="P20">0</text:p>
          </table:table-cell>
          <table:table-cell table:style-name="ModeEncoding.A3" office:value-type="float" office:value="1">
            <text:p text:style-name="P20">1</text:p>
          </table:table-cell>
          <table:table-cell table:style-name="ModeEncoding.A1" office:value-type="string">
            <text:p text:style-name="P20">Write</text:p>
          </table:table-cell>
        </table:table-row>
        <table:table-row>
          <table:table-cell table:style-name="ModeEncoding.A3" office:value-type="float" office:value="1">
            <text:p text:style-name="P20">1</text:p>
          </table:table-cell>
          <table:table-cell table:style-name="ModeEncoding.A3" office:value-type="float" office:value="0">
            <text:p text:style-name="P20">0</text:p>
          </table:table-cell>
          <table:table-cell table:style-name="ModeEncoding.A1" office:value-type="string">
            <text:p text:style-name="P20">Port 6</text:p>
          </table:table-cell>
          <table:table-cell table:style-name="ModeEncoding.A3" office:value-type="float" office:value="1">
            <text:p text:style-name="P20">1</text:p>
          </table:table-cell>
          <table:table-cell table:style-name="ModeEncoding.A3" office:value-type="float" office:value="0">
            <text:p text:style-name="P20">0</text:p>
          </table:table-cell>
          <table:table-cell table:style-name="ModeEncoding.A1" office:value-type="string">
            <text:p text:style-name="P20">ORLD</text:p>
          </table:table-cell>
        </table:table-row>
        <table:table-row>
          <table:table-cell table:style-name="ModeEncoding.A3" office:value-type="float" office:value="1">
            <text:p text:style-name="P20">1</text:p>
          </table:table-cell>
          <table:table-cell table:style-name="ModeEncoding.A3" office:value-type="float" office:value="1">
            <text:p text:style-name="P20">1</text:p>
          </table:table-cell>
          <table:table-cell table:style-name="ModeEncoding.A1" office:value-type="string">
            <text:p text:style-name="P20">Port 7</text:p>
          </table:table-cell>
          <table:table-cell table:style-name="ModeEncoding.A3" office:value-type="float" office:value="1">
            <text:p text:style-name="P20">1</text:p>
          </table:table-cell>
          <table:table-cell table:style-name="ModeEncoding.A3" office:value-type="float" office:value="1">
            <text:p text:style-name="P20">1</text:p>
          </table:table-cell>
          <table:table-cell table:style-name="ModeEncoding.A1" office:value-type="string">
            <text:p text:style-name="P20">ANLD</text:p>
          </table:table-cell>
        </table:table-row>
      </table:table>
      <text:p text:style-name="P88">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8">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7">This</text:span> is to allow the external driver on the port to settle after the first read instruction removes the low impedance drive from the 8243 output. A read of any port will leave that port in a high impedance state.</text:p>
      <text:p text:style-name="P89">ASOLUTE MAXIMUM RATINGS*</text:p>
      <text:p text:style-name="P90">Ambient Temperature Under Bias <text:tab/> 0 <text:span text:style-name="T2">°</text:span>C to 70 <text:span text:style-name="T2">°</text:span>C</text:p>
      <text:p text:style-name="P90">Storage Temperature <text:tab/> <text:span text:style-name="T13">-</text:span>65 <text:span text:style-name="T2">°C to +150 °C</text:span></text:p>
      <text:p text:style-name="P91">Voltage on Any Pin<text:line-break/><text:tab/>With Respect to Ground <text:tab/> -<text:span text:style-name="T24">0.5 V to +7 V</text:span></text:p>
      <text:p text:style-name="P92">Power Dissipation <text:tab/> 1 W</text:p>
      <text:p text:style-name="Standard2Col"><draw:frame draw:style-name="fr28" draw:name="Rahmen36" text:anchor-type="paragraph" svg:x="0cm" svg:y="0.22cm" svg:width="17.59cm" svg:height="17.272cm" draw:z-index="132"><draw:text-box><text:p text:style-name="P70"><text:span text:style-name="T33">D.C. CHARACTERISTICS</text:span> T<text:span text:style-name="T31">A</text:span> = 0 <text:span text:style-name="T2">°C to 70 °C, V</text:span><text:span text:style-name="T32">CC</text:span><text:span text:style-name="T2">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table:table-cell table:style-name="Tabelle1.A1" office:value-type="string"><text:p text:style-name="P18">Symbol</text:p></table:table-cell><table:table-cell table:style-name="Tabelle1.A1" office:value-type="string"><text:p text:style-name="P18">Parameter</text:p></table:table-cell><table:table-cell table:style-name="Tabelle1.A1" office:value-type="string"><text:p text:style-name="P18">Min</text:p></table:table-cell><table:table-cell table:style-name="Tabelle1.A1" office:value-type="string"><text:p text:style-name="P18">Typ</text:p></table:table-cell><table:table-cell table:style-name="Tabelle1.A1" office:value-type="string"><text:p text:style-name="P18">Max</text:p></table:table-cell><table:table-cell table:style-name="Tabelle1.A1" office:value-type="string"><text:p text:style-name="P18">Units</text:p></table:table-cell><table:table-cell table:style-name="Tabelle1.G1" office:value-type="string"><text:p text:style-name="P18">Test Conditions</text:p></table:table-cell></table:table-row><table:table-row><table:table-cell table:style-name="Tabelle1.A2" office:value-type="string"><text:p text:style-name="TableCont2col">V<text:span text:style-name="T31">IL</text:span></text:p></table:table-cell><table:table-cell table:style-name="Tabelle1.A2" office:value-type="string"><text:p text:style-name="TableCont2col">Input Low Voltage</text:p></table:table-cell><table:table-cell table:style-name="Tabelle1.A2" office:value-type="string"><text:p text:style-name="P20"><text:span text:style-name="T13">-</text:span>0.5</text:p></table:table-cell><table:table-cell table:style-name="Tabelle1.D2"><text:p text:style-name="P20"/></table:table-cell><table:table-cell table:style-name="Tabelle1.D2" office:value-type="float" office:value="0.8"><text:p text:style-name="P20">0,8</text:p></table:table-cell><table:table-cell table:style-name="Tabelle1.F2" office:value-type="string"><text:p text:style-name="P20">V</text:p></table:table-cell><table:table-cell table:style-name="Tabelle1.G2" office:value-type="string"><text:p text:style-name="TableCont2col"/></table:table-cell></table:table-row><table:table-row><table:table-cell table:style-name="Tabelle1.A2" office:value-type="string"><text:p text:style-name="TableCont2col">V<text:span text:style-name="T31">IH</text:span></text:p></table:table-cell><table:table-cell table:style-name="Tabelle1.A2" office:value-type="string"><text:p text:style-name="TableCont2col">Input High Voltage</text:p></table:table-cell><table:table-cell table:style-name="Tabelle1.D2" office:value-type="float" office:value="0.2"><text:p text:style-name="P20">0,2</text:p></table:table-cell><table:table-cell table:style-name="Tabelle1.D2"><text:p text:style-name="P20"/></table:table-cell><table:table-cell table:style-name="Tabelle1.F2" office:value-type="string"><text:p text:style-name="P20">V<text:span text:style-name="T31">CC</text:span> + 0.5</text:p></table:table-cell><table:table-cell table:style-name="Tabelle1.F2" office:value-type="string"><text:p text:style-name="P20">V</text:p></table:table-cell><table:table-cell table:style-name="Tabelle1.G2" office:value-type="string"><text:p text:style-name="TableCont2col"/></table:table-cell></table:table-row><table:table-row><table:table-cell table:style-name="Tabelle1.A2" office:value-type="string"><text:p text:style-name="TableCont2col">V<text:span text:style-name="T31">OL1</text:span></text:p></table:table-cell><table:table-cell table:style-name="Tabelle1.A2" office:value-type="string"><text:p text:style-name="TableCont2col">Output Low Voltage Ports 4 <text:span text:style-name="T13">–</text:span> 7</text:p></table:table-cell><table:table-cell table:style-name="Tabelle1.D2"><text:p text:style-name="P20"/></table:table-cell><table:table-cell table:style-name="Tabelle1.D2"><text:p text:style-name="P20"/></table:table-cell><table:table-cell table:style-name="Tabelle1.D2" office:value-type="float" office:value="0.45"><text:p text:style-name="P20">0,45</text:p></table:table-cell><table:table-cell table:style-name="Tabelle1.F2" office:value-type="string"><text:p text:style-name="P20">V</text:p></table:table-cell><table:table-cell table:style-name="Tabelle1.G2" office:value-type="string"><text:p text:style-name="TableCont2col">I<text:span text:style-name="T31">OL</text:span> = 4.5 mA*</text:p></table:table-cell></table:table-row><table:table-row><table:table-cell table:style-name="Tabelle1.A2" office:value-type="string"><text:p text:style-name="TableCont2col">V<text:span text:style-name="T31">OL2</text:span></text:p></table:table-cell><table:table-cell table:style-name="Tabelle1.A2" office:value-type="string"><text:p text:style-name="TableCont2col">Output Low Voltage Port 7</text:p></table:table-cell><table:table-cell table:style-name="Tabelle1.D2"><text:p text:style-name="P20"/></table:table-cell><table:table-cell table:style-name="Tabelle1.D2"><text:p text:style-name="P20"/></table:table-cell><table:table-cell table:style-name="Tabelle1.D2" office:value-type="float" office:value="1"><text:p text:style-name="P20">1</text:p></table:table-cell><table:table-cell table:style-name="Tabelle1.F2" office:value-type="string"><text:p text:style-name="P20">V</text:p></table:table-cell><table:table-cell table:style-name="Tabelle1.G2" office:value-type="string"><text:p text:style-name="TableCont2col">I<text:span text:style-name="T31">OL</text:span> = 20 mA</text:p></table:table-cell></table:table-row><table:table-row><table:table-cell table:style-name="Tabelle1.A2" office:value-type="string"><text:p text:style-name="TableCont2col">V<text:span text:style-name="T31">OH1</text:span></text:p></table:table-cell><table:table-cell table:style-name="Tabelle1.A2" office:value-type="string"><text:p text:style-name="TableCont2col">Output High Voltage Ports 4 <text:span text:style-name="T13">–</text:span> 7</text:p></table:table-cell><table:table-cell table:style-name="Tabelle1.D2" office:value-type="float" office:value="2.4"><text:p text:style-name="P20">2,4</text:p></table:table-cell><table:table-cell table:style-name="Tabelle1.D2"><text:p text:style-name="P20"/></table:table-cell><table:table-cell table:style-name="Tabelle1.D2"><text:p text:style-name="P20"/></table:table-cell><table:table-cell table:style-name="Tabelle1.F2" office:value-type="string"><text:p text:style-name="P20">V</text:p></table:table-cell><table:table-cell table:style-name="Tabelle1.G2" office:value-type="string"><text:p text:style-name="TableCont2col">I<text:span text:style-name="T31">OH</text:span> = 240 µA</text:p></table:table-cell></table:table-row><table:table-row><table:table-cell table:style-name="Tabelle1.A2" office:value-type="string"><text:p text:style-name="TableCont2col">I<text:span text:style-name="T31">L1</text:span></text:p></table:table-cell><table:table-cell table:style-name="Tabelle1.A2" office:value-type="string"><text:p text:style-name="TableCont2col">Input Leakage Ports 4 <text:span text:style-name="T13">–</text:span> 7</text:p></table:table-cell><table:table-cell table:style-name="Tabelle1.D2" office:value-type="float" office:value="-10"><text:p text:style-name="P68">-10</text:p></table:table-cell><table:table-cell table:style-name="Tabelle1.D2"><text:p text:style-name="P20"/></table:table-cell><table:table-cell table:style-name="Tabelle1.D2" office:value-type="float" office:value="20"><text:p text:style-name="P20">20</text:p></table:table-cell><table:table-cell table:style-name="Tabelle1.F2" office:value-type="string"><text:p text:style-name="P20">µA</text:p></table:table-cell><table:table-cell table:style-name="Tabelle1.G2" office:value-type="string"><text:p text:style-name="TableCont2col">V<text:span text:style-name="T31">IN</text:span> = V<text:span text:style-name="T31">CC</text:span> to 0 V</text:p></table:table-cell></table:table-row><table:table-row><table:table-cell table:style-name="Tabelle1.A2" office:value-type="string"><text:p text:style-name="TableCont2col">I<text:span text:style-name="T31">L2</text:span></text:p></table:table-cell><table:table-cell table:style-name="Tabelle1.A2" office:value-type="string"><text:p text:style-name="TableCont2col">Input Leakage Port 2, CS, PROG</text:p></table:table-cell><table:table-cell table:style-name="Tabelle1.D2" office:value-type="float" office:value="-10"><text:p text:style-name="P29">-10</text:p></table:table-cell><table:table-cell table:style-name="Tabelle1.D2"><text:p text:style-name="P20"/></table:table-cell><table:table-cell table:style-name="Tabelle1.D2" office:value-type="float" office:value="10"><text:p text:style-name="P20">10</text:p></table:table-cell><table:table-cell table:style-name="Tabelle1.F2" office:value-type="string"><text:p text:style-name="P20">µA</text:p></table:table-cell><table:table-cell table:style-name="Tabelle1.G2" office:value-type="string"><text:p text:style-name="TableCont2col"/></table:table-cell></table:table-row><table:table-row><table:table-cell table:style-name="Tabelle1.A2" office:value-type="string"><text:p text:style-name="TableCont2col">V<text:span text:style-name="T31">OL3</text:span></text:p></table:table-cell><table:table-cell table:style-name="Tabelle1.A2" office:value-type="string"><text:p text:style-name="TableCont2col">Output Low Voltage Port 2</text:p></table:table-cell><table:table-cell table:style-name="Tabelle1.D2"><text:p text:style-name="P20"/></table:table-cell><table:table-cell table:style-name="Tabelle1.D2"><text:p text:style-name="P20"/></table:table-cell><table:table-cell table:style-name="Tabelle1.D2" office:value-type="float" office:value="0.45"><text:p text:style-name="P20">0,45</text:p></table:table-cell><table:table-cell table:style-name="Tabelle1.F2" office:value-type="string"><text:p text:style-name="P20">V</text:p></table:table-cell><table:table-cell table:style-name="Tabelle1.G2" office:value-type="string"><text:p text:style-name="TableCont2col">I<text:span text:style-name="T31">OL</text:span> = 0.6 mA</text:p></table:table-cell></table:table-row><table:table-row><table:table-cell table:style-name="Tabelle1.A2" office:value-type="string"><text:p text:style-name="TableCont2col">I<text:span text:style-name="T31">CC</text:span></text:p></table:table-cell><table:table-cell table:style-name="Tabelle1.A2" office:value-type="string"><text:p text:style-name="TableCont2col">V<text:span text:style-name="T31">CC</text:span> Supply Current</text:p></table:table-cell><table:table-cell table:style-name="Tabelle1.D2"><text:p text:style-name="P20"/></table:table-cell><table:table-cell table:style-name="Tabelle1.D2" office:value-type="float" office:value="10"><text:p text:style-name="P20">10</text:p></table:table-cell><table:table-cell table:style-name="Tabelle1.D2" office:value-type="float" office:value="20"><text:p text:style-name="P20">20</text:p></table:table-cell><table:table-cell table:style-name="Tabelle1.F2" office:value-type="string"><text:p text:style-name="P20">mA</text:p></table:table-cell><table:table-cell table:style-name="Tabelle1.G2" office:value-type="string"><text:p text:style-name="TableCont2col"/></table:table-cell></table:table-row><table:table-row><table:table-cell table:style-name="Tabelle1.A2" office:value-type="string"><text:p text:style-name="TableCont2col">V<text:span text:style-name="T31">OL2</text:span></text:p></table:table-cell><table:table-cell table:style-name="Tabelle1.A2" office:value-type="string"><text:p text:style-name="TableCont2col">Output Voltage Port 2</text:p></table:table-cell><table:table-cell table:style-name="Tabelle1.D2" office:value-type="float" office:value="2.4"><text:p text:style-name="P20">2,4</text:p></table:table-cell><table:table-cell table:style-name="Tabelle1.D2"><text:p text:style-name="P20"/></table:table-cell><table:table-cell table:style-name="Tabelle1.D2"><text:p text:style-name="P20"/></table:table-cell><table:table-cell table:style-name="Tabelle1.F2" office:value-type="string"><text:p text:style-name="P20">V</text:p></table:table-cell><table:table-cell table:style-name="Tabelle1.G2" office:value-type="string"><text:p text:style-name="TableCont2col">I<text:span text:style-name="T31">OH</text:span> = 100 µA</text:p></table:table-cell></table:table-row><table:table-row><table:table-cell table:style-name="Tabelle1.A2" office:value-type="string"><text:p text:style-name="TableCont2col">I<text:span text:style-name="T31">OL</text:span></text:p></table:table-cell><table:table-cell table:style-name="Tabelle1.A2" office:value-type="string"><text:p text:style-name="TableCont2col">Sum of all I<text:span text:style-name="T31">OL</text:span> from 16 Outputs</text:p></table:table-cell><table:table-cell table:style-name="Tabelle1.D2"><text:p text:style-name="P20"/></table:table-cell><table:table-cell table:style-name="Tabelle1.D2"><text:p text:style-name="P20"/></table:table-cell><table:table-cell table:style-name="Tabelle1.D2" office:value-type="float" office:value="72"><text:p text:style-name="P20">72</text:p></table:table-cell><table:table-cell table:style-name="Tabelle1.F2" office:value-type="string"><text:p text:style-name="P20">mA</text:p></table:table-cell><table:table-cell table:style-name="Tabelle1.G2" office:value-type="string"><text:p text:style-name="TableCont2col">4.5 mA Each Pin</text:p></table:table-cell></table:table-row></table:table><text:p text:style-name="P73">* See following graph for additional sink current capability.</text:p><text:p text:style-name="P74"><text:span text:style-name="T33">A.C. CHARACTERISTICS</text:span> T<text:span text:style-name="T31">A</text:span> = 0 <text:span text:style-name="T2">°C to 70 °C, V</text:span><text:span text:style-name="T32">CC</text:span><text:span text:style-name="T2">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table:table-cell table:style-name="AC_5f_Char_5f_8243.A1" office:value-type="string"><text:p text:style-name="P18">Symbol</text:p></table:table-cell><table:table-cell table:style-name="AC_5f_Char_5f_8243.A1" office:value-type="string"><text:p text:style-name="P18">Parameter</text:p></table:table-cell><table:table-cell table:style-name="AC_5f_Char_5f_8243.A1" office:value-type="string"><text:p text:style-name="P18">Min</text:p></table:table-cell><table:table-cell table:style-name="AC_5f_Char_5f_8243.A1" office:value-type="string"><text:p text:style-name="P18">Max</text:p></table:table-cell><table:table-cell table:style-name="AC_5f_Char_5f_8243.A1" office:value-type="string"><text:p text:style-name="P18">Units</text:p></table:table-cell><table:table-cell table:style-name="AC_5f_Char_5f_8243.F1" office:value-type="string"><text:p text:style-name="P18">Test Conditions</text:p></table:table-cell></table:table-row><table:table-row><table:table-cell table:style-name="AC_5f_Char_5f_8243.A2" office:value-type="string"><text:p text:style-name="TableCont2col">t<text:span text:style-name="T31">A</text:span></text:p></table:table-cell><table:table-cell table:style-name="AC_5f_Char_5f_8243.A2" office:value-type="string"><text:p text:style-name="TableCont2col">Code Valid Before PROG</text:p></table:table-cell><table:table-cell table:style-name="AC_5f_Char_5f_8243.C2" office:value-type="float" office:value="100"><text:p text:style-name="P20">10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80 pF Load</text:p></table:table-cell></table:table-row><table:table-row><table:table-cell table:style-name="AC_5f_Char_5f_8243.A2" office:value-type="string"><text:p text:style-name="TableCont2col">t<text:span text:style-name="T31">B</text:span></text:p></table:table-cell><table:table-cell table:style-name="AC_5f_Char_5f_8243.A2" office:value-type="string"><text:p text:style-name="TableCont2col">Code Valid After PROG</text:p></table:table-cell><table:table-cell table:style-name="AC_5f_Char_5f_8243.C2" office:value-type="float" office:value="60"><text:p text:style-name="P20">6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20 pF Load</text:p></table:table-cell></table:table-row><table:table-row><table:table-cell table:style-name="AC_5f_Char_5f_8243.A2" office:value-type="string"><text:p text:style-name="TableCont2col">t<text:span text:style-name="T31">C</text:span></text:p></table:table-cell><table:table-cell table:style-name="AC_5f_Char_5f_8243.A2" office:value-type="string"><text:p text:style-name="TableCont2col">Data Valid Before PROG</text:p></table:table-cell><table:table-cell table:style-name="AC_5f_Char_5f_8243.C2" office:value-type="float" office:value="200"><text:p text:style-name="P20">20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80 pF Load</text:p></table:table-cell></table:table-row><table:table-row><table:table-cell table:style-name="AC_5f_Char_5f_8243.A2" office:value-type="string"><text:p text:style-name="TableCont2col">t<text:span text:style-name="T31">D</text:span></text:p></table:table-cell><table:table-cell table:style-name="AC_5f_Char_5f_8243.A2" office:value-type="string"><text:p text:style-name="TableCont2col">Data Valid After PROG</text:p></table:table-cell><table:table-cell table:style-name="AC_5f_Char_5f_8243.C2" office:value-type="float" office:value="20"><text:p text:style-name="P20">2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20 pF Load</text:p></table:table-cell></table:table-row><table:table-row><table:table-cell table:style-name="AC_5f_Char_5f_8243.A2" office:value-type="string"><text:p text:style-name="TableCont2col">t<text:span text:style-name="T31">H</text:span></text:p></table:table-cell><table:table-cell table:style-name="AC_5f_Char_5f_8243.A2" office:value-type="string"><text:p text:style-name="TableCont2col">Floating After PROG</text:p></table:table-cell><table:table-cell table:style-name="AC_5f_Char_5f_8243.C2" office:value-type="float" office:value="0"><text:p text:style-name="P20">0</text:p></table:table-cell><table:table-cell table:style-name="AC_5f_Char_5f_8243.C2" office:value-type="float" office:value="150"><text:p text:style-name="P20">150</text:p></table:table-cell><table:table-cell table:style-name="AC_5f_Char_5f_8243.A2" office:value-type="string"><text:p text:style-name="P20">ns</text:p></table:table-cell><table:table-cell table:style-name="AC_5f_Char_5f_8243.F2" office:value-type="string"><text:p text:style-name="TableCont2col">20 pF Load</text:p></table:table-cell></table:table-row><table:table-row><table:table-cell table:style-name="AC_5f_Char_5f_8243.A2" office:value-type="string"><text:p text:style-name="TableCont2col">t<text:span text:style-name="T31">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20">70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table:table-cell></table:table-row><table:table-row><table:table-cell table:style-name="AC_5f_Char_5f_8243.A2" office:value-type="string"><text:p text:style-name="TableCont2col">t<text:span text:style-name="T31">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20">5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table:table-cell></table:table-row><table:table-row><table:table-cell table:style-name="AC_5f_Char_5f_8243.A2" office:value-type="string"><text:p text:style-name="TableCont2col">t<text:span text:style-name="T31">PO</text:span></text:p></table:table-cell><table:table-cell table:style-name="AC_5f_Char_5f_8243.A2" office:value-type="string"><text:p text:style-name="TableCont2col">Ports 4 <text:span text:style-name="T13">–</text:span> 7 Valid After PROG</text:p></table:table-cell><table:table-cell table:style-name="AC_5f_Char_5f_8243.A2" office:value-type="string"><text:p text:style-name="P20"/></table:table-cell><table:table-cell table:style-name="AC_5f_Char_5f_8243.C2" office:value-type="float" office:value="700"><text:p text:style-name="P20">700</text:p></table:table-cell><table:table-cell table:style-name="AC_5f_Char_5f_8243.A2" office:value-type="string"><text:p text:style-name="P20">ns</text:p></table:table-cell><table:table-cell table:style-name="AC_5f_Char_5f_8243.F2" office:value-type="string"><text:p text:style-name="TableCont2col">100 pF Load</text:p></table:table-cell></table:table-row><table:table-row><table:table-cell table:style-name="AC_5f_Char_5f_8243.A2" office:value-type="string"><text:p text:style-name="TableCont2col">t<text:span text:style-name="T31">LP1</text:span></text:p></table:table-cell><table:table-cell table:style-name="AC_5f_Char_5f_8243.A2" office:value-type="string"><text:p text:style-name="TableCont2col">Ports 4 <text:span text:style-name="T13">–</text:span> 7 Valid Before / After PROG</text:p></table:table-cell><table:table-cell table:style-name="AC_5f_Char_5f_8243.C2" office:value-type="float" office:value="100"><text:p text:style-name="P20">100</text:p></table:table-cell><table:table-cell table:style-name="AC_5f_Char_5f_8243.A2" office:value-type="string"><text:p text:style-name="P20"/></table:table-cell><table:table-cell table:style-name="AC_5f_Char_5f_8243.A2" office:value-type="string"><text:p text:style-name="P20">ns</text:p></table:table-cell><table:table-cell table:style-name="AC_5f_Char_5f_8243.F2" office:value-type="string"><text:p text:style-name="TableCont2col"/></table:table-cell></table:table-row><table:table-row><table:table-cell table:style-name="AC_5f_Char_5f_8243.A2" office:value-type="string"><text:p text:style-name="TableCont2col">t<text:span text:style-name="T31">ACC</text:span></text:p></table:table-cell><table:table-cell table:style-name="AC_5f_Char_5f_8243.A2" office:value-type="string"><text:p text:style-name="TableCont2col">Port 2 Valid After PROG</text:p></table:table-cell><table:table-cell table:style-name="AC_5f_Char_5f_8243.A2" office:value-type="string"><text:p text:style-name="P20"/></table:table-cell><table:table-cell table:style-name="AC_5f_Char_5f_8243.C2" office:value-type="float" office:value="650"><text:p text:style-name="P20">650</text:p></table:table-cell><table:table-cell table:style-name="AC_5f_Char_5f_8243.A2" office:value-type="string"><text:p text:style-name="P20">ns</text:p></table:table-cell><table:table-cell table:style-name="AC_5f_Char_5f_8243.F2" office:value-type="string"><text:p text:style-name="TableCont2col">80 pF Load</text:p></table:table-cell></table:table-row></table:table><text:p text:style-name="P75"/></draw:text-box></draw:frame></text:p>
      <text:p text:style-name="P93">*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4"><draw:frame draw:style-name="fr37" draw:name="TestPoints8243" text:anchor-type="paragraph" svg:width="17.598cm" svg:height="3.097cm" draw:z-index="133"><draw:image xlink:href="../images/8243_testpoints.eps" xlink:type="simple" xlink:show="embed" xlink:actuate="onLoad"/></draw:frame>WAVEFORMS</text:p>
      <text:p text:style-name="Standard2Col"><draw:frame draw:style-name="fr38" draw:name="Grafik1" text:anchor-type="paragraph" svg:x="0cm" svg:y="0.067cm" svg:width="17.598cm" svg:height="14.921cm" draw:z-index="205"><draw:image xlink:href="../images/8243_waveforms.eps" xlink:type="simple" xlink:show="embed" xlink:actuate="onLoad"/></draw:frame></text:p>
      <text:p text:style-name="Standard2Col"/>
      <text:p text:style-name="P48"><draw:frame draw:style-name="fr29" draw:name="Rahmen37" text:anchor-type="paragraph" svg:width="17.598cm" draw:z-index="134"><draw:text-box fo:min-height="12.31cm"><text:p text:style-name="Figure"><draw:frame draw:style-name="fr36" draw:name="Sink8243" text:anchor-type="paragraph" svg:x="0cm" svg:y="0cm" svg:width="17.598cm" svg:height="12.099cm" draw:z-index="135"><draw:image xlink:href="../images/8243_sink.eps" xlink:type="simple" xlink:show="embed" xlink:actuate="onLoad"/></draw:frame>Figure <text:sequence text:ref-name="refFigure24" text:name="Figure" text:formula="ooow:Figure+1" style:num-format="1">25</text:sequence>.</text:p></draw:text-box></draw:frame>Sink Capability</text:p>
      <text:p text:style-name="Standard2Col">The 8243 can sink 5 <text:span text:style-name="T17">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1">OL</text:span> must not exceed 45 mA or five 9 mA loads).</text:p>
      <text:p text:style-name="Standard2Col">Example: How many pins can drive 5 TTL loads (1.6 mA) assuming remaining pins are unloaded?<text:line-break/>I<text:span text:style-name="T31">OL</text:span> = 5 x 1.6 mA = 8 mA<text:line-break/><text:span text:style-name="T13">∈</text:span>I<text:span text:style-name="T31">OL</text:span> = 60 mA from curve<text:line-break/># pins = 60 mA <text:span text:style-name="T2">÷</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3">–</text:span> 20 mA @ 1 V (port 7 only)<text:line-break/>8 loads <text:span text:style-name="T13">– 4 mA @ 0.45 V<text:line-break/>6 loads – 3.2 mA @ 0.45 V<text:line-break/>is this within the specified limits?</text:span></text:p>
      <text:p text:style-name="P13">∈I<text:span text:style-name="T31">OL</text:span> = (2 x 20) + (8 x 4) + (6 x 3.2) = 91.2 mA. From the curve: for I<text:span text:style-name="T31">OL</text:span> = 4 mA, ∈I<text:span text:style-name="T31">OL</text:span> ≈ 93 mA. Since 91.2 mA &lt; 93 mA the loads are within the specified limits.</text:p>
      <text:p text:style-name="P13">Although the 20 mA @ 1 V loads are used in calculating ∈I<text:span text:style-name="T31">OL</text:span>, it is the largest current required @ 0.45 V which determines the maximum allowable ∈I<text:span text:style-name="T31">OL</text:span>.</text:p>
      <text:p text:style-name="P71">NOTE:</text:p>
      <text:p text:style-name="P14">A 10 <text:span text:style-name="T17">kΩ</text:span> to 50 kΩ pullup resistor to +5 V should be added to 8243 outputs when driving to 5 V CMOS directly.</text:p>
      <text:p text:style-name="P14"/>
      <text:p text:style-name="P49"><draw:frame draw:style-name="fr30" draw:name="Rahmen38" text:anchor-type="paragraph" svg:width="17.598cm" draw:z-index="216"><draw:text-box fo:min-height="6.211cm"><text:p text:style-name="Figure"><draw:frame draw:style-name="fr4" draw:name="ExpanderInterface8243" text:anchor-type="paragraph" svg:x="0cm" svg:y="0cm" svg:width="17.598cm" style:rel-width="100%" svg:height="6.211cm" style:rel-height="scale" draw:z-index="219"><draw:image xlink:href="../images/8243_expander_if.eps" xlink:type="simple" xlink:show="embed" xlink:actuate="onLoad"/></draw:frame>Figure <text:sequence text:ref-name="refFigure25" text:name="Figure" text:formula="ooow:Figure+1" style:num-format="1">26</text:sequence>. Expander Interface</text:p></draw:text-box></draw:frame></text:p>
      <text:p text:style-name="P14"><draw:frame draw:style-name="fr31" draw:name="Rahmen39" text:anchor-type="paragraph" svg:width="17.598cm" draw:z-index="163"><draw:text-box fo:min-height="4.09cm"><text:p text:style-name="Figure"><draw:frame draw:style-name="fr4" draw:name="OutputTiming8243" text:anchor-type="paragraph" svg:x="0cm" svg:y="0cm" svg:width="17.598cm" svg:height="4.089cm" draw:z-index="166"><draw:image xlink:href="../images/8243_output_timing.eps" xlink:type="simple" xlink:show="embed" xlink:actuate="onLoad"/></draw:frame>Figure <text:sequence text:ref-name="refFigure26" text:name="Figure" text:formula="ooow:Figure+1" style:num-format="1">27</text:sequence>. Output Expander Timing</text:p></draw:text-box></draw:frame><draw:frame draw:style-name="fr14" draw:name="Rahmen40" text:anchor-type="paragraph" svg:x="0cm" svg:y="5.2cm" svg:width="17.598cm" draw:z-index="136"><draw:text-box fo:min-height="8.421cm"><text:p text:style-name="Figure"><draw:frame draw:style-name="fr4" draw:name="Multiple8243" text:anchor-type="paragraph" svg:x="0.004cm" svg:y="0.002cm" svg:width="17.59cm" style:rel-width="100%" svg:height="8.421cm" style:rel-height="scale" draw:z-index="137"><draw:image xlink:href="../images/8243_multiple.eps" xlink:type="simple" xlink:show="embed" xlink:actuate="onLoad"/></draw:frame>Figure <text:sequence text:ref-name="refFigure27" text:name="Figure" text:formula="ooow:Figure+1" style:num-format="1">28</text:sequence>. Using Multiple 8243's</text:p></draw:text-box></draw:frame></text:p>
      <text:p text:style-name="P14"/>
      <text:p text:style-name="P14"/>
      <text:p text:style-name="P146">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5">FEATURES</text:p>
      <text:p text:style-name="P95"/>
      <text:p text:style-name="P97">. <text:s/>Single 5V supply</text:p>
      <text:p text:style-name="P97">. <text:s/>28 pin CerDip or plastic DIP package.</text:p>
      <text:p text:style-name="P97">. <text:s/>8048/8748/8085 Compatible.</text:p>
      <text:p text:style-name="P97">. <text:s/>Partial color TV sync generator, CCIR standards.</text:p>
      <text:p text:style-name="P97">. <text:s/>Provides shapes that are mask programmable in internal ROM.</text:p>
      <text:p text:style-name="P97">. <text:s/><text:span text:style-name="T17">Accommodate</text:span> up to 32 object locations on the display simultaneously.</text:p>
      <text:p text:style-name="P97">. <text:s/>Devices may be multiplexed to provide greater than 32 object locations on the</text:p>
      <text:p text:style-name="P97"><text:s text:c="3"/>display.</text:p>
      <text:p text:style-name="P97">. <text:s/>All movement of objects displayed is under software control in the microprocessor.</text:p>
      <text:p text:style-name="P97">. <text:s/>Display objects that collide return status and location information to the micro-</text:p>
      <text:p text:style-name="P97"><text:s text:c="3"/>processor.</text:p>
      <text:p text:style-name="P97">. <text:s/>Provides Red, Green, Blue, Luminance, and Sound outputs.</text:p>
      <text:p text:style-name="P97"/>
      <text:p text:style-name="P97">* <text:s/>Note: <text:s/>Signals that are asserted when the variable is low voltage are designated by</text:p>
      <text:p text:style-name="P97"><text:s text:c="10"/>a <draw:frame draw:style-name="fr42" draw:name="Objekt2" text:anchor-type="as-char" svg:width="0.28cm" svg:height="0.443cm" draw:z-index="171"><draw:object xlink:href="./ObjBFFFDF42" xlink:type="simple" xlink:show="embed" xlink:actuate="onLoad"/><draw:image xlink:href="./ObjectReplacements/ObjBFFFDF42" xlink:type="simple" xlink:show="embed" xlink:actuate="onLoad"/></draw:frame>, eg. <draw:frame draw:style-name="fr42" draw:name="Objekt1" text:anchor-type="as-char" svg:width="0.415cm" svg:height="0.399cm" draw:z-index="223"><draw:object xlink:href="./ObjBFFFDF41" xlink:type="simple" xlink:show="embed" xlink:actuate="onLoad"/><draw:image xlink:href="./ObjectReplacements/ObjBFFFDF41" xlink:type="simple" xlink:show="embed" xlink:actuate="onLoad"/></draw:frame> is active low.</text:p>
      <text:p text:style-name="P97"/>
      <text:p text:style-name="P97">SYMBOL <text:s text:c="4"/>I/O</text:p>
      <text:p text:style-name="P97"/>
      <text:p text:style-name="P103"><text:span text:style-name="T34">D0-D7 <text:s text:c="5"/>I/O</text:span> <text:s text:c="2"/>Data/Address lines to/from 8048/8749.</text:p>
      <text:p text:style-name="P112"><draw:frame draw:style-name="fr42" draw:name="Objekt3" text:anchor-type="as-char" svg:width="0.415cm" svg:height="0.399cm" draw:z-index="224"><draw:object xlink:href="./ObjBFFFDF43" xlink:type="simple" xlink:show="embed" xlink:actuate="onLoad"/><draw:image xlink:href="./ObjectReplacements/ObjBFFFDF43" xlink:type="simple" xlink:show="embed" xlink:actuate="onLoad"/></draw:frame> <text:s text:c="9"/>I <text:s text:c="3"/>Chip Select enables writing to or reading from the addressed</text:p>
      <text:p text:style-name="Standard8245"><text:s text:c="17"/>Functional block within the device.</text:p>
      <text:p text:style-name="P112">ALE <text:s text:c="8"/>I <text:s text:c="3"/>Address Latch Enable allows the contents of the multiplexed address/</text:p>
      <text:p text:style-name="Standard8245"><text:s text:c="17"/>data bus to be interpreted as an address.</text:p>
      <text:p text:style-name="P112"><draw:frame draw:style-name="fr42" draw:name="Objekt4" text:anchor-type="as-char" svg:width="0.45cm" svg:height="0.399cm" draw:z-index="172"><draw:object xlink:href="./ObjBFFFDF46" xlink:type="simple" xlink:show="embed" xlink:actuate="onLoad"/><draw:image xlink:href="./ObjectReplacements/ObjBFFFDF46" xlink:type="simple" xlink:show="embed" xlink:actuate="onLoad"/></draw:frame> <text:s text:c="9"/>I <text:s text:c="3"/>Write Strobe causes the bus data to be written into the previously</text:p>
      <text:p text:style-name="Standard8245"><text:s text:c="17"/>selected memory element.</text:p>
      <text:p text:style-name="P112"><draw:frame draw:style-name="fr42" draw:name="Objekt5" text:anchor-type="as-char" svg:width="0.429cm" svg:height="0.399cm" draw:z-index="173"><draw:object xlink:href="./ObjBFFFDF47" xlink:type="simple" xlink:show="embed" xlink:actuate="onLoad"/><draw:image xlink:href="./ObjectReplacements/ObjBFFFDF47" xlink:type="simple" xlink:show="embed" xlink:actuate="onLoad"/></draw:frame> <text:s text:c="9"/>I <text:s text:c="3"/>Read Strobe allows status and counter information to be read from<text:line-break/> <text:s text:c="16"/>the device.</text:p>
      <text:p text:style-name="P112"><draw:frame draw:style-name="fr42" draw:name="Objekt6" text:anchor-type="as-char" svg:width="0.631cm" svg:height="0.399cm" draw:z-index="186"><draw:object xlink:href="./ObjBFFFDF48" xlink:type="simple" xlink:show="embed" xlink:actuate="onLoad"/><draw:image xlink:href="./ObjectReplacements/ObjBFFFDF48" xlink:type="simple" xlink:show="embed" xlink:actuate="onLoad"/></draw:frame> <text:s text:c="8"/>I <text:s text:c="3"/>Interrupt request to the microprocessor, set Low for request and</text:p>
      <text:p text:style-name="Standard8245"><text:s text:c="17"/>cleared when the status register is read.</text:p>
      <text:p text:style-name="P112">HSYNC <text:s text:c="6"/>O <text:s text:c="3"/>Horizontal sync.</text:p>
      <text:p text:style-name="P112">VBL <text:s text:c="7"/>I/O <text:s text:c="2"/>Vertical blanking <text:span text:style-name="T17">identifies</text:span> the <text:span text:style-name="T17">period</text:span> during which the</text:p>
      <text:p text:style-name="Standard8245"><text:s text:c="17"/>display is blank while the CRT beam is in vertical retrace.</text:p>
      <text:p text:style-name="P112">HBL <text:s text:c="8"/>O <text:s text:c="3"/>Horizontal blanking identifies the period during which the display</text:p>
      <text:p text:style-name="Standard8245"><text:s text:c="17"/>is blank while the CRT beam is in horizontal retrace.</text:p>
      <text:p text:style-name="P112">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7"><text:span text:style-name="T34">CLK <text:s text:c="2"/>I</text:span> <text:s text:c="3"/>The clock input operates at a fixed frequency of 3.54 MHz. The</text:p>
      <text:p text:style-name="Standard8245"><text:s text:c="11"/>duty cycle shall be 50% with 5% deviation.</text:p>
      <text:p text:style-name="P112">R <text:s text:c="4"/>O <text:s text:c="3"/>The Red output is a chroma signal representing objects that are to be</text:p>
      <text:p text:style-name="Standard8245"><text:s text:c="11"/>displayed in a read color.</text:p>
      <text:p text:style-name="P112">G <text:s text:c="4"/>O <text:s text:c="3"/>The Green output is a chroma signal representing objects that are to</text:p>
      <text:p text:style-name="Standard8245"><text:s text:c="11"/>be displayed in a green color.</text:p>
      <text:p text:style-name="P112">B <text:s text:c="4"/>O <text:s text:c="3"/>The Blue output is a chroma signal representing objects that are to be</text:p>
      <text:p text:style-name="Standard8245"><text:s text:c="11"/>displayed in a read color.</text:p>
      <text:p text:style-name="P112">L <text:s text:c="4"/>O <text:s text:c="3"/>The Luminance output represents the ORed result of active patterns in the</text:p>
      <text:p text:style-name="Standard8245"><text:s text:c="11"/>minor system, the major system, and the grid (if set grid bright is active)</text:p>
      <text:p text:style-name="P112">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12">SND <text:s text:c="2"/>O <text:s text:c="3"/>The Sound output provides an audio driving signal to the external sound</text:p>
      <text:p text:style-name="Standard8245"><text:s text:c="11"/>modulator.</text:p>
      <text:p text:style-name="P112">STB <text:s text:c="2"/>I <text:s text:c="3"/>The position strobe input.</text:p>
      <text:p text:style-name="P112">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12">VCC <text:s text:c="2"/>I <text:s text:c="3"/>+5V supply.</text:p>
      <text:p text:style-name="P112">VSS <text:s text:c="2"/>I <text:s text:c="3"/>Gnd.</text:p>
      <text:p text:style-name="Standard8245"/>
      <text:p text:style-name="Standard8245"/>
      <text:p text:style-name="Standard8245"/>
      <text:p text:style-name="Standard8245"/>
      <text:p text:style-name="P96">8245 PINOUT</text:p>
      <text:p text:style-name="P98"/>
      <text:p text:style-name="P98"/>
      <text:p text:style-name="P98"/>
      <text:p text:style-name="P99"><draw:frame draw:style-name="fr39" draw:name="Grafik2" text:anchor-type="paragraph" svg:width="5.643cm" svg:height="7.265cm" draw:z-index="139"><draw:image xlink:href="../images/8245_pin_config.eps" xlink:type="simple" xlink:show="embed" xlink:actuate="onLoad"/></draw:frame></text:p>
      <text:p text:style-name="Standard8245"/>
      <text:p text:style-name="P51">SUMMARY</text:p>
      <text:p text:style-name="P97"/>
      <text:p text:style-name="P97">The 8085 timings are more restrictive than the 8048 timings. Although the initial</text:p>
      <text:p text:style-name="P97">game product will match an 8245 with an 8048, it is desirable to design the 8245 to</text:p>
      <text:p text:style-name="P97">work with both the 8048 and the 8085. This will allow upwards compatibility with</text:p>
      <text:p text:style-name="P97">the more powerful CPU and very probably will extend the product life of the 8245.</text:p>
      <text:p text:style-name="P97">The following timings should allow the 8245 to work in either system.</text:p>
      <text:p text:style-name="P97"/>
      <text:p text:style-name="P95">READ CYCLE<text:span text:style-name="T35">:</text:span></text:p>
      <text:p text:style-name="P97"/>
      <text:p text:style-name="P97"><draw:frame draw:style-name="fr39" draw:name="Grafik3" text:anchor-type="paragraph" svg:width="17.958cm" svg:height="7.481cm" draw:z-index="140"><draw:image xlink:href="../images/8245_read_cycle.eps" xlink:type="simple" xlink:show="embed" xlink:actuate="onLoad"/></draw:frame></text:p>
      <text:p text:style-name="Standard8245"/>
      <text:p text:style-name="Standard8245"/>
      <text:p text:style-name="Standard8245"><text:span text:style-name="T36">WRITE CYCLE</text:span>:</text:p>
      <text:p text:style-name="Standard8245"/>
      <text:p text:style-name="Standard8245"><draw:frame draw:style-name="fr39" draw:name="Grafik4" text:anchor-type="paragraph" svg:width="17.955cm" svg:height="6.63cm" draw:z-index="141"><draw:image xlink:href="../images/8245_write_cycle.eps" xlink:type="simple" xlink:show="embed" xlink:actuate="onLoad"/></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50"><text:span text:style-name="T36">SYMBOL</text:span> <text:s text:c="8"/><text:span text:style-name="T36">DESCRIPTION</text:span> <text:s text:c="30"/><text:span text:style-name="T36">MIN</text:span> <text:s text:c="3"/><text:span text:style-name="T36">MAX</text:span> <text:s text:c="3"/><text:span text:style-name="T36">UNITS</text:span></text:p>
      <text:p text:style-name="Standard8245"/>
      <text:p text:style-name="Standard8245">tAL <text:s/>......... Address valid before T.E. of ALE <text:s text:c="5"/>... <text:s/>50 <text:s text:c="11"/>NSEC</text:p>
      <text:p text:style-name="P113">tLA <text:s/>......... Address hold time after ALE <text:s text:c="10"/>... 100 <text:s text:c="11"/>NSEC</text:p>
      <text:p text:style-name="P112">tLL <text:s/>......... ALE width <text:s text:c="28"/>... 100 <text:s text:c="11"/>NSEC</text:p>
      <text:p text:style-name="P112">tAC <text:s/>......... Address valid to L.E. of control <text:s text:c="5"/>... 150 <text:s text:c="11"/>NSEC</text:p>
      <text:p text:style-name="P112">tLC <text:s/>......... T.E. of ALE to L.E. of control <text:s text:c="7"/>... 100 <text:s text:c="11"/>NSEC</text:p>
      <text:p text:style-name="P112">tAD <text:s/>......... Address valid to valid data out <text:s text:c="6"/>... <text:s text:c="7"/>400 <text:s text:c="4"/>NSEC</text:p>
      <text:p text:style-name="P112">tRD <text:s/>......... Data out delay from RD <text:s text:c="15"/>... <text:s text:c="7"/>150 <text:s text:c="4"/>NSEC</text:p>
      <text:p text:style-name="P112">tRDF ......... Data bus float after RD <text:s text:c="14"/>... <text:s/>10 <text:s text:c="4"/>75 <text:s text:c="4"/>NSEC</text:p>
      <text:p text:style-name="P112">tCC <text:s/>......... Width of control <text:s text:c="21"/>... 250 <text:s text:c="11"/>NSEC</text:p>
      <text:p text:style-name="P112">tDW <text:s/>......... Data in valid to T.E. of WR <text:s text:c="10"/>... 150 <text:s text:c="11"/>NSEC</text:p>
      <text:p text:style-name="P112">tWD <text:s/>......... Data valid after T.E. of WR <text:s text:c="10"/>... <text:s text:c="2"/>0 <text:s text:c="11"/>NSEC</text:p>
      <text:p text:style-name="P112">tCL <text:s/>......... T.E. of control to L.E. of ALE <text:s text:c="7"/>... <text:s/>20 <text:s text:c="11"/>NSEC</text:p>
      <text:p text:style-name="P112">tRV <text:s/>......... T.E. of control to L.E. of next <text:s text:c="6"/>... 300 <text:s text:c="11"/>NSEC</text:p>
      <text:p text:style-name="Standard8245"><text:s text:c="15"/>control</text:p>
      <text:p text:style-name="P112">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2" draw:name="Objekt7" text:anchor-type="as-char" svg:width="0.429cm" svg:height="0.399cm" draw:z-index="175"><draw:object xlink:href="./ObjBFFFDF49" xlink:type="simple" xlink:show="embed" xlink:actuate="onLoad"/><draw:image xlink:href="./ObjectReplacements/ObjBFFFDF49" xlink:type="simple" xlink:show="embed" xlink:actuate="onLoad"/></draw:frame> or <draw:frame draw:style-name="fr42" draw:name="Objekt8" text:anchor-type="as-char" svg:width="0.45cm" svg:height="0.399cm" draw:z-index="176"><draw:object xlink:href="./ObjBFFFDF4A" xlink:type="simple" xlink:show="embed" xlink:actuate="onLoad"/><draw:image xlink:href="./ObjectReplacements/ObjBFFFDF4A" xlink:type="simple" xlink:show="embed" xlink:actuate="onLoad"/></draw:frame> are active.</text:p>
      <text:p text:style-name="Standard8245"/>
      <text:p text:style-name="P95">8245 ELECTRICAL SPECIFICATION</text:p>
      <text:p text:style-name="Standard8245"/>
      <text:p text:style-name="Standard8245">D.C. CHARACTERISTICS</text:p>
      <text:p text:style-name="Standard8245"/>
      <text:p text:style-name="Standard8245">T<text:span text:style-name="T38">A</text:span> = 0ºC to 70ºC; V<text:span text:style-name="T37">CC</text:span> = +5V <text:span text:style-name="T41">±</text:span>5%; V<text:span text:style-name="T37">SS</text:span> = 0V</text:p>
      <text:p text:style-name="Standard8245"/>
      <text:p text:style-name="P95">SYMBOL <text:s text:c="4"/>PARAMETER <text:s text:c="18"/>MIN. <text:s text:c="5"/>TYP. <text:s text:c="3"/>MAX. <text:s text:c="2"/>UNIT <text:s text:c="3"/>CONDITIONS <text:s text:c="3"/></text:p>
      <text:p text:style-name="Standard8245"/>
      <text:p text:style-name="Standard8245">V<text:span text:style-name="T37">IL*</text:span> <text:s text:c="6"/>Input low voltage <text:s text:c="10"/>V<text:span text:style-name="T37">SS</text:span>-0.5 <text:s text:c="10"/>0.8 <text:s text:c="4"/>V</text:p>
      <text:p text:style-name="Standard8245">V<text:span text:style-name="T37">IH*</text:span> <text:s text:c="6"/>Input high voltage <text:s text:c="9"/>2.0 <text:s text:c="14"/>V<text:span text:style-name="T37">CC</text:span> <text:s text:c="4"/>V</text:p>
      <text:p text:style-name="Standard8245">V<text:span text:style-name="T37">OL</text:span> <text:s text:c="7"/>Output low voltage <text:s text:c="27"/>0.45 <text:s text:c="3"/>V <text:s text:c="5"/>I<text:span text:style-name="T37">OL</text:span> = 1.6mA</text:p>
      <text:p text:style-name="Standard8245">V<text:span text:style-name="T37">OH</text:span> <text:s text:c="7"/>Output high voltage <text:s text:c="8"/>2.4 <text:s text:c="22"/>V <text:s text:c="5"/>I<text:span text:style-name="T37">OH</text:span> = -200µA</text:p>
      <text:p text:style-name="Standard8245">I<text:span text:style-name="T37">IL</text:span> <text:s text:c="7"/>Input leakage <text:s text:c="32"/><text:span text:style-name="T41">± 20 <text:s text:c="2"/></text:span><text:span text:style-name="T42">µA</text:span><text:span text:style-name="T41"> <text:s text:c="5"/>(V</text:span><text:span text:style-name="T39">SS</text:span><text:span text:style-name="T41"> + 0.45) </text:span><text:span text:style-name="T43">≤</text:span></text:p>
      <text:p text:style-name="P100"><text:s text:c="72"/>V<text:span text:style-name="T37">IN</text:span> <text:span text:style-name="T44">≤ V</text:span><text:span text:style-name="T40">CC</text:span></text:p>
      <text:p text:style-name="P101">I<text:span text:style-name="T37">CC</text:span> <text:s text:c="7"/>V<text:span text:style-name="T37">CC</text:span> current drain <text:s text:c="30"/>200 <text:s/>mA</text:p>
      <text:p text:style-name="P101">A.C. CHARACTERISTICS</text:p>
      <text:p text:style-name="P101"/>
      <text:p text:style-name="P101">T<text:span text:style-name="T38">A</text:span> = 0ºC to 70ºC; V<text:span text:style-name="T37">CC</text:span> = +5V ±5%; V<text:span text:style-name="T37">SS</text:span> = 0V</text:p>
      <text:p text:style-name="P101"/>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12"><draw:line text:anchor-type="paragraph" draw:z-index="142" draw:style-name="gr1" draw:text-style-name="P148" svg:x1="0.011cm" svg:y1="0.175cm" svg:x2="3.108cm" svg:y2="0.175cm"><text:p/></draw:line>* Except CLK input which has V<text:span text:style-name="T37">IL</text:span> = 0.5 MAX V<text:span text:style-name="T37">IH</text:span> = 4.0 MIN and rise/fall time</text:p>
      <text:p text:style-name="P102">Rise and fall times will be 200 NSEC or less. Rise and fall times will be measured</text:p>
      <text:p text:style-name="P102">from 0.8V to 2.0V. RGB outputs occur within 25 nsec, of each other, luminance output</text:p>
      <text:p text:style-name="P102">will occur 0 to 150 nsec, after RGB.</text:p>
      <text:p text:style-name="P102"><text:soft-page-break/></text:p>
      <text:p text:style-name="P104">FUNCTIONAL SPECIFICATION</text:p>
      <text:p text:style-name="P102"/>
      <text:p text:style-name="P102"><text:s text:c="5"/>The 8245 is organized as a group of subfunction blocks that communicate via</text:p>
      <text:p text:style-name="P102">an <text:s/>internal bus with the I/O port. <text:s/>Most of the subfunctions are individually</text:p>
      <text:p text:style-name="P102">addressable for the transfer of information with the controlling microprocessor.</text:p>
      <text:p text:style-name="P102">These blocks may be categorized functionally as follows:</text:p>
      <text:p text:style-name="P102"/>
      <text:p text:style-name="P102"><text:s text:c="5"/>1. <text:s/>Major display system</text:p>
      <text:p text:style-name="P112"><text:s text:c="5"/>2. <text:s/>Minor display system</text:p>
      <text:p text:style-name="P112"><text:s text:c="5"/>3. <text:s/>Grid display system</text:p>
      <text:p text:style-name="P112"><text:s text:c="5"/>4. <text:s/>Sound system</text:p>
      <text:p text:style-name="P112"><text:s text:c="5"/>5. <text:s/>Status and control circuits</text:p>
      <text:p text:style-name="P112"><text:s text:c="5"/>6. <text:s/>Sync generator</text:p>
      <text:p text:style-name="P102"/>
      <text:p text:style-name="P102"><text:s text:c="4"/>The use of both major and minor display systems provides hardware parallelism</text:p>
      <text:p text:style-name="P102">to circumvent the problem of concurrent objects. <text:s/>In general, the single major</text:p>
      <text:p text:style-name="P102">system is used to display fixed objects, while the plurality of minor systems</text:p>
      <text:p text:style-name="P102">similarly handles moving objects. <text:s/>In exceptional cases nonstrategic moving objects</text:p>
      <text:p text:style-name="P102">may be placed in the major system but this should be avoided where accommodation is</text:p>
      <text:p text:style-name="P102">provided by the minor systems. <text:s/>All objects in the major system are composed of</text:p>
      <text:p text:style-name="P102">8 X 7 bit arrays,* while all objects in the minor system are composed of 8 X 8 bit</text:p>
      <text:p text:style-name="P102">arrays. <text:s/>Larger objects are produced by concatenation of the basic arrays. <text:s/>All</text:p>
      <text:p text:style-name="P102">major system objects start on even lines.</text:p>
      <text:p text:style-name="P102"/>
      <text:p text:style-name="P102"><text:s text:c="5"/>The grid display system places a segment programmable grid in the background</text:p>
      <text:p text:style-name="P102">of the display. Any grid segment may be either inserted or deleted programmatically</text:p>
      <text:p text:style-name="P102">to produce a variety of arrays such as checkerboards, racetracks, mazes, and etc.</text:p>
      <text:p text:style-name="P102">An additional feature allows <text:span text:style-name="T17">vertical</text:span> segments to be expanded horizontally and thus</text:p>
      <text:p text:style-name="P102">provide illuminated square and rectangular areas.</text:p>
      <text:p text:style-name="P102"/>
      <text:p text:style-name="P102"><text:s text:c="5"/>The sound system contains both a random noise generator as well as a programmed</text:p>
      <text:p text:style-name="P102">sound section. <text:s/>The resulting signals may be combined digitally to produce special</text:p>
      <text:p text:style-name="P102">effects such as gun shot sounds.</text:p>
      <text:p text:style-name="P102"/>
      <text:p text:style-name="P102"><text:s text:c="5"/>The status and control circuits provide a message transfer mechanism between the</text:p>
      <text:p text:style-name="P102">8245 and the microprocessor. <text:s/>Control messages sent from the microprocessor are</text:p>
      <text:p text:style-name="P102">utilized within the control circuits. <text:s/>These messages determine the types of status</text:p>
      <text:p text:style-name="P102">messages to be returned and also define certain key conditions associated with the</text:p>
      <text:p text:style-name="P102">displayed objects. <text:s/>The status messages returned to the microprocessor from the 8245</text:p>
      <text:p text:style-name="P102">provide information relative to the display that is used by the microprocessor for</text:p>
      <text:p text:style-name="P102">input to the program.</text:p>
      <text:p text:style-name="P102"/>
      <text:p text:style-name="P102">* <text:s/>An 8 X 7 array is composed of 8 horizontal dots and (7 X 2) horizontal lines.</text:p>
      <text:p text:style-name="P102"/>
      <text:p text:style-name="P102"/>
      <text:p text:style-name="P10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missing -</text:p>
      <text:p text:style-name="P105"/>
      <text:p text:style-name="P106"/>
      <text:p text:style-name="P106"/>
      <text:p text:style-name="P106"/>
      <text:p text:style-name="P106"/>
      <text:p text:style-name="P106"/>
      <text:p text:style-name="P110"><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7">complement displacement is stored. <text:s/>This expedient allows a simple hardware</text:p>
      <text:p text:style-name="P107">mechanism for sequencing through the consecutive addresses of ROM patterns as</text:p>
      <text:p text:style-name="P106">they are encountered. <text:s/>The displacement represents the difference between the</text:p>
      <text:p text:style-name="P106">starting address of the object pattern in ROM and the scanning line number in</text:p>
      <text:p text:style-name="P106">the raster display. <text:s/>This may be simply stated as follows:</text:p>
      <text:p text:style-name="P106"><text:s text:c="5"/><draw:frame draw:style-name="fr43" draw:name="Objekt9" text:anchor-type="char" svg:x="1.058cm" svg:y="0.081cm" svg:width="8.774cm" svg:height="1.134cm" draw:z-index="214"><draw:object xlink:href="./ObjBFFFDF51" xlink:type="simple" xlink:show="embed" xlink:actuate="onLoad"/><draw:image xlink:href="./ObjectReplacements/ObjBFFFDF51" xlink:type="simple" xlink:show="embed" xlink:actuate="onLoad"/></draw:frame></text:p>
      <text:p text:style-name="P106"/>
      <text:p text:style-name="P106"><text:s text:c="5"/></text:p>
      <text:p text:style-name="P106"/>
      <text:p text:style-name="P106"/>
      <text:p text:style-name="P106"><text:s text:c="5"/>N = Object Number</text:p>
      <text:p text:style-name="P106"/>
      <text:p text:style-name="P106"><text:s text:c="5"/>A single 9 bit adder is sufficient for accommodating all address sequencing</text:p>
      <text:p text:style-name="P106">for the major system. <text:s/>The LSS must be able to store 9 bit displacements. <text:s/>The</text:p>
      <text:p text:style-name="P106">sequence of events that takes place for the placement of an object pattern is</text:p>
      <text:p text:style-name="P106">as follows: <text:s/>As a match occurs between the contents of the beam location counter</text:p>
      <text:p text:style-name="P106">and the address stored in any particular CAM cell, a pointer enables an output</text:p>
      <text:p text:style-name="P106">from the particular associated line number, obtained from the line counter,</text:p>
      <text:p text:style-name="P106">and results in the address of the desired row of the object pattern in ROM.</text:p>
      <text:p text:style-name="P106">If the full 8 X 7 pattern is desired, then the first match of the CAM causes</text:p>
      <text:p text:style-name="P106">the above described procedure to produce the starting address of the object</text:p>
      <text:p text:style-name="P106">pattern in ROM. <text:s/>As horizontal matches occur on successive scan lines, a</text:p>
      <text:p text:style-name="P106">consequential incrementation of the ROM address occurs. <text:s/>An end of pattern</text:p>
      <text:p text:style-name="P106">address is detected on every eighth address and terminates the presentation of</text:p>
      <text:p text:style-name="P106">each particular object. <text:s/>There is no restriction as to whether a full 8 X 7 or</text:p>
      <text:p text:style-name="P106">any portion of the pattern in the vertical dimension may be presented as a displayed</text:p>
      <text:p text:style-name="P106">object. <text:s/>This flexibility allows the programmer to use fractions of object patterns</text:p>
      <text:p text:style-name="P106">if it is desired to do so.</text:p>
      <text:p text:style-name="P106"/>
      <text:p text:style-name="P106"/>
      <text:p text:style-name="P106">*LSS = Linear Select Store</text:p>
      <text:p text:style-name="P106"/>
      <text:p text:style-name="P106"/>
      <text:p text:style-name="P110"><text:s text:c="5"/>In addition to the 9 bit displacement in each location in the LSS, there is</text:p>
      <text:p text:style-name="P106">provision for the storage of 3 color <text:s/>bits. <text:s/>These bits designate the primary</text:p>
      <text:p text:style-name="P106">colors red, green, and blue. <text:s/>By the activation of more than one color bit</text:p>
      <text:p text:style-name="P106">simultaneously, various hues are also produced.</text:p>
      <text:p text:style-name="P106"/>
      <text:p text:style-name="P106"><text:s text:c="5"/>The following table presents a summary of the specifications for the major</text:p>
      <text:p text:style-name="P106">system:</text:p>
      <text:p text:style-name="P106"><draw:frame text:anchor-type="paragraph" draw:z-index="148" draw:style-name="gr2" draw:text-style-name="P149" svg:width="2.916cm" svg:height="1.258cm" draw:transform="rotate (1.5707963267946) translate (6.60047222222222cm 3.04976388888889cm)"><draw:text-box><text:p><text:span text:style-name="T45">No. of</text:span></text:p><text:p><text:span text:style-name="T45">Simul Objects</text:span></text:p><text:p><text:span text:style-name="T45">CAM loc.</text:span></text:p></draw:text-box></draw:frame><draw:frame text:anchor-type="paragraph" draw:z-index="144" draw:style-name="gr2" draw:text-style-name="P149" svg:width="2.996cm" svg:height="1.258cm" draw:transform="rotate (1.5707963267946) translate (8.39963888888889cm 3.04976388888889cm)"><draw:text-box><text:p><text:span text:style-name="T45">No. of</text:span></text:p><text:p><text:span text:style-name="T45">Simul Objects</text:span></text:p><text:p><text:span text:style-name="T45">Group</text:span></text:p></draw:text-box></draw:frame></text:p>
      <text:p text:style-name="P106"><draw:frame text:anchor-type="paragraph" draw:z-index="143" draw:style-name="gr2" draw:text-style-name="P149" svg:width="2.701cm" svg:height="1.258cm" draw:transform="rotate (1.5707963267946) translate (0cm 2.70051388888889cm)"><draw:text-box><text:p><text:span text:style-name="T45"/></text:p><text:p><text:span text:style-name="T45"/></text:p><text:p><text:span text:style-name="T45">Group</text:span></text:p></draw:text-box></draw:frame><draw:frame text:anchor-type="paragraph" draw:z-index="145" draw:style-name="gr2" draw:text-style-name="P149" svg:width="2.701cm" svg:height="1.258cm" draw:transform="rotate (1.5707963267946) translate (10.1000277777778cm 2.70051388888889cm)"><draw:text-box><text:p><text:span text:style-name="T45">No. of</text:span></text:p><text:p><text:span text:style-name="T45">Selectable</text:span></text:p><text:p><text:span text:style-name="T45">Objects <text:s text:c="2"/>*</text:span></text:p></draw:text-box></draw:frame><draw:frame text:anchor-type="paragraph" draw:z-index="146" draw:style-name="gr2" draw:text-style-name="P149" svg:width="2.701cm" svg:height="1.258cm" draw:transform="rotate (1.5707963267946) translate (11.8004166666667cm 2.70051388888889cm)"><draw:text-box><text:p><text:span text:style-name="T45">Disp.</text:span></text:p><text:p><text:span text:style-name="T45">Bits in</text:span></text:p><text:p><text:span text:style-name="T45">LSS</text:span></text:p></draw:text-box></draw:frame><draw:frame text:anchor-type="paragraph" draw:z-index="149" draw:style-name="gr2" draw:text-style-name="P149" svg:width="2.701cm" svg:height="1.258cm" draw:transform="rotate (1.5707963267946) translate (5.000625cm 2.70051388888889cm)"><draw:text-box><text:p><text:span text:style-name="T45">No. of</text:span></text:p><text:p><text:span text:style-name="T45">Bits in</text:span></text:p><text:p><text:span text:style-name="T45">Hor. CAM</text:span></text:p></draw:text-box></draw:frame><draw:frame text:anchor-type="paragraph" draw:z-index="150" draw:style-name="gr2" draw:text-style-name="P149" svg:width="2.701cm" svg:height="1.258cm" draw:transform="rotate (1.5707963267946) translate (3.40077777777778cm 2.70051388888889cm)"><draw:text-box><text:p><text:span text:style-name="T45">No. of</text:span></text:p><text:p><text:span text:style-name="T45">Bits in</text:span></text:p><text:p><text:span text:style-name="T45">Vert. CAM</text:span></text:p></draw:text-box></draw:frame><draw:frame text:anchor-type="paragraph" draw:z-index="151" draw:style-name="gr2" draw:text-style-name="P149" svg:width="2.701cm" svg:height="1.258cm" draw:transform="rotate (1.5707963267946) translate (1.70038888888889cm 2.70051388888889cm)"><draw:text-box><text:p><text:span text:style-name="T45">No. of</text:span></text:p><text:p><text:span text:style-name="T45">CAM</text:span></text:p><text:p><text:span text:style-name="T45">Loc.</text:span></text:p></draw:text-box></draw:frame><draw:frame text:anchor-type="paragraph" draw:z-index="147" draw:style-name="gr2" draw:text-style-name="P149" svg:width="2.701cm" svg:height="1.258cm" draw:transform="rotate (1.5707963267946) translate (13.4002638888889cm 2.70051388888889cm)"><draw:text-box><text:p><text:span text:style-name="T45">Attribute</text:span></text:p><text:p><text:span text:style-name="T45">Bits in</text:span></text:p><text:p><text:span text:style-name="T45">LSS</text:span></text:p></draw:text-box></draw:frame><draw:frame text:anchor-type="paragraph" draw:z-index="152" draw:style-name="gr3" draw:text-style-name="P149" svg:width="2.701cm" svg:height="0.87cm" draw:transform="rotate (1.5707963267946) translate (16.0002361111111cm 2.70051388888889cm)"><draw:text-box><text:p><text:span text:style-name="T45">Object</text:span></text:p><text:p><text:span text:style-name="T45">Size</text:span></text:p></draw:text-box></draw:frame></text:p>
      <text:p text:style-name="P106"/>
      <text:p text:style-name="P106"><draw:line text:anchor-type="paragraph" draw:z-index="165" draw:style-name="gr1" draw:text-style-name="P148" svg:x1="15.101cm" svg:y1="2cm" svg:x2="17.9cm" svg:y2="2cm"><text:p/></draw:line><draw:line text:anchor-type="paragraph" draw:z-index="164" draw:style-name="gr1" draw:text-style-name="P148" svg:x1="13.4cm" svg:y1="2cm" svg:x2="14.599cm" svg:y2="2cm"><text:p/></draw:line><draw:line text:anchor-type="paragraph" draw:z-index="162" draw:style-name="gr1" draw:text-style-name="P148" svg:x1="11.8cm" svg:y1="2cm" svg:x2="12.999cm" svg:y2="2cm"><text:p/></draw:line><draw:line text:anchor-type="paragraph" draw:z-index="161" draw:style-name="gr1" draw:text-style-name="P148" svg:x1="10.1cm" svg:y1="2cm" svg:x2="11.299cm" svg:y2="2cm"><text:p/></draw:line><draw:line text:anchor-type="paragraph" draw:z-index="160" draw:style-name="gr1" draw:text-style-name="P148" svg:x1="8.4cm" svg:y1="2cm" svg:x2="9.599cm" svg:y2="2cm"><text:p/></draw:line><draw:line text:anchor-type="paragraph" draw:z-index="159" draw:style-name="gr1" draw:text-style-name="P148" svg:x1="6.6cm" svg:y1="2cm" svg:x2="7.799cm" svg:y2="2cm"><text:p/></draw:line><draw:line text:anchor-type="paragraph" draw:z-index="158" draw:style-name="gr1" draw:text-style-name="P148" svg:x1="5.001cm" svg:y1="2cm" svg:x2="6.2cm" svg:y2="2cm"><text:p/></draw:line><draw:line text:anchor-type="paragraph" draw:z-index="157" draw:style-name="gr1" draw:text-style-name="P148" svg:x1="3.401cm" svg:y1="2cm" svg:x2="4.6cm" svg:y2="2cm"><text:p/></draw:line><draw:line text:anchor-type="paragraph" draw:z-index="156" draw:style-name="gr1" draw:text-style-name="P148" svg:x1="0.101cm" svg:y1="2cm" svg:x2="1.202cm" svg:y2="2cm"><text:p/></draw:line><draw:line text:anchor-type="paragraph" draw:z-index="154" draw:style-name="gr1" draw:text-style-name="P148" svg:x1="1.7cm" svg:y1="2cm" svg:x2="2.801cm" svg:y2="2cm"><text:p/></draw:line></text:p>
      <text:p text:style-name="P106"/>
      <text:p text:style-name="P106"/>
      <text:p text:style-name="P106"/>
      <text:p text:style-name="P106"/>
      <text:p text:style-name="P106"/>
      <text:p text:style-name="P106"/>
      <text:p text:style-name="P106"><text:s text:c="2"/>1 <text:s text:c="8"/>4 <text:s text:c="6"/>7 <text:s text:c="6"/>8 <text:s text:c="5"/>4 <text:s text:c="6"/>16 <text:s text:c="5"/>64 <text:s text:c="6"/>9 <text:s text:c="5"/>3 <text:s text:c="3"/>8 dots wide</text:p>
      <text:p text:style-name="P106"><text:s text:c="72"/>14 lines high</text:p>
      <text:p text:style-name="P106"><text:s text:c="2"/>2 <text:s text:c="7"/>12 <text:s text:c="6"/>7 <text:s text:c="6"/>8 <text:s text:c="5"/>1 <text:s text:c="6"/>12 <text:s text:c="5"/>64 <text:s text:c="6"/>9 <text:s text:c="5"/>3 <text:s text:c="3"/>8 dots wide</text:p>
      <text:p text:style-name="P106"><text:s text:c="72"/>14 lines high</text:p>
      <text:p text:style-name="P106"/>
      <text:p text:style-name="P106"/>
      <text:p text:style-name="P106">* <text:s/>There are 64 objects total, any of which can be selected by either Group.</text:p>
      <text:p text:style-name="P106"/>
      <text:p text:style-name="P108">MINOR DISPLAY SYSTEM</text:p>
      <text:p text:style-name="P106"/>
      <text:p text:style-name="P106">As a first order objective all strategic objects are selected and displayed by the</text:p>
      <text:p text:style-name="P106">minor display system. <text:s/>In some games it may be useful to put fixed objects in the</text:p>
      <text:p text:style-name="P106">minor system and there is no restriction that prevents this. <text:s/>There are four repli-</text:p>
      <text:p text:style-name="P106">cated blocks within the minor system. <text:s/>Each block is autonomous in function and</text:p>
      <text:p text:style-name="P106">provides for the placement of a single object. <text:s/>Each of these objects may collide</text:p>
      <text:p text:style-name="P106">with each other or with objects in the major system. <text:s/>In either event, the minor</text:p>
      <text:p text:style-name="P106">object is readily identifiable by the microprocessor so that immediate responsive</text:p>
      <text:p text:style-name="P106">action may be taken.</text:p>
      <text:p text:style-name="P106"/>
      <text:p text:style-name="P106">Minor system objects are locatable by a portion of the overall CAM array, just as in</text:p>
      <text:p text:style-name="P106">the major system. <text:s/>However, the similarity of the two systems ends in the signal</text:p>
      <text:p text:style-name="P106">path beyond the CAM array. <text:s/>Each of the four CAM locations in the minor system is</text:p>
      <text:p text:style-name="P106">dedicated and points to a singular block of object <text:s/>pattern bits located in RAM</text:p>
      <text:p text:style-name="P106">storage. <text:s/>In contrast, the CAM locations in the major system can point to any of</text:p>
      <text:p text:style-name="P106">the 64 objects stored in the pattern ROM. <text:s/>In addition, the mechanism for sequencing</text:p>
      <text:p text:style-name="P106">through the rows of the pattern RAM's is different than that used in the major system.</text:p>
      <text:p text:style-name="P106">In place of a singular adder as used in the major system, each minor system contains</text:p>
      <text:p text:style-name="P106">its individual three bit counter. <text:s/>This counter is updated at the beginning of each</text:p>
      <text:p text:style-name="P106">horizontal scan line. <text:s/>The decoding of the counter points to the proper location in</text:p>
      <text:p text:style-name="P106">the pattern RAM. <text:s/>Thus, each dot row in an object is presented as the RAM locations</text:p>
      <text:p text:style-name="P106">are sequenced. <text:s/>The RAM locations are loadable from the internal bus by a Write</text:p>
      <text:p text:style-name="P106">operation of the microprocessor. <text:s/>The RAM has the capacity to store eight bytes</text:p>
      <text:p text:style-name="P106">for each object thereby allowing an 8 X 8 object presentation. <text:s/>Associated with</text:p>
      <text:p text:style-name="P106">each minor system is an Attribute Register whose contents are arranged as follows:</text:p>
      <text:p text:style-name="P106"/>
      <text:p text:style-name="P106"/>
      <text:p text:style-name="P110"><text:s text:c="29"/>7 <text:s/>6 <text:s/>5 <text:s/>4 <text:s/>3 <text:s/>2 <text:s/>1 <text:s/>0</text:p>
      <text:p text:style-name="P106"/>
      <text:p text:style-name="P106"><draw:line text:anchor-type="paragraph" draw:z-index="167" draw:style-name="gr1" draw:text-style-name="P148" svg:x1="6.11cm" svg:y1="-0.049cm" svg:x2="11.089cm" svg:y2="-0.049cm"><text:p/></draw:line><draw:line text:anchor-type="paragraph" draw:z-index="168" draw:style-name="gr1" draw:text-style-name="P148" svg:x1="11.09cm" svg:y1="0.501cm" svg:x2="11.09cm" svg:y2="-0.049cm"><text:p/></draw:line><draw:line text:anchor-type="paragraph" draw:z-index="169" draw:style-name="gr1" draw:text-style-name="P148" svg:x1="11.089cm" svg:y1="0.499cm" svg:x2="6.11cm" svg:y2="0.499cm"><text:p/></draw:line><draw:line text:anchor-type="paragraph" draw:z-index="170" draw:style-name="gr1" draw:text-style-name="P148" svg:x1="6.11cm" svg:y1="0.501cm" svg:x2="6.11cm" svg:y2="-0.049cm"><text:p/></draw:line><draw:line text:anchor-type="paragraph" draw:z-index="174" draw:style-name="gr1" draw:text-style-name="P148" svg:x1="6.65cm" svg:y1="0.501cm" svg:x2="6.65cm" svg:y2="-0.049cm"><text:p/></draw:line><draw:line text:anchor-type="paragraph" draw:z-index="177" draw:style-name="gr1" draw:text-style-name="P148" svg:x1="7.26cm" svg:y1="0.501cm" svg:x2="7.26cm" svg:y2="-0.049cm"><text:p/></draw:line><draw:line text:anchor-type="paragraph" draw:z-index="178" draw:style-name="gr1" draw:text-style-name="P148" svg:x1="7.89cm" svg:y1="0.501cm" svg:x2="7.89cm" svg:y2="-0.049cm"><text:p/></draw:line><draw:line text:anchor-type="paragraph" draw:z-index="179" draw:style-name="gr1" draw:text-style-name="P148" svg:x1="8.52cm" svg:y1="0.501cm" svg:x2="8.52cm" svg:y2="-0.049cm"><text:p/></draw:line><draw:line text:anchor-type="paragraph" draw:z-index="180" draw:style-name="gr1" draw:text-style-name="P148" svg:x1="9.11cm" svg:y1="0.501cm" svg:x2="9.11cm" svg:y2="-0.049cm"><text:p/></draw:line><draw:line text:anchor-type="paragraph" draw:z-index="181" draw:style-name="gr1" draw:text-style-name="P148" svg:x1="9.76cm" svg:y1="0.501cm" svg:x2="9.76cm" svg:y2="-0.049cm"><text:p/></draw:line><draw:line text:anchor-type="paragraph" draw:z-index="182" draw:style-name="gr1" draw:text-style-name="P148" svg:x1="10.37cm" svg:y1="0.501cm" svg:x2="10.37cm" svg:y2="-0.049cm"><text:p/></draw:line> <text:s text:c="28"/>X <text:s/>X <text:s/>B <text:s/>G <text:s/>R <text:s/>D <text:s/>S <text:s/>X<text:span text:style-name="T37">9</text:span></text:p>
      <text:p text:style-name="P106"/>
      <text:p text:style-name="P106"/>
      <text:p text:style-name="P106">The Bits in this register are defined as follows:</text:p>
      <text:p text:style-name="P106"/>
      <text:p text:style-name="P106">Bit 0 – X<text:span text:style-name="T37">9</text:span> is the ninth Bit in the horizontal address of the beam location. <text:s/>This</text:p>
      <text:p text:style-name="P106">bit allows the beam location to be resolved to 140ns increments.</text:p>
      <text:p text:style-name="P106"/>
      <text:p text:style-name="P106">Bit 1 – The S or smoothing Bit allows a displacement of either the odd or even</text:p>
      <text:p text:style-name="P106">count horizontal sweep lines in order to provide an improved appearance of objects</text:p>
      <text:p text:style-name="P106">that visually rotate on the screen.</text:p>
      <text:p text:style-name="P106"/>
      <text:p text:style-name="P106">Bit 2 – The D or duration Bit determines whether an object will be presented in</text:p>
      <text:p text:style-name="P106">normal size or if its x and y dimensions will be increased by a factor of two.</text:p>
      <text:p text:style-name="P106"/>
      <text:p text:style-name="P106">Bit 3 – The R Bit specifies whether the object contains a red component of color</text:p>
      <text:p text:style-name="P106">display.</text:p>
      <text:p text:style-name="P106"/>
      <text:p text:style-name="P106">Bit 4 – The G Bit specifies whether the object contains a green component of color</text:p>
      <text:p text:style-name="P106">display.</text:p>
      <text:p text:style-name="P106"/>
      <text:p text:style-name="P106">Bit 5 – The B Bit specifies whether the object contains a blue component of color</text:p>
      <text:p text:style-name="P106">display.</text:p>
      <text:p text:style-name="P106"/>
      <text:p text:style-name="P106">Bits 6 and 7 – These bits are unspecified and exert no control.</text:p>
      <text:p text:style-name="P106"/>
      <text:p text:style-name="P106">The definition <text:span text:style-name="T17">of</text:span> the delay of dot rows within an object depends on Bits 0, 1,</text:p>
      <text:p text:style-name="P106">and 2 as shown in the following table:</text:p>
      <text:p text:style-name="P106"/>
      <text:p text:style-name="P106"/>
      <text:p text:style-name="P106"><text:s text:c="9"/>Bit 2 <text:s text:c="2"/>Bit 1 <text:s text:c="2"/>Bit 0 <text:s text:c="2"/>Even Line <text:s text:c="3"/>Odd Line</text:p>
      <text:p text:style-name="P106"><text:s text:c="11"/>D <text:s text:c="6"/>S <text:s text:c="5"/>X<text:span text:style-name="T37">9</text:span> <text:s text:c="4"/>Delay (<text:span text:style-name="T17">ns</text:span>) <text:s text:c="2"/>Delay (ns)</text:p>
      <text:p text:style-name="P106"><draw:line text:anchor-type="paragraph" draw:z-index="183" draw:style-name="gr1" draw:text-style-name="P148" svg:x1="1.799cm" svg:y1="0.33cm" svg:x2="11.599cm" svg:y2="0.33cm"><text:p/></draw:line></text:p>
      <text:p text:style-name="P106"/>
      <text:p text:style-name="P106"><text:s text:c="11"/>0 <text:s text:c="6"/>0 <text:s text:c="5"/>0 <text:s text:c="9"/>0 <text:s text:c="11"/>0</text:p>
      <text:p text:style-name="P106"><text:s text:c="11"/>0 <text:s text:c="6"/>0 <text:s text:c="5"/>1 <text:s text:c="7"/>140 <text:s text:c="9"/>140</text:p>
      <text:p text:style-name="P106"><text:s text:c="11"/>0 <text:s text:c="6"/>1 <text:s text:c="5"/>0 <text:s text:c="7"/>140 <text:s text:c="11"/>0</text:p>
      <text:p text:style-name="P106"><text:s text:c="11"/>0 <text:s text:c="6"/>1 <text:s text:c="5"/>1 <text:s text:c="9"/>0 <text:s text:c="9"/>140</text:p>
      <text:p text:style-name="P106"><text:s text:c="11"/>1 <text:s text:c="6"/>0 <text:s text:c="5"/>0 <text:s text:c="9"/>0 <text:s text:c="11"/>0</text:p>
      <text:p text:style-name="P106"><text:s text:c="11"/>1 <text:s text:c="6"/>0 <text:s text:c="5"/>1 <text:s text:c="7"/>280 <text:s text:c="9"/>280</text:p>
      <text:p text:style-name="P106"><text:s text:c="11"/>1 <text:s text:c="6"/>1 <text:s text:c="5"/>0 <text:s text:c="7"/>280 <text:s text:c="11"/>0</text:p>
      <text:p text:style-name="P106"><text:s text:c="11"/>1 <text:s text:c="6"/>1 <text:s text:c="5"/>1 <text:s text:c="9"/>0 <text:s text:c="9"/>280</text:p>
      <text:p text:style-name="P106"/>
      <text:p text:style-name="P106"><draw:line text:anchor-type="paragraph" draw:z-index="184" draw:style-name="gr1" draw:text-style-name="P148" svg:x1="1.799cm" svg:y1="0.049cm" svg:x2="11.599cm" svg:y2="0.049cm"><text:p/></draw:line></text:p>
      <text:p text:style-name="P106"/>
      <text:p text:style-name="P106"/>
      <text:p text:style-name="P111">GRID DISPLAY SYSTEM</text:p>
      <text:p text:style-name="P106"/>
      <text:p text:style-name="P106">The grid display consists of an array of nine enclosed areas horizontally and</text:p>
      <text:p text:style-name="P106">eight areas vertically. <text:s/>Each line segment between the nodes of the array is</text:p>
      <text:p text:style-name="P106">individually controllable so that it may be presented or be inhibited.</text:p>
      <text:p text:style-name="P106"/>
      <text:p text:style-name="P106">A full array, consisting of all segments present, is created by combining nine</text:p>
      <text:p text:style-name="P106">complete horizontal display bars with ten complete vertical display bars. <text:s/>Each</text:p>
      <text:p text:style-name="P106">horizontal bar consists of nine concatenated bar segments, while a vertical bar</text:p>
      <text:p text:style-name="P106">consists of eight concatenated bar segments. <text:s/>Each horizontal bar on the TV</text:p>
      <text:p text:style-name="P106">screen is composed of three consecutive horizontal scan lines, while adjacent</text:p>
      <text:p text:style-name="P106">bars are spaced by 21 horizontal scan lines. <text:s/>A vertical bar is made up of a</text:p>
      <text:p text:style-name="P106">column of dot groups. <text:s/>Each dot group is programmable to consist of either two</text:p>
      <text:p text:style-name="P106">or sixteen clock intervals (3.54Mhz) in width*. <text:s/>A conventional grid utilizes</text:p>
      <text:p text:style-name="P106">two clock intervals while large area clock arrays, such as checkerboards,</text:p>
      <text:p text:style-name="P106">utilize sixteen clock intervals. <text:s/>The spacing between adjacent vertical bars</text:p>
      <text:p text:style-name="P106">is fourteen clock intervals. <text:s/>Thus, wide vertical bar segments that are adjacent,</text:p>
      <text:p text:style-name="P106">appear to be continuous displayed areas. <text:s/>The grid is centered vertically on the</text:p>
      <text:p text:style-name="P106">TV screen by allowing the first or top horizontal bar to start on the 24th</text:p>
      <text:p text:style-name="P106">horizontal scan line relative to the end of vertical blanking (VBL). <text:s/>Similarly,</text:p>
      <text:p text:style-name="P106">horizontal centering is accomplished by allowing the first or left-most vertical</text:p>
      <text:p text:style-name="P106">bar to start on the 10th clock cycle from the end of horizontal blanking (HBL).</text:p>
      <text:p text:style-name="P106"/>
      <text:p text:style-name="P106">A programmable feature allows the grid to be augmented by the addition of a</text:p>
      <text:p text:style-name="P106">dot matrix. <text:s/>In this case the dots appear at a physical placement on the TV</text:p>
      <text:p text:style-name="P106">screen, where otherwise the intersection of the horizontal and vertical bars</text:p>
      <text:p text:style-name="P106">would appear. <text:s/>The dots are composed of three horizontal scan line segments</text:p>
      <text:p text:style-name="P106">that have a width equivalent to two clock cycles. <text:s/>Since, a full array of dots</text:p>
      <text:p text:style-name="P106">is always presented, no segment programming requirement exists for dot arrays,</text:p>
      <text:p text:style-name="P106">although segments and dots can simultaneously be displayed.</text:p>
      <text:p text:style-name="P106"/>
      <text:p text:style-name="P106">An additional programmable feature allows the grid display, or any of its</text:p>
      <text:p text:style-name="P106">previously described subsets, to be either presented or inhibited on the</text:p>
      <text:p text:style-name="P106">TV screen.</text:p>
      <text:p text:style-name="P106"/>
      <text:p text:style-name="P106">The upper left hand corner of the grid has program coordinates (Y,X) = (13H,0BH).</text:p>
      <text:p text:style-name="P106">The observed position on the screen will be (Y,X) = (18H,18H).</text:p>
      <text:p text:style-name="P106"/>
      <text:p text:style-name="P106"/>
      <text:p text:style-name="P106"/>
      <text:p text:style-name="P106"/>
      <text:p text:style-name="P106"/>
      <text:p text:style-name="P106"/>
      <text:p text:style-name="P106"/>
      <text:p text:style-name="P106"/>
      <text:p text:style-name="P106"/>
      <text:p text:style-name="P106">* <text:s/>Horizontal displacement on the TV screen is directly proportional to time.</text:p>
      <text:p text:style-name="P106"/>
      <text:p text:style-name="P106"/>
      <text:p text:style-name="P106"/>
      <text:p text:style-name="P111">SOUND SYSTEM</text:p>
      <text:p text:style-name="P106"/>
      <text:p text:style-name="P106">The sound system generates a duty cycle modulated square wave from which an audio</text:p>
      <text:p text:style-name="P106">signal is extracted by means of an external low pass filter. <text:s/>The control of the</text:p>
      <text:p text:style-name="P106">duty cycle is effected by information that is transferred from the microprocessor</text:p>
      <text:p text:style-name="P106">to the 8245. <text:s/>This information consists of triple byte groups that determine the</text:p>
      <text:p text:style-name="P106">audio frequency and an accompanying 4 bits that determine volume.</text:p>
      <text:p text:style-name="P106"/>
      <text:p text:style-name="P106">The triple byte groups are loaded into three-eight bit shift registers located</text:p>
      <text:p text:style-name="P106">on the 8245. <text:s/>Each byte in the group is loaded sequentially into its respective</text:p>
      <text:p text:style-name="P106">register during a load interval. <text:s/>All three bytes are loaded in between <text:span text:style-name="T17">conse</text:span>-</text:p>
      <text:p text:style-name="P106">cutive shift clock pulses. <text:s/>The concatenation of the three registers results</text:p>
      <text:p text:style-name="P106">in a 24 bit string that is shifted out by this shift clock. <text:s/>The resulting</text:p>
      <text:p text:style-name="P106">serial pattern of ones and zeroes contains a fundamental band of frequency</text:p>
      <text:p text:style-name="P106">components that lie in the audio range. <text:s/>This particular signal is further</text:p>
      <text:p text:style-name="P106">“chopped” by a higher frequency that is a multiple of the shift clock. <text:s/>By</text:p>
      <text:p text:style-name="P106">duty cycle modulation of this “chopping” signal, the amplitude of the audio</text:p>
      <text:p text:style-name="P106">component is varied. <text:s/>There are four control bits that are used to control the</text:p>
      <text:p text:style-name="P106">audio level. <text:s/>These bits are loaded into a four bit down counter that is shifted</text:p>
      <text:p text:style-name="P106">by the high frequency shift clock. <text:s/>The resulting output is ANDED with the output</text:p>
      <text:p text:style-name="P106">from the three concatenated shift registers to produce the composite audio output.</text:p>
      <text:p text:style-name="P106">In addition to the four volume control bits, three other control bits are used</text:p>
      <text:p text:style-name="P106">to augment the overall operation of the sound system. <text:s/>A noise enable bit enables</text:p>
      <text:p text:style-name="P106">a feedback path in the output eight bit shift register, in the 25 bit shift path</text:p>
      <text:p text:style-name="P106">to produce the noise component. <text:s/>Simultaneously, the noise is added to the audio</text:p>
      <text:p text:style-name="P106">component that is progressing down the shift register.</text:p>
      <text:p text:style-name="P106"/>
      <text:p text:style-name="P106">The shift frequency for the register may be varied between two values by another</text:p>
      <text:p text:style-name="P106">control bit. <text:s/>This expedient allows low audio frequencies to be produced with</text:p>
      <text:p text:style-name="P106">fewer refresh cycles from the microprocessor than for high frequencies thus, re-</text:p>
      <text:p text:style-name="P106">ducing the load on the processor.</text:p>
      <text:p text:style-name="P106"/>
      <text:p text:style-name="P106">For the reproduction of certain audio tones that are subharmonically related to</text:p>
      <text:p text:style-name="P106">the shift clock, the need for microprocessor refresh is totally eliminated by</text:p>
      <text:p text:style-name="P106">recirculation of the 24 bit shift path.</text:p>
      <text:p text:style-name="P106"/>
      <text:p text:style-name="P106"/>
      <text:p text:style-name="P106"/>
      <text:p text:style-name="P106"/>
      <text:p text:style-name="P106">The format of the sound control word is described below:</text:p>
      <text:p text:style-name="P106"/>
      <text:p text:style-name="P106"/>
      <text:p text:style-name="P106"><text:s text:c="21"/>7 <text:s text:c="3"/>6 <text:s text:c="3"/>5 <text:s text:c="3"/>4 <text:s text:c="3"/>3 <text:s text:c="3"/>2 <text:s text:c="3"/>1 <text:s text:c="3"/>0</text:p>
      <text:p text:style-name="P106"><draw:line text:anchor-type="paragraph" draw:z-index="188" draw:style-name="gr1" draw:text-style-name="P148" svg:x1="4.05cm" svg:y1="0.349cm" svg:x2="4.05cm" svg:y2="0.889cm"><text:p/></draw:line><draw:line text:anchor-type="paragraph" draw:z-index="185" draw:style-name="gr1" draw:text-style-name="P148" svg:x1="4.05cm" svg:y1="0.332cm" svg:x2="12.351cm" svg:y2="0.332cm"><text:p/></draw:line></text:p>
      <text:p text:style-name="P106"><draw:line text:anchor-type="paragraph" draw:z-index="189" draw:style-name="gr1" draw:text-style-name="P148" svg:x1="5.122cm" svg:y1="0cm" svg:x2="5.122cm" svg:y2="0.54cm"><text:p/></draw:line><draw:line text:anchor-type="paragraph" draw:z-index="190" draw:style-name="gr1" draw:text-style-name="P148" svg:x1="6.172cm" svg:y1="0cm" svg:x2="6.172cm" svg:y2="0.54cm"><text:p/></draw:line><draw:line text:anchor-type="paragraph" draw:z-index="191" draw:style-name="gr1" draw:text-style-name="P148" svg:x1="7.223cm" svg:y1="0cm" svg:x2="7.223cm" svg:y2="0.54cm"><text:p/></draw:line><draw:line text:anchor-type="paragraph" draw:z-index="192" draw:style-name="gr1" draw:text-style-name="P148" svg:x1="8.236cm" svg:y1="0cm" svg:x2="8.236cm" svg:y2="0.54cm"><text:p/></draw:line><draw:line text:anchor-type="paragraph" draw:z-index="193" draw:style-name="gr1" draw:text-style-name="P148" svg:x1="9.394cm" svg:y1="0cm" svg:x2="9.394cm" svg:y2="0.54cm"><text:p/></draw:line><draw:line text:anchor-type="paragraph" draw:z-index="194" draw:style-name="gr1" draw:text-style-name="P148" svg:x1="10.446cm" svg:y1="0cm" svg:x2="10.446cm" svg:y2="0.54cm"><text:p/></draw:line><draw:line text:anchor-type="paragraph" draw:z-index="195" draw:style-name="gr1" draw:text-style-name="P148" svg:x1="11.444cm" svg:y1="0cm" svg:x2="11.444cm" svg:y2="0.54cm"><text:p/></draw:line><draw:line text:anchor-type="paragraph" draw:z-index="196" draw:style-name="gr1" draw:text-style-name="P148" svg:x1="12.351cm" svg:y1="0.018cm" svg:x2="12.351cm" svg:y2="0.558cm"><text:p/></draw:line> <text:s text:c="19"/>EN <text:s text:c="3"/>X <text:s text:c="3"/>S <text:s text:c="3"/>N <text:s text:c="3"/>V<text:span text:style-name="T37">3</text:span> <text:s text:c="2"/>V<text:span text:style-name="T37">2</text:span> <text:s text:c="2"/>V<text:span text:style-name="T37">1</text:span> <text:s text:c="2"/>V<text:span text:style-name="T37">0</text:span></text:p>
      <text:p text:style-name="P106"><draw:line text:anchor-type="paragraph" draw:z-index="187" draw:style-name="gr1" draw:text-style-name="P148" svg:x1="4.05cm" svg:y1="0.208cm" svg:x2="12.351cm" svg:y2="0.21cm"><text:p/></draw:line></text:p>
      <text:p text:style-name="P106"/>
      <text:p text:style-name="P106"/>
      <text:p text:style-name="P106">Bits 0 – 3 – Volume Bits, collectively as a 4 bit word, these bits define the</text:p>
      <text:p text:style-name="P106">output audio level.</text:p>
      <text:p text:style-name="P106"/>
      <text:p text:style-name="P106">Bit – 4 – Noise Enable; controls noise generation and mixing with the audio</text:p>
      <text:p text:style-name="P106">signal. <text:s/>Bit 4 = 1, noise on; Bit = 0, noise off.</text:p>
      <text:p text:style-name="P106"/>
      <text:p text:style-name="P106"/>
      <text:p text:style-name="P110">SOUND SYSTEM</text:p>
      <text:p text:style-name="P106"/>
      <text:p text:style-name="P106">Bit 5 – Shift Frequency; determines frequency of shift clock.</text:p>
      <text:p text:style-name="P106">Bit 5 = 1, f = 3933Hz. <text:s/>Bit 5 = 0, f = 983Hz.</text:p>
      <text:p text:style-name="P106"><draw:frame draw:style-name="fr44" draw:name="Objekt10" text:anchor-type="char" svg:x="0cm" svg:y="0.259cm" svg:width="9.102cm" svg:height="0.847cm" draw:z-index="215"><draw:object xlink:href="./ObjBFFFDF54" xlink:type="simple" xlink:show="embed" xlink:actuate="onLoad"/><draw:image xlink:href="./ObjectReplacements/ObjBFFFDF54" xlink:type="simple" xlink:show="embed" xlink:actuate="onLoad"/></draw:frame></text:p>
      <text:p text:style-name="P106"/>
      <text:p text:style-name="P106"/>
      <text:p text:style-name="P106"/>
      <text:p text:style-name="P106"/>
      <text:p text:style-name="P106">Bit 7 – Enable sound; 0 = No sound, 1 = sound.</text:p>
      <text:p text:style-name="P106"/>
      <text:p text:style-name="P106">For those modes of operation requiring <text:s/>sound refresh data from the microprocessor,</text:p>
      <text:p text:style-name="P106">an interrupt is generated each time that the 24 sound bits have been shifted through</text:p>
      <text:p text:style-name="P106">the three eight bit shift registers. <text:s/>A 5 bit counter set to module 24 counts shift</text:p>
      <text:p text:style-name="P106">clocks and determines when the interrupt should occur.</text:p>
      <text:p text:style-name="P106"/>
      <text:p text:style-name="P106">The sound shift registers, volume counter and sound control word register are all</text:p>
      <text:p text:style-name="P106">individually addressed by the microprocessor for the purpose of loading data. <text:s/>The</text:p>
      <text:p text:style-name="P106">address of these elements is shown under the topic of “Address Structure”.</text:p>
      <text:p text:style-name="P106"/>
      <text:p text:style-name="P106"/>
      <text:p text:style-name="P111">CONTROL AND STATUS</text:p>
      <text:p text:style-name="P106"/>
      <text:p text:style-name="P106">The control over various operational parameters on the chip is effected by the</text:p>
      <text:p text:style-name="P106">bits in the control word that is written into the control register by the</text:p>
      <text:p text:style-name="P106">microprocessor. <text:s/>The bits in the control word are defined as follows:</text:p>
      <text:p text:style-name="P106"/>
      <text:p text:style-name="P106">Bit 0 – Enable Horizontal Interrupt, generates an interrupt 20 µs in advance of</text:p>
      <text:p text:style-name="P106">the occurrence of horizontal blanking. <text:s/>This advance notice to the microprocessor</text:p>
      <text:p text:style-name="P106">allows a sufficient interval for the reading of the status information so that</text:p>
      <text:p text:style-name="P106">appropriate control can be exerted during the horizontal blanking interval.</text:p>
      <text:p text:style-name="P106"/>
      <text:p text:style-name="P106">Bit 1* - Forced Position Strobe, allows the freezing of the beam location infor-</text:p>
      <text:p text:style-name="P106">mation in the X-Y position registers so that the microprocessor can locate the</text:p>
      <text:p text:style-name="P106">beam at any time. <text:s/>Bit 1 = 1 strobes beam location to X-Y registers. <text:s/>Bit 1 = 0</text:p>
      <text:p text:style-name="P106">disables strobe internal, but external strobe through position strobe Pin can</text:p>
      <text:p text:style-name="P106">still take place.</text:p>
      <text:p text:style-name="P106"/>
      <text:p text:style-name="P106">Bit 2 – Enable Sound Interrupt, allows an interrupt to be generated whenever the</text:p>
      <text:p text:style-name="P106">sound register needs new data. <text:s/>Bit 2 = 1 enables sound interrupt, Bit 2 = 0</text:p>
      <text:p text:style-name="P106">disables sound interrupt.</text:p>
      <text:p text:style-name="P106"/>
      <text:p text:style-name="P106">Bit 3 – Enable Grid, allows two luminance levels of the grid. <text:s/>If the bit is a 0,</text:p>
      <text:p text:style-name="P106">the luminance signal is inhibited during grid information intervals. <text:s/>If the Bit</text:p>
      <text:p text:style-name="P106">is a 1, the luminance signal is active during grid information intervals.</text:p>
      <text:p text:style-name="P106"/>
      <text:p text:style-name="P106">Bit 4 – Enable External Overlap Interrupt, allows an interrupt upon detection of</text:p>
      <text:p text:style-name="P106">an overlap, when more than one 8245 exists in a system.</text:p>
      <text:p text:style-name="P106"/>
      <text:p text:style-name="P106">Bit 5 – Enable Display, allows objects to be displayed. <text:s/>Bit 5 = 1 enables display;</text:p>
      <text:p text:style-name="P106">Bit 5 = 0 disables objects. <text:s/>The purpose of this bit is to allow the <text:span text:style-name="T17">µP</text:span> to write</text:p>
      <text:p text:style-name="P106">new data to the 8245 when the display is part way through a display field. <text:s/>It</text:p>
      <text:p text:style-name="P106">is the responsibility of the software to disable the display only when there are</text:p>
      <text:p text:style-name="P106">no active patterns being displayed.</text:p>
      <text:p text:style-name="P106"/>
      <text:p text:style-name="P106">Bit 6 – Dot Enable, allows the presentation of a dot array in addition to the</text:p>
      <text:p text:style-name="P106">grid array. <text:s/>The dots appear at the intersection of the horizontal and vertical</text:p>
      <text:p text:style-name="P106">lines in the grid format. <text:s/>Bit 6 = 1 enables dots; bit 6 = 0 enables normal grid.</text:p>
      <text:p text:style-name="P106"/>
      <text:p text:style-name="P106">Bit 7 – Grid Segment Width, allows the selection of narrow or wide vertical</text:p>
      <text:p text:style-name="P106"><text:span text:style-name="T17">segments</text:span> in the grid. <text:s/>Bit 7 = 1 enables wide <text:span text:style-name="T17">segments</text:span>; bit 7 = 0 enables narrow</text:p>
      <text:p text:style-name="P106">grid.</text:p>
      <text:p text:style-name="P106"/>
      <text:p text:style-name="P106">The color of the grid and background is determined by the data stored in the</text:p>
      <text:p text:style-name="P106">Color Latch. <text:s/>Also by setting the Enable Grid bit to '0' the grid can be turned</text:p>
      <text:p text:style-name="P106">off and the grid RAM can be used for other data storage. <text:s/>The bits in the Color</text:p>
      <text:p text:style-name="P106">Latch are defined as follows:</text:p>
      <text:p text:style-name="P106"/>
      <text:p text:style-name="P106">*The “or” of STB and Force Position Strobe will cause X-Y reg to follow the</text:p>
      <text:p text:style-name="P106"><text:s/>BLC. <text:s/>A falling edge on the OR output will freeze the BLC. <text:s/>The reg will</text:p>
      <text:p text:style-name="P106"><text:s/>remain frozen until after the x-register is read. <text:s/>This strobe will not cause</text:p>
      <text:p text:style-name="P106"><text:s/>false data to be loaded into latch (synchronized on 0 edge, when BLC is not</text:p>
      <text:p text:style-name="P106"><text:s/>changing).</text:p>
      <text:p text:style-name="P106"/>
      <text:p text:style-name="P106"/>
      <text:p text:style-name="P110">Bit 0 – Grid Color Blue <text:s text:c="15"/>Bit 4 – Background Color Green</text:p>
      <text:p text:style-name="P106">Bit 1 – Grid Color Green <text:s text:c="14"/>Bit 5 – Background Color Red</text:p>
      <text:p text:style-name="P106">Bit 2 – Grid Color Red <text:s text:c="16"/>Bit 6 – Set Grid Bright</text:p>
      <text:p text:style-name="P106">Bit 3 – Background Color Blue</text:p>
      <text:p text:style-name="P106"/>
      <text:p text:style-name="P108">CONTROL AND STATUS</text:p>
      <text:p text:style-name="P106"/>
      <text:p text:style-name="P106">The Enable Overlap register allows for selectable masking of overlaps. <text:s/>When a</text:p>
      <text:p text:style-name="P106">bit in the Enable Overlap register is a '0' the overlap of that object with</text:p>
      <text:p text:style-name="P106">any other object will not set the bits for the other objects in the Overlap</text:p>
      <text:p text:style-name="P106">Status register. <text:s/>The bit pattern is as follows:</text:p>
      <text:p text:style-name="P106"/>
      <text:p text:style-name="P106">Bit 0 – Minor System 0 <text:s text:c="20"/>Bit 4 – Vertical Grid</text:p>
      <text:p text:style-name="P106">Bit 1 – Minor System 1 <text:s text:c="20"/>Bit 5 – Horizontal Grid and dots</text:p>
      <text:p text:style-name="P106">Bit 2 – Minor System 2 <text:s text:c="20"/>Bit 6 – External Chip</text:p>
      <text:p text:style-name="P106">Bit 3 – Minor System 3 <text:s text:c="20"/>Bit 7 – Major System</text:p>
      <text:p text:style-name="P106"/>
      <text:p text:style-name="P106">The Overlap Status register stores the coincidences as they occur on the screen.</text:p>
      <text:p text:style-name="P106">Whenever two or more objects are simultaneously displayed the bits for both</text:p>
      <text:p text:style-name="P106">objects are set unless the Enable Overlap register has those bits masked. <text:s/>The</text:p>
      <text:p text:style-name="P106">External Chip overlap corresponds to the Signal on the 'CX' Pin. <text:s/>The bit pattern</text:p>
      <text:p text:style-name="P106">is the same as that of the Enable Overlap Register above. <text:s/>This register is reset</text:p>
      <text:p text:style-name="P106">when read.</text:p>
      <text:p text:style-name="P106"/>
      <text:p text:style-name="P106"/>
      <text:p text:style-name="P106">The Control Status Word is used to determine the chip status and interrupt sources.</text:p>
      <text:p text:style-name="P106">The bit pattern is as follows:</text:p>
      <text:p text:style-name="P106"/>
      <text:p text:style-name="P106">Bit 0 – Horizontal Status – Starts 20 µs before Horizontal blank starts. Ends 5 µs</text:p>
      <text:p text:style-name="P106">before Horizontal blank ends.</text:p>
      <text:p text:style-name="P106"/>
      <text:p text:style-name="P106">Bit 1 – Position Strobe Status – Status of X-Y Register strobe '1' = Follow Beam</text:p>
      <text:p text:style-name="P106">Location Ctr, '0' = latched. (See note on page 14)</text:p>
      <text:p text:style-name="P106"/>
      <text:p text:style-name="P106">Bit 2 – Sound Needs Service – Sound register empty</text:p>
      <text:p text:style-name="P106"/>
      <text:p text:style-name="P106">Bit 3 – Vertical Status = Vertical Blanking</text:p>
      <text:p text:style-name="P106"/>
      <text:p text:style-name="P106">Bit 4 – N/C</text:p>
      <text:p text:style-name="P106"/>
      <text:p text:style-name="P106">Bit 5 – N/C</text:p>
      <text:p text:style-name="P106"/>
      <text:p text:style-name="P106">Bit 6 – External Chip Overlap Interrupt – Set when an overlap occurs with signal</text:p>
      <text:p text:style-name="P106">on 'CX' Pin.</text:p>
      <text:p text:style-name="P106"/>
      <text:p text:style-name="P106">Bit 7 – Major System Overlap – Set when the chip attempts to load major system</text:p>
      <text:p text:style-name="P106">shift register if shift register already has one. <text:s/>The status register bits 2, 6</text:p>
      <text:p text:style-name="P106">and the interrupt flip flop are cleared by reading the status reg. <text:s/>The overlap</text:p>
      <text:p text:style-name="P106">status register is cleared when read.</text:p>
      <text:p text:style-name="P106"/>
      <text:p text:style-name="P106"/>
      <text:p text:style-name="P111">SYNC GENERATOR</text:p>
      <text:p text:style-name="P106"/>
      <text:p text:style-name="P106">The sync generator operates as a non-addressable autonomous circuit block within</text:p>
      <text:p text:style-name="P106">the 8245. <text:s/>As such, it provides a source for synchronizing signals both for</text:p>
      <text:p text:style-name="P106">internal use by the 8245 circuitry and for transmission to external circuitry.</text:p>
      <text:p text:style-name="P106">Externally the signal becomes processed with the color, luminance, and sound</text:p>
      <text:p text:style-name="P106">signals and ultimately results in synchronization of the associated TV receiver.</text:p>
      <text:p text:style-name="P106"/>
      <text:p text:style-name="P106">The manner in which the signals are utilized is determined by the mode in which</text:p>
      <text:p text:style-name="P106">the 8245 operates in a particular configuration. <text:s/>In a small system, utilizing</text:p>
      <text:p text:style-name="P106">a single 8245, it is operated in the Master Mode. <text:s/>The signals from the sync generator</text:p>
      <text:p text:style-name="P106">drive both the display circuitry on the 8245 and also exit the chip, via appropriate</text:p>
      <text:p text:style-name="P106">pins, to drive the external circuitry. <text:s/>The external logic and the 8245 sync logic</text:p>
      <text:p text:style-name="P106">together generate sync signals compatible with CCI <text:s/>standards.</text:p>
      <text:p text:style-name="P106"/>
      <text:p text:style-name="P106">In larger system configurations, where the need for more than one 8245 exists,</text:p>
      <text:p text:style-name="P106">a single 8245 is designated the Master, as previously described. <text:s/>In addition,</text:p>
      <text:p text:style-name="P106">one or more 8244's are used as Slave Mode devices by connecting their M/S pins</text:p>
      <text:p text:style-name="P106">to Vss. <text:s/>The sync generator on a Slave Mode device is free to run but the output</text:p>
      <text:p text:style-name="P106">is not utilized outside the chip.</text:p>
      <text:p text:style-name="P106"/>
      <text:p text:style-name="P106">In Master Mode operation the sync generator signals used internally by the 8245</text:p>
      <text:p text:style-name="P106">are horizontal blanking (HBL) and vertical blanking (VBL). <text:s/>Correspondingly,</text:p>
      <text:p text:style-name="P106">these two signals provide outputs along with horizontal sync (HSYNC) and color</text:p>
      <text:p text:style-name="P106">burst gate (BG). <text:s/>In Slave Mode operation the 8244 received only HBL and VBL</text:p>
      <text:p text:style-name="P106">from a Master Mode 8245.</text:p>
      <text:p text:style-name="P106"/>
      <text:p text:style-name="P106">The sync generator in conjunction with external logic provides non-interlaced</text:p>
      <text:p text:style-name="P106">synchronizing signals. <text:s/>It operates from a frequency of 3.54 Mhz. <text:s/>This clocking</text:p>
      <text:p text:style-name="P106">signal is divided by a factor of 227.0 in order to obtain the horizontal line</text:p>
      <text:p text:style-name="P106">frequency of 15,625 Hz.</text:p>
      <text:p text:style-name="P106"/>
      <text:p text:style-name="P106">In conjunction with external circuitry the horizontal line frequency is divided</text:p>
      <text:p text:style-name="P106">by a factor of 313 or 312 to produce the vertical sync frequency of 49.92 Hz.</text:p>
      <text:p text:style-name="P106">In the following timing diagrams, those signals shown under Horizontal Timing are</text:p>
      <text:p text:style-name="P106">reproduced at the 15,625 Hz rate, while the signals shown under Vertical Timing</text:p>
      <text:p text:style-name="P106">are reproduced at the 49.92 Hz or 50.08 Hz rate. <text:s/>Horizontal Blanking Burst Gate,</text:p>
      <text:p text:style-name="P106">and Horizontal Sync are generated during all portions of the vertical timing</text:p>
      <text:p text:style-name="P106">sequence. <text:s/>Vertical Interrupts are not generated within the 8245, although the</text:p>
      <text:p text:style-name="P106">vertical status bit is set during Vertical Blanking.</text:p>
      <text:p text:style-name="P106"/>
      <text:p text:style-name="P106"/>
      <text:p text:style-name="P111">SYNC GENERATOR</text:p>
      <text:p text:style-name="P106"/>
      <text:p text:style-name="P106"/>
      <text:p text:style-name="P106"><draw:frame draw:style-name="fr40" draw:name="Grafik5" text:anchor-type="paragraph" svg:width="17.919cm" svg:height="5.398cm" draw:z-index="197"><draw:image xlink:href="../images/8245_sync_timing.eps"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8">ADDRESS STRUCTURE</text:p>
      <text:p text:style-name="P106"/>
      <text:p text:style-name="P106">The subfunction blocks within the 8244 may be individually addressed for the</text:p>
      <text:p text:style-name="P106">writing and in some cases, the reading of data. <text:s/>The addressing structure of</text:p>
      <text:p text:style-name="P106">these blocks is shown below:</text:p>
      <text:p text:style-name="P106"/>
      <text:p text:style-name="P108"><text:span text:style-name="T34"><text:s text:c="23"/></text:span>CAM AND LINEAR SELECT STORE</text:p>
      <text:p text:style-name="P106"/>
      <text:p text:style-name="P106"/>
      <text:p text:style-name="P106"><text:s text:c="10"/><text:span text:style-name="T36">ADDRESS</text:span> <text:s text:c="30"/><text:span text:style-name="T36">SUBFUNCTION</text:span></text:p>
      <text:p text:style-name="P106"/>
      <text:p text:style-name="P106"><text:s text:c="2"/>Bit: <text:s/>7 6 5 4 3 2 1 0</text:p>
      <text:p text:style-name="P106"/>
      <text:p text:style-name="P106"><draw:line text:anchor-type="paragraph" draw:z-index="198" draw:style-name="gr4" draw:text-style-name="P148" svg:x1="1.99cm" svg:y1="0.06cm" svg:x2="1.99cm" svg:y2="1.499cm"><text:p/></draw:line><draw:line text:anchor-type="paragraph" draw:z-index="199" draw:style-name="gr4" draw:text-style-name="P148" svg:x1="4.06cm" svg:y1="0.06cm" svg:x2="4.06cm" svg:y2="1.499cm"><text:p/></draw:line> <text:s text:c="7"/>0 <text:s/>Object <text:s text:c="2"/>0 0 <text:s text:c="24"/>LINE CAM <text:s text:c="4"/>(Y CAM)</text:p>
      <text:p text:style-name="P106"><draw:line text:anchor-type="paragraph" draw:z-index="200" draw:style-name="gr5" draw:text-style-name="P148" svg:x1="3.549cm" svg:y1="0.023cm" svg:x2="4.061cm" svg:y2="0.023cm"><text:p/></draw:line><draw:line text:anchor-type="paragraph" draw:z-index="201" draw:style-name="gr5" draw:text-style-name="P148" svg:x1="2.26cm" svg:y1="0.019cm" svg:x2="1.99cm" svg:y2="0.019cm"><text:p/></draw:line> <text:s text:c="7"/>0 <text:s/>Number <text:s text:c="2"/>0 1 <text:s text:c="24"/>DOT CAM <text:s text:c="5"/>(X CAM)</text:p>
      <text:p text:style-name="P106"><text:s text:c="8"/>0 <text:s text:c="10"/>1 0 <text:s text:c="24"/>LSS BITS 0-7</text:p>
      <text:p text:style-name="P106"><text:s text:c="8"/>0 <text:s text:c="10"/>1 1 <text:s text:c="24"/>LSS BITS 8-11</text:p>
      <text:p text:style-name="P106"/>
      <text:p text:style-name="P106"><text:s text:c="2"/>Note: <text:s/>For the Minor System LSS Bits 0-7 are attribute bits stored in the</text:p>
      <text:p text:style-name="P106"><text:s text:c="9"/>Attribute register.</text:p>
      <text:p text:style-name="P106"/>
      <text:p text:style-name="P106"/>
      <text:p text:style-name="P111">ADDRESS STRUCTURE</text:p>
      <text:p text:style-name="P106"/>
      <text:p text:style-name="P106"/>
      <text:p text:style-name="P108"><text:span text:style-name="T34"><text:s text:c="28"/></text:span>MINOR SYSTEM PATTERN RAM</text:p>
      <text:p text:style-name="P106"/>
      <text:p text:style-name="P106"><text:s text:c="12"/><text:span text:style-name="T36">ADDRESS</text:span> <text:s text:c="28"/><text:span text:style-name="T36">SUBFUNCTION</text:span></text:p>
      <text:p text:style-name="P106"/>
      <text:p text:style-name="P106"><text:s text:c="6"/>Bit: <text:s text:c="2"/>7 6 5 4 3 2 1 0 <text:s text:c="19"/>PATTERN RAM</text:p>
      <text:p text:style-name="P106"/>
      <text:p text:style-name="P106"><draw:line text:anchor-type="paragraph" draw:z-index="202" draw:style-name="gr6" draw:text-style-name="P148" svg:x1="3.859cm" svg:y1="0.18cm" svg:x2="4.655cm" svg:y2="0.18cm"><text:p/></draw:line><draw:line text:anchor-type="paragraph" draw:z-index="203" draw:style-name="gr6" draw:text-style-name="P148" svg:x1="5.95cm" svg:y1="0.18cm" svg:x2="4.68cm" svg:y2="0.18cm"><text:p/></draw:line><draw:line text:anchor-type="paragraph" draw:z-index="206" draw:style-name="gr1" draw:text-style-name="P148" svg:x1="4.255cm" svg:y1="1.588cm" svg:x2="4.251cm" svg:y2="0.187cm"><text:p/></draw:line><draw:line text:anchor-type="paragraph" draw:z-index="207" draw:style-name="gr1" draw:text-style-name="P148" svg:x1="5.219cm" svg:y1="0.18cm" svg:x2="5.219cm" svg:y2="1.764cm"><text:p/></draw:line> <text:s text:c="12"/>1 0 0| <text:s text:c="2"/>| <text:s text:c="4"/>|</text:p>
      <text:p text:style-name="P106"/>
      <text:p text:style-name="P106"/>
      <text:p text:style-name="P106"><text:s text:c="10"/>OBJECT <text:s text:c="9"/>PATTERN</text:p>
      <text:p text:style-name="P106"><draw:line text:anchor-type="paragraph" draw:z-index="204" draw:style-name="gr1" draw:text-style-name="P148" svg:x1="3.35cm" svg:y1="0cm" svg:x2="4.25cm" svg:y2="0cm"><text:p/></draw:line><draw:line text:anchor-type="paragraph" draw:z-index="208" draw:style-name="gr1" draw:text-style-name="P148" svg:x1="5.219cm" svg:y1="0.169cm" svg:x2="5.367cm" svg:y2="0.169cm"><text:p/></draw:line> <text:s text:c="9"/>NUMBER <text:s text:c="9"/>RAM LINE</text:p>
      <text:p text:style-name="P106"><text:s text:c="26"/>NUMBER</text:p>
      <text:p text:style-name="P106"/>
      <text:p text:style-name="P106"/>
      <text:p text:style-name="P106"/>
      <text:p text:style-name="P108"><text:span text:style-name="T34"><text:s text:c="30"/></text:span>MISCELLANEOUS REGISTERS</text:p>
      <text:p text:style-name="P106"/>
      <text:p text:style-name="P106"><text:s text:c="12"/><text:span text:style-name="T36">ADDRESS</text:span> <text:s text:c="28"/><text:span text:style-name="T36">SUBFUNCTION</text:span></text:p>
      <text:p text:style-name="P106"/>
      <text:p text:style-name="P106"><text:s text:c="6"/>Bit: <text:s/>7 6 5 4 3 2 1 0</text:p>
      <text:p text:style-name="P106"/>
      <text:p text:style-name="P106"><text:s text:c="12"/>1 0 1 X 0 0 0 0 <text:s text:c="20"/>CONTROL</text:p>
      <text:p text:style-name="P106"><text:s text:c="20"/>0 0 0 1 <text:s text:c="20"/>CONTROL STATUS</text:p>
      <text:p text:style-name="P106"><text:s text:c="20"/>0 0 1 0 <text:s text:c="20"/>OVERLAP STATUS AND OVERLAP ENABLE</text:p>
      <text:p text:style-name="P106"><text:s text:c="20"/>0 0 1 1 <text:s text:c="20"/>COLOR LATCH</text:p>
      <text:p text:style-name="P106"><text:s text:c="20"/>0 1 0 0 <text:s text:c="20"/>Y REGISTER</text:p>
      <text:p text:style-name="P106"><text:s text:c="20"/>0 1 0 1 <text:s text:c="20"/>X REGISTER</text:p>
      <text:p text:style-name="P106"><text:s text:c="20"/>0 1 1 0 <text:s text:c="20"/>NA</text:p>
      <text:p text:style-name="P106"><text:s text:c="20"/>0 1 1 1 <text:s text:c="20"/>SOUND 0</text:p>
      <text:p text:style-name="P106"><text:s text:c="20"/>1 0 0 0 <text:s text:c="20"/>SOUND 1</text:p>
      <text:p text:style-name="P106"><text:s text:c="20"/>1 0 0 1 <text:s text:c="20"/>SOUND 2</text:p>
      <text:p text:style-name="P106"><text:s text:c="20"/>1 0 1 0 <text:s text:c="20"/>SOUND STATUS</text:p>
      <text:p text:style-name="P106"/>
      <text:p text:style-name="P106"/>
      <text:p text:style-name="P106"><text:s text:c="6"/>GRID</text:p>
      <text:p text:style-name="P106"/>
      <text:p text:style-name="P106"/>
      <text:p text:style-name="P106"><text:s text:c="12"/><text:span text:style-name="T36">ADDRESS</text:span> <text:s text:c="28"/><text:span text:style-name="T36">SUBFUNCTION</text:span></text:p>
      <text:p text:style-name="P106"><text:s text:c="6"/>Bit: <text:s/>7 6 5 4 3 2 1 0</text:p>
      <text:p text:style-name="P106"/>
      <text:p text:style-name="P106"><draw:line text:anchor-type="paragraph" draw:z-index="209" draw:style-name="gr7" draw:text-style-name="P148" svg:x1="4.05cm" svg:y1="0.06cm" svg:x2="4.05cm" svg:y2="1.094cm"><text:p/></draw:line><draw:line text:anchor-type="paragraph" draw:z-index="210" draw:style-name="gr7" draw:text-style-name="P148" svg:x1="5.71cm" svg:y1="0.06cm" svg:x2="5.71cm" svg:y2="1.09cm"><text:p/></draw:line> <text:s text:c="11"/>1 1 0 0 <text:s text:c="28"/>HORIZONTAL SEGMENTS 0 to 7,</text:p>
      <text:p text:style-name="P106"><text:s text:c="12"/>1 1 0 1 column <text:s text:c="21"/>HORIZONTAL SEGMENTS 8</text:p>
      <text:p text:style-name="P106"><text:s text:c="12"/>1 1 1 0 number <text:s text:c="21"/>VERTICAL SEGMENTS</text:p>
      <text:p text:style-name="P106"/>
      <text:p text:style-name="P106"/>
      <text:p text:style-name="P106"><text:s text:c="6"/><text:span text:style-name="T36">READ AND WRITE CAPABILITY</text:span>:</text:p>
      <text:p text:style-name="P106"/>
      <text:p text:style-name="P106"><text:s text:c="6"/><text:span text:style-name="T36">READ/WRITE</text:span>: <text:s/>ALL CAM</text:p>
      <text:p text:style-name="P106"><text:s text:c="19"/>ALL LINEAR STORE EXCEPT MINOR SYSTEM</text:p>
      <text:p text:style-name="P106"><text:s text:c="19"/>GRID RAM</text:p>
      <text:p text:style-name="P106"><text:s text:c="19"/>MINOR SYSTEM PATTERN RAM</text:p>
      <text:p text:style-name="P106"><text:s text:c="19"/>CONTROL REG.</text:p>
      <text:p text:style-name="P106"><text:s text:c="19"/>SOUND STATUS REG.</text:p>
      <text:p text:style-name="P106"/>
      <text:p text:style-name="P106"/>
      <text:p text:style-name="P111">ADDRESS STRUCTURE</text:p>
      <text:p text:style-name="P106"/>
      <text:p text:style-name="P106"/>
      <text:p text:style-name="P106"><text:span text:style-name="T36">READ ONLY</text:span>: <text:s/>X-REG</text:p>
      <text:p text:style-name="P106"><text:s text:c="12"/>Y-REG</text:p>
      <text:p text:style-name="P106"><text:s text:c="12"/>OVERLAP STATUS REG</text:p>
      <text:p text:style-name="P106"><text:s text:c="12"/>CONTROL STATUS REG</text:p>
      <text:p text:style-name="P106"/>
      <text:p text:style-name="P106"><text:span text:style-name="T36">WRITE ONLY</text:span>: <text:s/>MINOR SYSTEM LINEAR STORE (ATTRIBUTE REG)</text:p>
      <text:p text:style-name="P106"><text:s text:c="13"/>COLOR LATCH</text:p>
      <text:p text:style-name="P106"><text:s text:c="13"/>ENABLE OVERLAP</text:p>
      <text:p text:style-name="P106"><text:s text:c="13"/>SOUND REGS 0, 1, 2</text:p>
      <text:p text:style-name="P106"/>
      <text:p text:style-name="P106"/>
      <text:p text:style-name="P111">ADDRESS STRUCTURE</text:p>
      <text:p text:style-name="P106"/>
      <text:p text:style-name="P106">The addressable function block structure may be shown by means of an overview</text:p>
      <text:p text:style-name="P106">address map as follows:</text:p>
      <text:p text:style-name="P106"/>
      <text:p text:style-name="P106"><draw:frame draw:style-name="fr41" draw:name="Grafik6" text:anchor-type="paragraph" svg:x="3cm" svg:width="11.679cm" svg:height="21.13cm" draw:z-index="211"><draw:image xlink:href="../images/8245_address_structure.eps" xlink:type="simple" xlink:show="embed" xlink:actuate="onLoad"/></draw:frame></text:p>
      <text:p text:style-name="P106"><draw:frame draw:style-name="fr40" draw:name="Grafik7" text:anchor-type="paragraph" svg:width="15.418cm" svg:height="24.978cm" draw:z-index="212"><draw:image xlink:href="../images/8245_register_address.eps" xlink:type="simple" xlink:show="embed" xlink:actuate="onLoad"/></draw:frame></text:p>
      <text:p text:style-name="P106"><text:soft-page-break/></text:p>
      <text:p text:style-name="P106"><text:soft-page-break/></text:p>
      <text:p text:style-name="P106"/>
      <text:p text:style-name="P106"><draw:frame draw:style-name="fr39" draw:name="Grafik8" text:anchor-type="paragraph" svg:width="14.462cm" svg:height="20.211cm" draw:z-index="213"><draw:image xlink:href="../images/8245_charset1.eps" xlink:type="simple" xlink:show="embed" xlink:actuate="onLoad"/></draw:frame></text:p>
      <text:p text:style-name="P106"/>
      <text:p text:style-name="P10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missing -</text:p>
      <text:p text:style-name="P105"/>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1" svg:font-family="'Courier New'" style:font-pitch="fixed"/>
    <style:font-face style:name="Courier New" svg:font-family="'Courier New'" style:font-adornments="Standard"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line-height="0.349cm"/>
      <style:text-properties style:font-name="Helvetica" fo:font-size="10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Standard2Col" style:class="text">
      <style:paragraph-properties fo:margin-top="0.423cm" fo:margin-bottom="0.212cm" fo:keep-with-next="always"/>
      <style:text-properties style:font-name="Helvetica" fo:font-size="12pt" fo:font-weight="normal" style:font-name-asian="Mincho" style:font-size-asian="14pt" style:font-name-complex="Tahoma" style:font-size-complex="14pt"/>
    </style:style>
    <style:style style:name="Heading_20_1" style:display-name="Heading 1" style:family="paragraph" style:parent-style-name="Heading" style:next-style-name="Standard2Col" style:list-style-name="Outline" style:class="text" style:master-page-name="" style:default-outline-level="1">
      <style:paragraph-properties fo:line-height="100%" style:page-number="auto" fo:background-color="transparent">
        <style:tab-stops>
          <style:tab-stop style:position="0.831cm"/>
        </style:tab-stops>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list-style-name="Outline" style:class="text" style:master-page-name="" style:default-outline-level="2">
      <style:paragraph-properties fo:margin-left="0cm" fo:margin-right="0cm" fo:margin-top="0.22cm" fo:margin-bottom="0.21cm"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list-style-name="Outline"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list-style-name="Outline" style:class="text" style:default-outline-level="4">
      <style:paragraph-properties fo:line-height="100%" fo:background-color="transparent">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fo:line-height="100%" fo:text-align="start" style:justify-single-word="false"/>
      <style:text-properties style:font-name="Helvetica" fo:font-weight="normal"/>
    </style:style>
    <style:style style:name="Preface" style:family="paragraph" style:class="text">
      <style:paragraph-properties fo:line-height="150%" fo:text-align="start" style:justify-single-word="false"/>
      <style:text-properties style:font-name="Helvetica" fo:font-weight="normal"/>
    </style:style>
    <style:style style:name="Einzeilig" style:family="paragraph" style:class="text">
      <style:paragraph-properties fo:text-align="start" style:justify-single-word="false"/>
      <style:text-properties style:font-name="Helvetica" fo:font-weight="normal"/>
    </style:style>
    <style:style style:name="Dokumenttitel" style:family="paragraph" style:class="text">
      <style:paragraph-properties fo:text-align="center" style:justify-single-word="false"/>
      <style:text-properties style:font-name="Helvetica1" fo:font-size="28pt" fo:font-weight="bold" style:font-size-asian="28pt" style:font-size-complex="28pt"/>
    </style:style>
    <style:style style:name="Figure" style:family="paragraph" style:parent-style-name="Caption">
      <style:text-properties fo:font-size="9pt" fo:font-weight="normal"/>
    </style:style>
    <style:style style:name="Standard2Col" style:family="paragraph" style:parent-style-name="Standard" style:class="text" style:master-page-name="">
      <style:paragraph-properties fo:margin-top="0cm" fo:margin-bottom="0.3cm" fo:text-align="justify" style:justify-single-word="false" fo:orphans="2" fo:widows="2" fo:hyphenation-ladder-count="no-limit" style:page-number="auto" fo:background-color="transparent">
        <style:tab-stops/>
        <style:background-image/>
      </style:paragraph-properties>
      <style:text-properties fo:font-size="9pt" fo:font-weight="normal" fo:hyphenate="false" fo:hyphenation-remain-char-count="2" fo:hyphenation-push-char-count="2"/>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style:style>
    <style:style style:name="TableCont2col_5f_narrow" style:display-name="TableCont2col_narrow" style:family="paragraph" style:parent-style-name="TableCont2col" style:master-page-name="">
      <style:paragraph-properties fo:margin-top="0cm" fo:margin-bottom="0.101cm" fo:line-height="100%" style:page-number="auto" fo:background-color="transparent" style:shadow="none" style:vertical-align="bottom">
        <style:tab-stops/>
        <style:background-image/>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page-layout>
  </office:automatic-styles>
  <office:master-styles>
    <style:master-page style:name="Standard" style:page-layout-name="Mpm1"/>
    <style:master-page style:name="Endnote" style:page-layout-name="Mpm2"/>
    <style:master-page style:name="ZweiSpalten" style:page-layout-name="Mpm3">
      <style:header>
        <text:p text:style-name="MP1"><draw:line text:anchor-type="paragraph" draw:z-index="59" draw:style-name="Mgr1" draw:text-style-name="MP2" svg:x1="0.019cm" svg:y1="0.882cm" svg:x2="17.586cm" svg:y2="0.882cm"><text:p/></draw:line><draw:line text:anchor-type="paragraph" draw:z-index="95" draw:style-name="Mgr1" draw:text-style-name="MP2" svg:x1="0.019cm" svg:y1="0.882cm" svg:x2="17.586cm" svg:y2="0.882cm"><text:p/></draw:line>SINGLE COMPONENT MCS<text:span text:style-name="MT1">®</text:span>-48 SYSTEM</text:p>
      </style:header>
      <style:footer>
        <text:p text:style-name="MP3"><text:page-number text:select-page="current">6</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6</text:page-number></text:p>
      </style:footer>
    </style:master-page>
    <style:master-page style:name="ZweiSpalten8243" style:page-layout-name="Mpm5">
      <style:header>
        <text:p text:style-name="MP1"><draw:line text:anchor-type="paragraph" draw:z-index="100" draw:style-name="Mgr1" draw:text-style-name="MP2" svg:x1="0.019cm" svg:y1="0.882cm" svg:x2="17.586cm" svg:y2="0.882cm"><text:p/></draw:line>8243 INPUT/OUTPUT EXPANDER</text:p>
      </style:header>
      <style:footer>
        <text:p text:style-name="MP3"><text:page-number text:select-page="current">6</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6</text:page-number></text:p>
      </style:footer>
    </style:master-page>
    <style:master-page style:name="ZweiSpaltenExpanded" style:page-layout-name="Mpm6">
      <style:header>
        <text:p text:style-name="MP1"><draw:line text:anchor-type="paragraph" draw:z-index="103" draw:style-name="Mgr1" draw:text-style-name="MP2" svg:x1="0.019cm" svg:y1="0.882cm" svg:x2="17.586cm" svg:y2="0.882cm"><text:p/></draw:line>EXPANDED MCS-48<text:span text:style-name="MT2">TM</text:span> SYSTEM</text:p>
      </style:header>
      <style:footer>
        <text:p text:style-name="MP3"><text:page-number text:select-page="current">6</text:page-number></text:p>
      </style:footer>
    </style:master-page>
    <style:master-page style:name="Standard8245" style:page-layout-name="Mpm7">
      <style:header>
        <text:p text:style-name="MP5"><text:page-number text:select-page="current">6</text:page-number></text:p>
      </style:header>
    </style:master-page>
    <style:master-page style:name="Standard8245Beginn" style:page-layout-name="Mpm8">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Grokking the MCS-48 System</dc:title>
    <dc:subject>A compilation of information on the Intel MCS-48 family of single-chip microcontrollers</dc:subject>
    <meta:initial-creator>Arnim Läuger</meta:initial-creator>
    <meta:creation-date>2004-02-23T21:32:43</meta:creation-date>
    <dc:date>2009-01-04T23:46:04</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788</meta:editing-cycles>
    <meta:editing-duration>PT116H49M04S</meta:editing-duration>
    <meta:document-statistic meta:table-count="128" meta:image-count="37" meta:object-count="10" meta:page-count="72" meta:paragraph-count="4547" meta:word-count="27897" meta:character-count="144995"/>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